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58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3.641cm"/>
    </style:style>
    <style:style style:name="co6" style:family="table-column">
      <style:table-column-properties fo:break-before="auto" style:column-width="2.741cm"/>
    </style:style>
    <style:style style:name="co7" style:family="table-column">
      <style:table-column-properties fo:break-before="auto" style:column-width="2.729cm"/>
    </style:style>
    <style:style style:name="co8" style:family="table-column">
      <style:table-column-properties fo:break-before="auto" style:column-width="2.775cm"/>
    </style:style>
    <style:style style:name="co9" style:family="table-column">
      <style:table-column-properties fo:break-before="auto" style:column-width="3.411cm"/>
    </style:style>
    <style:style style:name="co10" style:family="table-column">
      <style:table-column-properties fo:break-before="auto" style:column-width="7.179cm"/>
    </style:style>
    <style:style style:name="co11" style:family="table-column">
      <style:table-column-properties fo:break-before="auto" style:column-width="19.043cm"/>
    </style:style>
    <style:style style:name="co12" style:family="table-column">
      <style:table-column-properties fo:break-before="auto" style:column-width="3.579cm"/>
    </style:style>
    <style:style style:name="co13" style:family="table-column">
      <style:table-column-properties fo:break-before="auto" style:column-width="2.757cm"/>
    </style:style>
    <style:style style:name="co14" style:family="table-column">
      <style:table-column-properties fo:break-before="auto" style:column-width="2.651cm"/>
    </style:style>
    <style:style style:name="co15" style:family="table-column">
      <style:table-column-properties fo:break-before="auto" style:column-width="4.18cm"/>
    </style:style>
    <style:style style:name="co16" style:family="table-column">
      <style:table-column-properties fo:break-before="auto" style:column-width="3.134cm"/>
    </style:style>
    <style:style style:name="co17" style:family="table-column">
      <style:table-column-properties fo:break-before="auto" style:column-width="2.422cm"/>
    </style:style>
    <style:style style:name="co18" style:family="table-column">
      <style:table-column-properties fo:break-before="auto" style:column-width="3.551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Arial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41"/>
    <style:style style:name="ce6" style:family="table-cell" style:parent-style-name="Default" style:data-style-name="N44"/>
    <style:style style:name="ce7" style:family="table-cell" style:parent-style-name="Default" style:data-style-name="N41">
      <style:text-properties style:font-name="Arial"/>
    </style:style>
    <style:style style:name="ce8" style:family="table-cell" style:parent-style-name="Default" style:data-style-name="N3"/>
    <style:style style:name="ce9" style:family="table-cell" style:parent-style-name="Default" style:data-style-name="N3">
      <style:text-properties style:font-name="Arial"/>
    </style:style>
    <style:style style:name="ce10" style:family="table-cell" style:parent-style-name="Default" style:data-style-name="N107"/>
    <style:style style:name="ce11" style:family="table-cell" style:parent-style-name="Default" style:data-style-name="N11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weight="bold" style:font-weight-asian="bold" style:font-weight-complex="bold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NZ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 style:data-style-name="N3">
      <style:table-cell-properties fo:wrap-option="wrap"/>
      <style:text-properties style:use-window-font-color="true" style:text-outline="false" style:text-line-through-style="none" style:font-name="Arial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NZ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7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use-window-font-color="true" style:text-outline="false" style:text-line-through-style="none" style:font-name="Times New Roman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3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2" table:default-cell-style-name="Default"/>
        <table:table-column table:style-name="co13" table:default-cell-style-name="ce8"/>
        <table:table-column table:style-name="co14" table:default-cell-style-name="Default"/>
        <table:table-column table:style-name="co3" table:number-columns-repeated="3" table:default-cell-style-name="Default"/>
        <table:table-column table:style-name="co15" table:default-cell-style-name="Default"/>
        <table:table-column table:style-name="co3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number-columns-repeated="6" table:default-cell-style-name="Default"/>
        <table:table-row table:style-name="ro2">
          <table:table-cell table:style-name="ce1" office:value-type="string">
            <text:p>Map</text:p>
          </table:table-cell>
          <table:table-cell table:style-name="ce1" office:value-type="string">
            <text:p>Pack Siz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Exp After Map</text:p>
          </table:table-cell>
          <table:table-cell table:style-name="ce1" office:value-type="string">
            <text:p>XP Gain</text:p>
          </table:table-cell>
          <table:table-cell table:style-name="ce1" office:value-type="string">
            <text:p>Xp %</text:p>
          </table:table-cell>
          <table:table-cell table:number-columns-spanned="1" table:number-rows-spanned="27"/>
          <table:table-cell table:style-name="ce1" office:value-type="string">
            <text:p>Lvl</text:p>
          </table:table-cell>
          <table:table-cell table:style-name="ce1" office:value-type="string">
            <text:p>Total XP</text:p>
          </table:table-cell>
          <table:table-cell table:style-name="ce1" office:value-type="string">
            <text:p>XP to Gain</text:p>
          </table:table-cell>
          <table:table-cell table:number-columns-spanned="1" table:number-rows-spanned="97"/>
          <table:table-cell table:style-name="ce16" office:value-type="string">
            <text:p>Map</text:p>
          </table:table-cell>
          <table:table-cell table:style-name="ce16" office:value-type="string">
            <text:p>Level</text:p>
          </table:table-cell>
          <table:table-cell table:style-name="ce16" office:value-type="string">
            <text:p>Tier</text:p>
          </table:table-cell>
          <table:table-cell table:style-name="ce16" office:value-type="string">
            <text:p>Boss difficulty</text:p>
          </table:table-cell>
          <table:table-cell table:style-name="ce16" office:value-type="string">
            <text:p>Boss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Pack Size</text:p>
          </table:table-cell>
          <table:table-cell table:style-name="ce1" office:value-type="string">
            <text:p>Time</text:p>
          </table:table-cell>
          <table:table-cell table:style-name="ce19" office:value-type="string">
            <text:p>Exp After Map</text:p>
          </table:table-cell>
          <table:table-cell table:style-name="ce1" office:value-type="string">
            <text:p>XP Gain</text:p>
          </table:table-cell>
          <table:table-cell table:style-name="ce1" office:value-type="string">
            <text:p>Xp %</text:p>
          </table:table-cell>
          <table:table-cell table:style-name="ce1" office:value-type="string">
            <text:p>Xp #</text:p>
          </table:table-cell>
          <table:table-cell/>
          <table:table-cell table:style-name="ce1" office:value-type="string">
            <text:p>Map</text:p>
          </table:table-cell>
          <table:table-cell table:style-name="ce1" office:value-type="string">
            <text:p>Pack Siz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Exp After Map</text:p>
          </table:table-cell>
          <table:table-cell table:style-name="ce1" office:value-type="string">
            <text:p>XP Gain</text:p>
          </table:table-cell>
          <table:table-cell table:style-name="ce1" office:value-type="string">
            <text:p>Xp %</text:p>
          </table:table-cell>
          <table:table-cell table:style-name="ce1" office:value-type="string">
            <text:p>Xp #</text:p>
          </table:table-cell>
          <table:table-cell table:number-columns-repeated="5"/>
        </table:table-row>
        <table:table-row table:style-name="ro4">
          <table:table-cell office:value-type="string">
            <text:p>Shipyard</text:p>
          </table:table-cell>
          <table:table-cell office:value-type="float" office:value="28">
            <text:p>28</text:p>
          </table:table-cell>
          <table:table-cell table:style-name="ce5" office:value-type="time" office:time-value="PT07H00M00S">
            <text:p>07:00:00</text:p>
          </table:table-cell>
          <table:table-cell table:style-name="ce8"/>
          <table:table-cell table:style-name="ce10" table:number-columns-repeated="2"/>
          <table:covered-table-cell/>
          <table:table-cell table:style-name="ce13" office:value-type="float" office:value="92">
            <text:p>92</text:p>
          </table:table-cell>
          <table:table-cell table:style-name="ce15" office:value-type="float" office:value="2268549086">
            <text:p>2,268,549,086</text:p>
          </table:table-cell>
          <table:table-cell table:style-name="ce15" office:value-type="float" office:value="187372170">
            <text:p>187,372,170</text:p>
          </table:table-cell>
          <table:covered-table-cell/>
          <table:table-cell table:style-name="ce12" office:value-type="string">
            <text:p>Crypt Map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Pagan Bishop of Agony</text:a></text:p>
          </table:table-cell>
          <table:table-cell office:value-type="string">
            <text:p>Start</text:p>
          </table:table-cell>
          <table:table-cell/>
          <table:table-cell table:style-name="ce5" office:value-type="time" office:time-value="PT07H30M00S">
            <text:p>07:30:00</text:p>
          </table:table-cell>
          <table:table-cell office:value-type="float" office:value="916466000">
            <text:p>916,466,000</text:p>
          </table:table-cell>
          <table:table-cell table:style-name="ce11" table:formula="of:=[.V2]-[.V1]" office:value-type="percentage" office:value="0">
            <text:p>#VALUE!</text:p>
          </table:table-cell>
          <table:table-cell table:style-name="ce11" table:formula="of:=([.T2]-[.$I$14])/[.$J$14]" office:value-type="percentage" office:value="0.827398623998563">
            <text:p>82.74%</text:p>
          </table:table-cell>
          <table:table-cell table:number-columns-repeated="5"/>
          <table:table-cell table:style-name="ce8" office:value-type="float" office:value="1241605262">
            <text:p>1,241,605,262</text:p>
          </table:table-cell>
          <table:table-cell table:style-name="ce11" table:formula="of:=[.AD2]-[.AD1]" office:value-type="percentage" office:value="0">
            <text:p>#VALUE!</text:p>
          </table:table-cell>
          <table:table-cell table:style-name="ce11" table:formula="of:=([.AB2]-[.$I$18])/[.$J$18]" office:value-type="percentage" office:value="0.509974790065541">
            <text:p>51.00%</text:p>
          </table:table-cell>
          <table:table-cell table:style-name="ce8"/>
          <table:table-cell table:number-columns-repeated="5"/>
        </table:table-row>
        <table:table-row table:style-name="ro4">
          <table:table-cell office:value-type="string">
            <text:p>OverGrown Ruin</text:p>
          </table:table-cell>
          <table:table-cell office:value-type="float" office:value="0">
            <text:p>0</text:p>
          </table:table-cell>
          <table:table-cell table:style-name="ce5" office:value-type="time" office:time-value="PT04H00M00S">
            <text:p>04:00:00</text:p>
          </table:table-cell>
          <table:table-cell table:style-name="ce8"/>
          <table:table-cell table:style-name="ce10" table:number-columns-repeated="2"/>
          <table:covered-table-cell/>
          <table:table-cell table:style-name="ce14" office:value-type="float" office:value="93">
            <text:p>93</text:p>
          </table:table-cell>
          <table:table-cell table:style-name="ce15" office:value-type="float" office:value="2455921256">
            <text:p>2,455,921,256</text:p>
          </table:table-cell>
          <table:table-cell table:style-name="ce15" office:value-type="float" office:value="202153736">
            <text:p>202,153,736</text:p>
          </table:table-cell>
          <table:covered-table-cell/>
          <table:table-cell table:style-name="ce12" office:value-type="string">
            <text:p>The Coward's Trial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Infector of Dreams</text:a></text:p>
          </table:table-cell>
          <table:table-cell office:value-type="string">
            <text:p>Chateau</text:p>
          </table:table-cell>
          <table:table-cell office:value-type="float" office:value="0">
            <text:p>0</text:p>
          </table:table-cell>
          <table:table-cell table:style-name="ce5" office:value-type="time" office:time-value="PT12H30M00S">
            <text:p>12:30:00</text:p>
          </table:table-cell>
          <table:table-cell office:value-type="float" office:value="928930666">
            <text:p>928,930,666</text:p>
          </table:table-cell>
          <table:table-cell table:style-name="ce11" table:formula="of:=[.V3]-[.V2]" office:value-type="percentage" office:value="0.168141073398749">
            <text:p>16.81%</text:p>
          </table:table-cell>
          <table:table-cell table:style-name="ce11" table:formula="of:=([.T3]-[.$I$14])/[.$J$14]" office:value-type="percentage" office:value="0.995539697397311">
            <text:p>99.55%</text:p>
          </table:table-cell>
          <table:table-cell table:style-name="ce8" table:formula="of:=[.T3]-[.T2]" office:value-type="float" office:value="12464666">
            <text:p>12,464,666</text:p>
          </table:table-cell>
          <table:table-cell/>
          <table:table-cell office:value-type="string">
            <text:p>Orchard</text:p>
          </table:table-cell>
          <table:table-cell table:number-columns-repeated="2"/>
          <table:table-cell table:style-name="ce8" office:value-type="float" office:value="1241114000">
            <text:p>1,241,114,000</text:p>
          </table:table-cell>
          <table:table-cell table:style-name="ce11" table:formula="of:=[.AD3]-[.AD2]+0.1" office:value-type="percentage" office:value="0.0951529177863771">
            <text:p>9.52%</text:p>
          </table:table-cell>
          <table:table-cell table:style-name="ce11" table:formula="of:=([.AB3]-[.$I$18])/[.$J$18]" office:value-type="percentage" office:value="0.505127707851918">
            <text:p>50.51%</text:p>
          </table:table-cell>
          <table:table-cell table:style-name="ce8" table:formula="of:=[.AB3]-[.AB2]" office:value-type="float" office:value="-491262">
            <text:p>-491,262</text:p>
          </table:table-cell>
          <table:table-cell table:number-columns-repeated="5"/>
        </table:table-row>
        <table:table-row table:style-name="ro4">
          <table:table-cell office:value-type="string">
            <text:p>Academy</text:p>
          </table:table-cell>
          <table:table-cell office:value-type="float" office:value="15">
            <text:p>15</text:p>
          </table:table-cell>
          <table:table-cell table:style-name="ce5" office:value-type="time" office:time-value="PT05H10M00S">
            <text:p>05:10:00</text:p>
          </table:table-cell>
          <table:table-cell table:style-name="ce8"/>
          <table:table-cell table:style-name="ce10" table:number-columns-repeated="2"/>
          <table:covered-table-cell/>
          <table:table-cell table:style-name="ce14" office:value-type="float" office:value="94">
            <text:p>94</text:p>
          </table:table-cell>
          <table:table-cell table:style-name="ce15" office:value-type="float" office:value="2658074992">
            <text:p>2,658,074,992</text:p>
          </table:table-cell>
          <table:table-cell table:style-name="ce15" office:value-type="float" office:value="218041909">
            <text:p>218,041,909</text:p>
          </table:table-cell>
          <table:covered-table-cell/>
          <table:table-cell table:style-name="ce12" office:value-type="string">
            <text:p>Desert Map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Mirage of Bones</text:a></text:p>
          </table:table-cell>
          <table:table-cell office:value-type="string">
            <text:p>Chateau</text:p>
          </table:table-cell>
          <table:table-cell office:value-type="float" office:value="16">
            <text:p>16</text:p>
          </table:table-cell>
          <table:table-cell table:style-name="ce5" office:value-type="time" office:time-value="PT10H00M00S">
            <text:p>10:00:00</text:p>
          </table:table-cell>
          <table:table-cell office:value-type="float" office:value="944398000">
            <text:p>944,398,000</text:p>
          </table:table-cell>
          <table:table-cell table:style-name="ce11" table:formula="of:=[.V4]-[.V3]+1" office:value-type="percentage" office:value="0.193238232224394">
            <text:p>19.32%</text:p>
          </table:table-cell>
          <table:table-cell table:style-name="ce11" table:formula="of:=([.T4]-[.$I$15])/[.$J$15]" office:value-type="percentage" office:value="0.188777929621705">
            <text:p>18.88%</text:p>
          </table:table-cell>
          <table:table-cell table:style-name="ce8" table:formula="of:=[.T4]-[.T3]" office:value-type="float" office:value="15467334">
            <text:p>15,467,334</text:p>
          </table:table-cell>
          <table:table-cell/>
          <table:table-cell office:value-type="string">
            <text:p>Cells</text:p>
          </table:table-cell>
          <table:table-cell table:number-columns-repeated="2"/>
          <table:table-cell table:style-name="ce8" office:value-type="float" office:value="1251822000">
            <text:p>1,251,822,000</text:p>
          </table:table-cell>
          <table:table-cell table:style-name="ce11" table:formula="of:=[.AD4]-[.AD3]" office:value-type="percentage" office:value="0.105651477914993">
            <text:p>10.57%</text:p>
          </table:table-cell>
          <table:table-cell table:style-name="ce11" table:formula="of:=([.AB4]-[.$I$18])/[.$J$18]" office:value-type="percentage" office:value="0.610779185766911">
            <text:p>61.08%</text:p>
          </table:table-cell>
          <table:table-cell table:style-name="ce8" table:formula="of:=[.AB4]-[.AB3]" office:value-type="float" office:value="10708000">
            <text:p>10,708,000</text:p>
          </table:table-cell>
          <table:table-cell table:number-columns-repeated="5"/>
        </table:table-row>
        <table:table-row table:style-name="ro4">
          <table:table-cell office:value-type="string">
            <text:p>Excalation</text:p>
          </table:table-cell>
          <table:table-cell office:value-type="float" office:value="0">
            <text:p>0</text:p>
          </table:table-cell>
          <table:table-cell table:style-name="ce5" office:value-type="time" office:time-value="PT09H00M00S">
            <text:p>09:00:00</text:p>
          </table:table-cell>
          <table:table-cell table:style-name="ce8"/>
          <table:table-cell table:style-name="ce10" table:number-columns-repeated="2"/>
          <table:covered-table-cell/>
          <table:table-cell table:style-name="ce14" office:value-type="float" office:value="95">
            <text:p>95</text:p>
          </table:table-cell>
          <table:table-cell table:style-name="ce15" office:value-type="float" office:value="2876116901">
            <text:p>2,876,116,901</text:p>
          </table:table-cell>
          <table:table-cell table:style-name="ce15" office:value-type="float" office:value="235163399">
            <text:p>235,163,399</text:p>
          </table:table-cell>
          <table:covered-table-cell/>
          <table:table-cell table:style-name="ce12" office:value-type="string">
            <text:p>Dunes Map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The Blacksmith</text:a></text:p>
          </table:table-cell>
          <table:table-cell office:value-type="string">
            <text:p>Chateau</text:p>
          </table:table-cell>
          <table:table-cell office:value-type="float" office:value="14">
            <text:p>14</text:p>
          </table:table-cell>
          <table:table-cell table:style-name="ce5" office:value-type="time" office:time-value="PT10H00M00S">
            <text:p>10:00:00</text:p>
          </table:table-cell>
          <table:table-cell office:value-type="float" office:value="957570000">
            <text:p>957,570,000</text:p>
          </table:table-cell>
          <table:table-cell table:style-name="ce11" table:formula="of:=[.V5]-[.V4]" office:value-type="percentage" office:value="0.164275294214221">
            <text:p>16.43%</text:p>
          </table:table-cell>
          <table:table-cell table:style-name="ce11" table:formula="of:=([.T5]-[.$I$15])/[.$J$15]" office:value-type="percentage" office:value="0.353053223835926">
            <text:p>35.31%</text:p>
          </table:table-cell>
          <table:table-cell table:style-name="ce8" table:formula="of:=[.T5]-[.T4]" office:value-type="float" office:value="13172000">
            <text:p>13,172,000</text:p>
          </table:table-cell>
          <table:table-cell/>
          <table:table-cell office:value-type="string">
            <text:p>Plateau</text:p>
          </table:table-cell>
          <table:table-cell office:value-type="float" office:value="15">
            <text:p>15</text:p>
          </table:table-cell>
          <table:table-cell table:style-name="ce5" office:value-type="time" office:time-value="PT04H00M00S">
            <text:p>04:00:00</text:p>
          </table:table-cell>
          <table:table-cell table:style-name="ce8" office:value-type="float" office:value="1267533000">
            <text:p>1,267,533,000</text:p>
          </table:table-cell>
          <table:table-cell table:style-name="ce11" table:formula="of:=[.AD5]-[.AD4]" office:value-type="percentage" office:value="0.155014042727163">
            <text:p>15.50%</text:p>
          </table:table-cell>
          <table:table-cell table:style-name="ce11" table:formula="of:=([.AB5]-[.$I$18])/[.$J$18]" office:value-type="percentage" office:value="0.765793228494073">
            <text:p>76.58%</text:p>
          </table:table-cell>
          <table:table-cell table:style-name="ce8" table:formula="of:=[.AB5]-[.AB4]" office:value-type="float" office:value="15711000">
            <text:p>15,711,000</text:p>
          </table:table-cell>
          <table:table-cell table:number-columns-repeated="5"/>
        </table:table-row>
        <table:table-row table:style-name="ro4">
          <table:table-cell office:value-type="string">
            <text:p>Courtyard</text:p>
          </table:table-cell>
          <table:table-cell office:value-type="string">
            <text:p>30/anarchy</text:p>
          </table:table-cell>
          <table:table-cell table:style-name="ce5" office:value-type="time" office:time-value="PT06H00M00S">
            <text:p>06:00:00</text:p>
          </table:table-cell>
          <table:table-cell table:style-name="ce8"/>
          <table:table-cell table:style-name="ce10" table:number-columns-repeated="2"/>
          <table:covered-table-cell/>
          <table:table-cell table:style-name="ce14" office:value-type="float" office:value="96">
            <text:p>96</text:p>
          </table:table-cell>
          <table:table-cell table:style-name="ce15" office:value-type="float" office:value="3111280300">
            <text:p>3,111,280,300</text:p>
          </table:table-cell>
          <table:table-cell table:style-name="ce15" office:value-type="float" office:value="253547862">
            <text:p>253,547,862</text:p>
          </table:table-cell>
          <table:covered-table-cell/>
          <table:table-cell table:style-name="ce12" office:value-type="string">
            <text:p>Dungeon Map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Penitentiary Incarcerator</text:a></text:p>
          </table:table-cell>
          <table:table-cell office:value-type="string">
            <text:p>Plateau</text:p>
          </table:table-cell>
          <table:table-cell office:value-type="string">
            <text:p>?</text:p>
          </table:table-cell>
          <table:table-cell table:style-name="ce5" office:value-type="time" office:time-value="PT05H00M00S">
            <text:p>05:00:00</text:p>
          </table:table-cell>
          <table:table-cell office:value-type="float" office:value="973413000">
            <text:p>973,413,000</text:p>
          </table:table-cell>
          <table:table-cell table:style-name="ce11" table:formula="of:=[.V6]-[.V5]" office:value-type="percentage" office:value="0.197586811891581">
            <text:p>19.76%</text:p>
          </table:table-cell>
          <table:table-cell table:style-name="ce11" table:formula="of:=([.T6]-[.$I$15])/[.$J$15]" office:value-type="percentage" office:value="0.550640035727507">
            <text:p>55.06%</text:p>
          </table:table-cell>
          <table:table-cell table:style-name="ce8" table:formula="of:=[.T6]-[.T5]" office:value-type="float" office:value="15843000">
            <text:p>15,843,000</text:p>
          </table:table-cell>
          <table:table-cell/>
          <table:table-cell office:value-type="string">
            <text:p>Plateau</text:p>
          </table:table-cell>
          <table:table-cell/>
          <table:table-cell table:style-name="ce5" office:value-type="time" office:time-value="PT04H00M00S">
            <text:p>04:00:00</text:p>
          </table:table-cell>
          <table:table-cell table:style-name="ce8" office:value-type="float" office:value="1278504140">
            <text:p>1,278,504,140</text:p>
          </table:table-cell>
          <table:table-cell table:style-name="ce11" table:formula="of:=[.AD6]-[.AD5]" office:value-type="percentage" office:value="0.108247773198758">
            <text:p>10.82%</text:p>
          </table:table-cell>
          <table:table-cell table:style-name="ce11" table:formula="of:=([.AB6]-[.$I$18])/[.$J$18]" office:value-type="percentage" office:value="0.874041001692831">
            <text:p>87.40%</text:p>
          </table:table-cell>
          <table:table-cell table:style-name="ce8" table:formula="of:=[.AB6]-[.AB5]" office:value-type="float" office:value="10971140">
            <text:p>10,971,140</text:p>
          </table:table-cell>
          <table:table-cell table:number-columns-repeated="5"/>
        </table:table-row>
        <table:table-row table:style-name="ro4">
          <table:table-cell office:value-type="string">
            <text:p>Springs</text:p>
          </table:table-cell>
          <table:table-cell office:value-type="float" office:value="15">
            <text:p>15</text:p>
          </table:table-cell>
          <table:table-cell table:style-name="ce5" office:value-type="time" office:time-value="PT04H00M00S">
            <text:p>04:00:00</text:p>
          </table:table-cell>
          <table:table-cell table:style-name="ce8"/>
          <table:table-cell table:style-name="ce10" table:number-columns-repeated="2"/>
          <table:covered-table-cell/>
          <table:table-cell table:style-name="ce14" office:value-type="float" office:value="97">
            <text:p>97</text:p>
          </table:table-cell>
          <table:table-cell table:style-name="ce15" office:value-type="float" office:value="3364828162">
            <text:p>3,364,828,162</text:p>
          </table:table-cell>
          <table:table-cell table:style-name="ce15" office:value-type="float" office:value="273358532">
            <text:p>273,358,532</text:p>
          </table:table-cell>
          <table:covered-table-cell/>
          <table:table-cell table:style-name="ce12" office:value-type="string">
            <text:p>Grotto Map</text:p>
          </table:table-cell>
          <table:table-cell table:style-name="ce12" office:value-type="float" office:value="68">
            <text:p>68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string">
            <text:p><text:a xlink:href="">Fire and Fury</text:a></text:p>
          </table:table-cell>
          <table:table-cell office:value-type="string">
            <text:p>Plateau</text:p>
          </table:table-cell>
          <table:table-cell/>
          <table:table-cell table:style-name="ce5" office:value-type="time" office:time-value="PT04H30M00S">
            <text:p>04:30:00</text:p>
          </table:table-cell>
          <table:table-cell office:value-type="float" office:value="988698221">
            <text:p>988,698,221</text:p>
          </table:table-cell>
          <table:table-cell table:style-name="ce11" table:formula="of:=[.V7]-[.V6]" office:value-type="percentage" office:value="0.190630441611326">
            <text:p>19.06%</text:p>
          </table:table-cell>
          <table:table-cell table:style-name="ce11" table:formula="of:=([.T7]-[.$I$15])/[.$J$15]" office:value-type="percentage" office:value="0.741270477338833">
            <text:p>74.13%</text:p>
          </table:table-cell>
          <table:table-cell table:style-name="ce8" table:formula="of:=[.T7]-[.T6]" office:value-type="float" office:value="15285221">
            <text:p>15,285,221</text:p>
          </table:table-cell>
          <table:table-cell/>
          <table:table-cell office:value-type="string">
            <text:p>Plateau</text:p>
          </table:table-cell>
          <table:table-cell table:number-columns-repeated="2"/>
          <table:table-cell table:style-name="ce8" office:value-type="float" office:value="1296018000">
            <text:p>1,296,018,000</text:p>
          </table:table-cell>
          <table:table-cell table:style-name="ce11" table:formula="of:=[.AD7]-[.AD6]+1" office:value-type="percentage" office:value="0.169306672640277">
            <text:p>16.93%</text:p>
          </table:table-cell>
          <table:table-cell table:style-name="ce11" table:formula="of:=([.AB7]-[.$I$19])/[.$J$19]" office:value-type="percentage" office:value="0.0433476743331085">
            <text:p>4.33%</text:p>
          </table:table-cell>
          <table:table-cell table:style-name="ce8" table:formula="of:=[.AB7]-[.AB6]" office:value-type="float" office:value="17513860">
            <text:p>17,513,860</text:p>
          </table:table-cell>
          <table:table-cell table:number-columns-repeated="5"/>
        </table:table-row>
        <table:table-row table:style-name="ro4">
          <table:table-cell office:value-type="string">
            <text:p>Precinct</text:p>
          </table:table-cell>
          <table:table-cell office:value-type="float" office:value="0">
            <text:p>0</text:p>
          </table:table-cell>
          <table:table-cell table:style-name="ce5" office:value-type="time" office:time-value="PT06H00M00S">
            <text:p>06:00:00</text:p>
          </table:table-cell>
          <table:table-cell table:style-name="ce8"/>
          <table:table-cell table:style-name="ce10" table:number-columns-repeated="2"/>
          <table:covered-table-cell/>
          <table:table-cell table:style-name="ce14" office:value-type="float" office:value="98">
            <text:p>98</text:p>
          </table:table-cell>
          <table:table-cell table:style-name="ce15" office:value-type="float" office:value="3638186694">
            <text:p>3,638,186,694</text:p>
          </table:table-cell>
          <table:table-cell table:style-name="ce15" office:value-type="float" office:value="294631836">
            <text:p>294,631,836</text:p>
          </table:table-cell>
          <table:covered-table-cell/>
          <table:table-cell table:style-name="ce12" office:value-type="string">
            <text:p>Pit Map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Tore, Towering Ancient</text:a></text:p>
          </table:table-cell>
          <table:table-cell office:value-type="string">
            <text:p>Plateau</text:p>
          </table:table-cell>
          <table:table-cell office:value-type="string">
            <text:p>?</text:p>
          </table:table-cell>
          <table:table-cell table:style-name="ce5" office:value-type="time" office:time-value="PT04H00M00S">
            <text:p>04:00:00</text:p>
          </table:table-cell>
          <table:table-cell office:value-type="float" office:value="1006479788">
            <text:p>1,006,479,788</text:p>
          </table:table-cell>
          <table:table-cell table:style-name="ce11" table:formula="of:=[.V8]-[.V7]" office:value-type="percentage" office:value="0.221763752696241">
            <text:p>22.18%</text:p>
          </table:table-cell>
          <table:table-cell table:style-name="ce11" table:formula="of:=([.T8]-[.$I$15])/[.$J$15]" office:value-type="percentage" office:value="0.963034230035074">
            <text:p>96.30%</text:p>
          </table:table-cell>
          <table:table-cell table:style-name="ce8" table:formula="of:=[.T8]-[.T7]" office:value-type="float" office:value="17781567">
            <text:p>17,781,567</text:p>
          </table:table-cell>
          <table:table-cell/>
          <table:table-cell office:value-type="string">
            <text:p>Plateau</text:p>
          </table:table-cell>
          <table:table-cell table:number-columns-repeated="2"/>
          <table:table-cell table:style-name="ce8" office:value-type="float" office:value="1307929379">
            <text:p>1,307,929,379</text:p>
          </table:table-cell>
          <table:table-cell table:style-name="ce11" table:formula="of:=[.AD8]-[.AD7]" office:value-type="percentage" office:value="0.108754979358257">
            <text:p>10.88%</text:p>
          </table:table-cell>
          <table:table-cell table:style-name="ce11" table:formula="of:=([.AB8]-[.$I$19])/[.$J$19]" office:value-type="percentage" office:value="0.152102653691365">
            <text:p>15.21%</text:p>
          </table:table-cell>
          <table:table-cell table:style-name="ce8" table:formula="of:=[.AB8]-[.AB7]" office:value-type="float" office:value="11911379">
            <text:p>11,911,379</text:p>
          </table:table-cell>
          <table:table-cell table:number-columns-repeated="5"/>
        </table:table-row>
        <table:table-row table:style-name="ro4">
          <table:table-cell office:value-type="string">
            <text:p>Courtyard</text:p>
          </table:table-cell>
          <table:table-cell office:value-type="string">
            <text:p>30/ambush/ts</text:p>
          </table:table-cell>
          <table:table-cell table:style-name="ce5" office:value-type="time" office:time-value="PT09H00M00S">
            <text:p>09:00:00</text:p>
          </table:table-cell>
          <table:table-cell table:style-name="ce8"/>
          <table:table-cell table:style-name="ce10" table:number-columns-repeated="2"/>
          <table:covered-table-cell table:style-name="ce12"/>
          <table:table-cell table:style-name="ce14" office:value-type="float" office:value="99">
            <text:p>99</text:p>
          </table:table-cell>
          <table:table-cell table:style-name="ce15" office:value-type="float" office:value="3932818530">
            <text:p>3,932,818,530</text:p>
          </table:table-cell>
          <table:table-cell table:style-name="ce15" office:value-type="float" office:value="317515914">
            <text:p>317,515,914</text:p>
          </table:table-cell>
          <table:covered-table-cell table:style-name="ce12"/>
          <table:table-cell table:style-name="ce12" office:value-type="string">
            <text:p>Tropical Island Map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Blood Progenitor</text:a></text:p>
          </table:table-cell>
          <table:table-cell office:value-type="string">
            <text:p>Plateau</text:p>
          </table:table-cell>
          <table:table-cell office:value-type="float" office:value="14">
            <text:p>14</text:p>
          </table:table-cell>
          <table:table-cell table:style-name="ce5" office:value-type="time" office:time-value="PT04H30M00S">
            <text:p>04:30:00</text:p>
          </table:table-cell>
          <table:table-cell office:value-type="float" office:value="1021272176">
            <text:p>1,021,272,176</text:p>
          </table:table-cell>
          <table:table-cell table:style-name="ce11" table:formula="of:=[.V9]-[.V8]" office:value-type="percentage" office:value="-0.826645859478838">
            <text:p>-82.66%</text:p>
          </table:table-cell>
          <table:table-cell table:style-name="ce11" table:formula="of:=([.T9]-[.$I$16])/[.$J$16]" office:value-type="percentage" office:value="0.136388370556235">
            <text:p>13.64%</text:p>
          </table:table-cell>
          <table:table-cell table:style-name="ce8" table:formula="of:=[.T9]-[.T8]" office:value-type="float" office:value="14792388">
            <text:p>14,792,388</text:p>
          </table:table-cell>
          <table:table-cell/>
          <table:table-cell office:value-type="string">
            <text:p>Plateau</text:p>
          </table:table-cell>
          <table:table-cell table:number-columns-repeated="2"/>
          <table:table-cell table:style-name="ce8" office:value-type="float" office:value="1305485557">
            <text:p>1,305,485,557</text:p>
          </table:table-cell>
          <table:table-cell table:style-name="ce11" table:formula="of:=[.AD9]-[.AD8]+0.2" office:value-type="percentage" office:value="0.177687066193994">
            <text:p>17.77%</text:p>
          </table:table-cell>
          <table:table-cell table:style-name="ce11" table:formula="of:=([.AB9]-[.$I$19])/[.$J$19]" office:value-type="percentage" office:value="0.129789719885359">
            <text:p>12.98%</text:p>
          </table:table-cell>
          <table:table-cell table:style-name="ce8" table:formula="of:=[.AB9]-[.AB8]" office:value-type="float" office:value="-2443822">
            <text:p>-2,443,822</text:p>
          </table:table-cell>
          <table:table-cell table:number-columns-repeated="5"/>
        </table:table-row>
        <table:table-row table:style-name="ro4">
          <table:table-cell office:value-type="string">
            <text:p>Courtyard</text:p>
          </table:table-cell>
          <table:table-cell office:value-type="string">
            <text:p>28/anslaought</text:p>
          </table:table-cell>
          <table:table-cell table:style-name="ce5" office:value-type="time" office:time-value="PT06H30M00S">
            <text:p>06:30:00</text:p>
          </table:table-cell>
          <table:table-cell table:style-name="ce8"/>
          <table:table-cell table:style-name="ce10" table:number-columns-repeated="2"/>
          <table:covered-table-cell/>
          <table:table-cell table:style-name="ce14" office:value-type="float" office:value="100">
            <text:p>100</text:p>
          </table:table-cell>
          <table:table-cell table:style-name="ce15" office:value-type="float" office:value="4250334444">
            <text:p>4,250,334,444</text:p>
          </table:table-cell>
          <table:table-cell table:style-name="ce15" office:value-type="float" office:value="0">
            <text:p>0</text:p>
          </table:table-cell>
          <table:covered-table-cell/>
          <table:table-cell table:style-name="ce12" office:value-type="string">
            <text:p>Untainted Paradise</text:p>
          </table:table-cell>
          <table:table-cell table:style-name="ce12" office:value-type="float" office:value="68">
            <text:p>68</text:p>
          </table:table-cell>
          <table:table-cell table:style-name="ce17" office:value-type="string">
            <text:p>N/A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Clutch Queen</text:a>, <text:a xlink:href="">Colossal Spitter</text:a>, <text:a xlink:href="">Elder Devourer</text:a>, <text:a xlink:href="">Great Maw</text:a>, <text:a xlink:href="">Prime Ape</text:a>, <text:a xlink:href="">The First Rhoa</text:a></text:p>
          </table:table-cell>
          <table:table-cell office:value-type="string">
            <text:p>Plateau</text:p>
          </table:table-cell>
          <table:table-cell/>
          <table:table-cell table:style-name="ce5" office:value-type="time" office:time-value="PT05H00M00S">
            <text:p>05:00:00</text:p>
          </table:table-cell>
          <table:table-cell office:value-type="float" office:value="1035776354">
            <text:p>1,035,776,354</text:p>
          </table:table-cell>
          <table:table-cell table:style-name="ce11" table:formula="of:=[.V10]-[.V9]" office:value-type="percentage" office:value="0.167241924628366">
            <text:p>16.72%</text:p>
          </table:table-cell>
          <table:table-cell table:style-name="ce11" table:formula="of:=([.T10]-[.$I$16])/[.$J$16]" office:value-type="percentage" office:value="0.303630295184601">
            <text:p>30.36%</text:p>
          </table:table-cell>
          <table:table-cell table:style-name="ce8" table:formula="of:=[.T10]-[.T9]" office:value-type="float" office:value="14504178">
            <text:p>14,504,178</text:p>
          </table:table-cell>
          <table:table-cell/>
          <table:table-cell office:value-type="string">
            <text:p>Plateau</text:p>
          </table:table-cell>
          <table:table-cell table:number-columns-repeated="2"/>
          <table:table-cell table:style-name="ce8" office:value-type="float" office:value="1322807000">
            <text:p>1,322,807,000</text:p>
          </table:table-cell>
          <table:table-cell table:style-name="ce11" table:formula="of:=[.AD10]-[.AD9]" office:value-type="percentage" office:value="0.158150720913189">
            <text:p>15.82%</text:p>
          </table:table-cell>
          <table:table-cell table:style-name="ce11" table:formula="of:=([.AB10]-[.$I$19])/[.$J$19]" office:value-type="percentage" office:value="0.287940440798548">
            <text:p>28.79%</text:p>
          </table:table-cell>
          <table:table-cell table:style-name="ce8" table:formula="of:=[.AB10]-[.AB9]" office:value-type="float" office:value="17321443">
            <text:p>17,321,443</text:p>
          </table:table-cell>
          <table:table-cell table:number-columns-repeated="5"/>
        </table:table-row>
        <table:table-row table:style-name="ro3">
          <table:table-cell office:value-type="string">
            <text:p>Courtyard</text:p>
          </table:table-cell>
          <table:table-cell office:value-type="string">
            <text:p>14/anarhcy</text:p>
          </table:table-cell>
          <table:table-cell table:style-name="ce5" office:value-type="time" office:time-value="PT08H00M00S">
            <text:p>08:00:00</text:p>
          </table:table-cell>
          <table:table-cell table:style-name="ce8"/>
          <table:table-cell table:style-name="ce11"/>
          <table:table-cell table:style-name="ce10"/>
          <table:covered-table-cell/>
          <table:table-cell table:style-name="ce13" office:value-type="float" office:value="89">
            <text:p>89</text:p>
          </table:table-cell>
          <table:table-cell table:style-name="ce9" office:value-type="float" office:value="1784977296">
            <text:p>1,784,977,296</text:p>
          </table:table-cell>
          <table:table-cell table:style-name="ce9" office:value-type="float" office:value="149032822">
            <text:p>149,032,822</text:p>
          </table:table-cell>
          <table:covered-table-cell/>
          <table:table-cell table:style-name="ce12" office:value-type="string">
            <text:p>Arcade Map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Herald of Thunder</text:a>, <text:a xlink:href="">Herald of Ashes</text:a></text:p>
          </table:table-cell>
          <table:table-cell office:value-type="string">
            <text:p>Volcalco+map</text:p>
          </table:table-cell>
          <table:table-cell table:number-columns-repeated="2"/>
          <table:table-cell office:value-type="float" office:value="1069618600">
            <text:p>1,069,618,600</text:p>
          </table:table-cell>
          <table:table-cell table:style-name="ce11" table:formula="of:=[.V11]-[.V10]" office:value-type="percentage" office:value="0.390221517881717">
            <text:p>39.02%</text:p>
          </table:table-cell>
          <table:table-cell table:style-name="ce11" table:formula="of:=([.T11]-[.$I$16])/[.$J$16]" office:value-type="percentage" office:value="0.693851813066318">
            <text:p>69.39%</text:p>
          </table:table-cell>
          <table:table-cell table:style-name="ce8" table:formula="of:=[.T11]-[.T10]" office:value-type="float" office:value="33842246">
            <text:p>33,842,246</text:p>
          </table:table-cell>
          <table:table-cell/>
          <table:table-cell office:value-type="string">
            <text:p>Chateau</text:p>
          </table:table-cell>
          <table:table-cell table:number-columns-repeated="2"/>
          <table:table-cell table:style-name="ce8" office:value-type="float" office:value="1337931000">
            <text:p>1,337,931,000</text:p>
          </table:table-cell>
          <table:table-cell table:style-name="ce11" table:formula="of:=[.AD11]-[.AD10]" office:value-type="percentage" office:value="0.13808731195727">
            <text:p>13.81%</text:p>
          </table:table-cell>
          <table:table-cell table:style-name="ce11" table:formula="of:=([.AB11]-[.$I$19])/[.$J$19]" office:value-type="percentage" office:value="0.426027752755818">
            <text:p>42.60%</text:p>
          </table:table-cell>
          <table:table-cell table:style-name="ce8" table:formula="of:=[.AB11]-[.AB10]" office:value-type="float" office:value="15124000">
            <text:p>15,124,000</text:p>
          </table:table-cell>
          <table:table-cell table:number-columns-repeated="5"/>
        </table:table-row>
        <table:table-row table:style-name="ro4">
          <table:table-cell office:value-type="string">
            <text:p>Courtyard</text:p>
          </table:table-cell>
          <table:table-cell office:value-type="string">
            <text:p>14/anarhcy</text:p>
          </table:table-cell>
          <table:table-cell table:style-name="ce5" office:value-type="time" office:time-value="PT08H00M00S">
            <text:p>08:00:00</text:p>
          </table:table-cell>
          <table:table-cell table:style-name="ce8" office:value-type="float" office:value="2394553346">
            <text:p>2,394,553,346</text:p>
          </table:table-cell>
          <table:table-cell table:style-name="ce11"/>
          <table:table-cell table:style-name="ce11" table:formula="of:=([.D12]-[.I2])/[.J2]" office:value-type="percentage" office:value="0.672481190776624">
            <text:p>67.25%</text:p>
          </table:table-cell>
          <table:covered-table-cell/>
          <table:table-cell table:style-name="ce14" office:value-type="float" office:value="90">
            <text:p>90</text:p>
          </table:table-cell>
          <table:table-cell table:style-name="ce15" office:value-type="float" office:value="1934009687">
            <text:p>1,934,009,687</text:p>
          </table:table-cell>
          <table:table-cell table:style-name="ce15" office:value-type="float" office:value="160890604">
            <text:p>160,890,604</text:p>
          </table:table-cell>
          <table:covered-table-cell/>
          <table:table-cell table:style-name="ce12" office:value-type="string">
            <text:p>Cemetery Map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Thunderskull</text:a></text:p>
          </table:table-cell>
          <table:table-cell office:value-type="string">
            <text:p>Plateau+smth</text:p>
          </table:table-cell>
          <table:table-cell table:number-columns-repeated="2"/>
          <table:table-cell office:value-type="float" office:value="1097419400">
            <text:p>1,097,419,400</text:p>
          </table:table-cell>
          <table:table-cell table:style-name="ce11" table:formula="of:=[.V12]-[.V11]" office:value-type="percentage" office:value="-0.680519630610957">
            <text:p>-68.05%</text:p>
          </table:table-cell>
          <table:table-cell table:style-name="ce11" table:formula="of:=([.T12]-[.$I$17])/[.$J$17]" office:value-type="percentage" office:value="0.013332182455361">
            <text:p>1.33%</text:p>
          </table:table-cell>
          <table:table-cell table:style-name="ce8" table:formula="of:=[.T12]-[.T11]" office:value-type="float" office:value="27800800">
            <text:p>27,800,800</text:p>
          </table:table-cell>
          <table:table-cell/>
          <table:table-cell office:value-type="string">
            <text:p>Plateau</text:p>
          </table:table-cell>
          <table:table-cell table:number-columns-repeated="2"/>
          <table:table-cell table:style-name="ce8" office:value-type="float" office:value="1350748809">
            <text:p>1,350,748,809</text:p>
          </table:table-cell>
          <table:table-cell table:style-name="ce11" table:formula="of:=[.AD12]-[.AD11]" office:value-type="percentage" office:value="0.117030996428968">
            <text:p>11.70%</text:p>
          </table:table-cell>
          <table:table-cell table:style-name="ce11" table:formula="of:=([.AB12]-[.$I$19])/[.$J$19]" office:value-type="percentage" office:value="0.543058749184786">
            <text:p>54.31%</text:p>
          </table:table-cell>
          <table:table-cell table:style-name="ce8" table:formula="of:=[.AB12]-[.AB11]" office:value-type="float" office:value="12817809">
            <text:p>12,817,809</text:p>
          </table:table-cell>
          <table:table-cell table:number-columns-repeated="5"/>
        </table:table-row>
        <table:table-row table:style-name="ro4">
          <table:table-cell office:value-type="string">
            <text:p>Shipyard</text:p>
          </table:table-cell>
          <table:table-cell office:value-type="string">
            <text:p>10/anarhcy</text:p>
          </table:table-cell>
          <table:table-cell table:style-name="ce5" office:value-type="time" office:time-value="PT05H20M00S">
            <text:p>05:20:00</text:p>
          </table:table-cell>
          <table:table-cell table:style-name="ce8" office:value-type="float" office:value="2401553346">
            <text:p>2,401,553,346</text:p>
          </table:table-cell>
          <table:table-cell table:style-name="ce11" table:formula="of:=[.F13]-[.F12]" office:value-type="percentage" office:value="0.037358803070915">
            <text:p>3.74%</text:p>
          </table:table-cell>
          <table:table-cell table:style-name="ce11" table:formula="of:=([.D13]-[.I2])/[.J2]" office:value-type="percentage" office:value="0.709839993847539">
            <text:p>70.98%</text:p>
          </table:table-cell>
          <table:covered-table-cell/>
          <table:table-cell table:style-name="ce14" office:value-type="float" office:value="91">
            <text:p>91</text:p>
          </table:table-cell>
          <table:table-cell table:style-name="ce15" office:value-type="float" office:value="2094900291">
            <text:p>2,094,900,291</text:p>
          </table:table-cell>
          <table:table-cell table:style-name="ce15" office:value-type="float" office:value="173648795">
            <text:p>173,648,795</text:p>
          </table:table-cell>
          <table:covered-table-cell/>
          <table:table-cell table:style-name="ce12" office:value-type="string">
            <text:p>Channel Map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The Winged Death</text:a></text:p>
          </table:table-cell>
          <table:table-cell office:value-type="string">
            <text:p>Springs</text:p>
          </table:table-cell>
          <table:table-cell table:number-columns-repeated="2"/>
          <table:table-cell office:value-type="float" office:value="1114534000">
            <text:p>1,114,534,000</text:p>
          </table:table-cell>
          <table:table-cell table:style-name="ce11" table:formula="of:=[.V13]-[.V12]" office:value-type="percentage" office:value="0.182558231703587">
            <text:p>18.26%</text:p>
          </table:table-cell>
          <table:table-cell table:style-name="ce11" table:formula="of:=([.T13]-[.$I$17])/[.$J$17]" office:value-type="percentage" office:value="0.195890414158948">
            <text:p>19.59%</text:p>
          </table:table-cell>
          <table:table-cell table:style-name="ce8" table:formula="of:=[.T13]-[.T12]" office:value-type="float" office:value="17114600">
            <text:p>17,114,600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370241000">
            <text:p>1,370,241,000</text:p>
          </table:table-cell>
          <table:table-cell table:style-name="ce11" table:formula="of:=[.AD13]-[.AD12]" office:value-type="percentage" office:value="0.177970395354912">
            <text:p>17.80%</text:p>
          </table:table-cell>
          <table:table-cell table:style-name="ce11" table:formula="of:=([.AB13]-[.$I$19])/[.$J$19]" office:value-type="percentage" office:value="0.721029144539698">
            <text:p>72.10%</text:p>
          </table:table-cell>
          <table:table-cell table:style-name="ce8" table:formula="of:=[.AB13]-[.AB12]" office:value-type="float" office:value="19492191">
            <text:p>19,492,191</text:p>
          </table:table-cell>
          <table:table-cell table:number-columns-repeated="5"/>
        </table:table-row>
        <table:table-row table:style-name="ro3">
          <table:table-cell office:value-type="string">
            <text:p>Arsenal</text:p>
          </table:table-cell>
          <table:table-cell office:value-type="float" office:value="14">
            <text:p>14</text:p>
          </table:table-cell>
          <table:table-cell table:style-name="ce5" office:value-type="time" office:time-value="PT06H00M00S">
            <text:p>06:00:00</text:p>
          </table:table-cell>
          <table:table-cell table:style-name="ce8" office:value-type="float" office:value="2407638311">
            <text:p>2,407,638,311</text:p>
          </table:table-cell>
          <table:table-cell table:style-name="ce11" table:formula="of:=[.F14]-[.F13]" office:value-type="percentage" office:value="0.0324752870183443">
            <text:p>3.25%</text:p>
          </table:table-cell>
          <table:table-cell table:style-name="ce11" table:formula="of:=([.D14]-[.I2])/[.J2]" office:value-type="percentage" office:value="0.742315280865883">
            <text:p>74.23%</text:p>
          </table:table-cell>
          <table:covered-table-cell/>
          <table:table-cell table:style-name="ce13" office:value-type="float" office:value="80">
            <text:p>80</text:p>
          </table:table-cell>
          <table:table-cell table:style-name="ce9" office:value-type="float" office:value="855129128">
            <text:p>855,129,128</text:p>
          </table:table-cell>
          <table:table-cell table:style-name="ce9" table:formula="of:=[.I15]-[.I14]" office:value-type="float" office:value="74132190">
            <text:p>74,132,190</text:p>
          </table:table-cell>
          <table:covered-table-cell/>
          <table:table-cell table:style-name="ce12" office:value-type="string">
            <text:p>Mountain Ledge Map</text:p>
          </table:table-cell>
          <table:table-cell table:style-name="ce12" office:value-type="float" office:value="69">
            <text:p>69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office:value-type="string">
            <text:p><text:a xlink:href="">Champion of Frost</text:a></text:p>
          </table:table-cell>
          <table:table-cell office:value-type="string">
            <text:p>Malformation</text:p>
          </table:table-cell>
          <table:table-cell table:number-columns-repeated="2"/>
          <table:table-cell office:value-type="float" office:value="1125853500">
            <text:p>1,125,853,500</text:p>
          </table:table-cell>
          <table:table-cell table:style-name="ce11" table:formula="of:=[.V14]-[.V13]" office:value-type="percentage" office:value="0.120742985741341">
            <text:p>12.07%</text:p>
          </table:table-cell>
          <table:table-cell table:style-name="ce11" table:formula="of:=([.T14]-[.$I$17])/[.$J$17]" office:value-type="percentage" office:value="0.316633399900289">
            <text:p>31.66%</text:p>
          </table:table-cell>
          <table:table-cell table:style-name="ce8" table:formula="of:=[.T14]-[.T13]" office:value-type="float" office:value="11319500">
            <text:p>11,319,500</text:p>
          </table:table-cell>
          <table:table-cell/>
          <table:table-cell office:value-type="string">
            <text:p>Gorge</text:p>
          </table:table-cell>
          <table:table-cell table:number-columns-repeated="2"/>
          <table:table-cell table:style-name="ce8" office:value-type="float" office:value="1385133200">
            <text:p>1,385,133,200</text:p>
          </table:table-cell>
          <table:table-cell table:style-name="ce11" table:formula="of:=[.AD14]-[.AD13]" office:value-type="percentage" office:value="0.135970898382046">
            <text:p>13.60%</text:p>
          </table:table-cell>
          <table:table-cell table:style-name="ce11" table:formula="of:=([.AB14]-[.$I$19])/[.$J$19]" office:value-type="percentage" office:value="0.857000042921744">
            <text:p>85.70%</text:p>
          </table:table-cell>
          <table:table-cell table:style-name="ce8" table:formula="of:=[.AB14]-[.AB13]" office:value-type="float" office:value="14892200">
            <text:p>14,892,200</text:p>
          </table:table-cell>
          <table:table-cell table:number-columns-repeated="5"/>
        </table:table-row>
        <table:table-row table:style-name="ro3">
          <table:table-cell office:value-type="string">
            <text:p>Courtyard</text:p>
          </table:table-cell>
          <table:table-cell office:value-type="string">
            <text:p>16/anarchy</text:p>
          </table:table-cell>
          <table:table-cell table:style-name="ce5" office:value-type="time" office:time-value="PT10H00M00S">
            <text:p>10:00:00</text:p>
          </table:table-cell>
          <table:table-cell table:style-name="ce8" office:value-type="float" office:value="2417651610">
            <text:p>2,417,651,610</text:p>
          </table:table-cell>
          <table:table-cell table:style-name="ce11" table:formula="of:=[.F15]-[.F14]" office:value-type="percentage" office:value="0.0534406950615985">
            <text:p>5.34%</text:p>
          </table:table-cell>
          <table:table-cell table:style-name="ce11" table:formula="of:=([.D15]-[.I2])/[.J2]" office:value-type="percentage" office:value="0.795755975927482">
            <text:p>79.58%</text:p>
          </table:table-cell>
          <table:covered-table-cell/>
          <table:table-cell table:style-name="ce13" office:value-type="float" office:value="81">
            <text:p>81</text:p>
          </table:table-cell>
          <table:table-cell table:style-name="ce9" office:value-type="float" office:value="929261318">
            <text:p>929,261,318</text:p>
          </table:table-cell>
          <table:table-cell table:style-name="ce9" table:formula="of:=[.I16]-[.I15]" office:value-type="float" office:value="80182477">
            <text:p>80,182,477</text:p>
          </table:table-cell>
          <table:covered-table-cell/>
          <table:table-cell table:style-name="ce12" office:value-type="string">
            <text:p>MaelstrÃƒÆ’Ã‚Â¶m of Chaos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Merveil, the Reflection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124644300">
            <text:p>1,124,644,300</text:p>
          </table:table-cell>
          <table:table-cell table:style-name="ce11" table:formula="of:=[.V15]-[.V14]+0.1" office:value-type="percentage" office:value="0.0871016901489969">
            <text:p>8.71%</text:p>
          </table:table-cell>
          <table:table-cell table:style-name="ce11" table:formula="of:=([.T15]-[.$I$17])/[.$J$17]" office:value-type="percentage" office:value="0.303735090049286">
            <text:p>30.37%</text:p>
          </table:table-cell>
          <table:table-cell table:style-name="ce8" table:formula="of:=[.T15]-[.T14]" office:value-type="float" office:value="-1209200">
            <text:p>-1,209,200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438402000">
            <text:p>1,438,402,000</text:p>
          </table:table-cell>
          <table:table-cell table:style-name="ce11" table:formula="of:=[.AD15]-[.AD14]" office:value-type="percentage" office:value="-0.539201242297391">
            <text:p>-53.92%</text:p>
          </table:table-cell>
          <table:table-cell table:style-name="ce11" table:formula="of:=([.AB15]-[.$I$20])/[.$J$20]" office:value-type="percentage" office:value="0.317798800624352">
            <text:p>31.78%</text:p>
          </table:table-cell>
          <table:table-cell table:style-name="ce8" table:formula="of:=[.AB15]-[.AB14]" office:value-type="float" office:value="53268800">
            <text:p>53,268,800</text:p>
          </table:table-cell>
          <table:table-cell table:number-columns-repeated="5"/>
        </table:table-row>
        <table:table-row table:style-name="ro3">
          <table:table-cell office:value-type="string">
            <text:p>Waterways</text:p>
          </table:table-cell>
          <table:table-cell office:value-type="string">
            <text:p>14/anarhcy</text:p>
          </table:table-cell>
          <table:table-cell table:style-name="ce5" office:value-type="time" office:time-value="PT07H30M00S">
            <text:p>07:30:00</text:p>
          </table:table-cell>
          <table:table-cell table:style-name="ce8" office:value-type="float" office:value="2427670199">
            <text:p>2,427,670,199</text:p>
          </table:table-cell>
          <table:table-cell table:style-name="ce11" table:formula="of:=[.F16]-[.F15]" office:value-type="percentage" office:value="0.0534689276427763">
            <text:p>5.35%</text:p>
          </table:table-cell>
          <table:table-cell table:style-name="ce11" table:formula="of:=([.D16]-[.I2])/[.J2]" office:value-type="percentage" office:value="0.849224903570258">
            <text:p>84.92%</text:p>
          </table:table-cell>
          <table:covered-table-cell/>
          <table:table-cell table:style-name="ce13" office:value-type="float" office:value="82">
            <text:p>82</text:p>
          </table:table-cell>
          <table:table-cell table:style-name="ce9" office:value-type="float" office:value="1009443795">
            <text:p>1,009,443,795</text:p>
          </table:table-cell>
          <table:table-cell table:style-name="ce9" table:formula="of:=[.I17]-[.I16]" office:value-type="float" office:value="86725730">
            <text:p>86,725,730</text:p>
          </table:table-cell>
          <table:covered-table-cell/>
          <table:table-cell table:style-name="ce12" office:value-type="string">
            <text:p>Sewer Map</text:p>
          </table:table-cell>
          <table:table-cell table:style-name="ce12" office:value-type="float" office:value="69">
            <text:p>69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office:value-type="string">
            <text:p><text:a xlink:href="">Belcer, the Pirate Lord</text:a></text:p>
          </table:table-cell>
          <table:table-cell office:value-type="string">
            <text:p>maps</text:p>
          </table:table-cell>
          <table:table-cell table:number-columns-repeated="2"/>
          <table:table-cell office:value-type="float" office:value="1152583000">
            <text:p>1,152,583,000</text:p>
          </table:table-cell>
          <table:table-cell table:style-name="ce11" table:formula="of:=[.V16]-[.V15]" office:value-type="percentage" office:value="0.298016878460321">
            <text:p>29.80%</text:p>
          </table:table-cell>
          <table:table-cell table:style-name="ce11" table:formula="of:=([.T16]-[.$I$17])/[.$J$17]" office:value-type="percentage" office:value="0.601751968509606">
            <text:p>60.18%</text:p>
          </table:table-cell>
          <table:table-cell table:style-name="ce8" table:formula="of:=[.T16]-[.T15]" office:value-type="float" office:value="27938700">
            <text:p>27,938,700</text:p>
          </table:table-cell>
          <table:table-cell table:number-columns-repeated="4"/>
          <table:table-cell table:style-name="ce8" office:value-type="float" office:value="1450013918">
            <text:p>1,450,013,918</text:p>
          </table:table-cell>
          <table:table-cell table:style-name="ce11" table:formula="of:=[.AD16]-[.AD15]" office:value-type="percentage" office:value="0.098127445212374">
            <text:p>9.81%</text:p>
          </table:table-cell>
          <table:table-cell table:style-name="ce11" table:formula="of:=([.AB16]-[.$I$20])/[.$J$20]" office:value-type="percentage" office:value="0.415926245836727">
            <text:p>41.59%</text:p>
          </table:table-cell>
          <table:table-cell table:style-name="ce8" table:formula="of:=[.AB16]-[.AB15]" office:value-type="float" office:value="11611918">
            <text:p>11,611,918</text:p>
          </table:table-cell>
          <table:table-cell table:number-columns-repeated="5"/>
        </table:table-row>
        <table:table-row table:style-name="ro3">
          <table:table-cell office:value-type="string">
            <text:p>Excalation</text:p>
          </table:table-cell>
          <table:table-cell office:value-type="string">
            <text:p>38/beyond/bm</text:p>
          </table:table-cell>
          <table:table-cell table:style-name="ce5" office:value-type="time" office:time-value="PT11H00M00S">
            <text:p>11:00:00</text:p>
          </table:table-cell>
          <table:table-cell table:style-name="ce8" office:value-type="float" office:value="2438380974">
            <text:p>2,438,380,974</text:p>
          </table:table-cell>
          <table:table-cell table:style-name="ce11" office:value-type="percentage" office:value="0.01">
            <text:p>1.00%</text:p>
          </table:table-cell>
          <table:table-cell table:style-name="ce11" table:formula="of:=([.D17]-[.I2])/[.J2]" office:value-type="percentage" office:value="0.906388008421955">
            <text:p>90.64%</text:p>
          </table:table-cell>
          <table:covered-table-cell/>
          <table:table-cell table:style-name="ce13" office:value-type="float" office:value="83">
            <text:p>83</text:p>
          </table:table-cell>
          <table:table-cell table:style-name="ce9" office:value-type="float" office:value="1096169525">
            <text:p>1,096,169,525</text:p>
          </table:table-cell>
          <table:table-cell table:style-name="ce9" table:formula="of:=[.I18]-[.I17]" office:value-type="float" office:value="93748717">
            <text:p>93,748,717</text:p>
          </table:table-cell>
          <table:covered-table-cell/>
          <table:table-cell table:style-name="ce12" office:value-type="string">
            <text:p>Thicket Map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Steelpoint the Avenger</text:a></text:p>
          </table:table-cell>
          <table:table-cell office:value-type="string">
            <text:p>Precinct</text:p>
          </table:table-cell>
          <table:table-cell table:number-columns-repeated="2"/>
          <table:table-cell office:value-type="float" office:value="1162970230">
            <text:p>1,162,970,230</text:p>
          </table:table-cell>
          <table:table-cell table:style-name="ce11" table:formula="of:=[.V17]-[.V16]" office:value-type="percentage" office:value="0.110798636316271">
            <text:p>11.08%</text:p>
          </table:table-cell>
          <table:table-cell table:style-name="ce11" table:formula="of:=([.T17]-[.$I$17])/[.$J$17]" office:value-type="percentage" office:value="0.712550604825877">
            <text:p>71.26%</text:p>
          </table:table-cell>
          <table:table-cell table:style-name="ce8" table:formula="of:=[.T17]-[.T16]" office:value-type="float" office:value="10387230">
            <text:p>10,387,230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468000000">
            <text:p>1,468,000,000</text:p>
          </table:table-cell>
          <table:table-cell table:style-name="ce11" table:formula="of:=[.AD17]-[.AD16]" office:value-type="percentage" office:value="0.151992829784043">
            <text:p>15.20%</text:p>
          </table:table-cell>
          <table:table-cell table:style-name="ce11" table:formula="of:=([.AB17]-[.$I$20])/[.$J$20]" office:value-type="percentage" office:value="0.56791907562077">
            <text:p>56.79%</text:p>
          </table:table-cell>
          <table:table-cell table:style-name="ce8" table:formula="of:=[.AB17]-[.AB16]" office:value-type="float" office:value="17986082">
            <text:p>17,986,082</text:p>
          </table:table-cell>
          <table:table-cell table:number-columns-repeated="5"/>
        </table:table-row>
        <table:table-row table:style-name="ro3">
          <table:table-cell office:value-type="string">
            <text:p>Excalation</text:p>
          </table:table-cell>
          <table:table-cell office:value-type="string">
            <text:p>14/anslought</text:p>
          </table:table-cell>
          <table:table-cell table:style-name="ce5"/>
          <table:table-cell table:style-name="ce8" office:value-type="float" office:value="2443737101">
            <text:p>2,443,737,101</text:p>
          </table:table-cell>
          <table:table-cell table:style-name="ce11" table:formula="of:=[.F18]-[.F17]" office:value-type="percentage" office:value="0.0285854991165443">
            <text:p>2.86%</text:p>
          </table:table-cell>
          <table:table-cell table:style-name="ce11" table:formula="of:=([.D18]-[.I2])/[.J2]" office:value-type="percentage" office:value="0.934973507538499">
            <text:p>93.50%</text:p>
          </table:table-cell>
          <table:covered-table-cell/>
          <table:table-cell table:style-name="ce13" office:value-type="float" office:value="84">
            <text:p>84</text:p>
          </table:table-cell>
          <table:table-cell table:style-name="ce9" office:value-type="float" office:value="1189918242">
            <text:p>1,189,918,242</text:p>
          </table:table-cell>
          <table:table-cell table:style-name="ce9" table:formula="of:=[.I19]-[.I18]" office:value-type="float" office:value="101352108">
            <text:p>101,352,108</text:p>
          </table:table-cell>
          <table:covered-table-cell/>
          <table:table-cell table:style-name="ce12" office:value-type="string">
            <text:p>Wharf Map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Bramblemist</text:a></text:p>
          </table:table-cell>
          <table:table-cell office:value-type="string">
            <text:p>Academy</text:p>
          </table:table-cell>
          <table:table-cell table:number-columns-repeated="2"/>
          <table:table-cell office:value-type="float" office:value="1157797988">
            <text:p>1,157,797,988</text:p>
          </table:table-cell>
          <table:table-cell table:style-name="ce11" table:formula="of:=[.V18]-[.V17]+0.2" office:value-type="percentage" office:value="0.144828663628538">
            <text:p>14.48%</text:p>
          </table:table-cell>
          <table:table-cell table:style-name="ce11" table:formula="of:=([.T18]-[.$I$17])/[.$J$17]" office:value-type="percentage" office:value="0.657379268454415">
            <text:p>65.74%</text:p>
          </table:table-cell>
          <table:table-cell table:style-name="ce8" table:formula="of:=[.T18]-[.T17]" office:value-type="float" office:value="-5172242">
            <text:p>-5,172,242</text:p>
          </table:table-cell>
          <table:table-cell/>
          <table:table-cell office:value-type="string">
            <text:p>Necropolis</text:p>
          </table:table-cell>
          <table:table-cell table:number-columns-repeated="2"/>
          <table:table-cell table:style-name="ce8" office:value-type="float" office:value="1477533000">
            <text:p>1,477,533,000</text:p>
          </table:table-cell>
          <table:table-cell table:style-name="ce11" table:formula="of:=[.AD18]-[.AD17]" office:value-type="percentage" office:value="0.0805593817670398">
            <text:p>8.06%</text:p>
          </table:table-cell>
          <table:table-cell table:style-name="ce11" table:formula="of:=([.AB18]-[.$I$20])/[.$J$20]" office:value-type="percentage" office:value="0.64847845738781">
            <text:p>64.85%</text:p>
          </table:table-cell>
          <table:table-cell table:style-name="ce8" table:formula="of:=[.AB18]-[.AB17]" office:value-type="float" office:value="9533000">
            <text:p>9,533,000</text:p>
          </table:table-cell>
          <table:table-cell table:number-columns-repeated="5"/>
        </table:table-row>
        <table:table-row table:style-name="ro3">
          <table:table-cell office:value-type="string">
            <text:p>Daily</text:p>
          </table:table-cell>
          <table:table-cell office:value-type="float" office:value="0">
            <text:p>0</text:p>
          </table:table-cell>
          <table:table-cell table:style-name="ce6" office:value-type="time" office:time-value="PT30H00M00S">
            <text:p>30:00:00</text:p>
          </table:table-cell>
          <table:table-cell table:style-name="ce8" office:value-type="float" office:value="2446249276">
            <text:p>2,446,249,276</text:p>
          </table:table-cell>
          <table:table-cell table:style-name="ce11" table:formula="of:=[.F19]-[.F18]" office:value-type="percentage" office:value="0.013407407300668">
            <text:p>1.34%</text:p>
          </table:table-cell>
          <table:table-cell table:style-name="ce11" table:formula="of:=([.D19]-[.I2])/[.J2]" office:value-type="percentage" office:value="0.948380914839167">
            <text:p>94.84%</text:p>
          </table:table-cell>
          <table:covered-table-cell/>
          <table:table-cell table:style-name="ce13" office:value-type="float" office:value="85">
            <text:p>85</text:p>
          </table:table-cell>
          <table:table-cell table:style-name="ce9" office:value-type="float" office:value="1291270350">
            <text:p>1,291,270,350</text:p>
          </table:table-cell>
          <table:table-cell table:style-name="ce9" table:formula="of:=[.I20]-[.I19]" office:value-type="float" office:value="109524907">
            <text:p>109,524,907</text:p>
          </table:table-cell>
          <table:covered-table-cell/>
          <table:table-cell table:style-name="ce12" office:value-type="string">
            <text:p>The Apex of Sacrifice</text:p>
          </table:table-cell>
          <table:table-cell table:style-name="ce12" office:value-type="float" office:value="70">
            <text:p>70</text:p>
          </table:table-cell>
          <table:table-cell table:style-name="ce17" office:value-type="string">
            <text:p>N/A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Atziri, Queen of the Vaal</text:a></text:p>
          </table:table-cell>
          <table:table-cell office:value-type="string">
            <text:p>Precinct</text:p>
          </table:table-cell>
          <table:table-cell office:value-type="float" office:value="10">
            <text:p>10</text:p>
          </table:table-cell>
          <table:table-cell/>
          <table:table-cell office:value-type="float" office:value="1166848259">
            <text:p>1,166,848,259</text:p>
          </table:table-cell>
          <table:table-cell table:style-name="ce11" table:formula="of:=[.V19]-[.V18]" office:value-type="percentage" office:value="0.0965375451484846">
            <text:p>9.65%</text:p>
          </table:table-cell>
          <table:table-cell table:style-name="ce11" table:formula="of:=([.T19]-[.$I$17])/[.$J$17]" office:value-type="percentage" office:value="0.7539168136029">
            <text:p>75.39%</text:p>
          </table:table-cell>
          <table:table-cell table:style-name="ce8" table:formula="of:=[.T19]-[.T18]" office:value-type="float" office:value="9050271">
            <text:p>9,050,271</text:p>
          </table:table-cell>
          <table:table-cell/>
          <table:table-cell office:value-type="string">
            <text:p>Bazar</text:p>
          </table:table-cell>
          <table:table-cell table:number-columns-repeated="2"/>
          <table:table-cell table:style-name="ce8" office:value-type="float" office:value="1484315360">
            <text:p>1,484,315,360</text:p>
          </table:table-cell>
          <table:table-cell table:style-name="ce11" table:formula="of:=[.AD19]-[.AD18]" office:value-type="percentage" office:value="0.057314877637837">
            <text:p>5.73%</text:p>
          </table:table-cell>
          <table:table-cell table:style-name="ce11" table:formula="of:=([.AB19]-[.$I$20])/[.$J$20]" office:value-type="percentage" office:value="0.705793335025647">
            <text:p>70.58%</text:p>
          </table:table-cell>
          <table:table-cell table:style-name="ce8" table:formula="of:=[.AB19]-[.AB18]" office:value-type="float" office:value="6782360">
            <text:p>6,782,360</text:p>
          </table:table-cell>
          <table:table-cell table:number-columns-repeated="5"/>
        </table:table-row>
        <table:table-row table:style-name="ro3">
          <table:table-cell office:value-type="string">
            <text:p>Shipyard</text:p>
          </table:table-cell>
          <table:table-cell office:value-type="string">
            <text:p>26/anslaught</text:p>
          </table:table-cell>
          <table:table-cell table:style-name="ce5" office:value-type="time" office:time-value="PT07H00M00S">
            <text:p>07:00:00</text:p>
          </table:table-cell>
          <table:table-cell table:style-name="ce8" office:value-type="float" office:value="2452308344">
            <text:p>2,452,308,344</text:p>
          </table:table-cell>
          <table:table-cell table:style-name="ce11" table:formula="of:=[.F20]-[.F19]" office:value-type="percentage" office:value="0.0323370754578975">
            <text:p>3.23%</text:p>
          </table:table-cell>
          <table:table-cell table:style-name="ce11" table:formula="of:=([.D20]-[.I2])/[.J2]" office:value-type="percentage" office:value="0.980717990297065">
            <text:p>98.07%</text:p>
          </table:table-cell>
          <table:covered-table-cell/>
          <table:table-cell table:style-name="ce13" office:value-type="float" office:value="86">
            <text:p>86</text:p>
          </table:table-cell>
          <table:table-cell table:style-name="ce9" office:value-type="float" office:value="1400795257">
            <text:p>1,400,795,257</text:p>
          </table:table-cell>
          <table:table-cell table:style-name="ce9" table:formula="of:=[.I21]-[.I20]" office:value-type="float" office:value="118335069">
            <text:p>118,335,069</text:p>
          </table:table-cell>
          <table:covered-table-cell/>
          <table:table-cell table:style-name="ce12" office:value-type="string">
            <text:p>Ghetto Map</text:p>
          </table:table-cell>
          <table:table-cell table:style-name="ce12" office:value-type="float" office:value="70">
            <text:p>70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2" office:value-type="string">
            <text:p><text:a xlink:href="">The Reaver</text:a></text:p>
          </table:table-cell>
          <table:table-cell office:value-type="string">
            <text:p>Volcalco</text:p>
          </table:table-cell>
          <table:table-cell table:number-columns-repeated="2"/>
          <table:table-cell office:value-type="float" office:value="1176952955">
            <text:p>1,176,952,955</text:p>
          </table:table-cell>
          <table:table-cell table:style-name="ce11" table:formula="of:=[.V20]-[.V19]" office:value-type="percentage" office:value="0.107784899072272">
            <text:p>10.78%</text:p>
          </table:table-cell>
          <table:table-cell table:style-name="ce11" table:formula="of:=([.T20]-[.$I$17])/[.$J$17]" office:value-type="percentage" office:value="0.861701712675172">
            <text:p>86.17%</text:p>
          </table:table-cell>
          <table:table-cell table:style-name="ce8" table:formula="of:=[.T20]-[.T19]" office:value-type="float" office:value="10104696">
            <text:p>10,104,696</text:p>
          </table:table-cell>
          <table:table-cell/>
          <table:table-cell office:value-type="string">
            <text:p>Crematorium</text:p>
          </table:table-cell>
          <table:table-cell/>
          <table:table-cell table:style-name="ce5" office:value-type="time" office:time-value="PT12H50M00S">
            <text:p>12:50:00</text:p>
          </table:table-cell>
          <table:table-cell table:style-name="ce8" office:value-type="float" office:value="1493916956">
            <text:p>1,493,916,956</text:p>
          </table:table-cell>
          <table:table-cell table:style-name="ce11" table:formula="of:=[.AD20]-[.AD19]" office:value-type="percentage" office:value="0.081139057771623">
            <text:p>8.11%</text:p>
          </table:table-cell>
          <table:table-cell table:style-name="ce11" table:formula="of:=([.AB20]-[.$I$20])/[.$J$20]" office:value-type="percentage" office:value="0.78693239279727">
            <text:p>78.69%</text:p>
          </table:table-cell>
          <table:table-cell table:style-name="ce8" table:formula="of:=[.AB20]-[.AB19]" office:value-type="float" office:value="9601596">
            <text:p>9,601,596</text:p>
          </table:table-cell>
          <table:table-cell table:number-columns-repeated="5"/>
        </table:table-row>
        <table:table-row table:style-name="ro3">
          <table:table-cell office:value-type="string">
            <text:p>OverGrown Ruin</text:p>
          </table:table-cell>
          <table:table-cell office:value-type="string">
            <text:p>14/nothing</text:p>
          </table:table-cell>
          <table:table-cell table:style-name="ce5" office:value-type="time" office:time-value="PT05H00M00S">
            <text:p>05:00:00</text:p>
          </table:table-cell>
          <table:table-cell table:style-name="ce8" office:value-type="float" office:value="2457428716">
            <text:p>2,457,428,716</text:p>
          </table:table-cell>
          <table:table-cell table:style-name="ce11" table:formula="of:=[.F21]-[.F20]+1" office:value-type="percentage" office:value="0.0267390076779811">
            <text:p>2.67%</text:p>
          </table:table-cell>
          <table:table-cell table:style-name="ce11" table:formula="of:=([.D21]-[.I3])/[.J3]" office:value-type="percentage" office:value="0.00745699797504608">
            <text:p>0.75%</text:p>
          </table:table-cell>
          <table:covered-table-cell/>
          <table:table-cell table:style-name="ce13" office:value-type="float" office:value="87">
            <text:p>87</text:p>
          </table:table-cell>
          <table:table-cell table:style-name="ce9" office:value-type="float" office:value="1519130326">
            <text:p>1,519,130,326</text:p>
          </table:table-cell>
          <table:table-cell table:style-name="ce9" table:formula="of:=[.I22]-[.I21]" office:value-type="float" office:value="127813148">
            <text:p>127,813,148</text:p>
          </table:table-cell>
          <table:covered-table-cell/>
          <table:table-cell table:style-name="ce12" office:value-type="string">
            <text:p>Mud Geyser Map</text:p>
          </table:table-cell>
          <table:table-cell table:style-name="ce12" office:value-type="float" office:value="70">
            <text:p>70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2" office:value-type="string">
            <text:p><text:a xlink:href="">Skullbeak</text:a></text:p>
          </table:table-cell>
          <table:table-cell office:value-type="string">
            <text:p>Malformation</text:p>
          </table:table-cell>
          <table:table-cell table:number-columns-repeated="2"/>
          <table:table-cell office:value-type="float" office:value="1186245212">
            <text:p>1,186,245,212</text:p>
          </table:table-cell>
          <table:table-cell table:style-name="ce11" table:formula="of:=[.V21]-[.V20]" office:value-type="percentage" office:value="0.0991187644733315">
            <text:p>9.91%</text:p>
          </table:table-cell>
          <table:table-cell table:style-name="ce11" table:formula="of:=([.T21]-[.$I$17])/[.$J$17]" office:value-type="percentage" office:value="0.960820477148503">
            <text:p>96.08%</text:p>
          </table:table-cell>
          <table:table-cell table:style-name="ce8" table:formula="of:=[.T21]-[.T20]" office:value-type="float" office:value="9292257">
            <text:p>9,292,257</text:p>
          </table:table-cell>
          <table:table-cell/>
          <table:table-cell office:value-type="string">
            <text:p>Dark forest</text:p>
          </table:table-cell>
          <table:table-cell table:number-columns-repeated="2"/>
          <table:table-cell table:style-name="ce8" office:value-type="float" office:value="1500522000">
            <text:p>1,500,522,000</text:p>
          </table:table-cell>
          <table:table-cell table:style-name="ce11" table:formula="of:=[.AD21]-[.AD20]" office:value-type="percentage" office:value="0.0558164545456935">
            <text:p>5.58%</text:p>
          </table:table-cell>
          <table:table-cell table:style-name="ce11" table:formula="of:=([.AB21]-[.$I$20])/[.$J$20]" office:value-type="percentage" office:value="0.842748847342963">
            <text:p>84.27%</text:p>
          </table:table-cell>
          <table:table-cell table:style-name="ce8" table:formula="of:=[.AB21]-[.AB20]" office:value-type="float" office:value="6605044">
            <text:p>6,605,044</text:p>
          </table:table-cell>
          <table:table-cell table:number-columns-repeated="5"/>
        </table:table-row>
        <table:table-row table:style-name="ro3">
          <table:table-cell office:value-type="string">
            <text:p>Waterways</text:p>
          </table:table-cell>
          <table:table-cell table:number-columns-repeated="2"/>
          <table:table-cell table:style-name="ce8" office:value-type="float" office:value="2462231500">
            <text:p>2,462,231,500</text:p>
          </table:table-cell>
          <table:table-cell table:style-name="ce11" table:formula="of:=[.F22]-[.F21]" office:value-type="percentage" office:value="0.023758076872742">
            <text:p>2.38%</text:p>
          </table:table-cell>
          <table:table-cell table:style-name="ce11" table:formula="of:=([.D22]-[.$I$3])/[.$J$3]" office:value-type="percentage" office:value="0.0312150748477881">
            <text:p>3.12%</text:p>
          </table:table-cell>
          <table:covered-table-cell/>
          <table:table-cell table:style-name="ce1" office:value-type="float" office:value="88">
            <text:p>88</text:p>
          </table:table-cell>
          <table:table-cell table:style-name="ce8" office:value-type="float" office:value="1646943474">
            <text:p>1,646,943,474</text:p>
          </table:table-cell>
          <table:table-cell table:style-name="ce9" table:formula="of:=[.I11]-[.I22]" office:value-type="float" office:value="138033822">
            <text:p>138,033,822</text:p>
          </table:table-cell>
          <table:covered-table-cell/>
          <table:table-cell table:style-name="ce12" office:value-type="string">
            <text:p>Museum Map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Carnage</text:p>
          </table:table-cell>
          <table:table-cell office:value-type="string">
            <text:p>&gt;?</text:p>
          </table:table-cell>
          <table:table-cell table:number-columns-repeated="2"/>
          <table:table-cell office:value-type="float" office:value="1195250812">
            <text:p>1,195,250,812</text:p>
          </table:table-cell>
          <table:table-cell table:style-name="ce11" table:formula="of:=[.V22]-[.V21]" office:value-type="percentage" office:value="-0.908206179279139">
            <text:p>-90.82%</text:p>
          </table:table-cell>
          <table:table-cell table:style-name="ce11" table:formula="of:=([.T22]-[.$I$18])/[.$J$18]" office:value-type="percentage" office:value="0.0526142978693645">
            <text:p>5.26%</text:p>
          </table:table-cell>
          <table:table-cell table:style-name="ce8" table:formula="of:=[.T22]-[.T21]" office:value-type="float" office:value="9005600">
            <text:p>9,005,600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519130325">
            <text:p>1,519,130,325</text:p>
          </table:table-cell>
          <table:table-cell table:style-name="ce11" table:formula="of:=[.AD22]-[.AD21]+1" office:value-type="percentage" office:value="0.157251144833116">
            <text:p>15.73%</text:p>
          </table:table-cell>
          <table:table-cell table:style-name="ce11" table:formula="of:=([.AB22]-[.$I$21])/[.$J$21]" office:value-type="percentage" office:value="-0.00000000782392121348893">
            <text:p>0.00%</text:p>
          </table:table-cell>
          <table:table-cell table:style-name="ce8" table:formula="of:=[.AB22]-[.AB21]" office:value-type="float" office:value="18608325">
            <text:p>18,608,325</text:p>
          </table:table-cell>
          <table:table-cell table:style-name="ce8" office:value-type="float" office:value="1646943474">
            <text:p>1,646,943,474</text:p>
          </table:table-cell>
          <table:table-cell table:style-name="ce8"/>
          <table:table-cell table:number-columns-repeated="3"/>
        </table:table-row>
        <table:table-row table:style-name="ro3">
          <table:table-cell office:value-type="string">
            <text:p>Waterways</text:p>
          </table:table-cell>
          <table:table-cell table:number-columns-repeated="2"/>
          <table:table-cell table:style-name="ce8" office:value-type="float" office:value="2468178414">
            <text:p>2,468,178,414</text:p>
          </table:table-cell>
          <table:table-cell table:style-name="ce11" table:formula="of:=[.F23]-[.F22]" office:value-type="percentage" office:value="0.0294177793478919">
            <text:p>2.94%</text:p>
          </table:table-cell>
          <table:table-cell table:style-name="ce11" table:formula="of:=([.D23]-[.$I$3])/[.$J$3]" office:value-type="percentage" office:value="0.0606328541956801">
            <text:p>6.06%</text:p>
          </table:table-cell>
          <table:covered-table-cell/>
          <table:table-cell table:number-columns-repeated="3"/>
          <table:covered-table-cell/>
          <table:table-cell table:style-name="ce12" office:value-type="string">
            <text:p>Quarry Map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Void Anomaly</text:a></text:p>
          </table:table-cell>
          <table:table-cell office:value-type="string">
            <text:p>Chateau</text:p>
          </table:table-cell>
          <table:table-cell table:number-columns-repeated="2"/>
          <table:table-cell office:value-type="float" office:value="1209498000">
            <text:p>1,209,498,000</text:p>
          </table:table-cell>
          <table:table-cell table:style-name="ce11" table:formula="of:=[.V23]-[.V22]" office:value-type="percentage" office:value="0.140571205484942">
            <text:p>14.06%</text:p>
          </table:table-cell>
          <table:table-cell table:style-name="ce11" table:formula="of:=([.T23]-[.$I$18])/[.$J$18]" office:value-type="percentage" office:value="0.193185503354306">
            <text:p>19.32%</text:p>
          </table:table-cell>
          <table:table-cell table:style-name="ce8" table:formula="of:=[.T23]-[.T22]" office:value-type="float" office:value="14247188">
            <text:p>14,247,188</text:p>
          </table:table-cell>
          <table:table-cell/>
          <table:table-cell office:value-type="string">
            <text:p>Sm</text:p>
          </table:table-cell>
          <table:table-cell table:number-columns-repeated="2"/>
          <table:table-cell table:style-name="ce8" office:value-type="float" office:value="1529406848">
            <text:p>1,529,406,848</text:p>
          </table:table-cell>
          <table:table-cell table:style-name="ce11" table:formula="of:=[.AD23]-[.AD22]" office:value-type="percentage" office:value="0.0804027063006069">
            <text:p>8.04%</text:p>
          </table:table-cell>
          <table:table-cell table:style-name="ce11" table:formula="of:=([.AB23]-[.$I$21])/[.$J$21]" office:value-type="percentage" office:value="0.0804026984766857">
            <text:p>8.04%</text:p>
          </table:table-cell>
          <table:table-cell table:style-name="ce8" table:formula="of:=[.AB23]-[.AB22]" office:value-type="float" office:value="10276523">
            <text:p>10,276,523</text:p>
          </table:table-cell>
          <table:table-cell table:style-name="ce8" office:value-type="float" office:value="1653588347">
            <text:p>1,653,588,347</text:p>
          </table:table-cell>
          <table:table-cell table:style-name="ce8" table:formula="of:=[.AF23]-[.AF22]" office:value-type="float" office:value="6644873">
            <text:p>6,644,873</text:p>
          </table:table-cell>
          <table:table-cell table:number-columns-repeated="3"/>
        </table:table-row>
        <table:table-row table:style-name="ro3">
          <table:table-cell table:style-name="ce2" office:value-type="string">
            <text:p>Shipyard</text:p>
          </table:table-cell>
          <table:table-cell office:value-type="string">
            <text:p>28/anslaought</text:p>
          </table:table-cell>
          <table:table-cell table:style-name="ce5" office:value-type="time" office:time-value="PT06H00M00S">
            <text:p>06:00:00</text:p>
          </table:table-cell>
          <table:table-cell table:style-name="ce8" office:value-type="float" office:value="2473332431">
            <text:p>2,473,332,431</text:p>
          </table:table-cell>
          <table:table-cell table:style-name="ce11" table:formula="of:=[.F24]-[.F23]" office:value-type="percentage" office:value="0.0254955317768651">
            <text:p>2.55%</text:p>
          </table:table-cell>
          <table:table-cell table:style-name="ce11" table:formula="of:=([.D24]-[.$I$3])/[.$J$3]" office:value-type="percentage" office:value="0.0861283859725452">
            <text:p>8.61%</text:p>
          </table:table-cell>
          <table:covered-table-cell/>
          <table:table-cell table:number-columns-repeated="3"/>
          <table:covered-table-cell/>
          <table:table-cell table:style-name="ce12" office:value-type="string">
            <text:p>Reef Map</text:p>
          </table:table-cell>
          <table:table-cell table:style-name="ce12" office:value-type="float" office:value="70">
            <text:p>70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2" office:value-type="string">
            <text:p><text:a xlink:href="">Asphyxia</text:a></text:p>
          </table:table-cell>
          <table:table-cell office:value-type="string">
            <text:p>Plateau+Zana</text:p>
          </table:table-cell>
          <table:table-cell table:number-columns-repeated="2"/>
          <table:table-cell office:value-type="float" office:value="1235583670">
            <text:p>1,235,583,670</text:p>
          </table:table-cell>
          <table:table-cell table:style-name="ce11" table:formula="of:=[.V24]-[.V23]" office:value-type="percentage" office:value="0.257376689195256">
            <text:p>25.74%</text:p>
          </table:table-cell>
          <table:table-cell table:style-name="ce11" table:formula="of:=([.T24]-[.$I$18])/[.$J$18]" office:value-type="percentage" office:value="0.450562192549562">
            <text:p>45.06%</text:p>
          </table:table-cell>
          <table:table-cell table:style-name="ce8" table:formula="of:=[.T24]-[.T23]" office:value-type="float" office:value="26085670">
            <text:p>26,085,670</text:p>
          </table:table-cell>
          <table:table-cell/>
          <table:table-cell office:value-type="string">
            <text:p>Academy </text:p>
          </table:table-cell>
          <table:table-cell/>
          <table:table-cell office:value-type="string">
            <text:p>20q</text:p>
          </table:table-cell>
          <table:table-cell table:style-name="ce8" office:value-type="float" office:value="1537443165">
            <text:p>1,537,443,165</text:p>
          </table:table-cell>
          <table:table-cell table:style-name="ce11" table:formula="of:=[.AD24]-[.AD23]" office:value-type="percentage" office:value="0.0628755110546217">
            <text:p>6.29%</text:p>
          </table:table-cell>
          <table:table-cell table:style-name="ce11" table:formula="of:=([.AB24]-[.$I$21])/[.$J$21]" office:value-type="percentage" office:value="0.143278209531307">
            <text:p>14.33%</text:p>
          </table:table-cell>
          <table:table-cell table:style-name="ce8" table:formula="of:=[.AB24]-[.AB23]" office:value-type="float" office:value="8036317">
            <text:p>8,036,317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Palace</text:p>
          </table:table-cell>
          <table:table-cell office:value-type="string">
            <text:p>29/anarchy</text:p>
          </table:table-cell>
          <table:table-cell table:style-name="ce5" office:value-type="string">
            <text:p>?</text:p>
          </table:table-cell>
          <table:table-cell table:style-name="ce8" office:value-type="float" office:value="2479289721">
            <text:p>2,479,289,721</text:p>
          </table:table-cell>
          <table:table-cell table:style-name="ce11" table:formula="of:=[.F25]-[.F24]" office:value-type="percentage" office:value="0.0294691066209135">
            <text:p>2.95%</text:p>
          </table:table-cell>
          <table:table-cell table:style-name="ce11" table:formula="of:=([.D25]-[.$I$3])/[.$J$3]" office:value-type="percentage" office:value="0.115597492593459">
            <text:p>11.56%</text:p>
          </table:table-cell>
          <table:covered-table-cell/>
          <table:table-cell table:number-columns-repeated="3"/>
          <table:covered-table-cell/>
          <table:table-cell table:style-name="ce12" office:value-type="string">
            <text:p>Mao Kun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Fairgraves, Never Dying</text:a></text:p>
          </table:table-cell>
          <table:table-cell office:value-type="string">
            <text:p>Plateau</text:p>
          </table:table-cell>
          <table:table-cell/>
          <table:table-cell office:value-type="string">
            <text:p>Ts 5:00:00</text:p>
          </table:table-cell>
          <table:table-cell office:value-type="float" office:value="1252000000">
            <text:p>1,252,000,000</text:p>
          </table:table-cell>
          <table:table-cell table:style-name="ce11" table:formula="of:=[.V25]-[.V24]" office:value-type="percentage" office:value="0.161973246772529">
            <text:p>16.20%</text:p>
          </table:table-cell>
          <table:table-cell table:style-name="ce11" table:formula="of:=([.T25]-[.$I$18])/[.$J$18]" office:value-type="percentage" office:value="0.612535439322091">
            <text:p>61.25%</text:p>
          </table:table-cell>
          <table:table-cell table:style-name="ce8" table:formula="of:=[.T25]-[.T24]" office:value-type="float" office:value="16416330">
            <text:p>16,416,330</text:p>
          </table:table-cell>
          <table:table-cell/>
          <table:table-cell office:value-type="string">
            <text:p>Crematorium</text:p>
          </table:table-cell>
          <table:table-cell/>
          <table:table-cell office:value-type="string">
            <text:p>20q</text:p>
          </table:table-cell>
          <table:table-cell table:style-name="ce8" office:value-type="float" office:value="1546451029">
            <text:p>1,546,451,029</text:p>
          </table:table-cell>
          <table:table-cell table:style-name="ce11" table:formula="of:=[.AD25]-[.AD24]" office:value-type="percentage" office:value="0.0704768182378232">
            <text:p>7.05%</text:p>
          </table:table-cell>
          <table:table-cell table:style-name="ce11" table:formula="of:=([.AB25]-[.$I$21])/[.$J$21]" office:value-type="percentage" office:value="0.213755027769131">
            <text:p>21.38%</text:p>
          </table:table-cell>
          <table:table-cell table:style-name="ce8" table:formula="of:=[.AB25]-[.AB24]" office:value-type="float" office:value="9007864">
            <text:p>9,007,864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Palace</text:p>
          </table:table-cell>
          <table:table-cell office:value-type="string">
            <text:p>26/anarchy</text:p>
          </table:table-cell>
          <table:table-cell table:style-name="ce5" office:value-type="string">
            <text:p>?</text:p>
          </table:table-cell>
          <table:table-cell table:style-name="ce8" office:value-type="float" office:value="2484058167">
            <text:p>2,484,058,167</text:p>
          </table:table-cell>
          <table:table-cell table:style-name="ce11" table:formula="of:=[.F26]-[.F25]" office:value-type="percentage" office:value="0.0235882160495911">
            <text:p>2.36%</text:p>
          </table:table-cell>
          <table:table-cell table:style-name="ce11" table:formula="of:=([.D26]-[.$I$3])/[.$J$3]" office:value-type="percentage" office:value="0.13918570864305">
            <text:p>13.92%</text:p>
          </table:table-cell>
          <table:covered-table-cell/>
          <table:table-cell table:number-columns-repeated="3"/>
          <table:covered-table-cell/>
          <table:table-cell table:style-name="ce12" office:value-type="string">
            <text:p>Spider Lair Map</text:p>
          </table:table-cell>
          <table:table-cell table:style-name="ce12" office:value-type="float" office:value="70">
            <text:p>70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2" office:value-type="string">
            <text:p><text:a xlink:href="">Hybrid Widow</text:a></text:p>
          </table:table-cell>
          <table:table-cell office:value-type="string">
            <text:p>Another map</text:p>
          </table:table-cell>
          <table:table-cell table:number-columns-repeated="2"/>
          <table:table-cell office:value-type="float" office:value="1263733110">
            <text:p>1,263,733,110</text:p>
          </table:table-cell>
          <table:table-cell table:style-name="ce11" table:formula="of:=[.V26]-[.V25]" office:value-type="percentage" office:value="0.11576582107202">
            <text:p>11.58%</text:p>
          </table:table-cell>
          <table:table-cell table:style-name="ce11" table:formula="of:=([.T26]-[.$I$18])/[.$J$18]" office:value-type="percentage" office:value="0.72830126039411">
            <text:p>72.83%</text:p>
          </table:table-cell>
          <table:table-cell table:style-name="ce8" table:formula="of:=[.T26]-[.T25]" office:value-type="float" office:value="11733110">
            <text:p>11,733,110</text:p>
          </table:table-cell>
          <table:table-cell/>
          <table:table-cell office:value-type="string">
            <text:p>Shipyard</text:p>
          </table:table-cell>
          <table:table-cell/>
          <table:table-cell office:value-type="string">
            <text:p>20q</text:p>
          </table:table-cell>
          <table:table-cell table:style-name="ce8" office:value-type="float" office:value="1556625402">
            <text:p>1,556,625,402</text:p>
          </table:table-cell>
          <table:table-cell table:style-name="ce11" table:formula="of:=[.AD26]-[.AD25]" office:value-type="percentage" office:value="0.079603492748649">
            <text:p>7.96%</text:p>
          </table:table-cell>
          <table:table-cell table:style-name="ce11" table:formula="of:=([.AB26]-[.$I$21])/[.$J$21]" office:value-type="percentage" office:value="0.29335852051778">
            <text:p>29.34%</text:p>
          </table:table-cell>
          <table:table-cell table:style-name="ce8" table:formula="of:=[.AB26]-[.AB25]" office:value-type="float" office:value="10174373">
            <text:p>10,174,373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3" office:value-type="string">
            <text:p>Academy</text:p>
          </table:table-cell>
          <table:table-cell table:style-name="ce4" office:value-type="float" office:value="16">
            <text:p>16</text:p>
          </table:table-cell>
          <table:table-cell table:style-name="ce2"/>
          <table:table-cell table:style-name="ce9" office:value-type="float" office:value="2488584400">
            <text:p>2,488,584,400</text:p>
          </table:table-cell>
          <table:table-cell table:style-name="ce11" table:formula="of:=[.F27]-[.F26]" office:value-type="percentage" office:value="0.022390053676772">
            <text:p>2.24%</text:p>
          </table:table-cell>
          <table:table-cell table:style-name="ce11" table:formula="of:=([.D27]-[.$I$3])/[.$J$3]" office:value-type="percentage" office:value="0.161575762319822">
            <text:p>16.16%</text:p>
          </table:table-cell>
          <table:covered-table-cell/>
          <table:table-cell table:number-columns-repeated="3"/>
          <table:covered-table-cell/>
          <table:table-cell table:style-name="ce12" office:value-type="string">
            <text:p>Vaal Pyramid Map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Atziri's Chosen</text:a></text:p>
          </table:table-cell>
          <table:table-cell office:value-type="string">
            <text:p>Chateau</text:p>
          </table:table-cell>
          <table:table-cell table:number-columns-repeated="2"/>
          <table:table-cell office:value-type="float" office:value="1271376328">
            <text:p>1,271,376,328</text:p>
          </table:table-cell>
          <table:table-cell table:style-name="ce11" table:formula="of:=[.V27]-[.V26]+0.1" office:value-type="percentage" office:value="0.175412521266948">
            <text:p>17.54%</text:p>
          </table:table-cell>
          <table:table-cell table:style-name="ce11" table:formula="of:=([.T27]-[.$I$18])/[.$J$18]" office:value-type="percentage" office:value="0.803713781661058">
            <text:p>80.37%</text:p>
          </table:table-cell>
          <table:table-cell table:style-name="ce8" table:formula="of:=[.T27]-[.T26]" office:value-type="float" office:value="7643218">
            <text:p>7,643,218</text:p>
          </table:table-cell>
          <table:table-cell/>
          <table:table-cell office:value-type="string">
            <text:p>Volcano</text:p>
          </table:table-cell>
          <table:table-cell table:number-columns-repeated="2"/>
          <table:table-cell table:style-name="ce8" office:value-type="float" office:value="1565642000">
            <text:p>1,565,642,000</text:p>
          </table:table-cell>
          <table:table-cell table:style-name="ce11" table:formula="of:=[.AD27]-[.AD26]" office:value-type="percentage" office:value="0.0705451523657019">
            <text:p>7.05%</text:p>
          </table:table-cell>
          <table:table-cell table:style-name="ce11" table:formula="of:=([.AB27]-[.$I$21])/[.$J$21]" office:value-type="percentage" office:value="0.363903672883481">
            <text:p>36.39%</text:p>
          </table:table-cell>
          <table:table-cell table:style-name="ce8" table:formula="of:=[.AB27]-[.AB26]" office:value-type="float" office:value="9016598">
            <text:p>9,016,598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3" office:value-type="string">
            <text:p>Arsenal</text:p>
          </table:table-cell>
          <table:table-cell table:style-name="ce4" office:value-type="float" office:value="14">
            <text:p>14</text:p>
          </table:table-cell>
          <table:table-cell table:style-name="ce2"/>
          <table:table-cell table:style-name="ce9" office:value-type="float" office:value="2493148501">
            <text:p>2,493,148,501</text:p>
          </table:table-cell>
          <table:table-cell table:style-name="ce11" table:formula="of:=[.F28]-[.F27]" office:value-type="percentage" office:value="0.0225773764576876">
            <text:p>2.26%</text:p>
          </table:table-cell>
          <table:table-cell table:style-name="ce11" table:formula="of:=([.D28]-[.$I$3])/[.$J$3]" office:value-type="percentage" office:value="0.184153138777509">
            <text:p>18.42%</text:p>
          </table:table-cell>
          <table:table-cell table:number-columns-repeated="4"/>
          <table:covered-table-cell/>
          <table:table-cell table:style-name="ce12" office:value-type="string">
            <text:p>Vaults of Atziri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(none)</text:p>
          </table:table-cell>
          <table:table-cell office:value-type="string">
            <text:p>Chateau</text:p>
          </table:table-cell>
          <table:table-cell table:number-columns-repeated="2"/>
          <table:table-cell office:value-type="float" office:value="1298378163">
            <text:p>1,298,378,163</text:p>
          </table:table-cell>
          <table:table-cell table:style-name="ce11" table:formula="of:=[.V28]-[.V27]" office:value-type="percentage" office:value="-0.738817008911459">
            <text:p>-73.88%</text:p>
          </table:table-cell>
          <table:table-cell table:style-name="ce11" table:formula="of:=([.T28]-[.$I$19])/[.$J$19]" office:value-type="percentage" office:value="0.0648967727495993">
            <text:p>6.49%</text:p>
          </table:table-cell>
          <table:table-cell table:style-name="ce8" table:formula="of:=[.T28]-[.T27]" office:value-type="float" office:value="27001835">
            <text:p>27,001,835</text:p>
          </table:table-cell>
          <table:table-cell/>
          <table:table-cell office:value-type="string">
            <text:p>Shipyard</text:p>
          </table:table-cell>
          <table:table-cell table:number-columns-repeated="2"/>
          <table:table-cell table:style-name="ce8" office:value-type="float" office:value="1576178104">
            <text:p>1,576,178,104</text:p>
          </table:table-cell>
          <table:table-cell table:style-name="ce11" table:formula="of:=[.AD28]-[.AD27]" office:value-type="percentage" office:value="0.0824336475931255">
            <text:p>8.24%</text:p>
          </table:table-cell>
          <table:table-cell table:style-name="ce11" table:formula="of:=([.AB28]-[.$I$21])/[.$J$21]" office:value-type="percentage" office:value="0.446337320476607">
            <text:p>44.63%</text:p>
          </table:table-cell>
          <table:table-cell table:style-name="ce8" table:formula="of:=[.AB28]-[.AB27]" office:value-type="float" office:value="10536104">
            <text:p>10,536,104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3" office:value-type="string">
            <text:p>Crematorium</text:p>
          </table:table-cell>
          <table:table-cell table:style-name="ce4" office:value-type="string">
            <text:p>15/q7</text:p>
          </table:table-cell>
          <table:table-cell table:style-name="ce2"/>
          <table:table-cell table:style-name="ce9" office:value-type="float" office:value="2497282350">
            <text:p>2,497,282,350</text:p>
          </table:table-cell>
          <table:table-cell table:style-name="ce11" table:formula="of:=[.F29]-[.F28]" office:value-type="percentage" office:value="0.0204490358763392">
            <text:p>2.04%</text:p>
          </table:table-cell>
          <table:table-cell table:style-name="ce11" table:formula="of:=([.D29]-[.$I$3])/[.$J$3]" office:value-type="percentage" office:value="0.204602174653849">
            <text:p>20.46%</text:p>
          </table:table-cell>
          <table:table-cell table:number-columns-repeated="4"/>
          <table:covered-table-cell/>
          <table:table-cell table:style-name="ce12" office:value-type="string">
            <text:p>Arena Map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Avatar of the Forge</text:a>, <text:a xlink:href="">Avatar of the Skies</text:a>, <text:a xlink:href="">Avatar of the Huntress</text:a></text:p>
          </table:table-cell>
          <table:table-cell office:value-type="string">
            <text:p>Chateau</text:p>
          </table:table-cell>
          <table:table-cell office:value-type="string">
            <text:p>115q/49r/30pack</text:p>
          </table:table-cell>
          <table:table-cell/>
          <table:table-cell office:value-type="float" office:value="1313292379">
            <text:p>1,313,292,379</text:p>
          </table:table-cell>
          <table:table-cell table:style-name="ce11" table:formula="of:=[.V29]-[.V28]" office:value-type="percentage" office:value="0.136171912019976">
            <text:p>13.62%</text:p>
          </table:table-cell>
          <table:table-cell table:style-name="ce11" table:formula="of:=([.T29]-[.$I$19])/[.$J$19]" office:value-type="percentage" office:value="0.201068684769575">
            <text:p>20.11%</text:p>
          </table:table-cell>
          <table:table-cell table:style-name="ce8" table:formula="of:=[.T29]-[.T28]" office:value-type="float" office:value="14914216">
            <text:p>14,914,216</text:p>
          </table:table-cell>
          <table:table-cell/>
          <table:table-cell office:value-type="string">
            <text:p>CoutrYard</text:p>
          </table:table-cell>
          <table:table-cell table:number-columns-repeated="2"/>
          <table:table-cell table:style-name="ce8" office:value-type="float" office:value="1582750827">
            <text:p>1,582,750,827</text:p>
          </table:table-cell>
          <table:table-cell table:style-name="ce11" table:formula="of:=[.AD29]-[.AD28]" office:value-type="percentage" office:value="0.0514244669100866">
            <text:p>5.14%</text:p>
          </table:table-cell>
          <table:table-cell table:style-name="ce11" table:formula="of:=([.AB29]-[.$I$21])/[.$J$21]" office:value-type="percentage" office:value="0.497761787386694">
            <text:p>49.78%</text:p>
          </table:table-cell>
          <table:table-cell table:style-name="ce8" table:formula="of:=[.AB29]-[.AB28]" office:value-type="float" office:value="6572723">
            <text:p>6,572,723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3" office:value-type="string">
            <text:p>Village Ruin</text:p>
          </table:table-cell>
          <table:table-cell table:style-name="ce4" office:value-type="string">
            <text:p>26/q</text:p>
          </table:table-cell>
          <table:table-cell table:style-name="ce7" office:value-type="time" office:time-value="PT06H00M00S">
            <text:p>06:00:00</text:p>
          </table:table-cell>
          <table:table-cell table:style-name="ce9" office:value-type="float" office:value="2502024512">
            <text:p>2,502,024,512</text:p>
          </table:table-cell>
          <table:table-cell table:style-name="ce11" table:formula="of:=[.F30]-[.F29]" office:value-type="percentage" office:value="0.023458196191833">
            <text:p>2.35%</text:p>
          </table:table-cell>
          <table:table-cell table:style-name="ce11" table:formula="of:=([.D30]-[.$I$3])/[.$J$3]" office:value-type="percentage" office:value="0.228060370845682">
            <text:p>22.81%</text:p>
          </table:table-cell>
          <table:table-cell table:number-columns-repeated="4"/>
          <table:covered-table-cell/>
          <table:table-cell table:style-name="ce12" office:value-type="string">
            <text:p>Overgrown Shrine Map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Hybrid Widow</text:a></text:p>
          </table:table-cell>
          <table:table-cell office:value-type="string">
            <text:p>Chateau+zana</text:p>
          </table:table-cell>
          <table:table-cell office:value-type="string">
            <text:p>None</text:p>
          </table:table-cell>
          <table:table-cell/>
          <table:table-cell office:value-type="float" office:value="1336623000">
            <text:p>1,336,623,000</text:p>
          </table:table-cell>
          <table:table-cell table:style-name="ce11" table:formula="of:=[.V30]-[.V29]" office:value-type="percentage" office:value="0.213016578959524">
            <text:p>21.30%</text:p>
          </table:table-cell>
          <table:table-cell table:style-name="ce11" table:formula="of:=([.T30]-[.$I$19])/[.$J$19]" office:value-type="percentage" office:value="0.414085263729099">
            <text:p>41.41%</text:p>
          </table:table-cell>
          <table:table-cell table:style-name="ce8" table:formula="of:=[.T30]-[.T29]" office:value-type="float" office:value="23330621">
            <text:p>23,330,621</text:p>
          </table:table-cell>
          <table:table-cell/>
          <table:table-cell office:value-type="string">
            <text:p>Necropolis</text:p>
          </table:table-cell>
          <table:table-cell table:number-columns-repeated="2"/>
          <table:table-cell table:style-name="ce8" office:value-type="float" office:value="1591944832">
            <text:p>1,591,944,832</text:p>
          </table:table-cell>
          <table:table-cell table:style-name="ce11" table:formula="of:=[.AD30]-[.AD29]" office:value-type="percentage" office:value="0.0719331707564233">
            <text:p>7.19%</text:p>
          </table:table-cell>
          <table:table-cell table:style-name="ce11" table:formula="of:=([.AB30]-[.$I$21])/[.$J$21]" office:value-type="percentage" office:value="0.569694958143117">
            <text:p>56.97%</text:p>
          </table:table-cell>
          <table:table-cell table:style-name="ce8" table:formula="of:=[.AB30]-[.AB29]" office:value-type="float" office:value="9194005">
            <text:p>9,194,005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3" office:value-type="string">
            <text:p>Necropolis</text:p>
          </table:table-cell>
          <table:table-cell table:style-name="ce4" office:value-type="float" office:value="0">
            <text:p>0</text:p>
          </table:table-cell>
          <table:table-cell table:style-name="ce7" office:value-type="time" office:time-value="PT07H00M00S">
            <text:p>07:00:00</text:p>
          </table:table-cell>
          <table:table-cell table:style-name="ce9" office:value-type="float" office:value="2505213927">
            <text:p>2,505,213,927</text:p>
          </table:table-cell>
          <table:table-cell table:style-name="ce11" table:formula="of:=[.F31]-[.F30]" office:value-type="percentage" office:value="0.015777175644184">
            <text:p>1.58%</text:p>
          </table:table-cell>
          <table:table-cell table:style-name="ce11" table:formula="of:=([.D31]-[.$I$3])/[.$J$3]" office:value-type="percentage" office:value="0.243837546489866">
            <text:p>24.38%</text:p>
          </table:table-cell>
          <table:table-cell table:number-columns-repeated="4"/>
          <table:covered-table-cell/>
          <table:table-cell table:style-name="ce12" office:value-type="string">
            <text:p>Acton's Nightmare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Thorn</text:a>, <text:a xlink:href="">Rose</text:a></text:p>
          </table:table-cell>
          <table:table-cell office:value-type="string">
            <text:p>Chateau+zana</text:p>
          </table:table-cell>
          <table:table-cell office:value-type="string">
            <text:p>?</text:p>
          </table:table-cell>
          <table:table-cell office:value-type="string">
            <text:p>12m for both</text:p>
          </table:table-cell>
          <table:table-cell office:value-type="float" office:value="1367702075">
            <text:p>1,367,702,075</text:p>
          </table:table-cell>
          <table:table-cell table:style-name="ce11" table:formula="of:=[.V31]-[.V30]" office:value-type="percentage" office:value="0.283762623966437">
            <text:p>28.38%</text:p>
          </table:table-cell>
          <table:table-cell table:style-name="ce11" table:formula="of:=([.T31]-[.$I$19])/[.$J$19]" office:value-type="percentage" office:value="0.697847887695536">
            <text:p>69.78%</text:p>
          </table:table-cell>
          <table:table-cell table:style-name="ce8" table:formula="of:=[.T31]-[.T30]" office:value-type="float" office:value="31079075">
            <text:p>31,079,075</text:p>
          </table:table-cell>
          <table:table-cell/>
          <table:table-cell office:value-type="string">
            <text:p>0.7 Necropolis</text:p>
          </table:table-cell>
          <table:table-cell table:number-columns-repeated="2"/>
          <table:table-cell table:style-name="ce8" office:value-type="float" office:value="1597882232">
            <text:p>1,597,882,232</text:p>
          </table:table-cell>
          <table:table-cell table:style-name="ce11" table:formula="of:=[.AD31]-[.AD30]" office:value-type="percentage" office:value="0.0464537498129691">
            <text:p>4.65%</text:p>
          </table:table-cell>
          <table:table-cell table:style-name="ce11" table:formula="of:=([.AB31]-[.$I$21])/[.$J$21]" office:value-type="percentage" office:value="0.616148707956086">
            <text:p>61.61%</text:p>
          </table:table-cell>
          <table:table-cell table:style-name="ce8" table:formula="of:=[.AB31]-[.AB30]" office:value-type="float" office:value="5937400">
            <text:p>5,937,400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3" office:value-type="string">
            <text:p>Precinct</text:p>
          </table:table-cell>
          <table:table-cell table:style-name="ce4" office:value-type="string">
            <text:p>24/q</text:p>
          </table:table-cell>
          <table:table-cell table:style-name="ce7" office:value-type="time" office:time-value="PT05H40M00S">
            <text:p>05:40:00</text:p>
          </table:table-cell>
          <table:table-cell table:style-name="ce9" office:value-type="float" office:value="2507987596">
            <text:p>2,507,987,596</text:p>
          </table:table-cell>
          <table:table-cell table:style-name="ce11" table:formula="of:=[.F32]-[.F31]" office:value-type="percentage" office:value="0.0137205923317687">
            <text:p>1.37%</text:p>
          </table:table-cell>
          <table:table-cell table:style-name="ce11" table:formula="of:=([.D32]-[.$I$3])/[.$J$3]" office:value-type="percentage" office:value="0.257558138821634">
            <text:p>25.76%</text:p>
          </table:table-cell>
          <table:table-cell table:number-columns-repeated="4"/>
          <table:covered-table-cell/>
          <table:table-cell table:style-name="ce12" office:value-type="string">
            <text:p>Promenade Map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Blackguard Avenger</text:a>, <text:a xlink:href="">Blackguard Tempest</text:a></text:p>
          </table:table-cell>
          <table:table-cell office:value-type="string">
            <text:p>Crematorium</text:p>
          </table:table-cell>
          <table:table-cell office:value-type="float" office:value="0">
            <text:p>0</text:p>
          </table:table-cell>
          <table:table-cell table:style-name="ce5" office:value-type="time" office:time-value="PT07H00M00S">
            <text:p>07:00:00</text:p>
          </table:table-cell>
          <table:table-cell office:value-type="float" office:value="1382263640">
            <text:p>1,382,263,640</text:p>
          </table:table-cell>
          <table:table-cell table:style-name="ce11" table:formula="of:=[.V32]-[.V31]" office:value-type="percentage" office:value="0.132952087327497">
            <text:p>13.30%</text:p>
          </table:table-cell>
          <table:table-cell table:style-name="ce11" table:formula="of:=([.T32]-[.$I$19])/[.$J$19]" office:value-type="percentage" office:value="0.830799975023033">
            <text:p>83.08%</text:p>
          </table:table-cell>
          <table:table-cell table:style-name="ce8" table:formula="of:=[.T32]-[.T31]" office:value-type="float" office:value="14561565">
            <text:p>14,561,565</text:p>
          </table:table-cell>
          <table:table-cell/>
          <table:table-cell office:value-type="string">
            <text:p>daily</text:p>
          </table:table-cell>
          <table:table-cell table:number-columns-repeated="2"/>
          <table:table-cell table:style-name="ce8" office:value-type="float" office:value="1599000000">
            <text:p>1,599,000,000</text:p>
          </table:table-cell>
          <table:table-cell table:style-name="ce11" table:formula="of:=[.AD32]-[.AD31]" office:value-type="percentage" office:value="0.0087453287669591">
            <text:p>0.87%</text:p>
          </table:table-cell>
          <table:table-cell table:style-name="ce11" table:formula="of:=([.AB32]-[.$I$21])/[.$J$21]" office:value-type="percentage" office:value="0.624894036723045">
            <text:p>62.49%</text:p>
          </table:table-cell>
          <table:table-cell table:style-name="ce8" table:formula="of:=[.$AB32]-[.$AB31]" office:value-type="float" office:value="1117768">
            <text:p>1,117,768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3" office:value-type="string">
            <text:p>Precinct</text:p>
          </table:table-cell>
          <table:table-cell table:style-name="ce4" office:value-type="string">
            <text:p>14/q</text:p>
          </table:table-cell>
          <table:table-cell table:style-name="ce7" office:value-type="time" office:time-value="PT05H00M00S">
            <text:p>05:00:00</text:p>
          </table:table-cell>
          <table:table-cell table:style-name="ce9" office:value-type="float" office:value="2511245406">
            <text:p>2,511,245,406</text:p>
          </table:table-cell>
          <table:table-cell table:style-name="ce11" table:formula="of:=[.F33]-[.F32]" office:value-type="percentage" office:value="0.0161155072592871">
            <text:p>1.61%</text:p>
          </table:table-cell>
          <table:table-cell table:style-name="ce11" table:formula="of:=([.D33]-[.$I$3])/[.$J$3]" office:value-type="percentage" office:value="0.273673646080921">
            <text:p>27.37%</text:p>
          </table:table-cell>
          <table:table-cell table:number-columns-repeated="4"/>
          <table:covered-table-cell/>
          <table:table-cell table:style-name="ce12" office:value-type="string">
            <text:p>Hall of Grandmasters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everal</text:p>
          </table:table-cell>
          <table:table-cell office:value-type="string">
            <text:p>Crematorium</text:p>
          </table:table-cell>
          <table:table-cell/>
          <table:table-cell table:style-name="ce5" office:value-type="time" office:time-value="PT07H00M00S">
            <text:p>07:00:00</text:p>
          </table:table-cell>
          <table:table-cell office:value-type="float" office:value="1394789373">
            <text:p>1,394,789,373</text:p>
          </table:table-cell>
          <table:table-cell table:style-name="ce11" table:formula="of:=[.V33]-[.V32]" office:value-type="percentage" office:value="0.114364242281438">
            <text:p>11.44%</text:p>
          </table:table-cell>
          <table:table-cell table:style-name="ce11" table:formula="of:=([.T33]-[.$I$19])/[.$J$19]" office:value-type="percentage" office:value="0.945164217304471">
            <text:p>94.52%</text:p>
          </table:table-cell>
          <table:table-cell table:style-name="ce8" table:formula="of:=[.T33]-[.T32]" office:value-type="float" office:value="12525733">
            <text:p>12,525,733</text:p>
          </table:table-cell>
          <table:table-cell/>
          <table:table-cell office:value-type="string">
            <text:p>Springs</text:p>
          </table:table-cell>
          <table:table-cell table:number-columns-repeated="2"/>
          <table:table-cell table:style-name="ce8" office:value-type="float" office:value="1578776000">
            <text:p>1,578,776,000</text:p>
          </table:table-cell>
          <table:table-cell table:style-name="ce11" table:formula="of:=[.AD33]-[.AD32]" office:value-type="percentage" office:value="-0.1582309826216">
            <text:p>-15.82%</text:p>
          </table:table-cell>
          <table:table-cell table:style-name="ce11" table:formula="of:=([.AB33]-[.$I$21])/[.$J$21]" office:value-type="percentage" office:value="0.466663054101445">
            <text:p>46.67%</text:p>
          </table:table-cell>
          <table:table-cell table:style-name="ce8" table:formula="of:=[.$AB33]-[.$AB32]" office:value-type="float" office:value="-20224000">
            <text:p>-20,224,000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Academy</text:p>
          </table:table-cell>
          <table:table-cell table:style-name="ce2" office:value-type="string">
            <text:p>14/q</text:p>
          </table:table-cell>
          <table:table-cell table:style-name="ce2" office:value-type="string">
            <text:p>?</text:p>
          </table:table-cell>
          <table:table-cell table:style-name="ce9" office:value-type="float" office:value="2514805818">
            <text:p>2,514,805,818</text:p>
          </table:table-cell>
          <table:table-cell table:style-name="ce11" table:formula="of:=[.F34]-[.F33]" office:value-type="percentage" office:value="0.0176123977248682">
            <text:p>1.76%</text:p>
          </table:table-cell>
          <table:table-cell table:style-name="ce11" table:formula="of:=([.D34]-[.$I$3])/[.$J$3]" office:value-type="percentage" office:value="0.291286043805789">
            <text:p>29.13%</text:p>
          </table:table-cell>
          <table:table-cell table:number-columns-repeated="4"/>
          <table:covered-table-cell/>
          <table:table-cell table:style-name="ce12" office:value-type="string">
            <text:p>Phantasmagoria Map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Thraxia</text:a></text:p>
          </table:table-cell>
          <table:table-cell office:value-type="string">
            <text:p>t14 rot x5 – death</text:p>
          </table:table-cell>
          <table:table-cell table:number-columns-repeated="2"/>
          <table:table-cell office:value-type="float" office:value="1446236494">
            <text:p>1,446,236,494</text:p>
          </table:table-cell>
          <table:table-cell table:style-name="ce11" table:formula="of:=[.V34]-[.V33]" office:value-type="percentage" office:value="-0.561159396214622">
            <text:p>-56.12%</text:p>
          </table:table-cell>
          <table:table-cell table:style-name="ce11" table:formula="of:=([.T34]-[.$I$20])/[.$J$20]" office:value-type="percentage" office:value="0.384004821089849">
            <text:p>38.40%</text:p>
          </table:table-cell>
          <table:table-cell table:style-name="ce8" table:formula="of:=[.T34]-[.T33]" office:value-type="float" office:value="51447121">
            <text:p>51,447,121</text:p>
          </table:table-cell>
          <table:table-cell/>
          <table:table-cell office:value-type="string">
            <text:p>*2</text:p>
          </table:table-cell>
          <table:table-cell table:number-columns-repeated="2"/>
          <table:table-cell table:style-name="ce8" office:value-type="float" office:value="1606785000">
            <text:p>1,606,785,000</text:p>
          </table:table-cell>
          <table:table-cell table:style-name="ce11" table:formula="of:=[.AD34]-[.AD33]" office:value-type="percentage" office:value="0.219140209268611">
            <text:p>21.91%</text:p>
          </table:table-cell>
          <table:table-cell table:style-name="ce11" table:formula="of:=([.AB34]-[.$I$21])/[.$J$21]" office:value-type="percentage" office:value="0.685803263370056">
            <text:p>68.58%</text:p>
          </table:table-cell>
          <table:table-cell table:style-name="ce8" table:formula="of:=[.$AB34]-[.$AB33]" office:value-type="float" office:value="28009000">
            <text:p>28,009,000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Shipyard+Zana</text:p>
          </table:table-cell>
          <table:table-cell table:style-name="ce2" office:value-type="string">
            <text:p>29/anarchy</text:p>
          </table:table-cell>
          <table:table-cell table:style-name="ce2"/>
          <table:table-cell table:style-name="ce9" office:value-type="float" office:value="2526129992">
            <text:p>2,526,129,992</text:p>
          </table:table-cell>
          <table:table-cell table:style-name="ce11" table:formula="of:=[.F35]-[.F34]" office:value-type="percentage" office:value="0.0560176340248295">
            <text:p>5.60%</text:p>
          </table:table-cell>
          <table:table-cell table:style-name="ce11" table:formula="of:=([.D35]-[.$I$3])/[.$J$3]" office:value-type="percentage" office:value="0.347303677830619">
            <text:p>34.73%</text:p>
          </table:table-cell>
          <table:table-cell table:number-columns-repeated="4"/>
          <table:covered-table-cell/>
          <table:table-cell table:style-name="ce12" office:value-type="string">
            <text:p>Shore Map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Glace</text:a></text:p>
          </table:table-cell>
          <table:table-cell office:value-type="string">
            <text:p>Academy</text:p>
          </table:table-cell>
          <table:table-cell table:number-columns-repeated="2"/>
          <table:table-cell office:value-type="float" office:value="1444144451">
            <text:p>1,444,144,451</text:p>
          </table:table-cell>
          <table:table-cell table:style-name="ce11" table:formula="of:=[.V35]-[.V34]" office:value-type="percentage" office:value="-0.0176789773114511">
            <text:p>-1.77%</text:p>
          </table:table-cell>
          <table:table-cell table:style-name="ce11" table:formula="of:=([.T35]-[.$I$20])/[.$J$20]" office:value-type="percentage" office:value="0.366325843778398">
            <text:p>36.63%</text:p>
          </table:table-cell>
          <table:table-cell table:style-name="ce8" table:formula="of:=[.T35]-[.T34]" office:value-type="float" office:value="-2092043">
            <text:p>-2,092,043</text:p>
          </table:table-cell>
          <table:table-cell/>
          <table:table-cell office:value-type="string">
            <text:p>Volcano</text:p>
          </table:table-cell>
          <table:table-cell table:number-columns-repeated="2"/>
          <table:table-cell table:style-name="ce8" office:value-type="float" office:value="1613709000">
            <text:p>1,613,709,000</text:p>
          </table:table-cell>
          <table:table-cell table:style-name="ce11" table:formula="of:=[.AD35]-[.AD34]" office:value-type="percentage" office:value="0.0541728304821973">
            <text:p>5.42%</text:p>
          </table:table-cell>
          <table:table-cell table:style-name="ce11" table:formula="of:=([.AB35]-[.$I$21])/[.$J$21]" office:value-type="percentage" office:value="0.739976093852254">
            <text:p>74.00%</text:p>
          </table:table-cell>
          <table:table-cell table:style-name="ce8" table:formula="of:=[.$AB35]-[.$AB34]" office:value-type="float" office:value="6924000">
            <text:p>6,924,000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OverGrown Ruin</text:p>
          </table:table-cell>
          <table:table-cell table:style-name="ce2" office:value-type="string">
            <text:p>30/anarcy</text:p>
          </table:table-cell>
          <table:table-cell table:style-name="ce2" office:value-type="float" office:value="1">
            <text:p>1</text:p>
          </table:table-cell>
          <table:table-cell table:style-name="ce9" office:value-type="float" office:value="2531076291">
            <text:p>2,531,076,291</text:p>
          </table:table-cell>
          <table:table-cell table:style-name="ce11" table:formula="of:=[.F36]-[.F35]" office:value-type="percentage" office:value="0.0244680068638454">
            <text:p>2.45%</text:p>
          </table:table-cell>
          <table:table-cell table:style-name="ce11" table:formula="of:=([.D36]-[.$I$3])/[.$J$3]" office:value-type="percentage" office:value="0.371771684694464">
            <text:p>37.18%</text:p>
          </table:table-cell>
          <table:table-cell table:number-columns-repeated="4"/>
          <table:covered-table-cell/>
          <table:table-cell table:style-name="ce12" office:value-type="string">
            <text:p>Spider Forest Map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The Blacksmith</text:a></text:p>
          </table:table-cell>
          <table:table-cell office:value-type="string">
            <text:p>Crematorium+dunes</text:p>
          </table:table-cell>
          <table:table-cell table:number-columns-repeated="2"/>
          <table:table-cell office:value-type="float" office:value="1461033992">
            <text:p>1,461,033,992</text:p>
          </table:table-cell>
          <table:table-cell table:style-name="ce11" table:formula="of:=[.V36]-[.V35]+0.1" office:value-type="percentage" office:value="0.242726422038086">
            <text:p>24.27%</text:p>
          </table:table-cell>
          <table:table-cell table:style-name="ce11" table:formula="of:=([.T36]-[.$I$20])/[.$J$20]" office:value-type="percentage" office:value="0.509052265816484">
            <text:p>50.91%</text:p>
          </table:table-cell>
          <table:table-cell table:style-name="ce8" table:formula="of:=[.T36]-[.T35]" office:value-type="float" office:value="16889541">
            <text:p>16,889,541</text:p>
          </table:table-cell>
          <table:table-cell/>
          <table:table-cell office:value-type="string">
            <text:p>HZ</text:p>
          </table:table-cell>
          <table:table-cell table:number-columns-repeated="2"/>
          <table:table-cell table:style-name="ce8" office:value-type="float" office:value="1620745157">
            <text:p>1,620,745,157</text:p>
          </table:table-cell>
          <table:table-cell table:style-name="ce11" table:formula="of:=[.AD36]-[.AD35]" office:value-type="percentage" office:value="0.0550503380137387">
            <text:p>5.51%</text:p>
          </table:table-cell>
          <table:table-cell table:style-name="ce11" table:formula="of:=([.AB36]-[.$I$21])/[.$J$21]" office:value-type="percentage" office:value="0.795026431865992">
            <text:p>79.50%</text:p>
          </table:table-cell>
          <table:table-cell table:style-name="ce8" table:formula="of:=[.$AB36]-[.$AB35]" office:value-type="float" office:value="7036157">
            <text:p>7,036,157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Academy</text:p>
          </table:table-cell>
          <table:table-cell table:style-name="ce2" office:value-type="string">
            <text:p>14/q</text:p>
          </table:table-cell>
          <table:table-cell table:style-name="ce2"/>
          <table:table-cell table:style-name="ce9" office:value-type="float" office:value="2534776753">
            <text:p>2,534,776,753</text:p>
          </table:table-cell>
          <table:table-cell table:style-name="ce11" table:formula="of:=[.F37]-[.F36]" office:value-type="percentage" office:value="0.0183051872956728">
            <text:p>1.83%</text:p>
          </table:table-cell>
          <table:table-cell table:style-name="ce11" table:formula="of:=([.D37]-[.$I$3])/[.$J$3]" office:value-type="percentage" office:value="0.390076871990137">
            <text:p>39.01%</text:p>
          </table:table-cell>
          <table:table-cell table:number-columns-repeated="4"/>
          <table:covered-table-cell/>
          <table:table-cell table:style-name="ce12" office:value-type="string">
            <text:p>Tunnel Map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Lady of the Brood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475046862">
            <text:p>1,475,046,862</text:p>
          </table:table-cell>
          <table:table-cell table:style-name="ce11" table:formula="of:=[.V37]-[.V36]" office:value-type="percentage" office:value="0.118416882826172">
            <text:p>11.84%</text:p>
          </table:table-cell>
          <table:table-cell table:style-name="ce11" table:formula="of:=([.T37]-[.$I$20])/[.$J$20]" office:value-type="percentage" office:value="0.627469148642656">
            <text:p>62.75%</text:p>
          </table:table-cell>
          <table:table-cell table:style-name="ce8" table:formula="of:=[.T37]-[.T36]" office:value-type="float" office:value="14012870">
            <text:p>14,012,870</text:p>
          </table:table-cell>
          <table:table-cell/>
          <table:table-cell office:value-type="string">
            <text:p>Necropolis</text:p>
          </table:table-cell>
          <table:table-cell table:number-columns-repeated="2"/>
          <table:table-cell table:style-name="ce8" office:value-type="float" office:value="1629942487">
            <text:p>1,629,942,487</text:p>
          </table:table-cell>
          <table:table-cell table:style-name="ce11" table:formula="of:=[.AD37]-[.AD36]" office:value-type="percentage" office:value="0.0719591852944581">
            <text:p>7.20%</text:p>
          </table:table-cell>
          <table:table-cell table:style-name="ce11" table:formula="of:=([.AB37]-[.$I$21])/[.$J$21]" office:value-type="percentage" office:value="0.86698561716045">
            <text:p>86.70%</text:p>
          </table:table-cell>
          <table:table-cell table:style-name="ce8" table:formula="of:=[.$AB37]-[.$AB36]" office:value-type="float" office:value="9197330">
            <text:p>9,197,330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Waterways+Zana</text:p>
          </table:table-cell>
          <table:table-cell table:style-name="ce2" office:value-type="string">
            <text:p>14/anslought</text:p>
          </table:table-cell>
          <table:table-cell table:style-name="ce7" office:value-type="time" office:time-value="PT13H20M00S">
            <text:p>13:20:00</text:p>
          </table:table-cell>
          <table:table-cell table:style-name="ce9" office:value-type="float" office:value="2545174438">
            <text:p>2,545,174,438</text:p>
          </table:table-cell>
          <table:table-cell table:style-name="ce11" table:formula="of:=[.F38]-[.F37]" office:value-type="percentage" office:value="0.0514345428669198">
            <text:p>5.14%</text:p>
          </table:table-cell>
          <table:table-cell table:style-name="ce11" table:formula="of:=([.D38]-[.$I$3])/[.$J$3]" office:value-type="percentage" office:value="0.441511414857057">
            <text:p>44.15%</text:p>
          </table:table-cell>
          <table:table-cell table:number-columns-repeated="4"/>
          <table:covered-table-cell/>
          <table:table-cell table:style-name="ce12" office:value-type="string">
            <text:p>Bog Map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Slitherskin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487217444">
            <text:p>1,487,217,444</text:p>
          </table:table-cell>
          <table:table-cell table:style-name="ce11" table:formula="of:=[.V38]-[.V37]" office:value-type="percentage" office:value="0.102848480191447">
            <text:p>10.28%</text:p>
          </table:table-cell>
          <table:table-cell table:style-name="ce11" table:formula="of:=([.T38]-[.$I$20])/[.$J$20]" office:value-type="percentage" office:value="0.730317628834103">
            <text:p>73.03%</text:p>
          </table:table-cell>
          <table:table-cell table:style-name="ce8" table:formula="of:=[.T38]-[.T37]" office:value-type="float" office:value="12170582">
            <text:p>12,170,582</text:p>
          </table:table-cell>
          <table:table-cell/>
          <table:table-cell office:value-type="string">
            <text:p>Precinct</text:p>
          </table:table-cell>
          <table:table-cell table:number-columns-repeated="2"/>
          <table:table-cell table:style-name="ce8" office:value-type="float" office:value="1627360000">
            <text:p>1,627,360,000</text:p>
          </table:table-cell>
          <table:table-cell table:style-name="ce11" table:formula="of:=[.AD38]-[.AD37]+0.1" office:value-type="percentage" office:value="0.0797948251771406">
            <text:p>7.98%</text:p>
          </table:table-cell>
          <table:table-cell table:style-name="ce11" table:formula="of:=([.AB38]-[.$I$21])/[.$J$21]" office:value-type="percentage" office:value="0.846780442337591">
            <text:p>84.68%</text:p>
          </table:table-cell>
          <table:table-cell table:style-name="ce8" table:formula="of:=[.$AB38]-[.$AB37]" office:value-type="float" office:value="-2582487">
            <text:p>-2,582,487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Excalation</text:p>
          </table:table-cell>
          <table:table-cell table:style-name="ce2" office:value-type="string">
            <text:p>15/anslaught</text:p>
          </table:table-cell>
          <table:table-cell table:style-name="ce7" office:value-type="time" office:time-value="PT10H00M00S">
            <text:p>10:00:00</text:p>
          </table:table-cell>
          <table:table-cell table:style-name="ce9" office:value-type="float" office:value="2550297525">
            <text:p>2,550,297,525</text:p>
          </table:table-cell>
          <table:table-cell table:style-name="ce11" table:formula="of:=[.F39]-[.F38]" office:value-type="percentage" office:value="0.0253425294103889">
            <text:p>2.53%</text:p>
          </table:table-cell>
          <table:table-cell table:style-name="ce11" table:formula="of:=([.D39]-[.$I$3])/[.$J$3]" office:value-type="percentage" office:value="0.466853944267446">
            <text:p>46.69%</text:p>
          </table:table-cell>
          <table:table-cell table:number-columns-repeated="4"/>
          <table:covered-table-cell/>
          <table:table-cell table:style-name="ce12" office:value-type="string">
            <text:p>Caer Blaidd, Wolfpack's Den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Solus, Pack Alpha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507117547">
            <text:p>1,507,117,547</text:p>
          </table:table-cell>
          <table:table-cell table:style-name="ce11" table:formula="of:=[.V39]-[.V38]" office:value-type="percentage" office:value="0.168167417893676">
            <text:p>16.82%</text:p>
          </table:table-cell>
          <table:table-cell table:style-name="ce11" table:formula="of:=([.T39]-[.$I$20])/[.$J$20]" office:value-type="percentage" office:value="0.898485046727779">
            <text:p>89.85%</text:p>
          </table:table-cell>
          <table:table-cell table:style-name="ce8" table:formula="of:=[.T39]-[.T38]" office:value-type="float" office:value="19900103">
            <text:p>19,900,103</text:p>
          </table:table-cell>
          <table:table-cell/>
          <table:table-cell office:value-type="string">
            <text:p>Academy </text:p>
          </table:table-cell>
          <table:table-cell/>
          <table:table-cell office:value-type="string">
            <text:p>30pack</text:p>
          </table:table-cell>
          <table:table-cell table:style-name="ce8" office:value-type="float" office:value="1638999482">
            <text:p>1,638,999,482</text:p>
          </table:table-cell>
          <table:table-cell table:style-name="ce11" table:formula="of:=[.AD39]-[.AD38]" office:value-type="percentage" office:value="0.0910663901338226">
            <text:p>9.11%</text:p>
          </table:table-cell>
          <table:table-cell table:style-name="ce11" table:formula="of:=([.AB39]-[.$I$21])/[.$J$21]" office:value-type="percentage" office:value="0.937846832471414">
            <text:p>93.78%</text:p>
          </table:table-cell>
          <table:table-cell table:style-name="ce8" table:formula="of:=[.$AB39]-[.$AB38]" office:value-type="float" office:value="11639482">
            <text:p>11,639,482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OverGrown Ruin</text:p>
          </table:table-cell>
          <table:table-cell table:style-name="ce2" office:value-type="float" office:value="0">
            <text:p>0</text:p>
          </table:table-cell>
          <table:table-cell table:style-name="ce7" office:value-type="time" office:time-value="PT04H40M00S">
            <text:p>04:40:00</text:p>
          </table:table-cell>
          <table:table-cell table:style-name="ce9" office:value-type="float" office:value="2555163361">
            <text:p>2,555,163,361</text:p>
          </table:table-cell>
          <table:table-cell table:style-name="ce11" table:formula="of:=[.F40]-[.F39]" office:value-type="percentage" office:value="0.0240699781081464">
            <text:p>2.41%</text:p>
          </table:table-cell>
          <table:table-cell table:style-name="ce11" table:formula="of:=([.D40]-[.$I$3])/[.$J$3]" office:value-type="percentage" office:value="0.490923922375592">
            <text:p>49.09%</text:p>
          </table:table-cell>
          <table:table-cell table:number-columns-repeated="4"/>
          <table:covered-table-cell/>
          <table:table-cell table:style-name="ce12" office:value-type="string">
            <text:p>Coves Map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Master of the Blade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519699042">
            <text:p>1,519,699,042</text:p>
          </table:table-cell>
          <table:table-cell table:style-name="ce11" table:formula="of:=[.V40]-[.V39]+1" office:value-type="percentage" office:value="0.105964542449071">
            <text:p>10.60%</text:p>
          </table:table-cell>
          <table:table-cell table:style-name="ce11" table:formula="of:=([.T40]-[.$I$21])/[.$J$21]" office:value-type="percentage" office:value="0.00444958917685057">
            <text:p>0.44%</text:p>
          </table:table-cell>
          <table:table-cell table:style-name="ce8" table:formula="of:=[.T40]-[.T39]" office:value-type="float" office:value="12581495">
            <text:p>12,581,495</text:p>
          </table:table-cell>
          <table:table-cell/>
          <table:table-cell office:value-type="string">
            <text:p>Somemaps</text:p>
          </table:table-cell>
          <table:table-cell/>
          <table:table-cell office:value-type="string">
            <text:p>25pack</text:p>
          </table:table-cell>
          <table:table-cell table:style-name="ce8" office:value-type="float" office:value="1662924644">
            <text:p>1,662,924,644</text:p>
          </table:table-cell>
          <table:table-cell table:style-name="ce11" table:formula="of:=[.AD40]-[.AD39]" office:value-type="percentage" office:value="-0.822069628243887">
            <text:p>-82.21%</text:p>
          </table:table-cell>
          <table:table-cell table:style-name="ce11" table:formula="of:=([.AB40]-[.$I$22])/[.$J$22]" office:value-type="percentage" office:value="0.115777204227526">
            <text:p>11.58%</text:p>
          </table:table-cell>
          <table:table-cell table:style-name="ce8" table:formula="of:=[.$AB40]-[.$AB39]" office:value-type="float" office:value="23925162">
            <text:p>23,925,162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????</text:p>
          </table:table-cell>
          <table:table-cell table:style-name="ce2" table:number-columns-repeated="2"/>
          <table:table-cell table:style-name="ce9" office:value-type="float" office:value="2570853952">
            <text:p>2,570,853,952</text:p>
          </table:table-cell>
          <table:table-cell table:style-name="ce11" table:formula="of:=[.F41]-[.F40]" office:value-type="percentage" office:value="0.0776171210607753">
            <text:p>7.76%</text:p>
          </table:table-cell>
          <table:table-cell table:style-name="ce11" table:formula="of:=([.D41]-[.$I$3])/[.$J$3]" office:value-type="percentage" office:value="0.568541043436368">
            <text:p>56.85%</text:p>
          </table:table-cell>
          <table:table-cell table:number-columns-repeated="4"/>
          <table:covered-table-cell/>
          <table:table-cell table:style-name="ce12" office:value-type="string">
            <text:p>Graveyard Map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Merveil, the Reflection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532934787">
            <text:p>1,532,934,787</text:p>
          </table:table-cell>
          <table:table-cell table:style-name="ce11" table:formula="of:=[.V41]-[.V40]" office:value-type="percentage" office:value="0.10355542608183">
            <text:p>10.36%</text:p>
          </table:table-cell>
          <table:table-cell table:style-name="ce11" table:formula="of:=([.T41]-[.$I$21])/[.$J$21]" office:value-type="percentage" office:value="0.108005015258681">
            <text:p>10.80%</text:p>
          </table:table-cell>
          <table:table-cell table:style-name="ce8" table:formula="of:=[.T41]-[.T40]" office:value-type="float" office:value="13235745">
            <text:p>13,235,745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662924644">
            <text:p>1,662,924,644</text:p>
          </table:table-cell>
          <table:table-cell table:style-name="ce11" table:formula="of:=[.AD41]-[.AD40]" office:value-type="percentage" office:value="0">
            <text:p>0.00%</text:p>
          </table:table-cell>
          <table:table-cell table:style-name="ce11" table:formula="of:=([.AB41]-[.$I$22])/[.$J$22]" office:value-type="percentage" office:value="0.115777204227526">
            <text:p>11.58%</text:p>
          </table:table-cell>
          <table:table-cell table:style-name="ce8" table:formula="of:=[.$AB41]-[.$AB40]" office:value-type="float" office:value="0">
            <text:p>0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Conservatory</text:p>
          </table:table-cell>
          <table:table-cell table:style-name="ce2" office:value-type="string">
            <text:p>29/anarchy</text:p>
          </table:table-cell>
          <table:table-cell table:style-name="ce2"/>
          <table:table-cell table:style-name="ce9" office:value-type="float" office:value="2578000000">
            <text:p>2,578,000,000</text:p>
          </table:table-cell>
          <table:table-cell table:style-name="ce11" table:formula="of:=[.F42]-[.F41]" office:value-type="percentage" office:value="0.0353495717734348">
            <text:p>3.53%</text:p>
          </table:table-cell>
          <table:table-cell table:style-name="ce11" table:formula="of:=([.D42]-[.$I$3])/[.$J$3]" office:value-type="percentage" office:value="0.603890615209803">
            <text:p>60.39%</text:p>
          </table:table-cell>
          <table:table-cell table:number-columns-repeated="4"/>
          <table:covered-table-cell/>
          <table:table-cell table:style-name="ce12" office:value-type="string">
            <text:p>Pier Map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Flame of Truth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544797645">
            <text:p>1,544,797,645</text:p>
          </table:table-cell>
          <table:table-cell table:style-name="ce11" table:formula="of:=[.V42]-[.V41]" office:value-type="percentage" office:value="0.0928140663588068">
            <text:p>9.28%</text:p>
          </table:table-cell>
          <table:table-cell table:style-name="ce11" table:formula="of:=([.T42]-[.$I$21])/[.$J$21]" office:value-type="percentage" office:value="0.200819081617487">
            <text:p>20.08%</text:p>
          </table:table-cell>
          <table:table-cell table:style-name="ce8" table:formula="of:=[.T42]-[.T41]" office:value-type="float" office:value="11862858">
            <text:p>11,862,858</text:p>
          </table:table-cell>
          <table:table-cell/>
          <table:table-cell office:value-type="string">
            <text:p>Necropolis</text:p>
          </table:table-cell>
          <table:table-cell table:number-columns-repeated="2"/>
          <table:table-cell table:style-name="ce8" office:value-type="float" office:value="1671045000">
            <text:p>1,671,045,000</text:p>
          </table:table-cell>
          <table:table-cell table:style-name="ce11" table:formula="of:=[.AD42]-[.AD41]" office:value-type="percentage" office:value="0.0588287412631377">
            <text:p>5.88%</text:p>
          </table:table-cell>
          <table:table-cell table:style-name="ce11" table:formula="of:=([.AB42]-[.$I$22])/[.$J$22]" office:value-type="percentage" office:value="0.174605945490664">
            <text:p>17.46%</text:p>
          </table:table-cell>
          <table:table-cell table:style-name="ce8" table:formula="of:=[.$AB42]-[.$AB41]" office:value-type="float" office:value="8120356">
            <text:p>8,120,356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Conservatory</text:p>
          </table:table-cell>
          <table:table-cell table:style-name="ce2" office:value-type="string">
            <text:p>29/anarchy</text:p>
          </table:table-cell>
          <table:table-cell table:style-name="ce2"/>
          <table:table-cell table:style-name="ce9" office:value-type="float" office:value="2564756546">
            <text:p>2,564,756,546</text:p>
          </table:table-cell>
          <table:table-cell table:style-name="ce11" table:formula="of:=[.F43]-[.F42]+0.1" office:value-type="percentage" office:value="0.0344882055506508">
            <text:p>3.45%</text:p>
          </table:table-cell>
          <table:table-cell table:style-name="ce11" table:formula="of:=([.D43]-[.$I$3])/[.$J$3]" office:value-type="percentage" office:value="0.538378820760453">
            <text:p>53.84%</text:p>
          </table:table-cell>
          <table:table-cell table:number-columns-repeated="4"/>
          <table:covered-table-cell/>
          <table:table-cell table:style-name="ce12" office:value-type="string">
            <text:p>Underground Sea Map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The Idol Beyond</text:a></text:p>
          </table:table-cell>
          <table:table-cell office:value-type="string">
            <text:p>Village Ruin</text:p>
          </table:table-cell>
          <table:table-cell table:number-columns-repeated="2"/>
          <table:table-cell office:value-type="float" office:value="1555495880">
            <text:p>1,555,495,880</text:p>
          </table:table-cell>
          <table:table-cell table:style-name="ce11" table:formula="of:=[.V43]-[.V42]" office:value-type="percentage" office:value="0.0837021477633897">
            <text:p>8.37%</text:p>
          </table:table-cell>
          <table:table-cell table:style-name="ce11" table:formula="of:=([.T43]-[.$I$21])/[.$J$21]" office:value-type="percentage" office:value="0.284521229380877">
            <text:p>28.45%</text:p>
          </table:table-cell>
          <table:table-cell table:style-name="ce8" table:formula="of:=[.T43]-[.T42]" office:value-type="float" office:value="10698235">
            <text:p>10,698,235</text:p>
          </table:table-cell>
          <table:table-cell/>
          <table:table-cell office:value-type="string">
            <text:p>Necropolis</text:p>
          </table:table-cell>
          <table:table-cell table:number-columns-repeated="2"/>
          <table:table-cell table:style-name="ce8" office:value-type="float" office:value="1679788343">
            <text:p>1,679,788,343</text:p>
          </table:table-cell>
          <table:table-cell table:style-name="ce11" table:formula="of:=[.AD43]-[.AD42]" office:value-type="percentage" office:value="0.0633420336647637">
            <text:p>6.33%</text:p>
          </table:table-cell>
          <table:table-cell table:style-name="ce11" table:formula="of:=([.AB43]-[.$I$22])/[.$J$22]" office:value-type="percentage" office:value="0.237947979155428">
            <text:p>23.79%</text:p>
          </table:table-cell>
          <table:table-cell table:style-name="ce8" table:formula="of:=[.$AB43]-[.$AB42]" office:value-type="float" office:value="8743343">
            <text:p>8,743,343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Shrine</text:p>
          </table:table-cell>
          <table:table-cell table:style-name="ce2" office:value-type="string">
            <text:p>28/anarchy</text:p>
          </table:table-cell>
          <table:table-cell table:style-name="ce2"/>
          <table:table-cell table:style-name="ce9" office:value-type="float" office:value="2572000000">
            <text:p>2,572,000,000</text:p>
          </table:table-cell>
          <table:table-cell table:style-name="ce11" table:formula="of:=[.F44]-[.F43]" office:value-type="percentage" office:value="0.0358314129796741">
            <text:p>3.58%</text:p>
          </table:table-cell>
          <table:table-cell table:style-name="ce11" table:formula="of:=([.D44]-[.$I$3])/[.$J$3]" office:value-type="percentage" office:value="0.574210233740127">
            <text:p>57.42%</text:p>
          </table:table-cell>
          <table:table-cell table:number-columns-repeated="4"/>
          <table:covered-table-cell/>
          <table:table-cell table:style-name="ce12" office:value-type="string">
            <text:p>Villa Map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Excellis Aurafix</text:a></text:p>
          </table:table-cell>
          <table:table-cell office:value-type="string">
            <text:p>Overgrown Ruin</text:p>
          </table:table-cell>
          <table:table-cell table:number-columns-repeated="2"/>
          <table:table-cell office:value-type="float" office:value="1566329331">
            <text:p>1,566,329,331</text:p>
          </table:table-cell>
          <table:table-cell table:style-name="ce11" table:formula="of:=[.V44]-[.V43]" office:value-type="percentage" office:value="0.0847600670941929">
            <text:p>8.48%</text:p>
          </table:table-cell>
          <table:table-cell table:style-name="ce11" table:formula="of:=([.T44]-[.$I$21])/[.$J$21]" office:value-type="percentage" office:value="0.36928129647507">
            <text:p>36.93%</text:p>
          </table:table-cell>
          <table:table-cell table:style-name="ce8" table:formula="of:=[.T44]-[.T43]" office:value-type="float" office:value="10833451">
            <text:p>10,833,451</text:p>
          </table:table-cell>
          <table:table-cell/>
          <table:table-cell office:value-type="string">
            <text:p>Crematorium</text:p>
          </table:table-cell>
          <table:table-cell table:number-columns-repeated="2"/>
          <table:table-cell table:style-name="ce8" office:value-type="float" office:value="1688622015">
            <text:p>1,688,622,015</text:p>
          </table:table-cell>
          <table:table-cell table:style-name="ce11" table:formula="of:=[.AD44]-[.AD43]" office:value-type="percentage" office:value="0.0639964312514653">
            <text:p>6.40%</text:p>
          </table:table-cell>
          <table:table-cell table:style-name="ce11" table:formula="of:=([.AB44]-[.$I$22])/[.$J$22]" office:value-type="percentage" office:value="0.301944410406893">
            <text:p>30.19%</text:p>
          </table:table-cell>
          <table:table-cell table:style-name="ce8" table:formula="of:=[.$AB44]-[.$AB43]" office:value-type="float" office:value="8833672">
            <text:p>8,833,672</text:p>
          </table:table-cell>
          <table:table-cell table:number-columns-repeated="5"/>
        </table:table-row>
        <table:table-row table:style-name="ro3">
          <table:table-cell table:style-name="ce2" office:value-type="string">
            <text:p>Conservatory</text:p>
          </table:table-cell>
          <table:table-cell table:style-name="ce2" office:value-type="string">
            <text:p>30/2 beyonds</text:p>
          </table:table-cell>
          <table:table-cell table:style-name="ce2"/>
          <table:table-cell table:style-name="ce9" office:value-type="float" office:value="2583317905">
            <text:p>2,583,317,905</text:p>
          </table:table-cell>
          <table:table-cell table:style-name="ce11" table:formula="of:=[.F45]-[.F44]" office:value-type="percentage" office:value="0.0559866229729239">
            <text:p>5.60%</text:p>
          </table:table-cell>
          <table:table-cell table:style-name="ce11" table:formula="of:=([.D45]-[.$I$3])/[.$J$3]" office:value-type="percentage" office:value="0.630196856713051">
            <text:p>63.02%</text:p>
          </table:table-cell>
          <table:table-cell table:number-columns-repeated="4"/>
          <table:covered-table-cell/>
          <table:table-cell table:style-name="ce12" office:value-type="string">
            <text:p>Arachnid Nest Map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Lord of the Bow</text:a></text:p>
          </table:table-cell>
          <table:table-cell office:value-type="string">
            <text:p>Village Ruin</text:p>
          </table:table-cell>
          <table:table-cell office:value-type="string">
            <text:p>28pack/100q</text:p>
          </table:table-cell>
          <table:table-cell/>
          <table:table-cell office:value-type="float" office:value="1577726000">
            <text:p>1,577,726,000</text:p>
          </table:table-cell>
          <table:table-cell table:style-name="ce11" table:formula="of:=[.V45]-[.V44]" office:value-type="percentage" office:value="0.0891666403522116">
            <text:p>8.92%</text:p>
          </table:table-cell>
          <table:table-cell table:style-name="ce11" table:formula="of:=([.T45]-[.$I$21])/[.$J$21]" office:value-type="percentage" office:value="0.458447936827282">
            <text:p>45.84%</text:p>
          </table:table-cell>
          <table:table-cell table:style-name="ce8" table:formula="of:=[.T45]-[.T44]" office:value-type="float" office:value="11396669">
            <text:p>11,396,669</text:p>
          </table:table-cell>
          <table:table-cell/>
          <table:table-cell office:value-type="string">
            <text:p>Precinct</text:p>
          </table:table-cell>
          <table:table-cell table:number-columns-repeated="2"/>
          <table:table-cell table:style-name="ce8" office:value-type="float" office:value="1696059907">
            <text:p>1,696,059,907</text:p>
          </table:table-cell>
          <table:table-cell table:style-name="ce11" table:formula="of:=[.AD45]-[.AD44]" office:value-type="percentage" office:value="0.0538845617127083">
            <text:p>5.39%</text:p>
          </table:table-cell>
          <table:table-cell table:style-name="ce11" table:formula="of:=([.AB45]-[.$I$22])/[.$J$22]" office:value-type="percentage" office:value="0.355828972119601">
            <text:p>35.58%</text:p>
          </table:table-cell>
          <table:table-cell table:style-name="ce8" table:formula="of:=[.$AB45]-[.$AB44]" office:value-type="float" office:value="7437892">
            <text:p>7,437,892</text:p>
          </table:table-cell>
          <table:table-cell table:number-columns-repeated="5"/>
        </table:table-row>
        <table:table-row table:style-name="ro3">
          <table:table-cell table:style-name="ce2" office:value-type="string">
            <text:p>OverGrown Ruin</text:p>
          </table:table-cell>
          <table:table-cell table:style-name="ce2" office:value-type="string">
            <text:p>40/anarchy</text:p>
          </table:table-cell>
          <table:table-cell table:style-name="ce2"/>
          <table:table-cell table:style-name="ce9" office:value-type="float" office:value="2591315980">
            <text:p>2,591,315,980</text:p>
          </table:table-cell>
          <table:table-cell table:style-name="ce11" table:formula="of:=[.F46]-[.F45]" office:value-type="percentage" office:value="0.0395643195038454">
            <text:p>3.96%</text:p>
          </table:table-cell>
          <table:table-cell table:style-name="ce11" table:formula="of:=([.D46]-[.$I$3])/[.$J$3]" office:value-type="percentage" office:value="0.669761176216897">
            <text:p>66.98%</text:p>
          </table:table-cell>
          <table:table-cell table:number-columns-repeated="4"/>
          <table:covered-table-cell/>
          <table:table-cell table:style-name="ce12" office:value-type="string">
            <text:p>Catacomb Map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Xixic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589980631">
            <text:p>1,589,980,631</text:p>
          </table:table-cell>
          <table:table-cell table:style-name="ce11" table:formula="of:=[.V46]-[.V45]" office:value-type="percentage" office:value="0.0958792674443791">
            <text:p>9.59%</text:p>
          </table:table-cell>
          <table:table-cell table:style-name="ce11" table:formula="of:=([.T46]-[.$I$21])/[.$J$21]" office:value-type="percentage" office:value="0.554327204271661">
            <text:p>55.43%</text:p>
          </table:table-cell>
          <table:table-cell table:style-name="ce8" table:formula="of:=[.T46]-[.T45]" office:value-type="float" office:value="12254631">
            <text:p>12,254,631</text:p>
          </table:table-cell>
          <table:table-cell/>
          <table:table-cell office:value-type="string">
            <text:p>Crematorium</text:p>
          </table:table-cell>
          <table:table-cell table:number-columns-repeated="2"/>
          <table:table-cell table:style-name="ce8" office:value-type="float" office:value="1703810536">
            <text:p>1,703,810,536</text:p>
          </table:table-cell>
          <table:table-cell table:style-name="ce11" table:formula="of:=[.AD46]-[.AD45]" office:value-type="percentage" office:value="0.0561502165751811">
            <text:p>5.62%</text:p>
          </table:table-cell>
          <table:table-cell table:style-name="ce11" table:formula="of:=([.AB46]-[.$I$22])/[.$J$22]" office:value-type="percentage" office:value="0.411979188694782">
            <text:p>41.20%</text:p>
          </table:table-cell>
          <table:table-cell table:style-name="ce8" table:formula="of:=[.$AB46]-[.$AB45]" office:value-type="float" office:value="7750629">
            <text:p>7,750,629</text:p>
          </table:table-cell>
          <table:table-cell table:number-columns-repeated="5"/>
        </table:table-row>
        <table:table-row table:style-name="ro3">
          <table:table-cell table:style-name="ce2" office:value-type="string">
            <text:p>Village Ruin</text:p>
          </table:table-cell>
          <table:table-cell table:style-name="ce2" office:value-type="string">
            <text:p>?</text:p>
          </table:table-cell>
          <table:table-cell table:style-name="ce2"/>
          <table:table-cell table:style-name="ce9" office:value-type="float" office:value="2595706758">
            <text:p>2,595,706,758</text:p>
          </table:table-cell>
          <table:table-cell table:style-name="ce11" table:formula="of:=[.F47]-[.F46]" office:value-type="percentage" office:value="0.0217199943314428">
            <text:p>2.17%</text:p>
          </table:table-cell>
          <table:table-cell table:style-name="ce11" table:formula="of:=([.D47]-[.$I$3])/[.$J$3]" office:value-type="percentage" office:value="0.691481170548339">
            <text:p>69.15%</text:p>
          </table:table-cell>
          <table:table-cell table:number-columns-repeated="4"/>
          <table:covered-table-cell/>
          <table:table-cell table:style-name="ce12" office:value-type="string">
            <text:p>Olmec's Sanctum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Olmec, the All Stone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599464285">
            <text:p>1,599,464,285</text:p>
          </table:table-cell>
          <table:table-cell table:style-name="ce11" table:formula="of:=[.V47]-[.V46]" office:value-type="percentage" office:value="0.0741993617119892">
            <text:p>7.42%</text:p>
          </table:table-cell>
          <table:table-cell table:style-name="ce11" table:formula="of:=([.T47]-[.$I$21])/[.$J$21]" office:value-type="percentage" office:value="0.62852656598365">
            <text:p>62.85%</text:p>
          </table:table-cell>
          <table:table-cell table:style-name="ce8" table:formula="of:=[.T47]-[.T46]" office:value-type="float" office:value="9483654">
            <text:p>9,483,654</text:p>
          </table:table-cell>
          <table:table-cell/>
          <table:table-cell office:value-type="string">
            <text:p>Academy </text:p>
          </table:table-cell>
          <table:table-cell table:number-columns-repeated="2"/>
          <table:table-cell table:style-name="ce8" office:value-type="float" office:value="1711156144">
            <text:p>1,711,156,144</text:p>
          </table:table-cell>
          <table:table-cell table:style-name="ce11" table:formula="of:=[.AD47]-[.AD46]" office:value-type="percentage" office:value="0.0532160009305546">
            <text:p>5.32%</text:p>
          </table:table-cell>
          <table:table-cell table:style-name="ce11" table:formula="of:=([.AB47]-[.$I$22])/[.$J$22]" office:value-type="percentage" office:value="0.465195189625337">
            <text:p>46.52%</text:p>
          </table:table-cell>
          <table:table-cell table:style-name="ce8" table:formula="of:=[.$AB47]-[.$AB46]" office:value-type="float" office:value="7345608">
            <text:p>7,345,608</text:p>
          </table:table-cell>
          <table:table-cell table:number-columns-repeated="5"/>
        </table:table-row>
        <table:table-row table:style-name="ro3">
          <table:table-cell table:style-name="ce2" office:value-type="string">
            <text:p>Arsenal</text:p>
          </table:table-cell>
          <table:table-cell table:style-name="ce2" table:number-columns-repeated="2"/>
          <table:table-cell table:style-name="ce9" office:value-type="float" office:value="2601563915">
            <text:p>2,601,563,915</text:p>
          </table:table-cell>
          <table:table-cell table:style-name="ce11" table:formula="of:=[.F48]-[.F47]" office:value-type="percentage" office:value="0.0289737756812963">
            <text:p>2.90%</text:p>
          </table:table-cell>
          <table:table-cell table:style-name="ce11" table:formula="of:=([.D48]-[.$I$3])/[.$J$3]" office:value-type="percentage" office:value="0.720454946229636">
            <text:p>72.05%</text:p>
          </table:table-cell>
          <table:table-cell table:number-columns-repeated="4"/>
          <table:covered-table-cell/>
          <table:table-cell table:style-name="ce12" office:value-type="string">
            <text:p>Colonnade Map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Carnage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610144417">
            <text:p>1,610,144,417</text:p>
          </table:table-cell>
          <table:table-cell table:style-name="ce11" table:formula="of:=[.V48]-[.V47]" office:value-type="percentage" office:value="0.0835605113176618">
            <text:p>8.36%</text:p>
          </table:table-cell>
          <table:table-cell table:style-name="ce11" table:formula="of:=([.T48]-[.$I$21])/[.$J$21]" office:value-type="percentage" office:value="0.712087077301312">
            <text:p>71.21%</text:p>
          </table:table-cell>
          <table:table-cell table:style-name="ce8" table:formula="of:=[.T48]-[.T47]" office:value-type="float" office:value="10680132">
            <text:p>10,680,132</text:p>
          </table:table-cell>
          <table:table-cell/>
          <table:table-cell office:value-type="string">
            <text:p>2xCrematorium</text:p>
          </table:table-cell>
          <table:table-cell table:number-columns-repeated="2"/>
          <table:table-cell table:style-name="ce8" office:value-type="float" office:value="1725385705">
            <text:p>1,725,385,705</text:p>
          </table:table-cell>
          <table:table-cell table:style-name="ce11" table:formula="of:=[.AD48]-[.AD47]" office:value-type="percentage" office:value="0.103087495469045">
            <text:p>10.31%</text:p>
          </table:table-cell>
          <table:table-cell table:style-name="ce11" table:formula="of:=([.AB48]-[.$I$22])/[.$J$22]" office:value-type="percentage" office:value="0.568282685094382">
            <text:p>56.83%</text:p>
          </table:table-cell>
          <table:table-cell table:style-name="ce8" table:formula="of:=[.$AB48]-[.$AB47]" office:value-type="float" office:value="14229561">
            <text:p>14,229,561</text:p>
          </table:table-cell>
          <table:table-cell table:number-columns-repeated="5"/>
        </table:table-row>
        <table:table-row table:style-name="ro3">
          <table:table-cell table:style-name="ce2" office:value-type="string">
            <text:p>Excalation</text:p>
          </table:table-cell>
          <table:table-cell table:style-name="ce2" office:value-type="string">
            <text:p>14/anarhcy</text:p>
          </table:table-cell>
          <table:table-cell table:style-name="ce7" office:value-type="time" office:time-value="PT11H00M00S">
            <text:p>11:00:00</text:p>
          </table:table-cell>
          <table:table-cell table:style-name="ce9" office:value-type="float" office:value="2605678517">
            <text:p>2,605,678,517</text:p>
          </table:table-cell>
          <table:table-cell table:style-name="ce11" table:formula="of:=[.F49]-[.F48]" office:value-type="percentage" office:value="0.0203538261593148">
            <text:p>2.04%</text:p>
          </table:table-cell>
          <table:table-cell table:style-name="ce11" table:formula="of:=([.D49]-[.$I$3])/[.$J$3]" office:value-type="percentage" office:value="0.740808772388951">
            <text:p>74.08%</text:p>
          </table:table-cell>
          <table:table-cell table:number-columns-repeated="4"/>
          <table:covered-table-cell/>
          <table:table-cell table:style-name="ce12" office:value-type="string">
            <text:p>Dry Woods Map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Spirit of Nadia</text:a>, <text:a xlink:href="">Spirit of Aidan</text:a></text:p>
          </table:table-cell>
          <table:table-cell office:value-type="string">
            <text:p>Precinct</text:p>
          </table:table-cell>
          <table:table-cell table:number-columns-repeated="2"/>
          <table:table-cell office:value-type="float" office:value="1622997192">
            <text:p>1,622,997,192</text:p>
          </table:table-cell>
          <table:table-cell table:style-name="ce11" table:formula="of:=[.V49]-[.V48]" office:value-type="percentage" office:value="0.1005590989747">
            <text:p>10.06%</text:p>
          </table:table-cell>
          <table:table-cell table:style-name="ce11" table:formula="of:=([.T49]-[.$I$21])/[.$J$21]" office:value-type="percentage" office:value="0.812646176276012">
            <text:p>81.26%</text:p>
          </table:table-cell>
          <table:table-cell table:style-name="ce8" table:formula="of:=[.T49]-[.T48]" office:value-type="float" office:value="12852775">
            <text:p>12,852,775</text:p>
          </table:table-cell>
          <table:table-cell/>
          <table:table-cell office:value-type="string">
            <text:p>Crematorium</text:p>
          </table:table-cell>
          <table:table-cell table:number-columns-repeated="2"/>
          <table:table-cell table:style-name="ce8" office:value-type="float" office:value="1733167855">
            <text:p>1,733,167,855</text:p>
          </table:table-cell>
          <table:table-cell table:style-name="ce11" table:formula="of:=[.AD49]-[.AD48]" office:value-type="percentage" office:value="0.0563785736513186">
            <text:p>5.64%</text:p>
          </table:table-cell>
          <table:table-cell table:style-name="ce11" table:formula="of:=([.AB49]-[.$I$22])/[.$J$22]" office:value-type="percentage" office:value="0.624661258745701">
            <text:p>62.47%</text:p>
          </table:table-cell>
          <table:table-cell table:style-name="ce8" table:formula="of:=[.$AB49]-[.$AB48]" office:value-type="float" office:value="7782150">
            <text:p>7,782,150</text:p>
          </table:table-cell>
          <table:table-cell table:number-columns-repeated="5"/>
        </table:table-row>
        <table:table-row table:style-name="ro3">
          <table:table-cell table:style-name="ce2" office:value-type="string">
            <text:p>Wasteland</text:p>
          </table:table-cell>
          <table:table-cell table:style-name="ce2" office:value-type="string">
            <text:p>14/anarhcy</text:p>
          </table:table-cell>
          <table:table-cell table:style-name="ce7" office:value-type="time" office:time-value="PT06H00M00S">
            <text:p>06:00:00</text:p>
          </table:table-cell>
          <table:table-cell table:style-name="ce9" office:value-type="float" office:value="2611248121">
            <text:p>2,611,248,121</text:p>
          </table:table-cell>
          <table:table-cell table:style-name="ce11" table:formula="of:=[.F50]-[.F49]" office:value-type="percentage" office:value="0.0275513285591714">
            <text:p>2.76%</text:p>
          </table:table-cell>
          <table:table-cell table:style-name="ce11" table:formula="of:=([.D50]-[.$I$3])/[.$J$3]" office:value-type="percentage" office:value="0.768360100948122">
            <text:p>76.84%</text:p>
          </table:table-cell>
          <table:table-cell table:number-columns-repeated="4"/>
          <table:covered-table-cell/>
          <table:table-cell table:style-name="ce12" office:value-type="string">
            <text:p>Strand Map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Massier</text:a></text:p>
          </table:table-cell>
          <table:table-cell office:value-type="string">
            <text:p>Precinct</text:p>
          </table:table-cell>
          <table:table-cell table:number-columns-repeated="2"/>
          <table:table-cell office:value-type="float" office:value="1635201025">
            <text:p>1,635,201,025</text:p>
          </table:table-cell>
          <table:table-cell table:style-name="ce11" table:formula="of:=[.V50]-[.V49]" office:value-type="percentage" office:value="0.0954818278945763">
            <text:p>9.55%</text:p>
          </table:table-cell>
          <table:table-cell table:style-name="ce11" table:formula="of:=([.T50]-[.$I$21])/[.$J$21]" office:value-type="percentage" office:value="0.908128004170588">
            <text:p>90.81%</text:p>
          </table:table-cell>
          <table:table-cell table:style-name="ce8" table:formula="of:=[.T50]-[.T49]" office:value-type="float" office:value="12203833">
            <text:p>12,203,833</text:p>
          </table:table-cell>
          <table:table-cell/>
          <table:table-cell office:value-type="string">
            <text:p>Academy </text:p>
          </table:table-cell>
          <table:table-cell table:number-columns-repeated="2"/>
          <table:table-cell table:style-name="ce8" office:value-type="float" office:value="1742133185">
            <text:p>1,742,133,185</text:p>
          </table:table-cell>
          <table:table-cell table:style-name="ce11" table:formula="of:=[.AD50]-[.AD49]" office:value-type="percentage" office:value="0.0649502409634067">
            <text:p>6.50%</text:p>
          </table:table-cell>
          <table:table-cell table:style-name="ce11" table:formula="of:=([.AB50]-[.$I$22])/[.$J$22]" office:value-type="percentage" office:value="0.689611499709107">
            <text:p>68.96%</text:p>
          </table:table-cell>
          <table:table-cell table:style-name="ce8" table:formula="of:=[.$AB50]-[.$AB49]" office:value-type="float" office:value="8965330">
            <text:p>8,965,330</text:p>
          </table:table-cell>
          <table:table-cell table:number-columns-repeated="5"/>
        </table:table-row>
        <table:table-row table:style-name="ro3">
          <table:table-cell table:style-name="ce2" office:value-type="string">
            <text:p>Village Ruin</text:p>
          </table:table-cell>
          <table:table-cell table:style-name="ce2" office:value-type="string">
            <text:p>14/q</text:p>
          </table:table-cell>
          <table:table-cell table:style-name="ce2" office:value-type="string">
            <text:p>??</text:p>
          </table:table-cell>
          <table:table-cell table:style-name="ce9" office:value-type="float" office:value="2614596157">
            <text:p>2,614,596,157</text:p>
          </table:table-cell>
          <table:table-cell table:style-name="ce11" table:formula="of:=[.F51]-[.F50]" office:value-type="percentage" office:value="0.0165618309423675">
            <text:p>1.66%</text:p>
          </table:table-cell>
          <table:table-cell table:style-name="ce11" table:formula="of:=([.D51]-[.$I$3])/[.$J$3]" office:value-type="percentage" office:value="0.78492193189049">
            <text:p>78.49%</text:p>
          </table:table-cell>
          <table:table-cell table:number-columns-repeated="4"/>
          <table:covered-table-cell/>
          <table:table-cell table:style-name="ce12" office:value-type="string">
            <text:p>Whakawairua Tuahu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Tormented Temptress</text:a></text:p>
          </table:table-cell>
          <table:table-cell office:value-type="string">
            <text:p>Precinct</text:p>
          </table:table-cell>
          <table:table-cell office:value-type="string">
            <text:p>Zana</text:p>
          </table:table-cell>
          <table:table-cell office:value-type="string">
            <text:p>I</text:p>
          </table:table-cell>
          <table:table-cell office:value-type="float" office:value="1642610000">
            <text:p>1,642,610,000</text:p>
          </table:table-cell>
          <table:table-cell table:style-name="ce11" table:formula="of:=[.V51]-[.V50]" office:value-type="percentage" office:value="0.0579672366727091">
            <text:p>5.80%</text:p>
          </table:table-cell>
          <table:table-cell table:style-name="ce11" table:formula="of:=([.T51]-[.$I$21])/[.$J$21]" office:value-type="percentage" office:value="0.966095240843297">
            <text:p>96.61%</text:p>
          </table:table-cell>
          <table:table-cell table:style-name="ce8" table:formula="of:=[.T51]-[.T50]" office:value-type="float" office:value="7408975">
            <text:p>7,408,975</text:p>
          </table:table-cell>
          <table:table-cell/>
          <table:table-cell office:value-type="string">
            <text:p>Academy </text:p>
          </table:table-cell>
          <table:table-cell table:number-columns-repeated="2"/>
          <table:table-cell table:style-name="ce8" office:value-type="float" office:value="1748384000">
            <text:p>1,748,384,000</text:p>
          </table:table-cell>
          <table:table-cell table:style-name="ce11" table:formula="of:=[.AD51]-[.AD50]" office:value-type="percentage" office:value="0.0452846621895321">
            <text:p>4.53%</text:p>
          </table:table-cell>
          <table:table-cell table:style-name="ce11" table:formula="of:=([.AB51]-[.$I$22])/[.$J$22]" office:value-type="percentage" office:value="0.73489616189864">
            <text:p>73.49%</text:p>
          </table:table-cell>
          <table:table-cell table:style-name="ce8" table:formula="of:=[.$AB51]-[.$AB50]" office:value-type="float" office:value="6250815">
            <text:p>6,250,815</text:p>
          </table:table-cell>
          <table:table-cell table:number-columns-repeated="5"/>
        </table:table-row>
        <table:table-row table:style-name="ro3">
          <table:table-cell table:style-name="ce2" office:value-type="string">
            <text:p>Village Ruin</text:p>
          </table:table-cell>
          <table:table-cell table:style-name="ce2" office:value-type="string">
            <text:p>14/double beyond</text:p>
          </table:table-cell>
          <table:table-cell table:style-name="ce2"/>
          <table:table-cell table:style-name="ce9" office:value-type="float" office:value="2620837907">
            <text:p>2,620,837,907</text:p>
          </table:table-cell>
          <table:table-cell table:style-name="ce11" table:formula="of:=[.F52]-[.F51]" office:value-type="percentage" office:value="0.0308762535063908">
            <text:p>3.09%</text:p>
          </table:table-cell>
          <table:table-cell table:style-name="ce11" table:formula="of:=([.D52]-[.$I$3])/[.$J$3]" office:value-type="percentage" office:value="0.81579818539688">
            <text:p>81.58%</text:p>
          </table:table-cell>
          <table:table-cell table:number-columns-repeated="4"/>
          <table:covered-table-cell/>
          <table:table-cell table:style-name="ce12" office:value-type="string">
            <text:p>Temple Map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The Wicked One</text:a></text:p>
          </table:table-cell>
          <table:table-cell office:value-type="string">
            <text:p>strand</text:p>
          </table:table-cell>
          <table:table-cell table:number-columns-repeated="2"/>
          <table:table-cell office:value-type="float" office:value="1646274514">
            <text:p>1,646,274,514</text:p>
          </table:table-cell>
          <table:table-cell table:style-name="ce11" table:formula="of:=[.V52]-[.V51]" office:value-type="percentage" office:value="0.0286708688217272">
            <text:p>2.87%</text:p>
          </table:table-cell>
          <table:table-cell table:style-name="ce11" table:formula="of:=([.T52]-[.$I$21])/[.$J$21]" office:value-type="percentage" office:value="0.994766109665024">
            <text:p>99.48%</text:p>
          </table:table-cell>
          <table:table-cell table:style-name="ce8" table:formula="of:=[.T52]-[.T51]" office:value-type="float" office:value="3664514">
            <text:p>3,664,514</text:p>
          </table:table-cell>
          <table:table-cell/>
          <table:table-cell office:value-type="string">
            <text:p>Zana mission</text:p>
          </table:table-cell>
          <table:table-cell table:number-columns-repeated="2"/>
          <table:table-cell table:style-name="ce8" office:value-type="float" office:value="1758602522">
            <text:p>1,758,602,522</text:p>
          </table:table-cell>
          <table:table-cell table:style-name="ce11" table:formula="of:=[.AD52]-[.AD51]" office:value-type="percentage" office:value="0.0740291172985126">
            <text:p>7.40%</text:p>
          </table:table-cell>
          <table:table-cell table:style-name="ce11" table:formula="of:=([.AB52]-[.$I$22])/[.$J$22]" office:value-type="percentage" office:value="0.808925279197152">
            <text:p>80.89%</text:p>
          </table:table-cell>
          <table:table-cell table:style-name="ce8" table:formula="of:=[.$AB52]-[.$AB51]" office:value-type="float" office:value="10218522">
            <text:p>10,218,522</text:p>
          </table:table-cell>
          <table:table-cell table:number-columns-repeated="5"/>
        </table:table-row>
        <table:table-row table:style-name="ro3">
          <table:table-cell office:value-type="string">
            <text:p>Some T12</text:p>
          </table:table-cell>
          <table:table-cell office:value-type="string">
            <text:p>0/q</text:p>
          </table:table-cell>
          <table:table-cell/>
          <table:table-cell table:style-name="ce8" office:value-type="float" office:value="2626682953">
            <text:p>2,626,682,953</text:p>
          </table:table-cell>
          <table:table-cell table:style-name="ce11" table:formula="of:=[.F53]-[.F52]" office:value-type="percentage" office:value="0.0289138658312998">
            <text:p>2.89%</text:p>
          </table:table-cell>
          <table:table-cell table:style-name="ce11" table:formula="of:=([.D53]-[.$I$3])/[.$J$3]" office:value-type="percentage" office:value="0.84471205122818">
            <text:p>84.47%</text:p>
          </table:table-cell>
          <table:table-cell table:number-columns-repeated="4"/>
          <table:covered-table-cell/>
          <table:table-cell table:style-name="ce12" office:value-type="string">
            <text:p>Poorjoy's Asylum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Mistress Hyseria</text:a></text:p>
          </table:table-cell>
          <table:table-cell office:value-type="string">
            <text:p>dry woods</text:p>
          </table:table-cell>
          <table:table-cell table:number-columns-repeated="2"/>
          <table:table-cell office:value-type="float" office:value="1649323409">
            <text:p>1,649,323,409</text:p>
          </table:table-cell>
          <table:table-cell table:style-name="ce11" table:formula="of:=[.V53]-[.V52]" office:value-type="percentage" office:value="-0.977524429578821">
            <text:p>-97.75%</text:p>
          </table:table-cell>
          <table:table-cell table:style-name="ce11" table:formula="of:=([.T53]-[.$I$22])/[.$J$22]" office:value-type="percentage" office:value="0.0172416800862038">
            <text:p>1.72%</text:p>
          </table:table-cell>
          <table:table-cell table:style-name="ce8" table:formula="of:=[.T53]-[.T52]" office:value-type="float" office:value="3048895">
            <text:p>3,048,895</text:p>
          </table:table-cell>
          <table:table-cell/>
          <table:table-cell office:value-type="string">
            <text:p>daily</text:p>
          </table:table-cell>
          <table:table-cell table:number-columns-repeated="2"/>
          <table:table-cell table:style-name="ce8" office:value-type="float" office:value="1758784434">
            <text:p>1,758,784,434</text:p>
          </table:table-cell>
          <table:table-cell table:style-name="ce11" table:formula="of:=[.AD53]-[.AD52]" office:value-type="percentage" office:value="0.00131787990337606">
            <text:p>0.13%</text:p>
          </table:table-cell>
          <table:table-cell table:style-name="ce11" table:formula="of:=([.AB53]-[.$I$22])/[.$J$22]" office:value-type="percentage" office:value="0.810243159100528">
            <text:p>81.02%</text:p>
          </table:table-cell>
          <table:table-cell table:style-name="ce8" table:formula="of:=[.$AB53]-[.$AB52]" office:value-type="float" office:value="181912">
            <text:p>181,912</text:p>
          </table:table-cell>
          <table:table-cell table:number-columns-repeated="5"/>
        </table:table-row>
        <table:table-row table:style-name="ro3">
          <table:table-cell office:value-type="string">
            <text:p>Shipyard</text:p>
          </table:table-cell>
          <table:table-cell office:value-type="string">
            <text:p>0/q</text:p>
          </table:table-cell>
          <table:table-cell/>
          <table:table-cell table:style-name="ce8" office:value-type="float" office:value="2631337240">
            <text:p>2,631,337,240</text:p>
          </table:table-cell>
          <table:table-cell table:style-name="ce11" table:formula="of:=[.F54]-[.F53]" office:value-type="percentage" office:value="0.0230235022715582">
            <text:p>2.30%</text:p>
          </table:table-cell>
          <table:table-cell table:style-name="ce11" table:formula="of:=([.D54]-[.$I$3])/[.$J$3]" office:value-type="percentage" office:value="0.867735553499738">
            <text:p>86.77%</text:p>
          </table:table-cell>
          <table:table-cell table:number-columns-repeated="4"/>
          <table:covered-table-cell/>
          <table:table-cell table:style-name="ce12" office:value-type="string">
            <text:p>Jungle Valley Map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Spinner of False Hope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659412136">
            <text:p>1,659,412,136</text:p>
          </table:table-cell>
          <table:table-cell table:style-name="ce11" table:formula="of:=[.V54]-[.V53]" office:value-type="percentage" office:value="0.0730888042787079">
            <text:p>7.31%</text:p>
          </table:table-cell>
          <table:table-cell table:style-name="ce11" table:formula="of:=([.T54]-[.$I$22])/[.$J$22]" office:value-type="percentage" office:value="0.0903304843649117">
            <text:p>9.03%</text:p>
          </table:table-cell>
          <table:table-cell table:style-name="ce8" table:formula="of:=[.T54]-[.T53]" office:value-type="float" office:value="10088727">
            <text:p>10,088,727</text:p>
          </table:table-cell>
          <table:table-cell/>
          <table:table-cell office:value-type="string">
            <text:p>Academy </text:p>
          </table:table-cell>
          <table:table-cell table:number-columns-repeated="2"/>
          <table:table-cell table:style-name="ce8" office:value-type="float" office:value="1767256747">
            <text:p>1,767,256,747</text:p>
          </table:table-cell>
          <table:table-cell table:style-name="ce11" table:formula="of:=[.AD54]-[.AD53]" office:value-type="percentage" office:value="0.061378529386805">
            <text:p>6.14%</text:p>
          </table:table-cell>
          <table:table-cell table:style-name="ce11" table:formula="of:=([.AB54]-[.$I$22])/[.$J$22]" office:value-type="percentage" office:value="0.871621688487333">
            <text:p>87.16%</text:p>
          </table:table-cell>
          <table:table-cell table:style-name="ce8" table:formula="of:=[.$AB54]-[.$AB53]" office:value-type="float" office:value="8472313">
            <text:p>8,472,313</text:p>
          </table:table-cell>
          <table:table-cell table:number-columns-repeated="5"/>
        </table:table-row>
        <table:table-row table:style-name="ro3">
          <table:table-cell office:value-type="string">
            <text:p>Arsenal</text:p>
          </table:table-cell>
          <table:table-cell table:number-columns-repeated="2"/>
          <table:table-cell table:style-name="ce8" office:value-type="float" office:value="2634913372">
            <text:p>2,634,913,372</text:p>
          </table:table-cell>
          <table:table-cell table:style-name="ce11" table:formula="of:=[.F55]-[.F54]" office:value-type="percentage" office:value="0.0176901603243187">
            <text:p>1.77%</text:p>
          </table:table-cell>
          <table:table-cell table:style-name="ce11" table:formula="of:=([.D55]-[.$I$3])/[.$J$3]" office:value-type="percentage" office:value="0.885425713824057">
            <text:p>88.54%</text:p>
          </table:table-cell>
          <table:table-cell table:number-columns-repeated="4"/>
          <table:covered-table-cell/>
          <table:table-cell table:style-name="ce12" office:value-type="string">
            <text:p>Terrace Map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Sallazzang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672833415">
            <text:p>1,672,833,415</text:p>
          </table:table-cell>
          <table:table-cell table:style-name="ce11" table:formula="of:=[.V55]-[.V54]" office:value-type="percentage" office:value="0.0972318146779997">
            <text:p>9.72%</text:p>
          </table:table-cell>
          <table:table-cell table:style-name="ce11" table:formula="of:=([.T55]-[.$I$22])/[.$J$22]" office:value-type="percentage" office:value="0.187562299042911">
            <text:p>18.76%</text:p>
          </table:table-cell>
          <table:table-cell table:style-name="ce8" table:formula="of:=[.T55]-[.T54]" office:value-type="float" office:value="13421279">
            <text:p>13,421,279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1775087539">
            <text:p>1,775,087,539</text:p>
          </table:table-cell>
          <table:table-cell table:style-name="ce11" table:formula="of:=[.AD55]-[.AD54]" office:value-type="percentage" office:value="0.0567309655455313">
            <text:p>5.67%</text:p>
          </table:table-cell>
          <table:table-cell table:style-name="ce11" table:formula="of:=([.AB55]-[.$I$22])/[.$J$22]" office:value-type="percentage" office:value="0.928352654032864">
            <text:p>92.84%</text:p>
          </table:table-cell>
          <table:table-cell table:style-name="ce8" table:formula="of:=[.$AB55]-[.$AB54]" office:value-type="float" office:value="7830792">
            <text:p>7,830,792</text:p>
          </table:table-cell>
          <table:table-cell table:number-columns-repeated="5"/>
        </table:table-row>
        <table:table-row table:style-name="ro3">
          <table:table-cell office:value-type="string">
            <text:p>Village Ruin</text:p>
          </table:table-cell>
          <table:table-cell office:value-type="string">
            <text:p>0/q</text:p>
          </table:table-cell>
          <table:table-cell/>
          <table:table-cell table:style-name="ce8" office:value-type="float" office:value="2618752155">
            <text:p>2,618,752,155</text:p>
          </table:table-cell>
          <table:table-cell table:style-name="ce11" table:formula="of:=[.F56]-[.F55]+0.1" office:value-type="percentage" office:value="0.0200548190709669">
            <text:p>2.01%</text:p>
          </table:table-cell>
          <table:table-cell table:style-name="ce11" table:formula="of:=([.D56]-[.$I$3])/[.$J$3]" office:value-type="percentage" office:value="0.805480532895024">
            <text:p>80.55%</text:p>
          </table:table-cell>
          <table:table-cell table:number-columns-repeated="4"/>
          <table:covered-table-cell/>
          <table:table-cell table:style-name="ce12" office:value-type="string">
            <text:p>Abandoned Cavern Map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The Eroding One</text:a></text:p>
          </table:table-cell>
          <table:table-cell office:value-type="string">
            <text:p>Academy</text:p>
          </table:table-cell>
          <table:table-cell/>
          <table:table-cell table:style-name="ce5" office:value-type="time" office:time-value="PT05H00M00S">
            <text:p>05:00:00</text:p>
          </table:table-cell>
          <table:table-cell office:value-type="float" office:value="1684786494">
            <text:p>1,684,786,494</text:p>
          </table:table-cell>
          <table:table-cell table:style-name="ce11" table:formula="of:=[.V56]-[.V55]" office:value-type="percentage" office:value="0.0865952911164048">
            <text:p>8.66%</text:p>
          </table:table-cell>
          <table:table-cell table:style-name="ce11" table:formula="of:=([.T56]-[.$I$22])/[.$J$22]" office:value-type="percentage" office:value="0.274157590159316">
            <text:p>27.42%</text:p>
          </table:table-cell>
          <table:table-cell table:style-name="ce8" table:formula="of:=[.T56]-[.T55]" office:value-type="float" office:value="11953079">
            <text:p>11,953,079</text:p>
          </table:table-cell>
          <table:table-cell/>
          <table:table-cell office:value-type="string">
            <text:p>2 maps</text:p>
          </table:table-cell>
          <table:table-cell table:number-columns-repeated="2"/>
          <table:table-cell table:style-name="ce8" office:value-type="float" office:value="1791378666">
            <text:p>1,791,378,666</text:p>
          </table:table-cell>
          <table:table-cell table:style-name="ce11" table:formula="of:=[.AD56]-[.AD55]+1" office:value-type="percentage" office:value="0.114600099019077">
            <text:p>11.46%</text:p>
          </table:table-cell>
          <table:table-cell table:style-name="ce11" table:formula="of:=([.AB56]-[.$I$11])/[.$J$11]" office:value-type="percentage" office:value="0.0429527530519418">
            <text:p>4.30%</text:p>
          </table:table-cell>
          <table:table-cell table:style-name="ce8" table:formula="of:=[.$AB56]-[.$AB55]" office:value-type="float" office:value="16291127">
            <text:p>16,291,127</text:p>
          </table:table-cell>
          <table:table-cell table:number-columns-repeated="5"/>
        </table:table-row>
        <table:table-row table:style-name="ro3">
          <table:table-cell office:value-type="string">
            <text:p>Village Ruin</text:p>
          </table:table-cell>
          <table:table-cell office:value-type="string">
            <text:p>24/anarhcy</text:p>
          </table:table-cell>
          <table:table-cell/>
          <table:table-cell table:style-name="ce8" office:value-type="float" office:value="2622489800">
            <text:p>2,622,489,800</text:p>
          </table:table-cell>
          <table:table-cell table:style-name="ce11" table:formula="of:=[.F57]-[.F56]" office:value-type="percentage" office:value="0.0184891215663707">
            <text:p>1.85%</text:p>
          </table:table-cell>
          <table:table-cell table:style-name="ce11" table:formula="of:=([.D57]-[.$I$3])/[.$J$3]" office:value-type="percentage" office:value="0.823969654461395">
            <text:p>82.40%</text:p>
          </table:table-cell>
          <table:table-cell table:number-columns-repeated="4"/>
          <table:covered-table-cell/>
          <table:table-cell table:style-name="ce12" office:value-type="string">
            <text:p>Oba's Cursed Trove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(none)</text:p>
          </table:table-cell>
          <table:table-cell office:value-type="string">
            <text:p>Volcalco</text:p>
          </table:table-cell>
          <table:table-cell/>
          <table:table-cell table:style-name="ce5" office:value-type="time" office:time-value="PT06H00M00S">
            <text:p>06:00:00</text:p>
          </table:table-cell>
          <table:table-cell office:value-type="float" office:value="1694824844">
            <text:p>1,694,824,844</text:p>
          </table:table-cell>
          <table:table-cell table:style-name="ce11" table:formula="of:=[.V57]-[.V56]" office:value-type="percentage" office:value="0.0727238430013189">
            <text:p>7.27%</text:p>
          </table:table-cell>
          <table:table-cell table:style-name="ce11" table:formula="of:=([.T57]-[.$I$22])/[.$J$22]" office:value-type="percentage" office:value="0.346881433160635">
            <text:p>34.69%</text:p>
          </table:table-cell>
          <table:table-cell table:style-name="ce8" table:formula="of:=[.T57]-[.T56]" office:value-type="float" office:value="10038350">
            <text:p>10,038,350</text:p>
          </table:table-cell>
          <table:table-cell/>
          <table:table-cell office:value-type="string">
            <text:p>Bazaar</text:p>
          </table:table-cell>
          <table:table-cell table:number-columns-repeated="2"/>
          <table:table-cell table:style-name="ce8" office:value-type="float" office:value="1796814394">
            <text:p>1,796,814,394</text:p>
          </table:table-cell>
          <table:table-cell table:style-name="ce11" table:formula="of:=[.AD57]-[.AD56]" office:value-type="percentage" office:value="0.036473361552531">
            <text:p>3.65%</text:p>
          </table:table-cell>
          <table:table-cell table:style-name="ce11" table:formula="of:=([.AB57]-[.$I$11])/[.$J$11]" office:value-type="percentage" office:value="0.0794261146044728">
            <text:p>7.94%</text:p>
          </table:table-cell>
          <table:table-cell table:style-name="ce8" table:formula="of:=[.$AB57]-[.$AB56]" office:value-type="float" office:value="5435728">
            <text:p>5,435,728</text:p>
          </table:table-cell>
          <table:table-cell table:number-columns-repeated="5"/>
        </table:table-row>
        <table:table-row table:style-name="ro3">
          <table:table-cell office:value-type="string">
            <text:p>2xVillage Ruin</text:p>
          </table:table-cell>
          <table:table-cell office:value-type="string">
            <text:p>??</text:p>
          </table:table-cell>
          <table:table-cell/>
          <table:table-cell table:style-name="ce8" office:value-type="float" office:value="2631198528">
            <text:p>2,631,198,528</text:p>
          </table:table-cell>
          <table:table-cell table:style-name="ce11" table:formula="of:=[.F58]-[.F57]" office:value-type="percentage" office:value="0.0430797281926069">
            <text:p>4.31%</text:p>
          </table:table-cell>
          <table:table-cell table:style-name="ce11" table:formula="of:=([.D58]-[.$I$3])/[.$J$3]" office:value-type="percentage" office:value="0.867049382654002">
            <text:p>86.70%</text:p>
          </table:table-cell>
          <table:table-cell table:number-columns-repeated="4"/>
          <table:covered-table-cell/>
          <table:table-cell table:style-name="ce12" office:value-type="string">
            <text:p>Torture Chamber Map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Shock and Horror</text:a></text:p>
          </table:table-cell>
          <table:table-cell office:value-type="string">
            <text:p>Bazaar</text:p>
          </table:table-cell>
          <table:table-cell office:value-type="string">
            <text:p>Death taxes</text:p>
          </table:table-cell>
          <table:table-cell/>
          <table:table-cell office:value-type="float" office:value="1694290448">
            <text:p>1,694,290,448</text:p>
          </table:table-cell>
          <table:table-cell table:style-name="ce11" table:formula="of:=[.V58]-[.V57]+0.1" office:value-type="percentage" office:value="0.0961285140680956">
            <text:p>9.61%</text:p>
          </table:table-cell>
          <table:table-cell table:style-name="ce11" table:formula="of:=([.T58]-[.$I$22])/[.$J$22]" office:value-type="percentage" office:value="0.343009947228731">
            <text:p>34.30%</text:p>
          </table:table-cell>
          <table:table-cell table:style-name="ce8" table:formula="of:=[.T58]-[.T57]+[.T55]-[.T54]" office:value-type="float" office:value="12886883">
            <text:p>12,886,883</text:p>
          </table:table-cell>
          <table:table-cell/>
          <table:table-cell office:value-type="string">
            <text:p>Springs</text:p>
          </table:table-cell>
          <table:table-cell table:number-columns-repeated="2"/>
          <table:table-cell table:style-name="ce8" office:value-type="float" office:value="1804489000">
            <text:p>1,804,489,000</text:p>
          </table:table-cell>
          <table:table-cell table:style-name="ce11" table:formula="of:=[.AD58]-[.AD57]" office:value-type="percentage" office:value="0.0514960791657022">
            <text:p>5.15%</text:p>
          </table:table-cell>
          <table:table-cell table:style-name="ce11" table:formula="of:=([.AB58]-[.$I$11])/[.$J$11]" office:value-type="percentage" office:value="0.130922193770175">
            <text:p>13.09%</text:p>
          </table:table-cell>
          <table:table-cell table:style-name="ce8" table:formula="of:=[.$AB58]-[.$AB57]" office:value-type="float" office:value="7674606">
            <text:p>7,674,606</text:p>
          </table:table-cell>
          <table:table-cell table:number-columns-repeated="5"/>
        </table:table-row>
        <table:table-row table:style-name="ro3">
          <table:table-cell office:value-type="string">
            <text:p>Village Ruin</text:p>
          </table:table-cell>
          <table:table-cell office:value-type="string">
            <text:p>14/q</text:p>
          </table:table-cell>
          <table:table-cell/>
          <table:table-cell table:style-name="ce8" office:value-type="float" office:value="2634980985">
            <text:p>2,634,980,985</text:p>
          </table:table-cell>
          <table:table-cell table:style-name="ce11" table:formula="of:=[.F59]-[.F58]" office:value-type="percentage" office:value="0.0187107944421071">
            <text:p>1.87%</text:p>
          </table:table-cell>
          <table:table-cell table:style-name="ce11" table:formula="of:=([.D59]-[.$I$3])/[.$J$3]" office:value-type="percentage" office:value="0.885760177096109">
            <text:p>88.58%</text:p>
          </table:table-cell>
          <table:table-cell table:number-columns-repeated="4"/>
          <table:covered-table-cell/>
          <table:table-cell table:style-name="ce12" office:value-type="string">
            <text:p>Waste Pool Map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Asphyxia</text:a></text:p>
          </table:table-cell>
          <table:table-cell office:value-type="string">
            <text:p>Maps</text:p>
          </table:table-cell>
          <table:table-cell table:number-columns-repeated="2"/>
          <table:table-cell office:value-type="float" office:value="1711248500">
            <text:p>1,711,248,500</text:p>
          </table:table-cell>
          <table:table-cell table:style-name="ce11" table:formula="of:=[.V59]-[.V58]" office:value-type="percentage" office:value="0.12285432479005">
            <text:p>12.29%</text:p>
          </table:table-cell>
          <table:table-cell table:style-name="ce11" table:formula="of:=([.T59]-[.$I$22])/[.$J$22]" office:value-type="percentage" office:value="0.465864272018781">
            <text:p>46.59%</text:p>
          </table:table-cell>
          <table:table-cell table:style-name="ce8" table:formula="of:=[.T59]-[.T58]" office:value-type="float" office:value="16958052">
            <text:p>16,958,052</text:p>
          </table:table-cell>
          <table:table-cell/>
          <table:table-cell office:value-type="string">
            <text:p>Daylu</text:p>
          </table:table-cell>
          <table:table-cell table:number-columns-repeated="2"/>
          <table:table-cell table:style-name="ce8" office:value-type="float" office:value="1812400000">
            <text:p>1,812,400,000</text:p>
          </table:table-cell>
          <table:table-cell table:style-name="ce11" table:formula="of:=[.AD59]-[.AD58]" office:value-type="percentage" office:value="0.0530822666700896">
            <text:p>5.31%</text:p>
          </table:table-cell>
          <table:table-cell table:style-name="ce11" table:formula="of:=([.AB59]-[.$I$11])/[.$J$11]" office:value-type="percentage" office:value="0.184004460440265">
            <text:p>18.40%</text:p>
          </table:table-cell>
          <table:table-cell table:style-name="ce8" table:formula="of:=[.$AB59]-[.$AB58]" office:value-type="float" office:value="7911000">
            <text:p>7,911,000</text:p>
          </table:table-cell>
          <table:table-cell table:number-columns-repeated="5"/>
        </table:table-row>
        <table:table-row table:style-name="ro3">
          <table:table-cell office:value-type="string">
            <text:p>Gourge</text:p>
          </table:table-cell>
          <table:table-cell office:value-type="string">
            <text:p>0/q</text:p>
          </table:table-cell>
          <table:table-cell/>
          <table:table-cell table:style-name="ce8" office:value-type="float" office:value="2636739715">
            <text:p>2,636,739,715</text:p>
          </table:table-cell>
          <table:table-cell table:style-name="ce11" table:formula="of:=[.F60]-[.F59]" office:value-type="percentage" office:value="0.00869996288369368">
            <text:p>0.87%</text:p>
          </table:table-cell>
          <table:table-cell table:style-name="ce11" table:formula="of:=([.D60]-[.$I$3])/[.$J$3]" office:value-type="percentage" office:value="0.894460139979802">
            <text:p>89.45%</text:p>
          </table:table-cell>
          <table:table-cell table:number-columns-repeated="4"/>
          <table:covered-table-cell/>
          <table:table-cell table:style-name="ce12" office:value-type="string">
            <text:p>Canyon Map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Lord of the Bow</text:a></text:p>
          </table:table-cell>
          <table:table-cell office:value-type="string">
            <text:p>Underground River</text:p>
          </table:table-cell>
          <table:table-cell table:number-columns-repeated="2"/>
          <table:table-cell office:value-type="float" office:value="1715430566">
            <text:p>1,715,430,566</text:p>
          </table:table-cell>
          <table:table-cell table:style-name="ce11" table:formula="of:=[.V60]-[.V59]" office:value-type="percentage" office:value="0.0302974005892556">
            <text:p>3.03%</text:p>
          </table:table-cell>
          <table:table-cell table:style-name="ce11" table:formula="of:=([.T60]-[.$I$22])/[.$J$22]" office:value-type="percentage" office:value="0.496161672608037">
            <text:p>49.62%</text:p>
          </table:table-cell>
          <table:table-cell table:style-name="ce8" table:formula="of:=[.T60]-[.T59]" office:value-type="float" office:value="4182066">
            <text:p>4,182,066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1804536278">
            <text:p>1,804,536,278</text:p>
          </table:table-cell>
          <table:table-cell table:style-name="ce11" table:formula="of:=[.AD60]-[.AD59]" office:value-type="percentage" office:value="-0.0527650345371572">
            <text:p>-5.28%</text:p>
          </table:table-cell>
          <table:table-cell table:style-name="ce11" table:formula="of:=([.AB60]-[.$I$11])/[.$J$11]" office:value-type="percentage" office:value="0.131239425903107">
            <text:p>13.12%</text:p>
          </table:table-cell>
          <table:table-cell table:style-name="ce8" table:formula="of:=[.$AB60]-[.$AB59]" office:value-type="float" office:value="-7863722">
            <text:p>-7,863,722</text:p>
          </table:table-cell>
          <table:table-cell table:number-columns-repeated="5"/>
        </table:table-row>
        <table:table-row table:style-name="ro3">
          <table:table-cell office:value-type="string">
            <text:p>Daily</text:p>
          </table:table-cell>
          <table:table-cell table:number-columns-repeated="2"/>
          <table:table-cell table:style-name="ce8" office:value-type="float" office:value="2637129491">
            <text:p>2,637,129,491</text:p>
          </table:table-cell>
          <table:table-cell table:style-name="ce11" table:formula="of:=[.F61]-[.F60]" office:value-type="percentage" office:value="0.00192811672795401">
            <text:p>0.19%</text:p>
          </table:table-cell>
          <table:table-cell table:style-name="ce11" table:formula="of:=([.D61]-[.$I$3])/[.$J$3]" office:value-type="percentage" office:value="0.896388256707756">
            <text:p>89.64%</text:p>
          </table:table-cell>
          <table:table-cell table:number-columns-repeated="4"/>
          <table:covered-table-cell/>
          <table:table-cell table:style-name="ce12" office:value-type="string">
            <text:p>Cells Map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Harbinger</text:a></text:p>
          </table:table-cell>
          <table:table-cell office:value-type="string">
            <text:p>Necropolis</text:p>
          </table:table-cell>
          <table:table-cell/>
          <table:table-cell table:style-name="ce5" office:value-type="time" office:time-value="PT05H00M00S">
            <text:p>05:00:00</text:p>
          </table:table-cell>
          <table:table-cell office:value-type="float" office:value="1726852738">
            <text:p>1,726,852,738</text:p>
          </table:table-cell>
          <table:table-cell table:style-name="ce11" table:formula="of:=[.V61]-[.V60]" office:value-type="percentage" office:value="0.0827490815982767">
            <text:p>8.27%</text:p>
          </table:table-cell>
          <table:table-cell table:style-name="ce11" table:formula="of:=([.T61]-[.$I$22])/[.$J$22]" office:value-type="percentage" office:value="0.578910754206313">
            <text:p>57.89%</text:p>
          </table:table-cell>
          <table:table-cell table:style-name="ce8" table:formula="of:=[.T61]-[.T60]" office:value-type="float" office:value="11422172">
            <text:p>11,422,172</text:p>
          </table:table-cell>
          <table:table-cell/>
          <table:table-cell office:value-type="string">
            <text:p>2xvillage ruin + Shipyard</text:p>
          </table:table-cell>
          <table:table-cell table:number-columns-repeated="2"/>
          <table:table-cell table:style-name="ce8" office:value-type="float" office:value="1823882229">
            <text:p>1,823,882,229</text:p>
          </table:table-cell>
          <table:table-cell table:style-name="ce11" table:formula="of:=[.AD61]-[.AD60]" office:value-type="percentage" office:value="0.129810002524142">
            <text:p>12.98%</text:p>
          </table:table-cell>
          <table:table-cell table:style-name="ce11" table:formula="of:=([.AB61]-[.$I$11])/[.$J$11]" office:value-type="percentage" office:value="0.261049428427249">
            <text:p>26.10%</text:p>
          </table:table-cell>
          <table:table-cell table:style-name="ce8" table:formula="of:=[.$AB61]-[.$AB60]" office:value-type="float" office:value="19345951">
            <text:p>19,345,951</text:p>
          </table:table-cell>
          <table:table-cell table:number-columns-repeated="5"/>
        </table:table-row>
        <table:table-row table:style-name="ro3">
          <table:table-cell office:value-type="string">
            <text:p>Village Ruin</text:p>
          </table:table-cell>
          <table:table-cell office:value-type="string">
            <text:p>?</text:p>
          </table:table-cell>
          <table:table-cell/>
          <table:table-cell table:style-name="ce8" office:value-type="float" office:value="2642129518">
            <text:p>2,642,129,518</text:p>
          </table:table-cell>
          <table:table-cell table:style-name="ce11" table:formula="of:=[.F62]-[.F61]" office:value-type="percentage" office:value="0.0247337847864458">
            <text:p>2.47%</text:p>
          </table:table-cell>
          <table:table-cell table:style-name="ce11" table:formula="of:=([.D62]-[.$I$3])/[.$J$3]" office:value-type="percentage" office:value="0.921122041494202">
            <text:p>92.11%</text:p>
          </table:table-cell>
          <table:table-cell table:number-columns-repeated="4"/>
          <table:covered-table-cell/>
          <table:table-cell table:style-name="ce12" office:value-type="string">
            <text:p>Dark Forest Map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Oak the Mighty</text:a></text:p>
          </table:table-cell>
          <table:table-cell office:value-type="string">
            <text:p>Necropolis</text:p>
          </table:table-cell>
          <table:table-cell/>
          <table:table-cell table:style-name="ce5" office:value-type="time" office:time-value="PT05H40M00S">
            <text:p>05:40:00</text:p>
          </table:table-cell>
          <table:table-cell office:value-type="float" office:value="1734259343">
            <text:p>1,734,259,343</text:p>
          </table:table-cell>
          <table:table-cell table:style-name="ce11" table:formula="of:=[.V62]-[.V61]" office:value-type="percentage" office:value="0.0536578998732643">
            <text:p>5.37%</text:p>
          </table:table-cell>
          <table:table-cell table:style-name="ce11" table:formula="of:=([.T62]-[.$I$22])/[.$J$22]" office:value-type="percentage" office:value="0.632568654079578">
            <text:p>63.26%</text:p>
          </table:table-cell>
          <table:table-cell table:style-name="ce8" table:formula="of:=[.T62]-[.T61]" office:value-type="float" office:value="7406605">
            <text:p>7,406,605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831649800">
            <text:p>1,831,649,800</text:p>
          </table:table-cell>
          <table:table-cell table:style-name="ce11" table:formula="of:=[.AD62]-[.AD61]" office:value-type="percentage" office:value="0.0521198679308375">
            <text:p>5.21%</text:p>
          </table:table-cell>
          <table:table-cell table:style-name="ce11" table:formula="of:=([.AB62]-[.$I$11])/[.$J$11]" office:value-type="percentage" office:value="0.313169296358087">
            <text:p>31.32%</text:p>
          </table:table-cell>
          <table:table-cell table:style-name="ce8" table:formula="of:=[.$AB62]-[.$AB61]" office:value-type="float" office:value="7767571">
            <text:p>7,767,571</text:p>
          </table:table-cell>
          <table:table-cell table:number-columns-repeated="5"/>
        </table:table-row>
        <table:table-row table:style-name="ro3">
          <table:table-cell office:value-type="string">
            <text:p>Some map</text:p>
          </table:table-cell>
          <table:table-cell table:number-columns-repeated="2"/>
          <table:table-cell table:style-name="ce8" office:value-type="float" office:value="2647006877">
            <text:p>2,647,006,877</text:p>
          </table:table-cell>
          <table:table-cell table:style-name="ce11" table:formula="of:=[.F63]-[.F62]" office:value-type="percentage" office:value="0.0241269792807589">
            <text:p>2.41%</text:p>
          </table:table-cell>
          <table:table-cell table:style-name="ce11" table:formula="of:=([.D63]-[.$I$3])/[.$J$3]" office:value-type="percentage" office:value="0.945249020774961">
            <text:p>94.52%</text:p>
          </table:table-cell>
          <table:table-cell table:number-columns-repeated="4"/>
          <table:covered-table-cell/>
          <table:table-cell table:style-name="ce12" office:value-type="string">
            <text:p>Dry Peninsula Map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Titan of the Grove</text:a></text:p>
          </table:table-cell>
          <table:table-cell office:value-type="string">
            <text:p>Necropolis</text:p>
          </table:table-cell>
          <table:table-cell/>
          <table:table-cell table:style-name="ce5" office:value-type="time" office:time-value="PT05H25M00S">
            <text:p>05:25:00</text:p>
          </table:table-cell>
          <table:table-cell office:value-type="float" office:value="1743969608">
            <text:p>1,743,969,608</text:p>
          </table:table-cell>
          <table:table-cell table:style-name="ce11" table:formula="of:=[.V63]-[.V62]" office:value-type="percentage" office:value="0.0703469979987948">
            <text:p>7.03%</text:p>
          </table:table-cell>
          <table:table-cell table:style-name="ce11" table:formula="of:=([.T63]-[.$I$22])/[.$J$22]" office:value-type="percentage" office:value="0.702915652078372">
            <text:p>70.29%</text:p>
          </table:table-cell>
          <table:table-cell table:style-name="ce8" table:formula="of:=[.T63]-[.T62]" office:value-type="float" office:value="9710265">
            <text:p>9,710,265</text:p>
          </table:table-cell>
          <table:table-cell/>
          <table:table-cell office:value-type="string">
            <text:p>Some maps</text:p>
          </table:table-cell>
          <table:table-cell office:value-type="float" office:value="16">
            <text:p>16</text:p>
          </table:table-cell>
          <table:table-cell/>
          <table:table-cell table:style-name="ce8" office:value-type="float" office:value="1895735232">
            <text:p>1,895,735,232</text:p>
          </table:table-cell>
          <table:table-cell table:style-name="ce11" table:formula="of:=[.AD63]-[.AD62]" office:value-type="percentage" office:value="0.430008847312842">
            <text:p>43.00%</text:p>
          </table:table-cell>
          <table:table-cell table:style-name="ce11" table:formula="of:=([.AB63]-[.$I$11])/[.$J$11]" office:value-type="percentage" office:value="0.743178143670929">
            <text:p>74.32%</text:p>
          </table:table-cell>
          <table:table-cell table:style-name="ce8" table:formula="of:=[.$AB63]-[.$AB62]" office:value-type="float" office:value="64085432">
            <text:p>64,085,432</text:p>
          </table:table-cell>
          <table:table-cell table:number-columns-repeated="5"/>
        </table:table-row>
        <table:table-row table:style-name="ro3">
          <table:table-cell office:value-type="string">
            <text:p>Academy</text:p>
          </table:table-cell>
          <table:table-cell office:value-type="string">
            <text:p>25/q</text:p>
          </table:table-cell>
          <table:table-cell/>
          <table:table-cell table:style-name="ce8" office:value-type="float" office:value="2649901949">
            <text:p>2,649,901,949</text:p>
          </table:table-cell>
          <table:table-cell table:style-name="ce11" table:formula="of:=[.F64]-[.F63]" office:value-type="percentage" office:value="0.0143211402236959">
            <text:p>1.43%</text:p>
          </table:table-cell>
          <table:table-cell table:style-name="ce11" table:formula="of:=([.D64]-[.$I$3])/[.$J$3]" office:value-type="percentage" office:value="0.959570160998657">
            <text:p>95.96%</text:p>
          </table:table-cell>
          <table:table-cell table:number-columns-repeated="4"/>
          <table:covered-table-cell/>
          <table:table-cell table:style-name="ce12" office:value-type="string">
            <text:p>Orchard Map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Tunneltrap</text:a></text:p>
          </table:table-cell>
          <table:table-cell office:value-type="string">
            <text:p>Precinct</text:p>
          </table:table-cell>
          <table:table-cell/>
          <table:table-cell table:style-name="ce5" office:value-type="time" office:time-value="PT04H46M00S">
            <text:p>04:46:00</text:p>
          </table:table-cell>
          <table:table-cell office:value-type="float" office:value="1755635991">
            <text:p>1,755,635,991</text:p>
          </table:table-cell>
          <table:table-cell table:style-name="ce11" table:formula="of:=[.V64]-[.V63]" office:value-type="percentage" office:value="0.0845182929151959">
            <text:p>8.45%</text:p>
          </table:table-cell>
          <table:table-cell table:style-name="ce11" table:formula="of:=([.T64]-[.$I$22])/[.$J$22]" office:value-type="percentage" office:value="0.787433944993568">
            <text:p>78.74%</text:p>
          </table:table-cell>
          <table:table-cell table:style-name="ce8" table:formula="of:=[.T64]-[.T63]" office:value-type="float" office:value="11666383">
            <text:p>11,666,383</text:p>
          </table:table-cell>
          <table:table-cell/>
          <table:table-cell office:value-type="string">
            <text:p>Arsenal</text:p>
          </table:table-cell>
          <table:table-cell table:number-columns-repeated="2"/>
          <table:table-cell table:style-name="ce8" office:value-type="float" office:value="1903906522">
            <text:p>1,903,906,522</text:p>
          </table:table-cell>
          <table:table-cell table:style-name="ce11" table:formula="of:=[.AD64]-[.AD63]" office:value-type="percentage" office:value="0.0548287946932925">
            <text:p>5.48%</text:p>
          </table:table-cell>
          <table:table-cell table:style-name="ce11" table:formula="of:=([.AB64]-[.$I$11])/[.$J$11]" office:value-type="percentage" office:value="0.798006938364222">
            <text:p>79.80%</text:p>
          </table:table-cell>
          <table:table-cell table:style-name="ce8" table:formula="of:=[.$AB64]-[.$AB63]" office:value-type="float" office:value="8171290">
            <text:p>8,171,290</text:p>
          </table:table-cell>
          <table:table-cell table:number-columns-repeated="5"/>
        </table:table-row>
        <table:table-row table:style-name="ro3">
          <table:table-cell office:value-type="string">
            <text:p>Excalation</text:p>
          </table:table-cell>
          <table:table-cell office:value-type="string">
            <text:p>14/q</text:p>
          </table:table-cell>
          <table:table-cell/>
          <table:table-cell table:style-name="ce8" office:value-type="float" office:value="2655173374">
            <text:p>2,655,173,374</text:p>
          </table:table-cell>
          <table:table-cell table:style-name="ce11" table:formula="of:=[.F65]-[.F64]" office:value-type="percentage" office:value="0.0260763174814637">
            <text:p>2.61%</text:p>
          </table:table-cell>
          <table:table-cell table:style-name="ce11" table:formula="of:=([.D65]-[.$I$3])/[.$J$3]" office:value-type="percentage" office:value="0.985646478480121">
            <text:p>98.56%</text:p>
          </table:table-cell>
          <table:table-cell table:number-columns-repeated="4"/>
          <table:covered-table-cell/>
          <table:table-cell table:style-name="ce12" office:value-type="string">
            <text:p>Arid Lake Map</text:p>
          </table:table-cell>
          <table:table-cell table:style-name="ce12" office:value-type="float" office:value="76">
            <text:p>76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Drought Maddened Rhoa</text:a></text:p>
          </table:table-cell>
          <table:table-cell office:value-type="string">
            <text:p>Precinct</text:p>
          </table:table-cell>
          <table:table-cell office:value-type="string">
            <text:p>Осталось 50+</text:p>
          </table:table-cell>
          <table:table-cell/>
          <table:table-cell office:value-type="float" office:value="1762989618">
            <text:p>1,762,989,618</text:p>
          </table:table-cell>
          <table:table-cell table:style-name="ce11" table:formula="of:=[.V65]-[.V64]" office:value-type="percentage" office:value="0.053274095388013">
            <text:p>5.33%</text:p>
          </table:table-cell>
          <table:table-cell table:style-name="ce11" table:formula="of:=([.T65]-[.$I$22])/[.$J$22]" office:value-type="percentage" office:value="0.840708040381581">
            <text:p>84.07%</text:p>
          </table:table-cell>
          <table:table-cell table:style-name="ce8" table:formula="of:=[.T65]-[.T64]" office:value-type="float" office:value="7353627">
            <text:p>7,353,627</text:p>
          </table:table-cell>
          <table:table-cell/>
          <table:table-cell office:value-type="string">
            <text:p>Academy </text:p>
          </table:table-cell>
          <table:table-cell table:number-columns-repeated="2"/>
          <table:table-cell table:style-name="ce8" office:value-type="float" office:value="1910576122">
            <text:p>1,910,576,122</text:p>
          </table:table-cell>
          <table:table-cell table:style-name="ce11" table:formula="of:=[.AD65]-[.AD64]" office:value-type="percentage" office:value="0.044752557929823">
            <text:p>4.48%</text:p>
          </table:table-cell>
          <table:table-cell table:style-name="ce11" table:formula="of:=([.AB65]-[.$I$11])/[.$J$11]" office:value-type="percentage" office:value="0.842759496294045">
            <text:p>84.28%</text:p>
          </table:table-cell>
          <table:table-cell table:style-name="ce8" table:formula="of:=[.$AB65]-[.$AB64]" office:value-type="float" office:value="6669600">
            <text:p>6,669,600</text:p>
          </table:table-cell>
          <table:table-cell table:number-columns-repeated="5"/>
        </table:table-row>
        <table:table-row table:style-name="ro3">
          <table:table-cell office:value-type="string">
            <text:p>Zana+Academy+13</text:p>
          </table:table-cell>
          <table:table-cell table:number-columns-repeated="2"/>
          <table:table-cell table:style-name="ce8" office:value-type="float" office:value="2659343491">
            <text:p>2,659,343,491</text:p>
          </table:table-cell>
          <table:table-cell table:style-name="ce11" table:formula="of:=[.F66]-[.F65]+1" office:value-type="percentage" office:value="0.020171205862388">
            <text:p>2.02%</text:p>
          </table:table-cell>
          <table:table-cell table:style-name="ce11" table:formula="of:=([.D66]-[.$I$4])/[.$J$4]" office:value-type="percentage" office:value="0.00581768434250867">
            <text:p>0.58%</text:p>
          </table:table-cell>
          <table:table-cell table:number-columns-repeated="4"/>
          <table:covered-table-cell/>
          <table:table-cell table:style-name="ce12" office:value-type="string">
            <text:p>Gorge Map</text:p>
          </table:table-cell>
          <table:table-cell table:style-name="ce12" office:value-type="float" office:value="76">
            <text:p>76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Master of the Blade</text:a></text:p>
          </table:table-cell>
          <table:table-cell office:value-type="string">
            <text:p>Precinct</text:p>
          </table:table-cell>
          <table:table-cell/>
          <table:table-cell table:style-name="ce5" office:value-type="time" office:time-value="PT03H30M00S">
            <text:p>03:30:00</text:p>
          </table:table-cell>
          <table:table-cell office:value-type="float" office:value="1770481376">
            <text:p>1,770,481,376</text:p>
          </table:table-cell>
          <table:table-cell table:style-name="ce11" table:formula="of:=[.V66]-[.V65]" office:value-type="percentage" office:value="0.0542747994038736">
            <text:p>5.43%</text:p>
          </table:table-cell>
          <table:table-cell table:style-name="ce11" table:formula="of:=([.T66]-[.$I$22])/[.$J$22]" office:value-type="percentage" office:value="0.894982839785455">
            <text:p>89.50%</text:p>
          </table:table-cell>
          <table:table-cell table:style-name="ce8" table:formula="of:=[.T66]-[.T65]" office:value-type="float" office:value="7491758">
            <text:p>7,491,758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936092000">
            <text:p>1,936,092,000</text:p>
          </table:table-cell>
          <table:table-cell table:style-name="ce11" table:formula="of:=[.AD66]-[.AD65]" office:value-type="percentage" office:value="-0.829817081086255">
            <text:p>-82.98%</text:p>
          </table:table-cell>
          <table:table-cell table:style-name="ce11" table:formula="of:=([.AB66]-[.$I$12])/[.$J$12]" office:value-type="percentage" office:value="0.0129424152077893">
            <text:p>1.29%</text:p>
          </table:table-cell>
          <table:table-cell table:style-name="ce8" table:formula="of:=[.$AB66]-[.$AB65]" office:value-type="float" office:value="25515878">
            <text:p>25,515,878</text:p>
          </table:table-cell>
          <table:table-cell table:number-columns-repeated="5"/>
        </table:table-row>
        <table:table-row table:style-name="ro3">
          <table:table-cell office:value-type="string">
            <text:p>Atziri</text:p>
          </table:table-cell>
          <table:table-cell table:number-columns-repeated="2"/>
          <table:table-cell table:style-name="ce8" table:formula="of:=[.I4]" office:value-type="float" office:value="2658074992">
            <text:p>2,658,074,992</text:p>
          </table:table-cell>
          <table:table-cell table:style-name="ce11" table:formula="of:=[.F67]-[.F66]" office:value-type="percentage" office:value="-0.00581768434250867">
            <text:p>-0.58%</text:p>
          </table:table-cell>
          <table:table-cell table:style-name="ce11" table:formula="of:=([.D67]-[.$I$4])/[.$J$4]" office:value-type="percentage" office:value="0">
            <text:p>0.00%</text:p>
          </table:table-cell>
          <table:table-cell table:number-columns-repeated="4"/>
          <table:covered-table-cell/>
          <table:table-cell table:style-name="ce12" office:value-type="string">
            <text:p>Malformation Map</text:p>
          </table:table-cell>
          <table:table-cell table:style-name="ce12" office:value-type="float" office:value="76">
            <text:p>76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Nightmare Manifest</text:a></text:p>
          </table:table-cell>
          <table:table-cell office:value-type="string">
            <text:p>Academy</text:p>
          </table:table-cell>
          <table:table-cell table:number-columns-repeated="2"/>
          <table:table-cell office:value-type="float" office:value="1778456700">
            <text:p>1,778,456,700</text:p>
          </table:table-cell>
          <table:table-cell table:style-name="ce11" table:formula="of:=[.V67]-[.V66]" office:value-type="percentage" office:value="0.0577780422540209">
            <text:p>5.78%</text:p>
          </table:table-cell>
          <table:table-cell table:style-name="ce11" table:formula="of:=([.T67]-[.$I$22])/[.$J$22]" office:value-type="percentage" office:value="0.952760882039476">
            <text:p>95.28%</text:p>
          </table:table-cell>
          <table:table-cell table:style-name="ce8" table:formula="of:=[.T67]-[.T66]" office:value-type="float" office:value="7975324">
            <text:p>7,975,324</text:p>
          </table:table-cell>
          <table:table-cell/>
          <table:table-cell office:value-type="string">
            <text:p>Overgrown Ruin</text:p>
          </table:table-cell>
          <table:table-cell table:number-columns-repeated="2"/>
          <table:table-cell table:style-name="ce8" office:value-type="float" office:value="1941258753">
            <text:p>1,941,258,753</text:p>
          </table:table-cell>
          <table:table-cell table:style-name="ce11" table:formula="of:=[.AD67]-[.AD66]" office:value-type="percentage" office:value="0.0321134539342024">
            <text:p>3.21%</text:p>
          </table:table-cell>
          <table:table-cell table:style-name="ce11" table:formula="of:=([.AB67]-[.$I$12])/[.$J$12]" office:value-type="percentage" office:value="0.0450558691419917">
            <text:p>4.51%</text:p>
          </table:table-cell>
          <table:table-cell table:style-name="ce8" table:formula="of:=[.$AB67]-[.$AB66]" office:value-type="float" office:value="5166753">
            <text:p>5,166,753</text:p>
          </table:table-cell>
          <table:table-cell table:number-columns-repeated="5"/>
        </table:table-row>
        <table:table-row table:style-name="ro3">
          <table:table-cell office:value-type="string">
            <text:p>2xVillage Ruin</text:p>
          </table:table-cell>
          <table:table-cell table:number-columns-repeated="2"/>
          <table:table-cell table:style-name="ce8" office:value-type="float" office:value="2663504904">
            <text:p>2,663,504,904</text:p>
          </table:table-cell>
          <table:table-cell table:style-name="ce11" table:formula="of:=[.F68]-[.F67]" office:value-type="percentage" office:value="0.0249030657679667">
            <text:p>2.49%</text:p>
          </table:table-cell>
          <table:table-cell table:style-name="ce11" table:formula="of:=([.D68]-[.$I$4])/[.$J$4]" office:value-type="percentage" office:value="0.0249030657679667">
            <text:p>2.49%</text:p>
          </table:table-cell>
          <table:table-cell table:number-columns-repeated="4"/>
          <table:covered-table-cell/>
          <table:table-cell table:style-name="ce12" office:value-type="string">
            <text:p>Residence Map</text:p>
          </table:table-cell>
          <table:table-cell table:style-name="ce12" office:value-type="float" office:value="76">
            <text:p>76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The High Templar</text:a></text:p>
          </table:table-cell>
          <table:table-cell office:value-type="string">
            <text:p>Runs</text:p>
          </table:table-cell>
          <table:table-cell table:number-columns-repeated="2"/>
          <table:table-cell office:value-type="float" office:value="2270420254">
            <text:p>2,270,420,254</text:p>
          </table:table-cell>
          <table:table-cell table:style-name="ce11" table:formula="of:=[.V68]-[.V67]" office:value-type="percentage" office:value="-0.942774511064533">
            <text:p>-94.28%</text:p>
          </table:table-cell>
          <table:table-cell table:style-name="ce11" table:formula="of:=([.T68]-[.$I$2])/[.$J$2]" office:value-type="percentage" office:value="0.00998637097494254">
            <text:p>1.00%</text:p>
          </table:table-cell>
          <table:table-cell table:style-name="ce8" table:formula="of:=[.T68]-[.T67]" office:value-type="float" office:value="491963554">
            <text:p>491,963,554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948153937">
            <text:p>1,948,153,937</text:p>
          </table:table-cell>
          <table:table-cell table:style-name="ce11" table:formula="of:=[.AD68]-[.AD67]" office:value-type="percentage" office:value="0.0428563497716747">
            <text:p>4.29%</text:p>
          </table:table-cell>
          <table:table-cell table:style-name="ce11" table:formula="of:=([.AB68]-[.$I$12])/[.$J$12]" office:value-type="percentage" office:value="0.0879122189136663">
            <text:p>8.79%</text:p>
          </table:table-cell>
          <table:table-cell table:style-name="ce8" table:formula="of:=[.$AB68]-[.$AB67]" office:value-type="float" office:value="6895184">
            <text:p>6,895,184</text:p>
          </table:table-cell>
          <table:table-cell table:number-columns-repeated="5"/>
        </table:table-row>
        <table:table-row table:style-name="ro3">
          <table:table-cell office:value-type="string">
            <text:p>Village Ruin</text:p>
          </table:table-cell>
          <table:table-cell office:value-type="string">
            <text:p>16/q</text:p>
          </table:table-cell>
          <table:table-cell/>
          <table:table-cell table:style-name="ce8" office:value-type="float" office:value="2665866318">
            <text:p>2,665,866,318</text:p>
          </table:table-cell>
          <table:table-cell table:style-name="ce11" table:formula="of:=[.F69]-[.F68]" office:value-type="percentage" office:value="0.0108300923012007">
            <text:p>1.08%</text:p>
          </table:table-cell>
          <table:table-cell table:style-name="ce11" table:formula="of:=([.D69]-[.$I$4])/[.$J$4]" office:value-type="percentage" office:value="0.0357331580691673">
            <text:p>3.57%</text:p>
          </table:table-cell>
          <table:table-cell table:number-columns-repeated="4"/>
          <table:covered-table-cell/>
          <table:table-cell table:style-name="ce12" office:value-type="string">
            <text:p>Underground River Map</text:p>
          </table:table-cell>
          <table:table-cell table:style-name="ce12" office:value-type="float" office:value="76">
            <text:p>76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Beast of the Pits</text:a></text:p>
          </table:table-cell>
          <table:table-cell office:value-type="string">
            <text:p>Volcalco</text:p>
          </table:table-cell>
          <table:table-cell office:value-type="string">
            <text:p>97q/31r/14p</text:p>
          </table:table-cell>
          <table:table-cell/>
          <table:table-cell office:value-type="float" office:value="2273914876">
            <text:p>2,273,914,876</text:p>
          </table:table-cell>
          <table:table-cell table:style-name="ce11" table:formula="of:=[.V69]-[.V68]" office:value-type="percentage" office:value="0.0186506993007553">
            <text:p>1.87%</text:p>
          </table:table-cell>
          <table:table-cell table:style-name="ce11" table:formula="of:=([.T69]-[.$I$2])/[.$J$2]" office:value-type="percentage" office:value="0.0286370702756978">
            <text:p>2.86%</text:p>
          </table:table-cell>
          <table:table-cell table:style-name="ce8" table:formula="of:=[.T69]-[.T68]" office:value-type="float" office:value="3494622">
            <text:p>3,494,622</text:p>
          </table:table-cell>
          <table:table-cell/>
          <table:table-cell office:value-type="string">
            <text:p>Maps</text:p>
          </table:table-cell>
          <table:table-cell table:number-columns-repeated="2"/>
          <table:table-cell table:style-name="ce8" office:value-type="float" office:value="1939859000">
            <text:p>1,939,859,000</text:p>
          </table:table-cell>
          <table:table-cell table:style-name="ce11" table:formula="of:=[.AD69]-[.AD68]" office:value-type="percentage" office:value="-0.0515563792650067">
            <text:p>-5.16%</text:p>
          </table:table-cell>
          <table:table-cell table:style-name="ce11" table:formula="of:=([.AB69]-[.$I$12])/[.$J$12]" office:value-type="percentage" office:value="0.0363558396486597">
            <text:p>3.64%</text:p>
          </table:table-cell>
          <table:table-cell table:style-name="ce8" table:formula="of:=[.$AB69]-[.$AB68]" office:value-type="float" office:value="-8294937">
            <text:p>-8,294,937</text:p>
          </table:table-cell>
          <table:table-cell table:number-columns-repeated="5"/>
        </table:table-row>
        <table:table-row table:style-name="ro3">
          <table:table-cell office:value-type="string">
            <text:p>Death</text:p>
          </table:table-cell>
          <table:table-cell table:number-columns-repeated="2"/>
          <table:table-cell table:style-name="ce8" office:value-type="float" office:value="2661603655">
            <text:p>2,661,603,655</text:p>
          </table:table-cell>
          <table:table-cell table:style-name="ce11" table:formula="of:=[.F70]-[.F69]" office:value-type="percentage" office:value="-0.0195497416966754">
            <text:p>-1.95%</text:p>
          </table:table-cell>
          <table:table-cell table:style-name="ce11" table:formula="of:=([.D70]-[.$I$4])/[.$J$4]" office:value-type="percentage" office:value="0.016183416372492">
            <text:p>1.62%</text:p>
          </table:table-cell>
          <table:table-cell table:number-columns-repeated="4"/>
          <table:covered-table-cell/>
          <table:table-cell table:style-name="ce12" office:value-type="string">
            <text:p>Chateau Map</text:p>
          </table:table-cell>
          <table:table-cell table:style-name="ce12" office:value-type="float" office:value="77">
            <text:p>77</text:p>
          </table:table-cell>
          <table:table-cell table:style-name="ce12" office:value-type="float" office:value="10">
            <text:p>10</text:p>
          </table:table-cell>
          <table:table-cell table:style-name="ce18"/>
          <table:table-cell table:style-name="ce12" office:value-type="string">
            <text:p><text:a xlink:href="">Hephaeus, The Hammer</text:a></text:p>
          </table:table-cell>
          <table:table-cell office:value-type="string">
            <text:p>Volcalco</text:p>
          </table:table-cell>
          <table:table-cell office:value-type="string">
            <text:p>161q/62r/14p</text:p>
          </table:table-cell>
          <table:table-cell/>
          <table:table-cell office:value-type="float" office:value="2276887079">
            <text:p>2,276,887,079</text:p>
          </table:table-cell>
          <table:table-cell table:style-name="ce11" table:formula="of:=[.V70]-[.V69]" office:value-type="percentage" office:value="0.0158625637948261">
            <text:p>1.59%</text:p>
          </table:table-cell>
          <table:table-cell table:style-name="ce11" table:formula="of:=([.T70]-[.$I$2])/[.$J$2]" office:value-type="percentage" office:value="0.0444996340705239">
            <text:p>4.45%</text:p>
          </table:table-cell>
          <table:table-cell table:style-name="ce8" table:formula="of:=[.T70]-[.T69]" office:value-type="float" office:value="2972203">
            <text:p>2,972,203</text:p>
          </table:table-cell>
          <table:table-cell/>
          <table:table-cell office:value-type="string">
            <text:p>Maps</text:p>
          </table:table-cell>
          <table:table-cell table:number-columns-repeated="2"/>
          <table:table-cell table:style-name="ce8" office:value-type="float" office:value="1952725291">
            <text:p>1,952,725,291</text:p>
          </table:table-cell>
          <table:table-cell table:style-name="ce11" table:formula="of:=[.AD70]-[.AD69]" office:value-type="percentage" office:value="0.0799691882566368">
            <text:p>8.00%</text:p>
          </table:table-cell>
          <table:table-cell table:style-name="ce11" table:formula="of:=([.AB70]-[.$I$12])/[.$J$12]" office:value-type="percentage" office:value="0.116325027905296">
            <text:p>11.63%</text:p>
          </table:table-cell>
          <table:table-cell table:style-name="ce8" table:formula="of:=[.$AB70]-[.$AB69]" office:value-type="float" office:value="12866291">
            <text:p>12,866,291</text:p>
          </table:table-cell>
          <table:table-cell table:number-columns-repeated="5"/>
        </table:table-row>
        <table:table-row table:style-name="ro3">
          <table:table-cell office:value-type="string">
            <text:p>Shipyard</text:p>
          </table:table-cell>
          <table:table-cell office:value-type="string">
            <text:p>0/q</text:p>
          </table:table-cell>
          <table:table-cell/>
          <table:table-cell table:style-name="ce8" office:value-type="float" office:value="2665969493">
            <text:p>2,665,969,493</text:p>
          </table:table-cell>
          <table:table-cell table:style-name="ce11" table:formula="of:=[.F71]-[.F70]" office:value-type="percentage" office:value="0.0200229305458888">
            <text:p>2.00%</text:p>
          </table:table-cell>
          <table:table-cell table:style-name="ce11" table:formula="of:=([.D71]-[.$I$4])/[.$J$4]" office:value-type="percentage" office:value="0.0362063469183807">
            <text:p>3.62%</text:p>
          </table:table-cell>
          <table:table-cell table:number-columns-repeated="4"/>
          <table:covered-table-cell/>
          <table:table-cell table:style-name="ce12" office:value-type="string">
            <text:p>Bazaar Map</text:p>
          </table:table-cell>
          <table:table-cell table:style-name="ce12" office:value-type="float" office:value="77">
            <text:p>77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Dialla's Wrath</text:a>, <text:a xlink:href="">Dialla's Hatred</text:a>, <text:a xlink:href="">Dialla's Anger</text:a></text:p>
          </table:table-cell>
          <table:table-cell office:value-type="string">
            <text:p>Dark Forest</text:p>
          </table:table-cell>
          <table:table-cell office:value-type="string">
            <text:p>101q/32r/14p</text:p>
          </table:table-cell>
          <table:table-cell/>
          <table:table-cell office:value-type="float" office:value="2280802565">
            <text:p>2,280,802,565</text:p>
          </table:table-cell>
          <table:table-cell table:style-name="ce11" table:formula="of:=[.V71]-[.V70]" office:value-type="percentage" office:value="0.0208968386287035">
            <text:p>2.09%</text:p>
          </table:table-cell>
          <table:table-cell table:style-name="ce11" table:formula="of:=([.T71]-[.$I$2])/[.$J$2]" office:value-type="percentage" office:value="0.0653964726992274">
            <text:p>6.54%</text:p>
          </table:table-cell>
          <table:table-cell table:style-name="ce8" table:formula="of:=[.T71]-[.T70]" office:value-type="float" office:value="3915486">
            <text:p>3,915,486</text:p>
          </table:table-cell>
          <table:table-cell/>
          <table:table-cell office:value-type="string">
            <text:p>T14</text:p>
          </table:table-cell>
          <table:table-cell table:number-columns-repeated="2"/>
          <table:table-cell table:style-name="ce8" office:value-type="float" office:value="1959294394">
            <text:p>1,959,294,394</text:p>
          </table:table-cell>
          <table:table-cell table:style-name="ce11" table:formula="of:=[.AD71]-[.AD70]" office:value-type="percentage" office:value="0.0408296248300491">
            <text:p>4.08%</text:p>
          </table:table-cell>
          <table:table-cell table:style-name="ce11" table:formula="of:=([.AB71]-[.$I$12])/[.$J$12]" office:value-type="percentage" office:value="0.157154652735346">
            <text:p>15.72%</text:p>
          </table:table-cell>
          <table:table-cell table:style-name="ce8" table:formula="of:=[.$AB71]-[.$AB70]" office:value-type="float" office:value="6569103">
            <text:p>6,569,103</text:p>
          </table:table-cell>
          <table:table-cell table:number-columns-repeated="5"/>
        </table:table-row>
        <table:table-row table:style-name="ro3">
          <table:table-cell office:value-type="string">
            <text:p>map+OverGrown Ruin</text:p>
          </table:table-cell>
          <table:table-cell table:number-columns-repeated="2"/>
          <table:table-cell table:style-name="ce8" office:value-type="float" office:value="2670829046">
            <text:p>2,670,829,046</text:p>
          </table:table-cell>
          <table:table-cell table:style-name="ce11" table:formula="of:=[.F72]-[.F71]" office:value-type="percentage" office:value="0.0222872429538305">
            <text:p>2.23%</text:p>
          </table:table-cell>
          <table:table-cell table:style-name="ce11" table:formula="of:=([.D72]-[.$I$4])/[.$J$4]" office:value-type="percentage" office:value="0.0584935898722112">
            <text:p>5.85%</text:p>
          </table:table-cell>
          <table:table-cell table:number-columns-repeated="4"/>
          <table:covered-table-cell/>
          <table:table-cell table:style-name="ce12" office:value-type="string">
            <text:p>Necropolis Map</text:p>
          </table:table-cell>
          <table:table-cell table:style-name="ce12" office:value-type="float" office:value="77">
            <text:p>77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Merveil, the Reflection</text:a></text:p>
          </table:table-cell>
          <table:table-cell office:value-type="string">
            <text:p>Palace</text:p>
          </table:table-cell>
          <table:table-cell office:value-type="string">
            <text:p>125/44/12</text:p>
          </table:table-cell>
          <table:table-cell/>
          <table:table-cell office:value-type="float" office:value="2284236186">
            <text:p>2,284,236,186</text:p>
          </table:table-cell>
          <table:table-cell table:style-name="ce11" table:formula="of:=[.V72]-[.V71]" office:value-type="percentage" office:value="0.0183251386798797">
            <text:p>1.83%</text:p>
          </table:table-cell>
          <table:table-cell table:style-name="ce11" table:formula="of:=([.T72]-[.$I$2])/[.$J$2]" office:value-type="percentage" office:value="0.0837216113791071">
            <text:p>8.37%</text:p>
          </table:table-cell>
          <table:table-cell table:style-name="ce8" table:formula="of:=[.T72]-[.T71]" office:value-type="float" office:value="3433621">
            <text:p>3,433,621</text:p>
          </table:table-cell>
          <table:table-cell/>
          <table:table-cell office:value-type="string">
            <text:p>Palace</text:p>
          </table:table-cell>
          <table:table-cell table:number-columns-repeated="2"/>
          <table:table-cell table:style-name="ce8" office:value-type="float" office:value="1972145842">
            <text:p>1,972,145,842</text:p>
          </table:table-cell>
          <table:table-cell table:style-name="ce11" table:formula="of:=[.AD72]-[.AD71]" office:value-type="percentage" office:value="0.0798769330246283">
            <text:p>7.99%</text:p>
          </table:table-cell>
          <table:table-cell table:style-name="ce11" table:formula="of:=([.AB72]-[.$I$12])/[.$J$12]" office:value-type="percentage" office:value="0.237031585759974">
            <text:p>23.70%</text:p>
          </table:table-cell>
          <table:table-cell table:style-name="ce8" table:formula="of:=[.$AB72]-[.$AB71]" office:value-type="float" office:value="12851448">
            <text:p>12,851,448</text:p>
          </table:table-cell>
          <table:table-cell table:number-columns-repeated="5"/>
        </table:table-row>
        <table:table-row table:style-name="ro3">
          <table:table-cell office:value-type="string">
            <text:p>OverGrown Ruin</text:p>
          </table:table-cell>
          <table:table-cell table:number-columns-repeated="2"/>
          <table:table-cell table:style-name="ce8" office:value-type="float" office:value="2673893929">
            <text:p>2,673,893,929</text:p>
          </table:table-cell>
          <table:table-cell table:style-name="ce11" table:formula="of:=[.F73]-[.F72]" office:value-type="percentage" office:value="0.0140563940852307">
            <text:p>1.41%</text:p>
          </table:table-cell>
          <table:table-cell table:style-name="ce11" table:formula="of:=([.D73]-[.$I$4])/[.$J$4]" office:value-type="percentage" office:value="0.0725499839574419">
            <text:p>7.25%</text:p>
          </table:table-cell>
          <table:table-cell table:number-columns-repeated="4"/>
          <table:covered-table-cell/>
          <table:table-cell table:style-name="ce12" office:value-type="string">
            <text:p>Death and Taxes</text:p>
          </table:table-cell>
          <table:table-cell table:style-name="ce12" office:value-type="float" office:value="77">
            <text:p>77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Avatar of Ash</text:a>, <text:a xlink:href="">Avatar of Winter</text:a>, <text:a xlink:href="">Avatar of Silence</text:a>, <text:a xlink:href="">Avatar of Apocalypse</text:a></text:p>
          </table:table-cell>
          <table:table-cell office:value-type="string">
            <text:p>Palaca+Zana</text:p>
          </table:table-cell>
          <table:table-cell office:value-type="string">
            <text:p>134/33/14</text:p>
          </table:table-cell>
          <table:table-cell/>
          <table:table-cell office:value-type="float" office:value="2290559788">
            <text:p>2,290,559,788</text:p>
          </table:table-cell>
          <table:table-cell table:style-name="ce11" table:formula="of:=[.V73]-[.V72]" office:value-type="percentage" office:value="0.0337488859738349">
            <text:p>3.37%</text:p>
          </table:table-cell>
          <table:table-cell table:style-name="ce11" table:formula="of:=([.T73]-[.$I$2])/[.$J$2]" office:value-type="percentage" office:value="0.117470497352942">
            <text:p>11.75%</text:p>
          </table:table-cell>
          <table:table-cell table:style-name="ce8" table:formula="of:=[.T73]-[.T72]" office:value-type="float" office:value="6323602">
            <text:p>6,323,602</text:p>
          </table:table-cell>
          <table:table-cell/>
          <table:table-cell office:value-type="string">
            <text:p>Shrine</text:p>
          </table:table-cell>
          <table:table-cell table:number-columns-repeated="2"/>
          <table:table-cell table:style-name="ce8" office:value-type="float" office:value="1985607547">
            <text:p>1,985,607,547</text:p>
          </table:table-cell>
          <table:table-cell table:style-name="ce11" table:formula="of:=[.AD73]-[.AD72]" office:value-type="percentage" office:value="0.0836699264302594">
            <text:p>8.37%</text:p>
          </table:table-cell>
          <table:table-cell table:style-name="ce11" table:formula="of:=([.AB73]-[.$I$12])/[.$J$12]" office:value-type="percentage" office:value="0.320701512190233">
            <text:p>32.07%</text:p>
          </table:table-cell>
          <table:table-cell table:style-name="ce8" table:formula="of:=[.$AB73]-[.$AB72]" office:value-type="float" office:value="13461705">
            <text:p>13,461,705</text:p>
          </table:table-cell>
          <table:table-cell table:number-columns-repeated="5"/>
        </table:table-row>
        <table:table-row table:style-name="ro3">
          <table:table-cell office:value-type="string">
            <text:p>Excalation</text:p>
          </table:table-cell>
          <table:table-cell office:value-type="string">
            <text:p>30/q</text:p>
          </table:table-cell>
          <table:table-cell/>
          <table:table-cell table:style-name="ce8" office:value-type="float" office:value="2678638731">
            <text:p>2,678,638,731</text:p>
          </table:table-cell>
          <table:table-cell table:style-name="ce11" table:formula="of:=[.F74]-[.F73]" office:value-type="percentage" office:value="0.0217609633935098">
            <text:p>2.18%</text:p>
          </table:table-cell>
          <table:table-cell table:style-name="ce11" table:formula="of:=([.D74]-[.$I$4])/[.$J$4]" office:value-type="percentage" office:value="0.0943109473509517">
            <text:p>9.43%</text:p>
          </table:table-cell>
          <table:table-cell table:number-columns-repeated="4"/>
          <table:covered-table-cell/>
          <table:table-cell table:style-name="ce12" office:value-type="string">
            <text:p>Plateau Map</text:p>
          </table:table-cell>
          <table:table-cell table:style-name="ce12" office:value-type="float" office:value="77">
            <text:p>77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Drought Maddened Rhoa</text:a></text:p>
          </table:table-cell>
          <table:table-cell office:value-type="string">
            <text:p>Springs</text:p>
          </table:table-cell>
          <table:table-cell office:value-type="string">
            <text:p>136/34/30</text:p>
          </table:table-cell>
          <table:table-cell/>
          <table:table-cell office:value-type="float" office:value="2294875446">
            <text:p>2,294,875,446</text:p>
          </table:table-cell>
          <table:table-cell table:style-name="ce11" table:formula="of:=[.V74]-[.V73]" office:value-type="percentage" office:value="0.0230325453347741">
            <text:p>2.30%</text:p>
          </table:table-cell>
          <table:table-cell table:style-name="ce11" table:formula="of:=([.T74]-[.$I$2])/[.$J$2]" office:value-type="percentage" office:value="0.140503042687716">
            <text:p>14.05%</text:p>
          </table:table-cell>
          <table:table-cell table:style-name="ce8" table:formula="of:=[.T74]-[.T73]" office:value-type="float" office:value="4315658">
            <text:p>4,315,658</text:p>
          </table:table-cell>
          <table:table-cell/>
          <table:table-cell office:value-type="string">
            <text:p>Penisula</text:p>
          </table:table-cell>
          <table:table-cell table:number-columns-repeated="2"/>
          <table:table-cell table:style-name="ce8" office:value-type="float" office:value="1988800534">
            <text:p>1,988,800,534</text:p>
          </table:table-cell>
          <table:table-cell table:style-name="ce11" table:formula="of:=[.AD74]-[.AD73]" office:value-type="percentage" office:value="0.0198457021144628">
            <text:p>1.98%</text:p>
          </table:table-cell>
          <table:table-cell table:style-name="ce11" table:formula="of:=([.AB74]-[.$I$12])/[.$J$12]" office:value-type="percentage" office:value="0.340547214304696">
            <text:p>34.05%</text:p>
          </table:table-cell>
          <table:table-cell table:style-name="ce8" table:formula="of:=[.$AB74]-[.$AB73]" office:value-type="float" office:value="3192987">
            <text:p>3,192,987</text:p>
          </table:table-cell>
          <table:table-cell table:number-columns-repeated="5"/>
        </table:table-row>
        <table:table-row table:style-name="ro3"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2697770232">
            <text:p>2,697,770,232</text:p>
          </table:table-cell>
          <table:table-cell table:style-name="ce11" table:formula="of:=[.F75]-[.F74]" office:value-type="percentage" office:value="0.087742311043516">
            <text:p>8.77%</text:p>
          </table:table-cell>
          <table:table-cell table:style-name="ce11" table:formula="of:=([.D75]-[.$I$4])/[.$J$4]" office:value-type="percentage" office:value="0.182053258394468">
            <text:p>18.21%</text:p>
          </table:table-cell>
          <table:table-cell table:number-columns-repeated="4"/>
          <table:covered-table-cell/>
          <table:table-cell table:style-name="ce12" office:value-type="string">
            <text:p>Volcano Map</text:p>
          </table:table-cell>
          <table:table-cell table:style-name="ce12" office:value-type="float" office:value="77">
            <text:p>77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Forest of Flames</text:a></text:p>
          </table:table-cell>
          <table:table-cell office:value-type="string">
            <text:p>Springs</text:p>
          </table:table-cell>
          <table:table-cell office:value-type="string">
            <text:p>125/30/14</text:p>
          </table:table-cell>
          <table:table-cell/>
          <table:table-cell office:value-type="float" office:value="2298410777">
            <text:p>2,298,410,777</text:p>
          </table:table-cell>
          <table:table-cell table:style-name="ce11" table:formula="of:=[.V75]-[.V74]" office:value-type="percentage" office:value="0.0188679620885001">
            <text:p>1.89%</text:p>
          </table:table-cell>
          <table:table-cell table:style-name="ce11" table:formula="of:=([.T75]-[.$I$2])/[.$J$2]" office:value-type="percentage" office:value="0.159371004776216">
            <text:p>15.94%</text:p>
          </table:table-cell>
          <table:table-cell table:style-name="ce8" table:formula="of:=[.T75]-[.T74]" office:value-type="float" office:value="3535331">
            <text:p>3,535,331</text:p>
          </table:table-cell>
          <table:table-cell/>
          <table:table-cell office:value-type="string">
            <text:p>Overgrown Ruin</text:p>
          </table:table-cell>
          <table:table-cell office:value-type="string">
            <text:p>30pack</text:p>
          </table:table-cell>
          <table:table-cell/>
          <table:table-cell table:style-name="ce8" office:value-type="float" office:value="1988800534">
            <text:p>1,988,800,534</text:p>
          </table:table-cell>
          <table:table-cell table:style-name="ce11" table:formula="of:=[.AD75]-[.AD74]" office:value-type="percentage" office:value="0">
            <text:p>0.00%</text:p>
          </table:table-cell>
          <table:table-cell table:style-name="ce11" table:formula="of:=([.AB75]-[.$I$12])/[.$J$12]" office:value-type="percentage" office:value="0.340547214304696">
            <text:p>34.05%</text:p>
          </table:table-cell>
          <table:table-cell table:style-name="ce8" table:formula="of:=[.$AB75]-[.$AB74]" office:value-type="float" office:value="0">
            <text:p>0</text:p>
          </table:table-cell>
          <table:table-cell table:number-columns-repeated="5"/>
        </table:table-row>
        <table:table-row table:style-name="ro3">
          <table:table-cell office:value-type="string">
            <text:p>Village Ruin</text:p>
          </table:table-cell>
          <table:table-cell office:value-type="string">
            <text:p>14/double beyond</text:p>
          </table:table-cell>
          <table:table-cell/>
          <table:table-cell table:style-name="ce8" office:value-type="float" office:value="2701104009">
            <text:p>2,701,104,009</text:p>
          </table:table-cell>
          <table:table-cell table:style-name="ce11" table:formula="of:=[.F76]-[.F75]" office:value-type="percentage" office:value="0.0152896157224527">
            <text:p>1.53%</text:p>
          </table:table-cell>
          <table:table-cell table:style-name="ce11" table:formula="of:=([.D76]-[.$I$4])/[.$J$4]" office:value-type="percentage" office:value="0.19734287411692">
            <text:p>19.73%</text:p>
          </table:table-cell>
          <table:table-cell table:number-columns-repeated="4"/>
          <table:covered-table-cell/>
          <table:table-cell table:style-name="ce12" office:value-type="string">
            <text:p>Academy Map</text:p>
          </table:table-cell>
          <table:table-cell table:style-name="ce12" office:value-type="float" office:value="78">
            <text:p>78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The Arbiter of Knowledge</text:a></text:p>
          </table:table-cell>
          <table:table-cell office:value-type="string">
            <text:p>Mineral Pools</text:p>
          </table:table-cell>
          <table:table-cell office:value-type="string">
            <text:p>126/30/16</text:p>
          </table:table-cell>
          <table:table-cell/>
          <table:table-cell office:value-type="float" office:value="2302571673">
            <text:p>2,302,571,673</text:p>
          </table:table-cell>
          <table:table-cell table:style-name="ce11" table:formula="of:=[.V76]-[.V75]" office:value-type="percentage" office:value="0.0222065848946511">
            <text:p>2.22%</text:p>
          </table:table-cell>
          <table:table-cell table:style-name="ce11" table:formula="of:=([.T76]-[.$I$2])/[.$J$2]" office:value-type="percentage" office:value="0.181577589670867">
            <text:p>18.16%</text:p>
          </table:table-cell>
          <table:table-cell table:style-name="ce8" table:formula="of:=[.T76]-[.T75]" office:value-type="float" office:value="4160896">
            <text:p>4,160,896</text:p>
          </table:table-cell>
          <table:table-cell/>
          <table:table-cell office:value-type="string">
            <text:p>Maps</text:p>
          </table:table-cell>
          <table:table-cell table:number-columns-repeated="2"/>
          <table:table-cell table:style-name="ce8" office:value-type="float" office:value="2079237618">
            <text:p>2,079,237,618</text:p>
          </table:table-cell>
          <table:table-cell table:style-name="ce11" table:formula="of:=[.AD76]-[.AD75]" office:value-type="percentage" office:value="0.562102955372086">
            <text:p>56.21%</text:p>
          </table:table-cell>
          <table:table-cell table:style-name="ce11" table:formula="of:=([.AB76]-[.$I$12])/[.$J$12]" office:value-type="percentage" office:value="0.902650169676782">
            <text:p>90.27%</text:p>
          </table:table-cell>
          <table:table-cell table:style-name="ce8" table:formula="of:=[.$AB76]-[.$AB75]" office:value-type="float" office:value="90437084">
            <text:p>90,437,084</text:p>
          </table:table-cell>
          <table:table-cell table:number-columns-repeated="5"/>
        </table:table-row>
        <table:table-row table:style-name="ro3">
          <table:table-cell office:value-type="string">
            <text:p>Village Ruin+Zana</text:p>
          </table:table-cell>
          <table:table-cell office:value-type="string">
            <text:p>30q</text:p>
          </table:table-cell>
          <table:table-cell/>
          <table:table-cell table:style-name="ce8" office:value-type="float" office:value="2706208228">
            <text:p>2,706,208,228</text:p>
          </table:table-cell>
          <table:table-cell table:style-name="ce11" table:formula="of:=[.F77]-[.F76]" office:value-type="percentage" office:value="0.0234093483377088">
            <text:p>2.34%</text:p>
          </table:table-cell>
          <table:table-cell table:style-name="ce11" table:formula="of:=([.D77]-[.$I$4])/[.$J$4]" office:value-type="percentage" office:value="0.220752222454629">
            <text:p>22.08%</text:p>
          </table:table-cell>
          <table:table-cell table:number-columns-repeated="4"/>
          <table:covered-table-cell/>
          <table:table-cell table:style-name="ce12" office:value-type="string">
            <text:p>Crematorium Map</text:p>
          </table:table-cell>
          <table:table-cell table:style-name="ce12" office:value-type="float" office:value="78">
            <text:p>78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Megaera</text:a></text:p>
          </table:table-cell>
          <table:table-cell office:value-type="string">
            <text:p>Promenade</text:p>
          </table:table-cell>
          <table:table-cell office:value-type="string">
            <text:p>159/61/14/b</text:p>
          </table:table-cell>
          <table:table-cell/>
          <table:table-cell office:value-type="float" office:value="2306193278">
            <text:p>2,306,193,278</text:p>
          </table:table-cell>
          <table:table-cell table:style-name="ce11" table:formula="of:=[.V77]-[.V76]" office:value-type="percentage" office:value="0.0193284039993773">
            <text:p>1.93%</text:p>
          </table:table-cell>
          <table:table-cell table:style-name="ce11" table:formula="of:=([.T77]-[.$I$2])/[.$J$2]" office:value-type="percentage" office:value="0.200905993670245">
            <text:p>20.09%</text:p>
          </table:table-cell>
          <table:table-cell table:style-name="ce8" table:formula="of:=[.T77]-[.T76]" office:value-type="float" office:value="3621605">
            <text:p>3,621,605</text:p>
          </table:table-cell>
          <table:table-cell/>
          <table:table-cell office:value-type="string">
            <text:p>Precinct</text:p>
          </table:table-cell>
          <table:table-cell table:number-columns-repeated="2"/>
          <table:table-cell table:style-name="ce8" office:value-type="float" office:value="2083801006">
            <text:p>2,083,801,006</text:p>
          </table:table-cell>
          <table:table-cell table:style-name="ce11" table:formula="of:=[.AD77]-[.AD76]" office:value-type="percentage" office:value="0.0283632970884987">
            <text:p>2.84%</text:p>
          </table:table-cell>
          <table:table-cell table:style-name="ce11" table:formula="of:=([.AB77]-[.$I$12])/[.$J$12]" office:value-type="percentage" office:value="0.931013466765281">
            <text:p>93.10%</text:p>
          </table:table-cell>
          <table:table-cell table:style-name="ce8" table:formula="of:=[.$AB77]-[.$AB76]" office:value-type="float" office:value="4563388">
            <text:p>4,563,388</text:p>
          </table:table-cell>
          <table:table-cell table:number-columns-repeated="5"/>
        </table:table-row>
        <table:table-row table:style-name="ro3">
          <table:table-cell office:value-type="string">
            <text:p>Village Ruin+Zana</text:p>
          </table:table-cell>
          <table:table-cell office:value-type="string">
            <text:p>14q</text:p>
          </table:table-cell>
          <table:table-cell/>
          <table:table-cell table:style-name="ce8" office:value-type="float" office:value="2711996511">
            <text:p>2,711,996,511</text:p>
          </table:table-cell>
          <table:table-cell table:style-name="ce11" table:formula="of:=[.F78]-[.F77]" office:value-type="percentage" office:value="0.026546653469265">
            <text:p>2.65%</text:p>
          </table:table-cell>
          <table:table-cell table:style-name="ce11" table:formula="of:=([.D78]-[.$I$4])/[.$J$4]" office:value-type="percentage" office:value="0.247298875923894">
            <text:p>24.73%</text:p>
          </table:table-cell>
          <table:table-cell table:number-columns-repeated="4"/>
          <table:covered-table-cell/>
          <table:table-cell table:style-name="ce12" office:value-type="string">
            <text:p>Precinct Map</text:p>
          </table:table-cell>
          <table:table-cell table:style-name="ce12" office:value-type="float" office:value="78">
            <text:p>78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Lady Stormflay</text:a></text:p>
          </table:table-cell>
          <table:table-cell office:value-type="string">
            <text:p>Some map t15</text:p>
          </table:table-cell>
          <table:table-cell table:number-columns-repeated="2"/>
          <table:table-cell table:formula="of:=[.T77]+([.T79]-[.T77])/2" office:value-type="float" office:value="2310748831.5">
            <text:p>2,310,748,832</text:p>
          </table:table-cell>
          <table:table-cell table:style-name="ce11" table:formula="of:=[.V78]-[.V77]" office:value-type="percentage" office:value="0.0243128608693596">
            <text:p>2.43%</text:p>
          </table:table-cell>
          <table:table-cell table:style-name="ce11" table:formula="of:=([.T78]-[.$I$2])/[.$J$2]" office:value-type="percentage" office:value="0.225218854539604">
            <text:p>22.52%</text:p>
          </table:table-cell>
          <table:table-cell table:style-name="ce8" table:formula="of:=[.T78]-[.T77]" office:value-type="float" office:value="4555553.5">
            <text:p>4,555,554</text:p>
          </table:table-cell>
          <table:table-cell/>
          <table:table-cell table:style-name="ce1" office:value-type="string">
            <text:p>RUNNNNN</text:p>
          </table:table-cell>
          <table:table-cell table:number-columns-repeated="2"/>
          <table:table-cell table:style-name="ce8" office:value-type="float" office:value="2387038886">
            <text:p>2,387,038,886</text:p>
          </table:table-cell>
          <table:table-cell table:style-name="ce11" table:formula="of:=[.AD78]-[.AD77]+1" office:value-type="percentage" office:value="0.70136326239359">
            <text:p>70.14%</text:p>
          </table:table-cell>
          <table:table-cell table:style-name="ce11" table:formula="of:=([.AB78]-[.$I$2])/[.$J$2]" office:value-type="percentage" office:value="0.632376729158871">
            <text:p>63.24%</text:p>
          </table:table-cell>
          <table:table-cell table:style-name="ce8" table:formula="of:=[.$AB78]-[.$AB77]" office:value-type="float" office:value="303237880">
            <text:p>303,237,880</text:p>
          </table:table-cell>
          <table:table-cell/>
          <table:table-cell office:value-type="float" office:value="2725588868">
            <text:p>2725588868</text:p>
          </table:table-cell>
          <table:table-cell table:number-columns-repeated="3"/>
        </table:table-row>
        <table:table-row table:style-name="ro3">
          <table:table-cell office:value-type="string">
            <text:p>Arsenal</text:p>
          </table:table-cell>
          <table:table-cell office:value-type="string">
            <text:p>28/anslaought</text:p>
          </table:table-cell>
          <table:table-cell/>
          <table:table-cell table:style-name="ce8" office:value-type="float" office:value="2715188737">
            <text:p>2,715,188,737</text:p>
          </table:table-cell>
          <table:table-cell table:style-name="ce11" table:formula="of:=[.F79]-[.F78]" office:value-type="percentage" office:value="0.0146404240113308">
            <text:p>1.46%</text:p>
          </table:table-cell>
          <table:table-cell table:style-name="ce11" table:formula="of:=([.D79]-[.$I$4])/[.$J$4]" office:value-type="percentage" office:value="0.261939299935225">
            <text:p>26.19%</text:p>
          </table:table-cell>
          <table:table-cell table:number-columns-repeated="4"/>
          <table:covered-table-cell/>
          <table:table-cell table:style-name="ce12" office:value-type="string">
            <text:p>Springs Map</text:p>
          </table:table-cell>
          <table:table-cell table:style-name="ce12" office:value-type="float" office:value="78">
            <text:p>78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Witch of the Cauldron</text:a></text:p>
          </table:table-cell>
          <table:table-cell office:value-type="string">
            <text:p>Coloseeum</text:p>
          </table:table-cell>
          <table:table-cell table:number-columns-repeated="2"/>
          <table:table-cell office:value-type="float" office:value="2315304385">
            <text:p>2,315,304,385</text:p>
          </table:table-cell>
          <table:table-cell table:style-name="ce11" table:formula="of:=[.V79]-[.V78]" office:value-type="percentage" office:value="0.0243128608693596">
            <text:p>2.43%</text:p>
          </table:table-cell>
          <table:table-cell table:style-name="ce11" table:formula="of:=([.T79]-[.$I$2])/[.$J$2]" office:value-type="percentage" office:value="0.249531715408964">
            <text:p>24.95%</text:p>
          </table:table-cell>
          <table:table-cell table:style-name="ce8" table:formula="of:=[.T79]-[.T78]" office:value-type="float" office:value="4555553.5">
            <text:p>4,555,554</text:p>
          </table:table-cell>
          <table:table-cell table:number-columns-repeated="4"/>
          <table:table-cell table:style-name="ce8" office:value-type="float" office:value="2395057352">
            <text:p>2,395,057,352</text:p>
          </table:table-cell>
          <table:table-cell table:style-name="ce11" table:formula="of:=[.AD79]-[.AD78]" office:value-type="percentage" office:value="0.0427943274606897">
            <text:p>4.28%</text:p>
          </table:table-cell>
          <table:table-cell table:style-name="ce11" table:formula="of:=([.AB79]-[.$I$2])/[.$J$2]" office:value-type="percentage" office:value="0.675171056619561">
            <text:p>67.52%</text:p>
          </table:table-cell>
          <table:table-cell table:style-name="ce8" table:formula="of:=[.$AB79]-[.$AB78]" office:value-type="float" office:value="8018466">
            <text:p>8,018,466</text:p>
          </table:table-cell>
          <table:table-cell/>
          <table:table-cell office:value-type="float" office:value="2730172422">
            <text:p>2730172422</text:p>
          </table:table-cell>
          <table:table-cell table:style-name="ce8" table:formula="of:=[.AG79]-[.AG78]" office:value-type="float" office:value="4583554">
            <text:p>4,583,554</text:p>
          </table:table-cell>
          <table:table-cell table:number-columns-repeated="2"/>
        </table:table-row>
        <table:table-row table:style-name="ro3"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2724112000">
            <text:p>2,724,112,000</text:p>
          </table:table-cell>
          <table:table-cell table:style-name="ce11" table:formula="of:=[.F80]-[.F79]" office:value-type="percentage" office:value="0.0409245316229551">
            <text:p>4.09%</text:p>
          </table:table-cell>
          <table:table-cell table:style-name="ce11" table:formula="of:=([.D80]-[.$I$4])/[.$J$4]" office:value-type="percentage" office:value="0.30286383155818">
            <text:p>30.29%</text:p>
          </table:table-cell>
          <table:table-cell table:number-columns-repeated="4"/>
          <table:covered-table-cell/>
          <table:table-cell table:style-name="ce12" office:value-type="string">
            <text:p>Arsenal Map</text:p>
          </table:table-cell>
          <table:table-cell table:style-name="ce12" office:value-type="float" office:value="79">
            <text:p>79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Volcanus</text:a></text:p>
          </table:table-cell>
          <table:table-cell office:value-type="string">
            <text:p>Volcalco</text:p>
          </table:table-cell>
          <table:table-cell office:value-type="string">
            <text:p>135/43/42/b</text:p>
          </table:table-cell>
          <table:table-cell/>
          <table:table-cell office:value-type="float" office:value="2319891721">
            <text:p>2,319,891,721</text:p>
          </table:table-cell>
          <table:table-cell table:style-name="ce11" table:formula="of:=[.V80]-[.V79]" office:value-type="percentage" office:value="0.0244824831777312">
            <text:p>2.45%</text:p>
          </table:table-cell>
          <table:table-cell table:style-name="ce11" table:formula="of:=([.T80]-[.$I$2])/[.$J$2]" office:value-type="percentage" office:value="0.274014198586695">
            <text:p>27.40%</text:p>
          </table:table-cell>
          <table:table-cell table:style-name="ce8" table:formula="of:=[.T80]-[.T79]" office:value-type="float" office:value="4587336">
            <text:p>4,587,336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397609653">
            <text:p>2,397,609,653</text:p>
          </table:table-cell>
          <table:table-cell table:style-name="ce11" table:formula="of:=[.AD80]-[.AD79]" office:value-type="percentage" office:value="0.0136215586338141">
            <text:p>1.36%</text:p>
          </table:table-cell>
          <table:table-cell table:style-name="ce11" table:formula="of:=([.AB80]-[.$I$2])/[.$J$2]" office:value-type="percentage" office:value="0.688792615253375">
            <text:p>68.88%</text:p>
          </table:table-cell>
          <table:table-cell table:style-name="ce8" table:formula="of:=[.$AB80]-[.$AB79]" office:value-type="float" office:value="2552301">
            <text:p>2,552,301</text:p>
          </table:table-cell>
          <table:table-cell/>
          <table:table-cell office:value-type="float" office:value="2731644924">
            <text:p>2731644924</text:p>
          </table:table-cell>
          <table:table-cell table:style-name="ce8" table:formula="of:=[.AG80]-[.AG79]" office:value-type="float" office:value="1472502">
            <text:p>1,472,502</text:p>
          </table:table-cell>
          <table:table-cell table:number-columns-repeated="2"/>
        </table:table-row>
        <table:table-row table:style-name="ro3">
          <table:table-cell office:value-type="string">
            <text:p>OverGrown Ruin</text:p>
          </table:table-cell>
          <table:table-cell office:value-type="string">
            <text:p>12/q</text:p>
          </table:table-cell>
          <table:table-cell/>
          <table:table-cell table:style-name="ce8" office:value-type="float" office:value="2727279000">
            <text:p>2,727,279,000</text:p>
          </table:table-cell>
          <table:table-cell table:style-name="ce11" table:formula="of:=[.F81]-[.F80]" office:value-type="percentage" office:value="0.014524730656252">
            <text:p>1.45%</text:p>
          </table:table-cell>
          <table:table-cell table:style-name="ce11" table:formula="of:=([.D81]-[.$I$4])/[.$J$4]" office:value-type="percentage" office:value="0.317388562214432">
            <text:p>31.74%</text:p>
          </table:table-cell>
          <table:table-cell table:number-columns-repeated="4"/>
          <table:covered-table-cell/>
          <table:table-cell table:style-name="ce12" office:value-type="string">
            <text:p>Overgrown Ruin Map</text:p>
          </table:table-cell>
          <table:table-cell table:style-name="ce12" office:value-type="float" office:value="79">
            <text:p>79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Loathe</text:a></text:p>
          </table:table-cell>
          <table:table-cell office:value-type="string">
            <text:p>Maze</text:p>
          </table:table-cell>
          <table:table-cell table:number-columns-repeated="2"/>
          <table:table-cell office:value-type="float" office:value="2324153828">
            <text:p>2,324,153,828</text:p>
          </table:table-cell>
          <table:table-cell table:style-name="ce11" table:formula="of:=[.V81]-[.V80]" office:value-type="percentage" office:value="0.0227467451543097">
            <text:p>2.27%</text:p>
          </table:table-cell>
          <table:table-cell table:style-name="ce11" table:formula="of:=([.T81]-[.$I$2])/[.$J$2]" office:value-type="percentage" office:value="0.296760943741005">
            <text:p>29.68%</text:p>
          </table:table-cell>
          <table:table-cell table:style-name="ce8" table:formula="of:=[.T81]-[.T80]" office:value-type="float" office:value="4262107">
            <text:p>4,262,107</text:p>
          </table:table-cell>
          <table:table-cell/>
          <table:table-cell table:style-name="ce1" office:value-type="string">
            <text:p>RUNNNNN</text:p>
          </table:table-cell>
          <table:table-cell table:number-columns-repeated="2"/>
          <table:table-cell table:style-name="ce8" office:value-type="float" office:value="2413504000">
            <text:p>2,413,504,000</text:p>
          </table:table-cell>
          <table:table-cell table:style-name="ce11" table:formula="of:=[.AD81]-[.AD80]" office:value-type="percentage" office:value="0.084827682787684">
            <text:p>8.48%</text:p>
          </table:table-cell>
          <table:table-cell table:style-name="ce11" table:formula="of:=([.AB81]-[.$I$2])/[.$J$2]" office:value-type="percentage" office:value="0.773620298041059">
            <text:p>77.36%</text:p>
          </table:table-cell>
          <table:table-cell table:style-name="ce8" table:formula="of:=[.$AB81]-[.$AB80]" office:value-type="float" office:value="15894347">
            <text:p>15,894,347</text:p>
          </table:table-cell>
          <table:table-cell office:value-type="float" office:value="4.5">
            <text:p>4.5</text:p>
          </table:table-cell>
          <table:table-cell office:value-type="float" office:value="2721751584">
            <text:p>2721751584</text:p>
          </table:table-cell>
          <table:table-cell table:style-name="ce8" table:formula="of:=[.AG81]-[.AG80]" office:value-type="float" office:value="-9893340">
            <text:p>-9,893,340</text:p>
          </table:table-cell>
          <table:table-cell table:number-columns-repeated="2"/>
        </table:table-row>
        <table:table-row table:style-name="ro3">
          <table:table-cell office:value-type="string">
            <text:p>Village Ruin</text:p>
          </table:table-cell>
          <table:table-cell office:value-type="string">
            <text:p>12/q</text:p>
          </table:table-cell>
          <table:table-cell/>
          <table:table-cell table:style-name="ce8" office:value-type="float" office:value="2729675000">
            <text:p>2,729,675,000</text:p>
          </table:table-cell>
          <table:table-cell table:style-name="ce11" table:formula="of:=[.F82]-[.F81]" office:value-type="percentage" office:value="0.0109887131835743">
            <text:p>1.10%</text:p>
          </table:table-cell>
          <table:table-cell table:style-name="ce11" table:formula="of:=([.D82]-[.$I$4])/[.$J$4]" office:value-type="percentage" office:value="0.328377275398006">
            <text:p>32.84%</text:p>
          </table:table-cell>
          <table:table-cell table:number-columns-repeated="4"/>
          <table:covered-table-cell/>
          <table:table-cell table:style-name="ce12" office:value-type="string">
            <text:p>Shipyard Map</text:p>
          </table:table-cell>
          <table:table-cell table:style-name="ce12" office:value-type="float" office:value="79">
            <text:p>79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Warmonger</text:a></text:p>
          </table:table-cell>
          <table:table-cell office:value-type="string">
            <text:p>Runs</text:p>
          </table:table-cell>
          <table:table-cell table:number-columns-repeated="2"/>
          <table:table-cell office:value-type="float" office:value="2329761878">
            <text:p>2,329,761,878</text:p>
          </table:table-cell>
          <table:table-cell table:style-name="ce11" table:formula="of:=[.V82]-[.V81]" office:value-type="percentage" office:value="0.0299300050802635">
            <text:p>2.99%</text:p>
          </table:table-cell>
          <table:table-cell table:style-name="ce11" table:formula="of:=([.T82]-[.$I$2])/[.$J$2]" office:value-type="percentage" office:value="0.326690948821268">
            <text:p>32.67%</text:p>
          </table:table-cell>
          <table:table-cell table:style-name="ce8" table:formula="of:=[.T82]-[.T81]" office:value-type="float" office:value="5608050">
            <text:p>5,608,050</text:p>
          </table:table-cell>
          <table:table-cell/>
          <table:table-cell office:value-type="string">
            <text:p>Village Ruin</text:p>
          </table:table-cell>
          <table:table-cell office:value-type="string">
            <text:p>15pack</text:p>
          </table:table-cell>
          <table:table-cell office:value-type="float" office:value="4.5">
            <text:p>4.5</text:p>
          </table:table-cell>
          <table:table-cell table:style-name="ce8" office:value-type="float" office:value="2416948116">
            <text:p>2,416,948,116</text:p>
          </table:table-cell>
          <table:table-cell table:style-name="ce11" table:formula="of:=[.AD82]-[.AD81]" office:value-type="percentage" office:value="0.0183811501996267">
            <text:p>1.84%</text:p>
          </table:table-cell>
          <table:table-cell table:style-name="ce11" table:formula="of:=([.AB82]-[.$I$2])/[.$J$2]" office:value-type="percentage" office:value="0.792001448240686">
            <text:p>79.20%</text:p>
          </table:table-cell>
          <table:table-cell table:style-name="ce8" table:formula="of:=[.$AB82]-[.$AB81]" office:value-type="float" office:value="3444116">
            <text:p>3,444,116</text:p>
          </table:table-cell>
          <table:table-cell/>
          <table:table-cell office:value-type="float" office:value="2723184077">
            <text:p>2723184077</text:p>
          </table:table-cell>
          <table:table-cell table:style-name="ce8" table:formula="of:=[.AG82]-[.AG81]" office:value-type="float" office:value="1432493">
            <text:p>1,432,493</text:p>
          </table:table-cell>
          <table:table-cell table:number-columns-repeated="2"/>
        </table:table-row>
        <table:table-row table:style-name="ro3">
          <table:table-cell office:value-type="string">
            <text:p>Shipyard</text:p>
          </table:table-cell>
          <table:table-cell office:value-type="string">
            <text:p>12/q</text:p>
          </table:table-cell>
          <table:table-cell/>
          <table:table-cell table:style-name="ce8" office:value-type="float" office:value="2732921000">
            <text:p>2,732,921,000</text:p>
          </table:table-cell>
          <table:table-cell table:style-name="ce11" table:formula="of:=[.F83]-[.F82]" office:value-type="percentage" office:value="0.0148870463246586">
            <text:p>1.49%</text:p>
          </table:table-cell>
          <table:table-cell table:style-name="ce11" table:formula="of:=([.D83]-[.$I$4])/[.$J$4]" office:value-type="percentage" office:value="0.343264321722665">
            <text:p>34.33%</text:p>
          </table:table-cell>
          <table:table-cell table:number-columns-repeated="4"/>
          <table:covered-table-cell/>
          <table:table-cell table:style-name="ce12" office:value-type="string">
            <text:p>Village Ruin Map</text:p>
          </table:table-cell>
          <table:table-cell table:style-name="ce12" office:value-type="float" office:value="79">
            <text:p>79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Stonebeak, Battle Fowl</text:a>, <text:a xlink:href="">Gnar, Eater of Carrion</text:a></text:p>
          </table:table-cell>
          <table:table-cell office:value-type="string">
            <text:p>strand</text:p>
          </table:table-cell>
          <table:table-cell table:number-columns-repeated="2"/>
          <table:table-cell office:value-type="float" office:value="2332015479">
            <text:p>2,332,015,479</text:p>
          </table:table-cell>
          <table:table-cell table:style-name="ce11" table:formula="of:=[.V83]-[.V82]" office:value-type="percentage" office:value="0.0120274051370596">
            <text:p>1.20%</text:p>
          </table:table-cell>
          <table:table-cell table:style-name="ce11" table:formula="of:=([.T83]-[.$I$2])/[.$J$2]" office:value-type="percentage" office:value="0.338718353958328">
            <text:p>33.87%</text:p>
          </table:table-cell>
          <table:table-cell table:style-name="ce8" table:formula="of:=[.T83]-[.T82]" office:value-type="float" office:value="2253601">
            <text:p>2,253,601</text:p>
          </table:table-cell>
          <table:table-cell/>
          <table:table-cell office:value-type="string">
            <text:p>Village Ruin</text:p>
          </table:table-cell>
          <table:table-cell/>
          <table:table-cell office:value-type="float" office:value="4.2">
            <text:p>4.2</text:p>
          </table:table-cell>
          <table:table-cell table:style-name="ce8" office:value-type="float" office:value="2419901250">
            <text:p>2,419,901,250</text:p>
          </table:table-cell>
          <table:table-cell table:style-name="ce11" table:formula="of:=[.AD83]-[.AD82]" office:value-type="percentage" office:value="0.0157607930782891">
            <text:p>1.58%</text:p>
          </table:table-cell>
          <table:table-cell table:style-name="ce11" table:formula="of:=([.AB83]-[.$I$2])/[.$J$2]" office:value-type="percentage" office:value="0.807762241318975">
            <text:p>80.78%</text:p>
          </table:table-cell>
          <table:table-cell table:style-name="ce8" table:formula="of:=[.$AB83]-[.$AB82]" office:value-type="float" office:value="2953134">
            <text:p>2,953,134</text:p>
          </table:table-cell>
          <table:table-cell/>
          <table:table-cell office:value-type="float" office:value="2725929181">
            <text:p>2725929181</text:p>
          </table:table-cell>
          <table:table-cell table:style-name="ce8" table:formula="of:=[.AG83]-[.AG82]" office:value-type="float" office:value="2745104">
            <text:p>2,745,104</text:p>
          </table:table-cell>
          <table:table-cell table:number-columns-repeated="2"/>
        </table:table-row>
        <table:table-row table:style-name="ro3">
          <table:table-cell office:value-type="string">
            <text:p>Courtyard</text:p>
          </table:table-cell>
          <table:table-cell office:value-type="string">
            <text:p>14/anarhcy</text:p>
          </table:table-cell>
          <table:table-cell/>
          <table:table-cell table:style-name="ce8"/>
          <table:table-cell table:style-name="ce11" table:formula="of:=[.F84]-[.F83]" office:value-type="percentage" office:value="-12.5339253014887">
            <text:p>-1253.39%</text:p>
          </table:table-cell>
          <table:table-cell table:style-name="ce11" table:formula="of:=([.D84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The Alluring Abyss</text:p>
          </table:table-cell>
          <table:table-cell table:style-name="ce12" office:value-type="float" office:value="80">
            <text:p>80</text:p>
          </table:table-cell>
          <table:table-cell table:style-name="ce17" office:value-type="string">
            <text:p>N/A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Atziri, Queen of the Vaal</text:a></text:p>
          </table:table-cell>
          <table:table-cell office:value-type="string">
            <text:p>Runs</text:p>
          </table:table-cell>
          <table:table-cell table:number-columns-repeated="2"/>
          <table:table-cell office:value-type="float" office:value="2387067166">
            <text:p>2,387,067,166</text:p>
          </table:table-cell>
          <table:table-cell table:style-name="ce11" table:formula="of:=[.V84]-[.V83]" office:value-type="percentage" office:value="0.29380930476495">
            <text:p>29.38%</text:p>
          </table:table-cell>
          <table:table-cell table:style-name="ce11" table:formula="of:=([.T84]-[.$I$2])/[.$J$2]" office:value-type="percentage" office:value="0.632527658723278">
            <text:p>63.25%</text:p>
          </table:table-cell>
          <table:table-cell table:style-name="ce8" table:formula="of:=[.T84]-[.T83]" office:value-type="float" office:value="55051687">
            <text:p>55,051,687</text:p>
          </table:table-cell>
          <table:table-cell/>
          <table:table-cell office:value-type="string">
            <text:p>Zana mission</text:p>
          </table:table-cell>
          <table:table-cell/>
          <table:table-cell office:value-type="string">
            <text:p>q</text:p>
          </table:table-cell>
          <table:table-cell table:style-name="ce8" office:value-type="float" office:value="2421832410">
            <text:p>2,421,832,410</text:p>
          </table:table-cell>
          <table:table-cell table:style-name="ce11" table:formula="of:=[.AD84]-[.AD83]" office:value-type="percentage" office:value="0.010306546591204">
            <text:p>1.03%</text:p>
          </table:table-cell>
          <table:table-cell table:style-name="ce11" table:formula="of:=([.AB84]-[.$I$2])/[.$J$2]" office:value-type="percentage" office:value="0.818068787910179">
            <text:p>81.81%</text:p>
          </table:table-cell>
          <table:table-cell table:style-name="ce8" table:formula="of:=[.$AB84]-[.$AB83]" office:value-type="float" office:value="1931160">
            <text:p>1,931,160</text:p>
          </table:table-cell>
          <table:table-cell/>
          <table:table-cell office:value-type="float" office:value="2728503697">
            <text:p>2728503697</text:p>
          </table:table-cell>
          <table:table-cell table:style-name="ce8" table:formula="of:=[.AG84]-[.AG83]" office:value-type="float" office:value="2574516">
            <text:p>2,574,516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 table:style-name="ce11" table:formula="of:=[.F85]-[.F84]" office:value-type="percentage" office:value="0">
            <text:p>0.00%</text:p>
          </table:table-cell>
          <table:table-cell table:style-name="ce11" table:formula="of:=([.D85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Courtyard Map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Oriath's Vigil</text:a>, <text:a xlink:href="">Oriath's Vengeance</text:a>, <text:a xlink:href="">Oriath's Virtue</text:a></text:p>
          </table:table-cell>
          <table:table-cell office:value-type="string">
            <text:p>177/65/28/b</text:p>
          </table:table-cell>
          <table:table-cell table:number-columns-repeated="2"/>
          <table:table-cell office:value-type="float" office:value="2396158949">
            <text:p>2,396,158,949</text:p>
          </table:table-cell>
          <table:table-cell table:style-name="ce11" table:formula="of:=[.V85]-[.V84]" office:value-type="percentage" office:value="0.048522590094356">
            <text:p>4.85%</text:p>
          </table:table-cell>
          <table:table-cell table:style-name="ce11" table:formula="of:=([.T85]-[.$I$2])/[.$J$2]" office:value-type="percentage" office:value="0.681050248817634">
            <text:p>68.11%</text:p>
          </table:table-cell>
          <table:table-cell table:style-name="ce8" table:formula="of:=[.T85]-[.T84]" office:value-type="float" office:value="9091783">
            <text:p>9,091,783</text:p>
          </table:table-cell>
          <table:table-cell/>
          <table:table-cell office:value-type="string">
            <text:p>Runs</text:p>
          </table:table-cell>
          <table:table-cell table:number-columns-repeated="2"/>
          <table:table-cell table:style-name="ce8" office:value-type="float" office:value="2412061926">
            <text:p>2,412,061,926</text:p>
          </table:table-cell>
          <table:table-cell table:style-name="ce11" table:formula="of:=[.AD85]-[.AD84]" office:value-type="percentage" office:value="-0.0521447982376465">
            <text:p>-5.21%</text:p>
          </table:table-cell>
          <table:table-cell table:style-name="ce11" table:formula="of:=([.AB85]-[.$I$2])/[.$J$2]" office:value-type="percentage" office:value="0.765923989672532">
            <text:p>76.59%</text:p>
          </table:table-cell>
          <table:table-cell table:style-name="ce8" table:formula="of:=[.$AB85]-[.$AB84]" office:value-type="float" office:value="-9770484">
            <text:p>-9,770,484</text:p>
          </table:table-cell>
          <table:table-cell/>
          <table:table-cell office:value-type="float" office:value="2730502136">
            <text:p>2730502136</text:p>
          </table:table-cell>
          <table:table-cell table:style-name="ce8" table:formula="of:=[.AG85]-[.AG84]" office:value-type="float" office:value="1998439">
            <text:p>1,998,439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 table:style-name="ce11" table:formula="of:=[.F86]-[.F85]" office:value-type="percentage" office:value="0">
            <text:p>0.00%</text:p>
          </table:table-cell>
          <table:table-cell table:style-name="ce11" table:formula="of:=([.D86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Excavation Map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Champion of the Hollows</text:a>, <text:a xlink:href="">Lord of the Hollows</text:a>, <text:a xlink:href="">Messenger of the Hollows</text:a></text:p>
          </table:table-cell>
          <table:table-cell office:value-type="string">
            <text:p>Core</text:p>
          </table:table-cell>
          <table:table-cell table:number-columns-repeated="2"/>
          <table:table-cell office:value-type="float" office:value="2398908087">
            <text:p>2,398,908,087</text:p>
          </table:table-cell>
          <table:table-cell table:style-name="ce11" table:formula="of:=[.V86]-[.V85]" office:value-type="percentage" office:value="0.0146720721652528">
            <text:p>1.47%</text:p>
          </table:table-cell>
          <table:table-cell table:style-name="ce11" table:formula="of:=([.T86]-[.$I$2])/[.$J$2]" office:value-type="percentage" office:value="0.695722320982887">
            <text:p>69.57%</text:p>
          </table:table-cell>
          <table:table-cell table:style-name="ce8" table:formula="of:=[.T86]-[.T85]" office:value-type="float" office:value="2749138">
            <text:p>2,749,138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414558000">
            <text:p>2,414,558,000</text:p>
          </table:table-cell>
          <table:table-cell table:style-name="ce11" table:formula="of:=[.AD86]-[.AD85]" office:value-type="percentage" office:value="0.013321476716633">
            <text:p>1.33%</text:p>
          </table:table-cell>
          <table:table-cell table:style-name="ce11" table:formula="of:=([.AB86]-[.$I$2])/[.$J$2]" office:value-type="percentage" office:value="0.779245466389166">
            <text:p>77.92%</text:p>
          </table:table-cell>
          <table:table-cell table:style-name="ce8" table:formula="of:=[.$AB86]-[.$AB85]" office:value-type="float" office:value="2496074">
            <text:p>2,496,074</text:p>
          </table:table-cell>
          <table:table-cell/>
          <table:table-cell office:value-type="float" office:value="2731103606">
            <text:p>2731103606</text:p>
          </table:table-cell>
          <table:table-cell table:style-name="ce8" table:formula="of:=[.AG86]-[.AG85]" office:value-type="float" office:value="601470">
            <text:p>601,47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 table:style-name="ce11" table:formula="of:=[.F87]-[.F86]" office:value-type="percentage" office:value="0">
            <text:p>0.00%</text:p>
          </table:table-cell>
          <table:table-cell table:style-name="ce11" table:formula="of:=([.D87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Wasteland Map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The Brittle Emperor</text:a></text:p>
          </table:table-cell>
          <table:table-cell office:value-type="string">
            <text:p>Maps</text:p>
          </table:table-cell>
          <table:table-cell table:number-columns-repeated="2"/>
          <table:table-cell office:value-type="float" office:value="2489992698">
            <text:p>2,489,992,698</text:p>
          </table:table-cell>
          <table:table-cell table:style-name="ce11" table:formula="of:=[.V87]-[.V86]+1" office:value-type="percentage" office:value="0.472819911647432">
            <text:p>47.28%</text:p>
          </table:table-cell>
          <table:table-cell table:style-name="ce11" table:formula="of:=([.T87]-[.$I$3])/[.$J$3]" office:value-type="percentage" office:value="0.168542232630319">
            <text:p>16.85%</text:p>
          </table:table-cell>
          <table:table-cell table:style-name="ce8" table:formula="of:=[.T87]-[.T86]" office:value-type="float" office:value="91084611">
            <text:p>91,084,611</text:p>
          </table:table-cell>
          <table:table-cell/>
          <table:table-cell office:value-type="string">
            <text:p>Zana 24 pack</text:p>
          </table:table-cell>
          <table:table-cell table:number-columns-repeated="2"/>
          <table:table-cell table:style-name="ce8" office:value-type="float" office:value="2418247512">
            <text:p>2,418,247,512</text:p>
          </table:table-cell>
          <table:table-cell table:style-name="ce11" table:formula="of:=[.AD87]-[.AD86]" office:value-type="percentage" office:value="0.0196908217479682">
            <text:p>1.97%</text:p>
          </table:table-cell>
          <table:table-cell table:style-name="ce11" table:formula="of:=([.AB87]-[.$I$2])/[.$J$2]" office:value-type="percentage" office:value="0.798936288137134">
            <text:p>79.89%</text:p>
          </table:table-cell>
          <table:table-cell table:style-name="ce8" table:formula="of:=[.$AB87]-[.$AB86]" office:value-type="float" office:value="3689512">
            <text:p>3,689,512</text:p>
          </table:table-cell>
          <table:table-cell/>
          <table:table-cell office:value-type="float" office:value="2733096172">
            <text:p>2733096172</text:p>
          </table:table-cell>
          <table:table-cell table:style-name="ce8" table:formula="of:=[.AG87]-[.AG86]" office:value-type="float" office:value="1992566">
            <text:p>1,992,566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 table:style-name="ce11" table:formula="of:=[.F88]-[.F87]" office:value-type="percentage" office:value="0">
            <text:p>0.00%</text:p>
          </table:table-cell>
          <table:table-cell table:style-name="ce11" table:formula="of:=([.D88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Waterways Map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Fragment of Winter</text:a></text:p>
          </table:table-cell>
          <table:table-cell office:value-type="string">
            <text:p>Plaza</text:p>
          </table:table-cell>
          <table:table-cell office:value-type="string">
            <text:p>70/15/0/</text:p>
          </table:table-cell>
          <table:table-cell/>
          <table:table-cell office:value-type="float" office:value="2492483071">
            <text:p>2,492,483,071</text:p>
          </table:table-cell>
          <table:table-cell table:style-name="ce11" table:formula="of:=[.V88]-[.V87]" office:value-type="percentage" office:value="0.0123192034402965">
            <text:p>1.23%</text:p>
          </table:table-cell>
          <table:table-cell table:style-name="ce11" table:formula="of:=([.T88]-[.$I$3])/[.$J$3]" office:value-type="percentage" office:value="0.180861436070615">
            <text:p>18.09%</text:p>
          </table:table-cell>
          <table:table-cell table:style-name="ce8" table:formula="of:=[.T88]-[.T87]" office:value-type="float" office:value="2490373">
            <text:p>2,490,373</text:p>
          </table:table-cell>
          <table:table-cell/>
          <table:table-cell office:value-type="string">
            <text:p>Village Ruin</text:p>
          </table:table-cell>
          <table:table-cell/>
          <table:table-cell office:value-type="float" office:value="4.7">
            <text:p>4.7</text:p>
          </table:table-cell>
          <table:table-cell table:style-name="ce8" office:value-type="float" office:value="2421741776">
            <text:p>2,421,741,776</text:p>
          </table:table-cell>
          <table:table-cell table:style-name="ce11" table:formula="of:=[.AD88]-[.AD87]" office:value-type="percentage" office:value="0.0186487886648268">
            <text:p>1.86%</text:p>
          </table:table-cell>
          <table:table-cell table:style-name="ce11" table:formula="of:=([.AB88]-[.$I$2])/[.$J$2]" office:value-type="percentage" office:value="0.81758507680196">
            <text:p>81.76%</text:p>
          </table:table-cell>
          <table:table-cell table:style-name="ce8" table:formula="of:=[.$AB88]-[.$AB87]" office:value-type="float" office:value="3494264">
            <text:p>3,494,264</text:p>
          </table:table-cell>
          <table:table-cell/>
          <table:table-cell office:value-type="float" office:value="2736322089">
            <text:p>2736322089</text:p>
          </table:table-cell>
          <table:table-cell table:style-name="ce8" table:formula="of:=[.AG88]-[.AG87]" office:value-type="float" office:value="3225917">
            <text:p>3,225,917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 table:style-name="ce11" table:formula="of:=[.F89]-[.F88]" office:value-type="percentage" office:value="0">
            <text:p>0.00%</text:p>
          </table:table-cell>
          <table:table-cell table:style-name="ce11" table:formula="of:=([.D89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Conservatory Map</text:p>
          </table:table-cell>
          <table:table-cell table:style-name="ce12" office:value-type="float" office:value="81">
            <text:p>81</text:p>
          </table:table-cell>
          <table:table-cell table:style-name="ce12" office:value-type="float" office:value="14">
            <text:p>14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Shadow of the Vaal</text:a></text:p>
          </table:table-cell>
          <table:table-cell office:value-type="string">
            <text:p>Maze</text:p>
          </table:table-cell>
          <table:table-cell table:number-columns-repeated="2"/>
          <table:table-cell office:value-type="float" office:value="2495039802">
            <text:p>2,495,039,802</text:p>
          </table:table-cell>
          <table:table-cell table:style-name="ce11" table:formula="of:=[.V89]-[.V88]" office:value-type="percentage" office:value="0.0126474585658907">
            <text:p>1.26%</text:p>
          </table:table-cell>
          <table:table-cell table:style-name="ce11" table:formula="of:=([.T89]-[.$I$3])/[.$J$3]" office:value-type="percentage" office:value="0.193508894636506">
            <text:p>19.35%</text:p>
          </table:table-cell>
          <table:table-cell table:style-name="ce8" table:formula="of:=[.T89]-[.T88]" office:value-type="float" office:value="2556731">
            <text:p>2,556,731</text:p>
          </table:table-cell>
          <table:table-cell/>
          <table:table-cell office:value-type="string">
            <text:p>Gorge</text:p>
          </table:table-cell>
          <table:table-cell/>
          <table:table-cell office:value-type="float" office:value="3">
            <text:p>3</text:p>
          </table:table-cell>
          <table:table-cell table:style-name="ce8" office:value-type="float" office:value="2423609150">
            <text:p>2,423,609,150</text:p>
          </table:table-cell>
          <table:table-cell table:style-name="ce11" table:formula="of:=[.AD89]-[.AD88]" office:value-type="percentage" office:value="0.00996612250367812">
            <text:p>1.00%</text:p>
          </table:table-cell>
          <table:table-cell table:style-name="ce11" table:formula="of:=([.AB89]-[.$I$2])/[.$J$2]" office:value-type="percentage" office:value="0.827551199305639">
            <text:p>82.76%</text:p>
          </table:table-cell>
          <table:table-cell table:style-name="ce8" table:formula="of:=[.$AB89]-[.$AB88]" office:value-type="float" office:value="1867374">
            <text:p>1,867,374</text:p>
          </table:table-cell>
          <table:table-cell/>
          <table:table-cell table:formula="of:=3025954471-100000" office:value-type="float" office:value="3025854471">
            <text:p>3025854471</text:p>
          </table:table-cell>
          <table:table-cell table:style-name="ce8" table:formula="of:=[.AG89]-[.AG88]" office:value-type="float" office:value="289532382">
            <text:p>289,532,382</text:p>
          </table:table-cell>
          <table:table-cell table:style-name="ce11" table:formula="of:=([.AG89]-[.$I$5])/[.$J$5]" office:value-type="percentage" office:value="0.636738415232721">
            <text:p>63.67%</text:p>
          </table:table-cell>
          <table:table-cell/>
        </table:table-row>
        <table:table-row table:style-name="ro3">
          <table:table-cell table:number-columns-repeated="3"/>
          <table:table-cell table:style-name="ce8"/>
          <table:table-cell table:style-name="ce11" table:formula="of:=[.F90]-[.F89]" office:value-type="percentage" office:value="0">
            <text:p>0.00%</text:p>
          </table:table-cell>
          <table:table-cell table:style-name="ce11" table:formula="of:=([.D90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Palace Map</text:p>
          </table:table-cell>
          <table:table-cell table:style-name="ce12" office:value-type="float" office:value="81">
            <text:p>81</text:p>
          </table:table-cell>
          <table:table-cell table:style-name="ce12" office:value-type="float" office:value="14">
            <text:p>14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God's Chosen</text:a></text:p>
          </table:table-cell>
          <table:table-cell office:value-type="string">
            <text:p>Runs</text:p>
          </table:table-cell>
          <table:table-cell table:number-columns-repeated="2"/>
          <table:table-cell office:value-type="float" office:value="2518480927">
            <text:p>2,518,480,927</text:p>
          </table:table-cell>
          <table:table-cell table:style-name="ce11" table:formula="of:=[.V90]-[.V89]" office:value-type="percentage" office:value="0.115956922013056">
            <text:p>11.60%</text:p>
          </table:table-cell>
          <table:table-cell table:style-name="ce11" table:formula="of:=([.T90]-[.$I$3])/[.$J$3]" office:value-type="percentage" office:value="0.309465816649562">
            <text:p>30.95%</text:p>
          </table:table-cell>
          <table:table-cell table:style-name="ce8" table:formula="of:=[.T90]-[.T89]" office:value-type="float" office:value="23441125">
            <text:p>23,441,125</text:p>
          </table:table-cell>
          <table:table-cell/>
          <table:table-cell office:value-type="string">
            <text:p>Gorge</text:p>
          </table:table-cell>
          <table:table-cell/>
          <table:table-cell office:value-type="float" office:value="3.24">
            <text:p>3.24</text:p>
          </table:table-cell>
          <table:table-cell table:style-name="ce8" office:value-type="float" office:value="2426460329">
            <text:p>2,426,460,329</text:p>
          </table:table-cell>
          <table:table-cell table:style-name="ce11" table:formula="of:=[.AD90]-[.AD89]" office:value-type="percentage" office:value="0.0152166621115613">
            <text:p>1.52%</text:p>
          </table:table-cell>
          <table:table-cell table:style-name="ce11" table:formula="of:=([.AB90]-[.$I$2])/[.$J$2]" office:value-type="percentage" office:value="0.8427678614172">
            <text:p>84.28%</text:p>
          </table:table-cell>
          <table:table-cell table:style-name="ce8" table:formula="of:=[.$AB90]-[.$AB89]" office:value-type="float" office:value="2851179">
            <text:p>2,851,179</text:p>
          </table:table-cell>
          <table:table-cell/>
          <table:table-cell office:value-type="float" office:value="3028210139">
            <text:p>3028210139</text:p>
          </table:table-cell>
          <table:table-cell table:style-name="ce8" table:formula="of:=[.AG90]-[.AG89]" office:value-type="float" office:value="2355668">
            <text:p>2,355,668</text:p>
          </table:table-cell>
          <table:table-cell table:style-name="ce11" table:formula="of:=([.AG90]-[.$I$5])/[.$J$5]" office:value-type="percentage" office:value="0.646755569305239">
            <text:p>64.68%</text:p>
          </table:table-cell>
          <table:table-cell table:formula="of:=[.AI90]-[.AI89]" office:value-type="percentage" office:value="0.0100171540725179">
            <text:p>1.00%</text:p>
          </table:table-cell>
        </table:table-row>
        <table:table-row table:style-name="ro5">
          <table:table-cell table:number-columns-repeated="3"/>
          <table:table-cell table:style-name="ce8"/>
          <table:table-cell table:style-name="ce11" table:formula="of:=[.F91]-[.F90]" office:value-type="percentage" office:value="0">
            <text:p>0.00%</text:p>
          </table:table-cell>
          <table:table-cell table:style-name="ce11" table:formula="of:=([.D91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Shrine Map</text:p>
          </table:table-cell>
          <table:table-cell table:style-name="ce12" office:value-type="float" office:value="81">
            <text:p>81</text:p>
          </table:table-cell>
          <table:table-cell table:style-name="ce12" office:value-type="float" office:value="14">
            <text:p>14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Piety the Empyrian</text:a></text:p>
          </table:table-cell>
          <table:table-cell office:value-type="string">
            <text:p>core die</text:p>
          </table:table-cell>
          <table:table-cell table:number-columns-repeated="2"/>
          <table:table-cell office:value-type="float" office:value="2508392041">
            <text:p>2,508,392,041</text:p>
          </table:table-cell>
          <table:table-cell table:style-name="ce11" table:formula="of:=[.V91]-[.V90]" office:value-type="percentage" office:value="-0.0499069975140108">
            <text:p>-4.99%</text:p>
          </table:table-cell>
          <table:table-cell table:style-name="ce11" table:formula="of:=([.T91]-[.$I$3])/[.$J$3]" office:value-type="percentage" office:value="0.259558819135551">
            <text:p>25.96%</text:p>
          </table:table-cell>
          <table:table-cell table:style-name="ce8" table:formula="of:=[.T91]-[.T90]" office:value-type="float" office:value="-10088886">
            <text:p>-10,088,886</text:p>
          </table:table-cell>
          <table:table-cell/>
          <table:table-cell office:value-type="string">
            <text:p>Excavation</text:p>
          </table:table-cell>
          <table:table-cell/>
          <table:table-cell office:value-type="float" office:value="7">
            <text:p>7</text:p>
          </table:table-cell>
          <table:table-cell table:style-name="ce8" office:value-type="float" office:value="2429829417">
            <text:p>2,429,829,417</text:p>
          </table:table-cell>
          <table:table-cell table:style-name="ce11" table:formula="of:=[.AD91]-[.AD90]" office:value-type="percentage" office:value="0.0179807278743689">
            <text:p>1.80%</text:p>
          </table:table-cell>
          <table:table-cell table:style-name="ce11" table:formula="of:=([.AB91]-[.$I$2])/[.$J$2]" office:value-type="percentage" office:value="0.860748589291569">
            <text:p>86.07%</text:p>
          </table:table-cell>
          <table:table-cell table:style-name="ce8" table:formula="of:=[.$AB91]-[.$AB90]" office:value-type="float" office:value="3369088">
            <text:p>3,369,088</text:p>
          </table:table-cell>
          <table:table-cell/>
          <table:table-cell office:value-type="float" office:value="3028413950">
            <text:p>3028413950</text:p>
          </table:table-cell>
          <table:table-cell table:style-name="ce8" table:formula="of:=[.AG91]-[.AG90]" office:value-type="float" office:value="203811">
            <text:p>203,811</text:p>
          </table:table-cell>
          <table:table-cell table:style-name="ce11" table:formula="of:=([.AG91]-[.$I$5])/[.$J$5]" office:value-type="percentage" office:value="0.647622247542016">
            <text:p>64.76%</text:p>
          </table:table-cell>
          <table:table-cell table:formula="of:=[.AI91]-[.AI90]" office:value-type="percentage" office:value="0.000866678236777774">
            <text:p>0.09%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2]-[.F91]" office:value-type="percentage" office:value="0">
            <text:p>0.00%</text:p>
          </table:table-cell>
          <table:table-cell table:style-name="ce11" table:formula="of:=([.D92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Vaal Temple Map</text:p>
          </table:table-cell>
          <table:table-cell table:style-name="ce12" office:value-type="float" office:value="81">
            <text:p>81</text:p>
          </table:table-cell>
          <table:table-cell table:style-name="ce12" office:value-type="float" office:value="14">
            <text:p>14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K'aj Q'ura</text:a>, <text:a xlink:href="">K'aj Y'ara'az</text:a>, <text:a xlink:href="">K'aj A'alai</text:a></text:p>
          </table:table-cell>
          <table:table-cell table:number-columns-repeated="3"/>
          <table:table-cell/>
          <table:table-cell table:style-name="ce11" table:formula="of:=[.V92]-[.V91]" office:value-type="percentage" office:value="-12.4083387753962">
            <text:p>-1240.83%</text:p>
          </table:table-cell>
          <table:table-cell table:style-name="ce11" table:formula="of:=([.T92]-[.$I$3])/[.$J$3]" office:value-type="percentage" office:value="-12.1487799562606">
            <text:p>-1214.88%</text:p>
          </table:table-cell>
          <table:table-cell table:style-name="ce8" table:formula="of:=[.T92]-[.T91]" office:value-type="float" office:value="-2508392041">
            <text:p>-2,508,392,041</text:p>
          </table:table-cell>
          <table:table-cell/>
          <table:table-cell office:value-type="string">
            <text:p>Waterways</text:p>
          </table:table-cell>
          <table:table-cell/>
          <table:table-cell office:value-type="float" office:value="5">
            <text:p>5</text:p>
          </table:table-cell>
          <table:table-cell table:style-name="ce8" office:value-type="float" office:value="2435455985">
            <text:p>2,435,455,985</text:p>
          </table:table-cell>
          <table:table-cell table:style-name="ce11" table:formula="of:=[.AD92]-[.AD91]" office:value-type="percentage" office:value="0.0300288351253017">
            <text:p>3.00%</text:p>
          </table:table-cell>
          <table:table-cell table:style-name="ce11" table:formula="of:=([.AB92]-[.$I$2])/[.$J$2]" office:value-type="percentage" office:value="0.89077742441687">
            <text:p>89.08%</text:p>
          </table:table-cell>
          <table:table-cell table:style-name="ce8" table:formula="of:=[.$AB92]-[.$AB91]" office:value-type="float" office:value="5626568">
            <text:p>5,626,568</text:p>
          </table:table-cell>
          <table:table-cell/>
          <table:table-cell office:value-type="float" office:value="3030269156">
            <text:p>3030269156</text:p>
          </table:table-cell>
          <table:table-cell table:style-name="ce8" table:formula="of:=[.AG92]-[.AG91]" office:value-type="float" office:value="1855206">
            <text:p>1,855,206</text:p>
          </table:table-cell>
          <table:table-cell table:style-name="ce11" table:formula="of:=([.AG92]-[.$I$5])/[.$J$5]" office:value-type="percentage" office:value="0.65551125581409">
            <text:p>65.55%</text:p>
          </table:table-cell>
          <table:table-cell table:formula="of:=[.AI92]-[.AI91]" office:value-type="percentage" office:value="0.00788900827207384">
            <text:p>0.79%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3]-[.F92]" office:value-type="percentage" office:value="0">
            <text:p>0.00%</text:p>
          </table:table-cell>
          <table:table-cell table:style-name="ce11" table:formula="of:=([.D93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Abyss Map</text:p>
          </table:table-cell>
          <table:table-cell table:style-name="ce12" office:value-type="float" office:value="82">
            <text:p>82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The Infernal King</text:a></text:p>
          </table:table-cell>
          <table:table-cell table:number-columns-repeated="3"/>
          <table:table-cell/>
          <table:table-cell table:style-name="ce11" table:formula="of:=[.V93]-[.V92]" office:value-type="percentage" office:value="0">
            <text:p>0.00%</text:p>
          </table:table-cell>
          <table:table-cell table:style-name="ce11" table:formula="of:=([.T93]-[.$I$3])/[.$J$3]" office:value-type="percentage" office:value="-12.1487799562606">
            <text:p>-1214.88%</text:p>
          </table:table-cell>
          <table:table-cell table:style-name="ce8" table:formula="of:=[.T93]-[.T92]" office:value-type="float" office:value="0">
            <text:p>0</text:p>
          </table:table-cell>
          <table:table-cell/>
          <table:table-cell office:value-type="string">
            <text:p>Village Ruin</text:p>
          </table:table-cell>
          <table:table-cell/>
          <table:table-cell office:value-type="string">
            <text:p><text:s/></text:p>
          </table:table-cell>
          <table:table-cell table:style-name="ce8" office:value-type="float" office:value="2437779184">
            <text:p>2,437,779,184</text:p>
          </table:table-cell>
          <table:table-cell table:style-name="ce11" table:formula="of:=[.AD93]-[.AD92]" office:value-type="percentage" office:value="0.012398847705078">
            <text:p>1.24%</text:p>
          </table:table-cell>
          <table:table-cell table:style-name="ce11" table:formula="of:=([.AB93]-[.$I$2])/[.$J$2]" office:value-type="percentage" office:value="0.903176272121948">
            <text:p>90.32%</text:p>
          </table:table-cell>
          <table:table-cell table:style-name="ce8" table:formula="of:=[.$AB93]-[.$AB92]" office:value-type="float" office:value="2323199">
            <text:p>2,323,199</text:p>
          </table:table-cell>
          <table:table-cell/>
          <table:table-cell/>
          <table:table-cell table:style-name="ce8" table:formula="of:=[.AG93]-[.AG92]" office:value-type="float" office:value="-3030269156">
            <text:p>-3,030,269,156</text:p>
          </table:table-cell>
          <table:table-cell table:style-name="ce11" table:formula="of:=([.AG93]-[.$I$5])/[.$J$5]" office:value-type="percentage" office:value="-12.2302914196269">
            <text:p>-1223.03%</text:p>
          </table:table-cell>
          <table:table-cell table:formula="of:=[.AI93]-[.AI92]" office:value-type="percentage" office:value="-12.885802675441">
            <text:p>-1288.58%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4]-[.F93]" office:value-type="percentage" office:value="0">
            <text:p>0.00%</text:p>
          </table:table-cell>
          <table:table-cell table:style-name="ce11" table:formula="of:=([.D94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Colosseum Map</text:p>
          </table:table-cell>
          <table:table-cell table:style-name="ce12" office:value-type="float" office:value="82">
            <text:p>82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Ambrius, Legion Slayer</text:a></text:p>
          </table:table-cell>
          <table:table-cell table:number-columns-repeated="3"/>
          <table:table-cell/>
          <table:table-cell table:style-name="ce11" table:formula="of:=[.V94]-[.V93]" office:value-type="percentage" office:value="0">
            <text:p>0.00%</text:p>
          </table:table-cell>
          <table:table-cell table:style-name="ce11" table:formula="of:=([.T94]-[.$I$3])/[.$J$3]" office:value-type="percentage" office:value="-12.1487799562606">
            <text:p>-1214.88%</text:p>
          </table:table-cell>
          <table:table-cell table:style-name="ce8" table:formula="of:=[.T94]-[.T93]" office:value-type="float" office:value="0">
            <text:p>0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2502024765">
            <text:p>2,502,024,765</text:p>
          </table:table-cell>
          <table:table-cell table:style-name="ce11" table:formula="of:=[.AD94]-[.AD93]+1" office:value-type="percentage" office:value="0.324885350246485">
            <text:p>32.49%</text:p>
          </table:table-cell>
          <table:table-cell table:style-name="ce11" table:formula="of:=([.AB94]-[.$I$3])/[.$J$3]" office:value-type="percentage" office:value="0.228061622368433">
            <text:p>22.81%</text:p>
          </table:table-cell>
          <table:table-cell table:style-name="ce8" table:formula="of:=[.$AB94]-[.$AB93]" office:value-type="float" office:value="64245581">
            <text:p>64,245,581</text:p>
          </table:table-cell>
          <table:table-cell/>
          <table:table-cell/>
          <table:table-cell table:style-name="ce8" table:formula="of:=[.AG94]-[.AG93]" office:value-type="float" office:value="0">
            <text:p>0</text:p>
          </table:table-cell>
          <table:table-cell table:style-name="ce11" table:formula="of:=([.AG94]-[.$I$5])/[.$J$5]" office:value-type="percentage" office:value="-12.2302914196269">
            <text:p>-1223.03%</text:p>
          </table:table-cell>
          <table:table-cell table:formula="of:=[.AI94]-[.AI93]" office:value-type="percentage" office:value="0">
            <text:p>0.00%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5]-[.F94]" office:value-type="percentage" office:value="0">
            <text:p>0.00%</text:p>
          </table:table-cell>
          <table:table-cell table:style-name="ce11" table:formula="of:=([.D95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Core Map</text:p>
          </table:table-cell>
          <table:table-cell table:style-name="ce12" office:value-type="float" office:value="82">
            <text:p>82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Prodigy of Pain</text:a>, <text:a xlink:href="">Prodigy of Hexes</text:a>, <text:a xlink:href="">Prodigy of Darkness</text:a>, <text:a xlink:href="">Eater of Souls</text:a></text:p>
          </table:table-cell>
          <table:table-cell table:number-columns-repeated="3"/>
          <table:table-cell/>
          <table:table-cell table:style-name="ce11" table:formula="of:=[.V95]-[.V94]" office:value-type="percentage" office:value="0">
            <text:p>0.00%</text:p>
          </table:table-cell>
          <table:table-cell table:style-name="ce11" table:formula="of:=([.T95]-[.$I$3])/[.$J$3]" office:value-type="percentage" office:value="-12.1487799562606">
            <text:p>-1214.88%</text:p>
          </table:table-cell>
          <table:table-cell table:style-name="ce8" table:formula="of:=[.T95]-[.T94]" office:value-type="float" office:value="0">
            <text:p>0</text:p>
          </table:table-cell>
          <table:table-cell/>
          <table:table-cell office:value-type="string">
            <text:p>Shrine</text:p>
          </table:table-cell>
          <table:table-cell/>
          <table:table-cell office:value-type="string">
            <text:p>s</text:p>
          </table:table-cell>
          <table:table-cell table:style-name="ce8" office:value-type="float" office:value="2504516734">
            <text:p>2,504,516,734</text:p>
          </table:table-cell>
          <table:table-cell table:style-name="ce11" table:formula="of:=[.AD95]-[.AD94]" office:value-type="percentage" office:value="0.0123270984217675">
            <text:p>1.23%</text:p>
          </table:table-cell>
          <table:table-cell table:style-name="ce11" table:formula="of:=([.AB95]-[.$I$3])/[.$J$3]" office:value-type="percentage" office:value="0.240388720790201">
            <text:p>24.04%</text:p>
          </table:table-cell>
          <table:table-cell table:style-name="ce8" table:formula="of:=[.$AB95]-[.$AB94]" office:value-type="float" office:value="2491969">
            <text:p>2,491,969</text:p>
          </table:table-cell>
          <table:table-cell/>
          <table:table-cell/>
          <table:table-cell table:style-name="ce8" table:formula="of:=[.AG95]-[.AG94]" office:value-type="float" office:value="0">
            <text:p>0</text:p>
          </table:table-cell>
          <table:table-cell table:style-name="ce11" table:formula="of:=([.AG95]-[.$I$5])/[.$J$5]" office:value-type="percentage" office:value="-12.2302914196269">
            <text:p>-1223.03%</text:p>
          </table:table-cell>
          <table:table-cell table:formula="of:=[.AI95]-[.AI94]" office:value-type="percentage" office:value="0">
            <text:p>0.00%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6]-[.F95]" office:value-type="percentage" office:value="0">
            <text:p>0.00%</text:p>
          </table:table-cell>
          <table:table-cell table:style-name="ce11" table:formula="of:=([.D96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number-columns-repeated="8"/>
          <table:table-cell/>
          <table:table-cell table:style-name="ce11" table:formula="of:=[.V96]-[.V95]" office:value-type="percentage" office:value="0">
            <text:p>0.00%</text:p>
          </table:table-cell>
          <table:table-cell table:style-name="ce11" table:formula="of:=([.T96]-[.$I$3])/[.$J$3]" office:value-type="percentage" office:value="-12.1487799562606">
            <text:p>-1214.88%</text:p>
          </table:table-cell>
          <table:table-cell table:style-name="ce8" table:formula="of:=[.T96]-[.T95]" office:value-type="float" office:value="0">
            <text:p>0</text:p>
          </table:table-cell>
          <table:table-cell/>
          <table:table-cell office:value-type="string">
            <text:p>Conservatory</text:p>
          </table:table-cell>
          <table:table-cell table:number-columns-repeated="2"/>
          <table:table-cell table:style-name="ce8" office:value-type="float" office:value="2507428305">
            <text:p>2,507,428,305</text:p>
          </table:table-cell>
          <table:table-cell table:style-name="ce11" table:formula="of:=[.AD96]-[.AD95]" office:value-type="percentage" office:value="0.0144027563260073">
            <text:p>1.44%</text:p>
          </table:table-cell>
          <table:table-cell table:style-name="ce11" table:formula="of:=([.AB96]-[.$I$3])/[.$J$3]" office:value-type="percentage" office:value="0.254791477116208">
            <text:p>25.48%</text:p>
          </table:table-cell>
          <table:table-cell table:style-name="ce8" table:formula="of:=[.$AB96]-[.$AB95]" office:value-type="float" office:value="2911571">
            <text:p>2,911,571</text:p>
          </table:table-cell>
          <table:table-cell/>
          <table:table-cell/>
          <table:table-cell table:style-name="ce8" table:formula="of:=[.AG96]-[.AG95]" office:value-type="float" office:value="0">
            <text:p>0</text:p>
          </table:table-cell>
          <table:table-cell/>
          <table:table-cell table:formula="of:=[.AI96]-[.AI95]" office:value-type="percentage" office:value="12.2302914196269">
            <text:p>1223.03%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7]-[.F96]" office:value-type="percentage" office:value="0">
            <text:p>0.00%</text:p>
          </table:table-cell>
          <table:table-cell table:style-name="ce11" table:formula="of:=([.D97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number-columns-repeated="8"/>
          <table:table-cell/>
          <table:table-cell table:style-name="ce11" table:formula="of:=[.V97]-[.V96]" office:value-type="percentage" office:value="0">
            <text:p>0.00%</text:p>
          </table:table-cell>
          <table:table-cell table:style-name="ce11" table:formula="of:=([.T97]-[.$I$3])/[.$J$3]" office:value-type="percentage" office:value="-12.1487799562606">
            <text:p>-1214.88%</text:p>
          </table:table-cell>
          <table:table-cell table:style-name="ce8" table:formula="of:=[.T97]-[.T96]" office:value-type="float" office:value="0">
            <text:p>0</text:p>
          </table:table-cell>
          <table:table-cell/>
          <table:table-cell office:value-type="string">
            <text:p>Conservatory</text:p>
          </table:table-cell>
          <table:table-cell office:value-type="string">
            <text:p>25 beyond</text:p>
          </table:table-cell>
          <table:table-cell/>
          <table:table-cell table:style-name="ce8" office:value-type="float" office:value="2510660385">
            <text:p>2,510,660,385</text:p>
          </table:table-cell>
          <table:table-cell table:style-name="ce11" table:formula="of:=[.AD97]-[.AD96]" office:value-type="percentage" office:value="0.0159882278900846">
            <text:p>1.60%</text:p>
          </table:table-cell>
          <table:table-cell table:style-name="ce11" table:formula="of:=([.AB97]-[.$I$3])/[.$J$3]" office:value-type="percentage" office:value="0.270779705006293">
            <text:p>27.08%</text:p>
          </table:table-cell>
          <table:table-cell table:style-name="ce8" table:formula="of:=[.$AB97]-[.$AB96]" office:value-type="float" office:value="3232080">
            <text:p>3,232,080</text:p>
          </table:table-cell>
          <table:table-cell/>
          <table:table-cell/>
          <table:table-cell table:style-name="ce8" table:formula="of:=[.AG97]-[.AG96]" office:value-type="float" office:value="0">
            <text:p>0</text:p>
          </table:table-cell>
          <table:table-cell/>
          <table:table-cell table:formula="of:=[.AI97]-[.AI96]" office:value-type="float" office:value="0">
            <text:p>0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8]-[.F97]" office:value-type="percentage" office:value="0">
            <text:p>0.00%</text:p>
          </table:table-cell>
          <table:table-cell table:style-name="ce11" table:formula="of:=([.D98]-[.$I$4])/[.$J$4]" office:value-type="percentage" office:value="-12.1906609797661">
            <text:p>-1219.07%</text:p>
          </table:table-cell>
          <table:table-cell table:number-columns-repeated="13"/>
          <table:table-cell/>
          <table:table-cell table:style-name="ce11" table:formula="of:=[.V98]-[.V97]" office:value-type="percentage" office:value="0">
            <text:p>0.00%</text:p>
          </table:table-cell>
          <table:table-cell table:style-name="ce11" table:formula="of:=([.T98]-[.$I$3])/[.$J$3]" office:value-type="percentage" office:value="-12.1487799562606">
            <text:p>-1214.88%</text:p>
          </table:table-cell>
          <table:table-cell table:style-name="ce8" table:formula="of:=[.T98]-[.T97]" office:value-type="float" office:value="0">
            <text:p>0</text:p>
          </table:table-cell>
          <table:table-cell/>
          <table:table-cell office:value-type="string">
            <text:p>Palace</text:p>
          </table:table-cell>
          <table:table-cell table:number-columns-repeated="2"/>
          <table:table-cell table:style-name="ce8" office:value-type="float" office:value="2513820083">
            <text:p>2,513,820,083</text:p>
          </table:table-cell>
          <table:table-cell table:style-name="ce11" table:formula="of:=[.AD98]-[.AD97]" office:value-type="percentage" office:value="0.0156301736614949">
            <text:p>1.56%</text:p>
          </table:table-cell>
          <table:table-cell table:style-name="ce11" table:formula="of:=([.AB98]-[.$I$3])/[.$J$3]" office:value-type="percentage" office:value="0.286409878667788">
            <text:p>28.64%</text:p>
          </table:table-cell>
          <table:table-cell table:style-name="ce8" table:formula="of:=[.$AB98]-[.$AB97]" office:value-type="float" office:value="3159698">
            <text:p>3,159,698</text:p>
          </table:table-cell>
          <table:table-cell/>
          <table:table-cell/>
          <table:table-cell table:style-name="ce8" table:formula="of:=[.AG98]-[.AG97]" office:value-type="float" office:value="0">
            <text:p>0</text:p>
          </table:table-cell>
          <table:table-cell/>
          <table:table-cell table:formula="of:=[.AI98]-[.AI97]" office:value-type="float" office:value="0">
            <text:p>0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9]-[.F98]" office:value-type="percentage" office:value="0">
            <text:p>0.00%</text:p>
          </table:table-cell>
          <table:table-cell table:style-name="ce11" table:formula="of:=([.D99]-[.$I$4])/[.$J$4]" office:value-type="percentage" office:value="-12.1906609797661">
            <text:p>-1219.07%</text:p>
          </table:table-cell>
          <table:table-cell table:number-columns-repeated="13"/>
          <table:table-cell/>
          <table:table-cell table:style-name="ce11" table:formula="of:=[.V99]-[.V98]" office:value-type="percentage" office:value="0">
            <text:p>0.00%</text:p>
          </table:table-cell>
          <table:table-cell table:style-name="ce11" table:formula="of:=([.T99]-[.$I$3])/[.$J$3]" office:value-type="percentage" office:value="-12.1487799562606">
            <text:p>-1214.88%</text:p>
          </table:table-cell>
          <table:table-cell table:style-name="ce8" table:formula="of:=[.T99]-[.T98]" office:value-type="float" office:value="0">
            <text:p>0</text:p>
          </table:table-cell>
          <table:table-cell/>
          <table:table-cell office:value-type="string">
            <text:p>Plaza</text:p>
          </table:table-cell>
          <table:table-cell table:number-columns-repeated="2"/>
          <table:table-cell table:style-name="ce8" office:value-type="float" office:value="2516233588">
            <text:p>2,516,233,588</text:p>
          </table:table-cell>
          <table:table-cell table:style-name="ce11" table:formula="of:=[.AD99]-[.AD98]" office:value-type="percentage" office:value="0.011938958179828">
            <text:p>1.19%</text:p>
          </table:table-cell>
          <table:table-cell table:style-name="ce11" table:formula="of:=([.AB99]-[.$I$3])/[.$J$3]" office:value-type="percentage" office:value="0.298348836847616">
            <text:p>29.83%</text:p>
          </table:table-cell>
          <table:table-cell table:style-name="ce8" table:formula="of:=[.$AB99]-[.$AB98]" office:value-type="float" office:value="2413505">
            <text:p>2,413,505</text:p>
          </table:table-cell>
          <table:table-cell/>
          <table:table-cell/>
          <table:table-cell table:style-name="ce8" table:formula="of:=[.AG99]-[.AG98]" office:value-type="float" office:value="0">
            <text:p>0</text:p>
          </table:table-cell>
          <table:table-cell/>
          <table:table-cell table:formula="of:=[.AI99]-[.AI98]" office:value-type="float" office:value="0">
            <text:p>0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100]-[.F99]" office:value-type="percentage" office:value="0">
            <text:p>0.00%</text:p>
          </table:table-cell>
          <table:table-cell table:style-name="ce11" table:formula="of:=([.D100]-[.$I$4])/[.$J$4]" office:value-type="percentage" office:value="-12.1906609797661">
            <text:p>-1219.07%</text:p>
          </table:table-cell>
          <table:table-cell table:number-columns-repeated="13"/>
          <table:table-cell/>
          <table:table-cell table:style-name="ce11" table:formula="of:=[.V100]-[.V99]" office:value-type="percentage" office:value="0">
            <text:p>0.00%</text:p>
          </table:table-cell>
          <table:table-cell table:style-name="ce11" table:formula="of:=([.T100]-[.$I$3])/[.$J$3]" office:value-type="percentage" office:value="-12.1487799562606">
            <text:p>-1214.88%</text:p>
          </table:table-cell>
          <table:table-cell table:style-name="ce8" table:formula="of:=[.T100]-[.T99]" office:value-type="float" office:value="0">
            <text:p>0</text:p>
          </table:table-cell>
          <table:table-cell/>
          <table:table-cell office:value-type="string">
            <text:p>Conservatory</text:p>
          </table:table-cell>
          <table:table-cell table:number-columns-repeated="2"/>
          <table:table-cell table:style-name="ce8" office:value-type="float" office:value="2519231907">
            <text:p>2,519,231,907</text:p>
          </table:table-cell>
          <table:table-cell table:style-name="ce11" table:formula="of:=[.AD100]-[.AD99]" office:value-type="percentage" office:value="0.0148318752812958">
            <text:p>1.48%</text:p>
          </table:table-cell>
          <table:table-cell table:style-name="ce11" table:formula="of:=([.AB100]-[.$I$3])/[.$J$3]" office:value-type="percentage" office:value="0.313180712128912">
            <text:p>31.32%</text:p>
          </table:table-cell>
          <table:table-cell table:style-name="ce8" table:formula="of:=[.$AB100]-[.$AB99]" office:value-type="float" office:value="2998319">
            <text:p>2,998,319</text:p>
          </table:table-cell>
          <table:table-cell/>
          <table:table-cell/>
          <table:table-cell table:style-name="ce8" table:formula="of:=[.AG100]-[.AG99]" office:value-type="float" office:value="0">
            <text:p>0</text:p>
          </table:table-cell>
          <table:table-cell/>
          <table:table-cell table:formula="of:=[.AI100]-[.AI99]" office:value-type="float" office:value="0">
            <text:p>0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101]-[.F100]" office:value-type="percentage" office:value="0">
            <text:p>0.00%</text:p>
          </table:table-cell>
          <table:table-cell table:style-name="ce11" table:formula="of:=([.D101]-[.$I$4])/[.$J$4]" office:value-type="percentage" office:value="-12.1906609797661">
            <text:p>-1219.07%</text:p>
          </table:table-cell>
          <table:table-cell table:number-columns-repeated="13"/>
          <table:table-cell/>
          <table:table-cell table:style-name="ce11" table:formula="of:=[.V101]-[.V100]" office:value-type="percentage" office:value="0">
            <text:p>0.00%</text:p>
          </table:table-cell>
          <table:table-cell table:style-name="ce11" table:formula="of:=([.T101]-[.$I$3])/[.$J$3]" office:value-type="percentage" office:value="-12.1487799562606">
            <text:p>-1214.88%</text:p>
          </table:table-cell>
          <table:table-cell table:style-name="ce8" table:formula="of:=[.T101]-[.T100]" office:value-type="float" office:value="0">
            <text:p>0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2522428265">
            <text:p>2,522,428,265</text:p>
          </table:table-cell>
          <table:table-cell table:style-name="ce11" table:formula="of:=[.AD101]-[.AD100]" office:value-type="percentage" office:value="0.0158115207922747">
            <text:p>1.58%</text:p>
          </table:table-cell>
          <table:table-cell table:style-name="ce11" table:formula="of:=([.AB101]-[.$I$3])/[.$J$3]" office:value-type="percentage" office:value="0.328992232921186">
            <text:p>32.90%</text:p>
          </table:table-cell>
          <table:table-cell table:style-name="ce8" table:formula="of:=[.$AB101]-[.$AB100]" office:value-type="float" office:value="3196358">
            <text:p>3,196,358</text:p>
          </table:table-cell>
          <table:table-cell/>
          <table:table-cell/>
          <table:table-cell table:style-name="ce8" table:formula="of:=[.AG101]-[.AG100]" office:value-type="float" office:value="0">
            <text:p>0</text:p>
          </table:table-cell>
          <table:table-cell/>
          <table:table-cell table:formula="of:=[.AI101]-[.AI100]" office:value-type="float" office:value="0">
            <text:p>0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102]-[.F101]" office:value-type="percentage" office:value="0">
            <text:p>0.00%</text:p>
          </table:table-cell>
          <table:table-cell table:style-name="ce11" table:formula="of:=([.D102]-[.$I$4])/[.$J$4]" office:value-type="percentage" office:value="-12.1906609797661">
            <text:p>-1219.07%</text:p>
          </table:table-cell>
          <table:table-cell table:number-columns-repeated="13"/>
          <table:table-cell/>
          <table:table-cell table:style-name="ce11" table:formula="of:=[.V102]-[.V101]" office:value-type="percentage" office:value="0">
            <text:p>0.00%</text:p>
          </table:table-cell>
          <table:table-cell table:style-name="ce11" table:formula="of:=([.T102]-[.$I$3])/[.$J$3]" office:value-type="percentage" office:value="-12.1487799562606">
            <text:p>-1214.88%</text:p>
          </table:table-cell>
          <table:table-cell table:style-name="ce8" table:formula="of:=[.T102]-[.T101]" office:value-type="float" office:value="0">
            <text:p>0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525568000">
            <text:p>2,525,568,000</text:p>
          </table:table-cell>
          <table:table-cell table:style-name="ce11" table:formula="of:=[.AD102]-[.AD101]" office:value-type="percentage" office:value="0.0155314220856151">
            <text:p>1.55%</text:p>
          </table:table-cell>
          <table:table-cell table:style-name="ce11" table:formula="of:=([.AB102]-[.$I$3])/[.$J$3]" office:value-type="percentage" office:value="0.344523655006801">
            <text:p>34.45%</text:p>
          </table:table-cell>
          <table:table-cell table:style-name="ce8" table:formula="of:=[.$AB102]-[.$AB101]" office:value-type="float" office:value="3139735">
            <text:p>3,139,735</text:p>
          </table:table-cell>
          <table:table-cell/>
          <table:table-cell/>
          <table:table-cell table:style-name="ce8" table:formula="of:=[.AG102]-[.AG101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 table:style-name="ce11" table:formula="of:=[.F103]-[.F102]" office:value-type="percentage" office:value="0">
            <text:p>0.00%</text:p>
          </table:table-cell>
          <table:table-cell table:style-name="ce11" table:formula="of:=([.D103]-[.$I$4])/[.$J$4]" office:value-type="percentage" office:value="-12.1906609797661">
            <text:p>-1219.07%</text:p>
          </table:table-cell>
          <table:table-cell table:number-columns-repeated="13"/>
          <table:table-cell/>
          <table:table-cell table:style-name="ce11" table:formula="of:=[.V103]-[.V102]" office:value-type="percentage" office:value="0">
            <text:p>0.00%</text:p>
          </table:table-cell>
          <table:table-cell table:style-name="ce11" table:formula="of:=([.T103]-[.$I$3])/[.$J$3]" office:value-type="percentage" office:value="-12.1487799562606">
            <text:p>-1214.88%</text:p>
          </table:table-cell>
          <table:table-cell table:style-name="ce8" table:formula="of:=[.T103]-[.T102]" office:value-type="float" office:value="0">
            <text:p>0</text:p>
          </table:table-cell>
          <table:table-cell/>
          <table:table-cell office:value-type="string">
            <text:p>Maps</text:p>
          </table:table-cell>
          <table:table-cell table:number-columns-repeated="2"/>
          <table:table-cell table:style-name="ce8" office:value-type="float" office:value="2538057625">
            <text:p>2,538,057,625</text:p>
          </table:table-cell>
          <table:table-cell table:style-name="ce11" table:formula="of:=[.AD103]-[.AD102]" office:value-type="percentage" office:value="0.0617828057355319">
            <text:p>6.18%</text:p>
          </table:table-cell>
          <table:table-cell table:style-name="ce11" table:formula="of:=([.AB103]-[.$I$3])/[.$J$3]" office:value-type="percentage" office:value="0.406306460742333">
            <text:p>40.63%</text:p>
          </table:table-cell>
          <table:table-cell table:style-name="ce8" table:formula="of:=[.$AB103]-[.$AB102]" office:value-type="float" office:value="12489625">
            <text:p>12,489,625</text:p>
          </table:table-cell>
          <table:table-cell/>
          <table:table-cell/>
          <table:table-cell table:style-name="ce8" table:formula="of:=[.AG103]-[.AG102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 table:style-name="ce11" table:formula="of:=[.F104]-[.F103]" office:value-type="percentage" office:value="0">
            <text:p>0.00%</text:p>
          </table:table-cell>
          <table:table-cell table:style-name="ce11" table:formula="of:=([.D104]-[.$I$4])/[.$J$4]" office:value-type="percentage" office:value="-12.1906609797661">
            <text:p>-1219.07%</text:p>
          </table:table-cell>
          <table:table-cell table:number-columns-repeated="13"/>
          <table:table-cell/>
          <table:table-cell table:style-name="ce11" table:formula="of:=[.V104]-[.V103]" office:value-type="percentage" office:value="0">
            <text:p>0.00%</text:p>
          </table:table-cell>
          <table:table-cell table:style-name="ce11" table:formula="of:=([.T104]-[.$I$3])/[.$J$3]" office:value-type="percentage" office:value="-12.1487799562606">
            <text:p>-1214.88%</text:p>
          </table:table-cell>
          <table:table-cell table:number-columns-repeated="2"/>
          <table:table-cell office:value-type="string">
            <text:p>Plateau 82</text:p>
          </table:table-cell>
          <table:table-cell table:number-columns-repeated="2"/>
          <table:table-cell table:style-name="ce8" office:value-type="float" office:value="2543750000">
            <text:p>2,543,750,000</text:p>
          </table:table-cell>
          <table:table-cell table:style-name="ce11" table:formula="of:=[.AD104]-[.AD103]" office:value-type="percentage" office:value="0.0281586435780737">
            <text:p>2.82%</text:p>
          </table:table-cell>
          <table:table-cell table:style-name="ce11" table:formula="of:=([.AB104]-[.$I$3])/[.$J$3]" office:value-type="percentage" office:value="0.434465104320407">
            <text:p>43.45%</text:p>
          </table:table-cell>
          <table:table-cell table:style-name="ce8" table:formula="of:=[.$AB104]-[.$AB103]" office:value-type="float" office:value="5692375">
            <text:p>5,692,375</text:p>
          </table:table-cell>
          <table:table-cell/>
          <table:table-cell/>
          <table:table-cell table:style-name="ce8" table:formula="of:=[.AG104]-[.AG103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05]-[.$I$4])/[.$J$4]" office:value-type="percentage" office:value="-12.1906609797661">
            <text:p>-1219.07%</text:p>
          </table:table-cell>
          <table:table-cell table:number-columns-repeated="13"/>
          <table:table-cell/>
          <table:table-cell table:style-name="ce11" table:formula="of:=[.V105]-[.V104]" office:value-type="percentage" office:value="0">
            <text:p>0.00%</text:p>
          </table:table-cell>
          <table:table-cell table:style-name="ce11" table:formula="of:=([.T105]-[.$I$3])/[.$J$3]" office:value-type="percentage" office:value="-12.1487799562606">
            <text:p>-1214.88%</text:p>
          </table:table-cell>
          <table:table-cell table:number-columns-repeated="2"/>
          <table:table-cell office:value-type="string">
            <text:p>Conservatory</text:p>
          </table:table-cell>
          <table:table-cell table:number-columns-repeated="2"/>
          <table:table-cell table:style-name="ce8" office:value-type="float" office:value="2547103807">
            <text:p>2,547,103,807</text:p>
          </table:table-cell>
          <table:table-cell table:style-name="ce11" table:formula="of:=[.AD105]-[.AD104]" office:value-type="percentage" office:value="0.0165903785226111">
            <text:p>1.66%</text:p>
          </table:table-cell>
          <table:table-cell table:style-name="ce11" table:formula="of:=([.AB105]-[.$I$3])/[.$J$3]" office:value-type="percentage" office:value="0.451055482843018">
            <text:p>45.11%</text:p>
          </table:table-cell>
          <table:table-cell table:style-name="ce8" table:formula="of:=[.$AB105]-[.$AB104]" office:value-type="float" office:value="3353807">
            <text:p>3,353,807</text:p>
          </table:table-cell>
          <table:table-cell/>
          <table:table-cell/>
          <table:table-cell table:style-name="ce8" table:formula="of:=[.AG105]-[.AG104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06]-[.$I$4])/[.$J$4]" office:value-type="percentage" office:value="-12.1906609797661">
            <text:p>-1219.07%</text:p>
          </table:table-cell>
          <table:table-cell table:number-columns-repeated="13"/>
          <table:table-cell/>
          <table:table-cell table:style-name="ce11" table:formula="of:=[.V106]-[.V105]" office:value-type="percentage" office:value="0">
            <text:p>0.00%</text:p>
          </table:table-cell>
          <table:table-cell table:style-name="ce11" table:formula="of:=([.T106]-[.$I$3])/[.$J$3]" office:value-type="percentage" office:value="-12.1487799562606">
            <text:p>-1214.88%</text:p>
          </table:table-cell>
          <table:table-cell table:number-columns-repeated="2"/>
          <table:table-cell office:value-type="string">
            <text:p>Shrine</text:p>
          </table:table-cell>
          <table:table-cell table:number-columns-repeated="2"/>
          <table:table-cell table:style-name="ce8" office:value-type="float" office:value="2550053440">
            <text:p>2,550,053,440</text:p>
          </table:table-cell>
          <table:table-cell table:style-name="ce11" table:formula="of:=[.AD106]-[.AD105]" office:value-type="percentage" office:value="0.0145910387725904">
            <text:p>1.46%</text:p>
          </table:table-cell>
          <table:table-cell table:style-name="ce11" table:formula="of:=([.AB106]-[.$I$3])/[.$J$3]" office:value-type="percentage" office:value="0.465646521615608">
            <text:p>46.56%</text:p>
          </table:table-cell>
          <table:table-cell table:style-name="ce8" table:formula="of:=[.$AB106]-[.$AB105]" office:value-type="float" office:value="2949633">
            <text:p>2,949,633</text:p>
          </table:table-cell>
          <table:table-cell/>
          <table:table-cell/>
          <table:table-cell table:style-name="ce8" table:formula="of:=[.AG106]-[.AG105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07]-[.$I$4])/[.$J$4]" office:value-type="percentage" office:value="-12.1906609797661">
            <text:p>-1219.07%</text:p>
          </table:table-cell>
          <table:table-cell table:number-columns-repeated="13"/>
          <table:table-cell/>
          <table:table-cell table:style-name="ce11" table:formula="of:=[.V107]-[.V106]" office:value-type="percentage" office:value="0">
            <text:p>0.00%</text:p>
          </table:table-cell>
          <table:table-cell table:style-name="ce11" table:formula="of:=([.T107]-[.$I$3])/[.$J$3]" office:value-type="percentage" office:value="-12.1487799562606">
            <text:p>-1214.88%</text:p>
          </table:table-cell>
          <table:table-cell table:number-columns-repeated="2"/>
          <table:table-cell office:value-type="string">
            <text:p>Shrine</text:p>
          </table:table-cell>
          <table:table-cell table:number-columns-repeated="2"/>
          <table:table-cell table:style-name="ce8" office:value-type="float" office:value="2553598256">
            <text:p>2,553,598,256</text:p>
          </table:table-cell>
          <table:table-cell table:style-name="ce11" table:formula="of:=[.AD107]-[.AD106]" office:value-type="percentage" office:value="0.017535248519968">
            <text:p>1.75%</text:p>
          </table:table-cell>
          <table:table-cell table:style-name="ce11" table:formula="of:=([.AB107]-[.$I$3])/[.$J$3]" office:value-type="percentage" office:value="0.483181770135576">
            <text:p>48.32%</text:p>
          </table:table-cell>
          <table:table-cell table:style-name="ce8" table:formula="of:=[.$AB107]-[.$AB106]" office:value-type="float" office:value="3544816">
            <text:p>3,544,816</text:p>
          </table:table-cell>
          <table:table-cell/>
          <table:table-cell/>
          <table:table-cell table:style-name="ce8" table:formula="of:=[.AG107]-[.AG106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08]-[.$I$4])/[.$J$4]" office:value-type="percentage" office:value="-12.1906609797661">
            <text:p>-1219.07%</text:p>
          </table:table-cell>
          <table:table-cell table:number-columns-repeated="14"/>
          <table:table-cell table:style-name="ce11" table:formula="of:=[.V108]-[.V107]" office:value-type="percentage" office:value="12.1487799562606">
            <text:p>1214.88%</text:p>
          </table:table-cell>
          <table:table-cell/>
          <table:table-cell table:number-columns-repeated="2"/>
          <table:table-cell office:value-type="string">
            <text:p>Palace</text:p>
          </table:table-cell>
          <table:table-cell table:number-columns-repeated="2"/>
          <table:table-cell table:style-name="ce8" office:value-type="float" office:value="2556849609">
            <text:p>2,556,849,609</text:p>
          </table:table-cell>
          <table:table-cell table:style-name="ce11" table:formula="of:=[.AD108]-[.AD107]" office:value-type="percentage" office:value="0.0160835662220954">
            <text:p>1.61%</text:p>
          </table:table-cell>
          <table:table-cell table:style-name="ce11" table:formula="of:=([.AB108]-[.$I$3])/[.$J$3]" office:value-type="percentage" office:value="0.499265336357672">
            <text:p>49.93%</text:p>
          </table:table-cell>
          <table:table-cell table:style-name="ce8" table:formula="of:=[.$AB108]-[.$AB107]" office:value-type="float" office:value="3251353">
            <text:p>3,251,353</text:p>
          </table:table-cell>
          <table:table-cell/>
          <table:table-cell/>
          <table:table-cell table:style-name="ce8" table:formula="of:=[.AG108]-[.AG107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09]-[.$I$4])/[.$J$4]" office:value-type="percentage" office:value="-12.1906609797661">
            <text:p>-1219.07%</text:p>
          </table:table-cell>
          <table:table-cell table:number-columns-repeated="14"/>
          <table:table-cell table:style-name="ce11" table:formula="of:=[.V109]-[.V108]" office:value-type="percentage" office:value="0">
            <text:p>0.00%</text:p>
          </table:table-cell>
          <table:table-cell/>
          <table:table-cell table:number-columns-repeated="2"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559181837">
            <text:p>2,559,181,837</text:p>
          </table:table-cell>
          <table:table-cell table:style-name="ce11" table:formula="of:=[.AD109]-[.AD108]" office:value-type="percentage" office:value="0.0115369027857096">
            <text:p>1.15%</text:p>
          </table:table-cell>
          <table:table-cell table:style-name="ce11" table:formula="of:=([.AB109]-[.$I$3])/[.$J$3]" office:value-type="percentage" office:value="0.510802239143381">
            <text:p>51.08%</text:p>
          </table:table-cell>
          <table:table-cell table:style-name="ce8" table:formula="of:=[.$AB109]-[.$AB108]" office:value-type="float" office:value="2332228">
            <text:p>2,332,228</text:p>
          </table:table-cell>
          <table:table-cell/>
          <table:table-cell/>
          <table:table-cell table:style-name="ce8" table:formula="of:=[.AG109]-[.AG108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0]-[.$I$4])/[.$J$4]" office:value-type="percentage" office:value="-12.1906609797661">
            <text:p>-1219.07%</text:p>
          </table:table-cell>
          <table:table-cell table:number-columns-repeated="14"/>
          <table:table-cell table:style-name="ce11" table:formula="of:=[.V110]-[.V109]" office:value-type="percentage" office:value="0">
            <text:p>0.00%</text:p>
          </table:table-cell>
          <table:table-cell/>
          <table:table-cell table:number-columns-repeated="2"/>
          <table:table-cell office:value-type="string">
            <text:p>Abyss</text:p>
          </table:table-cell>
          <table:table-cell office:value-type="string">
            <text:p>45 pack</text:p>
          </table:table-cell>
          <table:table-cell/>
          <table:table-cell table:style-name="ce8" office:value-type="float" office:value="2565014475">
            <text:p>2,565,014,475</text:p>
          </table:table-cell>
          <table:table-cell table:style-name="ce11" table:formula="of:=[.AD110]-[.AD109]" office:value-type="percentage" office:value="0.0288524868024206">
            <text:p>2.89%</text:p>
          </table:table-cell>
          <table:table-cell table:style-name="ce11" table:formula="of:=([.AB110]-[.$I$3])/[.$J$3]" office:value-type="percentage" office:value="0.539654725945802">
            <text:p>53.97%</text:p>
          </table:table-cell>
          <table:table-cell table:style-name="ce8" table:formula="of:=[.$AB110]-[.$AB109]" office:value-type="float" office:value="5832638">
            <text:p>5,832,638</text:p>
          </table:table-cell>
          <table:table-cell/>
          <table:table-cell/>
          <table:table-cell table:style-name="ce8" table:formula="of:=[.AG110]-[.AG109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1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Maps</text:p>
          </table:table-cell>
          <table:table-cell table:number-columns-repeated="2"/>
          <table:table-cell table:style-name="ce8" office:value-type="float" office:value="2551206787">
            <text:p>2,551,206,787</text:p>
          </table:table-cell>
          <table:table-cell table:style-name="ce11" table:formula="of:=[.AD111]-[.AD110]" office:value-type="percentage" office:value="-0.068302907842376">
            <text:p>-6.83%</text:p>
          </table:table-cell>
          <table:table-cell table:style-name="ce11" table:formula="of:=([.AB111]-[.$I$3])/[.$J$3]" office:value-type="percentage" office:value="0.471351818103426">
            <text:p>47.14%</text:p>
          </table:table-cell>
          <table:table-cell table:style-name="ce8" table:formula="of:=[.$AB111]-[.$AB110]" office:value-type="float" office:value="-13807688">
            <text:p>-13,807,688</text:p>
          </table:table-cell>
          <table:table-cell/>
          <table:table-cell/>
          <table:table-cell table:style-name="ce8" table:formula="of:=[.AG111]-[.AG110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2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3x14</text:p>
          </table:table-cell>
          <table:table-cell table:number-columns-repeated="2"/>
          <table:table-cell table:style-name="ce8" office:value-type="float" office:value="2560654496">
            <text:p>2,560,654,496</text:p>
          </table:table-cell>
          <table:table-cell table:style-name="ce11" table:formula="of:=[.AD112]-[.AD111]" office:value-type="percentage" office:value="0.0467352678557472">
            <text:p>4.67%</text:p>
          </table:table-cell>
          <table:table-cell table:style-name="ce11" table:formula="of:=([.AB112]-[.$I$3])/[.$J$3]" office:value-type="percentage" office:value="0.518087085959173">
            <text:p>51.81%</text:p>
          </table:table-cell>
          <table:table-cell table:style-name="ce8" table:formula="of:=[.$AB112]-[.$AB111]" office:value-type="float" office:value="9447709">
            <text:p>9,447,709</text:p>
          </table:table-cell>
          <table:table-cell/>
          <table:table-cell/>
          <table:table-cell table:style-name="ce8" table:formula="of:=[.AG112]-[.AG111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3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2x14</text:p>
          </table:table-cell>
          <table:table-cell table:number-columns-repeated="2"/>
          <table:table-cell table:style-name="ce8" office:value-type="float" office:value="2567621290">
            <text:p>2,567,621,290</text:p>
          </table:table-cell>
          <table:table-cell table:style-name="ce11" table:formula="of:=[.AD113]-[.AD112]" office:value-type="percentage" office:value="0.0344628505901073">
            <text:p>3.45%</text:p>
          </table:table-cell>
          <table:table-cell table:style-name="ce11" table:formula="of:=([.AB113]-[.$I$3])/[.$J$3]" office:value-type="percentage" office:value="0.552549936549281">
            <text:p>55.25%</text:p>
          </table:table-cell>
          <table:table-cell table:style-name="ce8" table:formula="of:=[.$AB113]-[.$AB112]" office:value-type="float" office:value="6966794">
            <text:p>6,966,794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4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Abyss</text:p>
          </table:table-cell>
          <table:table-cell table:number-columns-repeated="2"/>
          <table:table-cell table:style-name="ce8" office:value-type="float" office:value="2571703861">
            <text:p>2,571,703,861</text:p>
          </table:table-cell>
          <table:table-cell table:style-name="ce11" table:formula="of:=[.AD114]-[.AD113]" office:value-type="percentage" office:value="0.0201953774428388">
            <text:p>2.02%</text:p>
          </table:table-cell>
          <table:table-cell table:style-name="ce11" table:formula="of:=([.AB114]-[.$I$3])/[.$J$3]" office:value-type="percentage" office:value="0.572745313992119">
            <text:p>57.27%</text:p>
          </table:table-cell>
          <table:table-cell table:style-name="ce8" table:formula="of:=[.$AB114]-[.$AB113]" office:value-type="float" office:value="4082571">
            <text:p>4,082,571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5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Excavation</text:p>
          </table:table-cell>
          <table:table-cell table:number-columns-repeated="2"/>
          <table:table-cell table:style-name="ce8" office:value-type="float" office:value="2574879000">
            <text:p>2,574,879,000</text:p>
          </table:table-cell>
          <table:table-cell table:style-name="ce11" table:formula="of:=[.AD115]-[.AD114]" office:value-type="percentage" office:value="0.0157065561232071">
            <text:p>1.57%</text:p>
          </table:table-cell>
          <table:table-cell table:style-name="ce11" table:formula="of:=([.AB115]-[.$I$3])/[.$J$3]" office:value-type="percentage" office:value="0.588451870115327">
            <text:p>58.85%</text:p>
          </table:table-cell>
          <table:table-cell table:style-name="ce8" table:formula="of:=[.$AB115]-[.$AB114]" office:value-type="float" office:value="3175139">
            <text:p>3,175,139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6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Maps</text:p>
          </table:table-cell>
          <table:table-cell table:number-columns-repeated="2"/>
          <table:table-cell table:style-name="ce8" office:value-type="float" office:value="2581335130">
            <text:p>2,581,335,130</text:p>
          </table:table-cell>
          <table:table-cell table:style-name="ce11" table:formula="of:=[.AD116]-[.AD115]" office:value-type="percentage" office:value="0.0319367335363022">
            <text:p>3.19%</text:p>
          </table:table-cell>
          <table:table-cell table:style-name="ce11" table:formula="of:=([.AB116]-[.$I$3])/[.$J$3]" office:value-type="percentage" office:value="0.620388603651629">
            <text:p>62.04%</text:p>
          </table:table-cell>
          <table:table-cell table:style-name="ce8" table:formula="of:=[.$AB116]-[.$AB115]" office:value-type="float" office:value="6456130">
            <text:p>6,456,130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7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Plateau</text:p>
          </table:table-cell>
          <table:table-cell table:number-columns-repeated="2"/>
          <table:table-cell table:style-name="ce8" office:value-type="float" office:value="2583321868">
            <text:p>2,583,321,868</text:p>
          </table:table-cell>
          <table:table-cell table:style-name="ce11" table:formula="of:=[.AD117]-[.AD116]" office:value-type="percentage" office:value="0.00982785695338328">
            <text:p>0.98%</text:p>
          </table:table-cell>
          <table:table-cell table:style-name="ce11" table:formula="of:=([.AB117]-[.$I$3])/[.$J$3]" office:value-type="percentage" office:value="0.630216460605012">
            <text:p>63.02%</text:p>
          </table:table-cell>
          <table:table-cell table:style-name="ce8" table:formula="of:=[.$AB117]-[.$AB116]" office:value-type="float" office:value="1986738">
            <text:p>1,986,738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8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Gorge</text:p>
          </table:table-cell>
          <table:table-cell table:number-columns-repeated="2"/>
          <table:table-cell table:style-name="ce8" office:value-type="float" office:value="2585070011">
            <text:p>2,585,070,011</text:p>
          </table:table-cell>
          <table:table-cell table:style-name="ce11" table:formula="of:=[.AD118]-[.AD117]" office:value-type="percentage" office:value="0.00864759185059039">
            <text:p>0.86%</text:p>
          </table:table-cell>
          <table:table-cell table:style-name="ce11" table:formula="of:=([.AB118]-[.$I$3])/[.$J$3]" office:value-type="percentage" office:value="0.638864052455602">
            <text:p>63.89%</text:p>
          </table:table-cell>
          <table:table-cell table:style-name="ce8" table:formula="of:=[.$AB118]-[.$AB117]" office:value-type="float" office:value="1748143">
            <text:p>1,748,143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9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Plateau</text:p>
          </table:table-cell>
          <table:table-cell table:number-columns-repeated="2"/>
          <table:table-cell table:style-name="ce8" office:value-type="float" office:value="2586887000">
            <text:p>2,586,887,000</text:p>
          </table:table-cell>
          <table:table-cell table:style-name="ce11" table:formula="of:=[.AD119]-[.AD118]" office:value-type="percentage" office:value="0.00898815444103396">
            <text:p>0.90%</text:p>
          </table:table-cell>
          <table:table-cell table:style-name="ce11" table:formula="of:=([.AB119]-[.$I$3])/[.$J$3]" office:value-type="percentage" office:value="0.647852206896636">
            <text:p>64.79%</text:p>
          </table:table-cell>
          <table:table-cell table:style-name="ce8" table:formula="of:=[.$AB119]-[.$AB118]" office:value-type="float" office:value="1816989">
            <text:p>1,816,989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0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589394186">
            <text:p>2,589,394,186</text:p>
          </table:table-cell>
          <table:table-cell table:style-name="ce11" table:formula="of:=[.AD120]-[.AD119]" office:value-type="percentage" office:value="0.0124023728159048">
            <text:p>1.24%</text:p>
          </table:table-cell>
          <table:table-cell table:style-name="ce11" table:formula="of:=([.AB120]-[.$I$3])/[.$J$3]" office:value-type="percentage" office:value="0.660254579712541">
            <text:p>66.03%</text:p>
          </table:table-cell>
          <table:table-cell table:style-name="ce8" table:formula="of:=[.$AB120]-[.$AB119]" office:value-type="float" office:value="2507186">
            <text:p>2,507,186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1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590844063">
            <text:p>2,590,844,063</text:p>
          </table:table-cell>
          <table:table-cell table:style-name="ce11" table:formula="of:=[.AD121]-[.AD120]" office:value-type="percentage" office:value="0.00717215040735131">
            <text:p>0.72%</text:p>
          </table:table-cell>
          <table:table-cell table:style-name="ce11" table:formula="of:=([.AB121]-[.$I$3])/[.$J$3]" office:value-type="percentage" office:value="0.667426730119893">
            <text:p>66.74%</text:p>
          </table:table-cell>
          <table:table-cell table:style-name="ce8" table:formula="of:=[.$AB121]-[.$AB120]" office:value-type="float" office:value="1449877">
            <text:p>1,449,877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2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593276000">
            <text:p>2,593,276,000</text:p>
          </table:table-cell>
          <table:table-cell table:style-name="ce11" table:formula="of:=[.AD122]-[.AD121]" office:value-type="percentage" office:value="0.0120301363117029">
            <text:p>1.20%</text:p>
          </table:table-cell>
          <table:table-cell table:style-name="ce11" table:formula="of:=([.AB122]-[.$I$3])/[.$J$3]" office:value-type="percentage" office:value="0.679456866431595">
            <text:p>67.95%</text:p>
          </table:table-cell>
          <table:table-cell table:style-name="ce8" table:formula="of:=[.$AB122]-[.$AB121]" office:value-type="float" office:value="2431937">
            <text:p>2,431,937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3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595280544">
            <text:p>2,595,280,544</text:p>
          </table:table-cell>
          <table:table-cell table:style-name="ce11" table:formula="of:=[.AD123]-[.AD122]" office:value-type="percentage" office:value="0.00991593843212468">
            <text:p>0.99%</text:p>
          </table:table-cell>
          <table:table-cell table:style-name="ce11" table:formula="of:=([.AB123]-[.$I$3])/[.$J$3]" office:value-type="percentage" office:value="0.68937280486372">
            <text:p>68.94%</text:p>
          </table:table-cell>
          <table:table-cell table:style-name="ce8" table:formula="of:=[.$AB123]-[.$AB122]" office:value-type="float" office:value="2004544">
            <text:p>2,004,544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4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Fail</text:p>
          </table:table-cell>
          <table:table-cell table:number-columns-repeated="2"/>
          <table:table-cell table:style-name="ce8" office:value-type="float" office:value="2595799918">
            <text:p>2,595,799,918</text:p>
          </table:table-cell>
          <table:table-cell table:style-name="ce11" table:formula="of:=[.AD124]-[.AD123]" office:value-type="percentage" office:value="0.00256920307423858">
            <text:p>0.26%</text:p>
          </table:table-cell>
          <table:table-cell table:style-name="ce11" table:formula="of:=([.AB124]-[.$I$3])/[.$J$3]" office:value-type="percentage" office:value="0.691942007937959">
            <text:p>69.19%</text:p>
          </table:table-cell>
          <table:table-cell table:style-name="ce8" table:formula="of:=[.$AB124]-[.$AB123]" office:value-type="float" office:value="519374">
            <text:p>519,374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5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Maps</text:p>
          </table:table-cell>
          <table:table-cell table:number-columns-repeated="2"/>
          <table:table-cell table:style-name="ce8" office:value-type="float" office:value="2599860983">
            <text:p>2,599,860,983</text:p>
          </table:table-cell>
          <table:table-cell table:style-name="ce11" table:formula="of:=[.AD125]-[.AD124]" office:value-type="percentage" office:value="0.020088993062191">
            <text:p>2.01%</text:p>
          </table:table-cell>
          <table:table-cell table:style-name="ce11" table:formula="of:=([.AB125]-[.$I$3])/[.$J$3]" office:value-type="percentage" office:value="0.71203100100015">
            <text:p>71.20%</text:p>
          </table:table-cell>
          <table:table-cell table:style-name="ce8" table:formula="of:=[.$AB125]-[.$AB124]" office:value-type="float" office:value="4061065">
            <text:p>4,061,065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6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601885862">
            <text:p>2,601,885,862</text:p>
          </table:table-cell>
          <table:table-cell table:style-name="ce11" table:formula="of:=[.AD126]-[.AD125]" office:value-type="percentage" office:value="0.0100165301916557">
            <text:p>1.00%</text:p>
          </table:table-cell>
          <table:table-cell table:style-name="ce11" table:formula="of:=([.AB126]-[.$I$3])/[.$J$3]" office:value-type="percentage" office:value="0.722047531191805">
            <text:p>72.20%</text:p>
          </table:table-cell>
          <table:table-cell table:style-name="ce8" table:formula="of:=[.$AB126]-[.$AB125]" office:value-type="float" office:value="2024879">
            <text:p>2,024,879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7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604121697">
            <text:p>2,604,121,697</text:p>
          </table:table-cell>
          <table:table-cell table:style-name="ce11" table:formula="of:=[.AD127]-[.AD126]" office:value-type="percentage" office:value="0.0110600726172085">
            <text:p>1.11%</text:p>
          </table:table-cell>
          <table:table-cell table:style-name="ce11" table:formula="of:=([.AB127]-[.$I$3])/[.$J$3]" office:value-type="percentage" office:value="0.733107603809014">
            <text:p>73.31%</text:p>
          </table:table-cell>
          <table:table-cell table:style-name="ce8" table:formula="of:=[.$AB127]-[.$AB126]" office:value-type="float" office:value="2235835">
            <text:p>2,235,835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8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t4</text:p>
          </table:table-cell>
          <table:table-cell table:number-columns-repeated="2"/>
          <table:table-cell table:style-name="ce8" office:value-type="float" office:value="2604576335">
            <text:p>2,604,576,335</text:p>
          </table:table-cell>
          <table:table-cell table:style-name="ce11" table:formula="of:=[.AD128]-[.AD127]" office:value-type="percentage" office:value="0.00224897154510173">
            <text:p>0.22%</text:p>
          </table:table-cell>
          <table:table-cell table:style-name="ce11" table:formula="of:=([.AB128]-[.$I$3])/[.$J$3]" office:value-type="percentage" office:value="0.735356575354116">
            <text:p>73.54%</text:p>
          </table:table-cell>
          <table:table-cell table:style-name="ce8" table:formula="of:=[.$AB128]-[.$AB127]" office:value-type="float" office:value="454638">
            <text:p>454,638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9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Conservatory</text:p>
          </table:table-cell>
          <table:table-cell table:number-columns-repeated="2"/>
          <table:table-cell table:style-name="ce8" office:value-type="float" office:value="2607756881">
            <text:p>2,607,756,881</text:p>
          </table:table-cell>
          <table:table-cell table:style-name="ce11" table:formula="of:=[.AD129]-[.AD128]" office:value-type="percentage" office:value="0.0157333030936415">
            <text:p>1.57%</text:p>
          </table:table-cell>
          <table:table-cell table:style-name="ce11" table:formula="of:=([.AB129]-[.$I$3])/[.$J$3]" office:value-type="percentage" office:value="0.751089878447757">
            <text:p>75.11%</text:p>
          </table:table-cell>
          <table:table-cell table:style-name="ce8" table:formula="of:=[.$AB129]-[.$AB128]" office:value-type="float" office:value="3180546">
            <text:p>3,180,546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0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Plaza</text:p>
          </table:table-cell>
          <table:table-cell table:number-columns-repeated="2"/>
          <table:table-cell table:style-name="ce8" office:value-type="float" office:value="2610593220">
            <text:p>2,610,593,220</text:p>
          </table:table-cell>
          <table:table-cell table:style-name="ce11" table:formula="of:=[.AD130]-[.AD129]" office:value-type="percentage" office:value="0.0140306039162195">
            <text:p>1.40%</text:p>
          </table:table-cell>
          <table:table-cell table:style-name="ce11" table:formula="of:=([.AB130]-[.$I$3])/[.$J$3]" office:value-type="percentage" office:value="0.765120482363977">
            <text:p>76.51%</text:p>
          </table:table-cell>
          <table:table-cell table:style-name="ce8" table:formula="of:=[.$AB130]-[.$AB129]" office:value-type="float" office:value="2836339">
            <text:p>2,836,339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1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Shrine</text:p>
          </table:table-cell>
          <table:table-cell table:number-columns-repeated="2"/>
          <table:table-cell table:style-name="ce8" office:value-type="float" office:value="2613664864">
            <text:p>2,613,664,864</text:p>
          </table:table-cell>
          <table:table-cell table:style-name="ce11" table:formula="of:=[.AD131]-[.AD130]" office:value-type="percentage" office:value="0.0151945942765065">
            <text:p>1.52%</text:p>
          </table:table-cell>
          <table:table-cell table:style-name="ce11" table:formula="of:=([.AB131]-[.$I$3])/[.$J$3]" office:value-type="percentage" office:value="0.780315076640483">
            <text:p>78.03%</text:p>
          </table:table-cell>
          <table:table-cell table:style-name="ce8" table:formula="of:=[.$AB131]-[.$AB130]" office:value-type="float" office:value="3071644">
            <text:p>3,071,644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2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Plaza</text:p>
          </table:table-cell>
          <table:table-cell table:number-columns-repeated="2"/>
          <table:table-cell table:style-name="ce8" office:value-type="float" office:value="2616227438">
            <text:p>2,616,227,438</text:p>
          </table:table-cell>
          <table:table-cell table:style-name="ce11" table:formula="of:=[.AD132]-[.AD131]" office:value-type="percentage" office:value="0.0126763623107119">
            <text:p>1.27%</text:p>
          </table:table-cell>
          <table:table-cell table:style-name="ce11" table:formula="of:=([.AB132]-[.$I$3])/[.$J$3]" office:value-type="percentage" office:value="0.792991438951195">
            <text:p>79.30%</text:p>
          </table:table-cell>
          <table:table-cell table:style-name="ce8" table:formula="of:=[.$AB132]-[.$AB131]" office:value-type="float" office:value="2562574">
            <text:p>2,562,574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3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Plaza</text:p>
          </table:table-cell>
          <table:table-cell table:number-columns-repeated="2"/>
          <table:table-cell table:style-name="ce8" office:value-type="float" office:value="2619138111">
            <text:p>2,619,138,111</text:p>
          </table:table-cell>
          <table:table-cell table:style-name="ce11" table:formula="of:=[.AD133]-[.AD132]" office:value-type="percentage" office:value="0.0143983141622472">
            <text:p>1.44%</text:p>
          </table:table-cell>
          <table:table-cell table:style-name="ce11" table:formula="of:=([.AB133]-[.$I$3])/[.$J$3]" office:value-type="percentage" office:value="0.807389753113442">
            <text:p>80.74%</text:p>
          </table:table-cell>
          <table:table-cell table:style-name="ce8" table:formula="of:=[.$AB133]-[.$AB132]" office:value-type="float" office:value="2910673">
            <text:p>2,910,673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4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3xvillage ruins</text:p>
          </table:table-cell>
          <table:table-cell table:number-columns-repeated="2"/>
          <table:table-cell table:style-name="ce8" office:value-type="float" office:value="2625139248">
            <text:p>2,625,139,248</text:p>
          </table:table-cell>
          <table:table-cell table:style-name="ce11" table:formula="of:=[.AD134]-[.AD133]" office:value-type="percentage" office:value="0.0296860059019637">
            <text:p>2.97%</text:p>
          </table:table-cell>
          <table:table-cell table:style-name="ce11" table:formula="of:=([.AB134]-[.$I$3])/[.$J$3]" office:value-type="percentage" office:value="0.837075759015406">
            <text:p>83.71%</text:p>
          </table:table-cell>
          <table:table-cell table:style-name="ce8" table:formula="of:=[.$AB134]-[.$AB133]" office:value-type="float" office:value="6001137">
            <text:p>6,001,137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5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Village Ruin</text:p>
          </table:table-cell>
          <table:table-cell office:value-type="string">
            <text:p>25pack</text:p>
          </table:table-cell>
          <table:table-cell/>
          <table:table-cell table:style-name="ce8" office:value-type="float" office:value="2627568281">
            <text:p>2,627,568,281</text:p>
          </table:table-cell>
          <table:table-cell table:style-name="ce11" table:formula="of:=[.AD135]-[.AD134]" office:value-type="percentage" office:value="0.0120157710070715">
            <text:p>1.20%</text:p>
          </table:table-cell>
          <table:table-cell table:style-name="ce11" table:formula="of:=([.AB135]-[.$I$3])/[.$J$3]" office:value-type="percentage" office:value="0.849091530022477">
            <text:p>84.91%</text:p>
          </table:table-cell>
          <table:table-cell table:style-name="ce8" table:formula="of:=[.$AB135]-[.$AB134]" office:value-type="float" office:value="2429033">
            <text:p>2,429,033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6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629606466">
            <text:p>2,629,606,466</text:p>
          </table:table-cell>
          <table:table-cell table:style-name="ce11" table:formula="of:=[.AD136]-[.AD135]" office:value-type="percentage" office:value="0.010082351384295">
            <text:p>1.01%</text:p>
          </table:table-cell>
          <table:table-cell table:style-name="ce11" table:formula="of:=([.AB136]-[.$I$3])/[.$J$3]" office:value-type="percentage" office:value="0.859173881406772">
            <text:p>85.92%</text:p>
          </table:table-cell>
          <table:table-cell table:style-name="ce8" table:formula="of:=[.$AB136]-[.$AB135]" office:value-type="float" office:value="2038185">
            <text:p>2,038,185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7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631202546">
            <text:p>2,631,202,546</text:p>
          </table:table-cell>
          <table:table-cell table:style-name="ce11" table:formula="of:=[.AD137]-[.AD136]" office:value-type="percentage" office:value="0.00789537720935318">
            <text:p>0.79%</text:p>
          </table:table-cell>
          <table:table-cell table:style-name="ce11" table:formula="of:=([.AB137]-[.$I$3])/[.$J$3]" office:value-type="percentage" office:value="0.867069258616126">
            <text:p>86.71%</text:p>
          </table:table-cell>
          <table:table-cell table:style-name="ce8" table:formula="of:=[.$AB137]-[.$AB136]" office:value-type="float" office:value="1596080">
            <text:p>1,596,080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8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Conservatory</text:p>
          </table:table-cell>
          <table:table-cell office:value-type="string">
            <text:p>150/39</text:p>
          </table:table-cell>
          <table:table-cell/>
          <table:table-cell table:style-name="ce8" office:value-type="float" office:value="2635000000">
            <text:p>2,635,000,000</text:p>
          </table:table-cell>
          <table:table-cell table:style-name="ce11" table:formula="of:=[.AD138]-[.AD137]" office:value-type="percentage" office:value="0.0187849805555906">
            <text:p>1.88%</text:p>
          </table:table-cell>
          <table:table-cell table:style-name="ce11" table:formula="of:=([.AB138]-[.$I$3])/[.$J$3]" office:value-type="percentage" office:value="0.885854239171716">
            <text:p>88.59%</text:p>
          </table:table-cell>
          <table:table-cell table:style-name="ce8" table:formula="of:=[.$AB138]-[.$AB137]" office:value-type="float" office:value="3797454">
            <text:p>3,797,454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 table:number-columns-repeated="20"/>
          <table:table-cell office:value-type="string">
            <text:p>2xConservatory</text:p>
          </table:table-cell>
          <table:table-cell table:number-columns-repeated="2"/>
          <table:table-cell table:style-name="ce8" office:value-type="float" office:value="2640718213">
            <text:p>2,640,718,213</text:p>
          </table:table-cell>
          <table:table-cell table:style-name="ce11" table:formula="of:=[.AD139]-[.AD138]" office:value-type="percentage" office:value="0.0282864571941426">
            <text:p>2.83%</text:p>
          </table:table-cell>
          <table:table-cell table:style-name="ce11" table:formula="of:=([.AB139]-[.$I$3])/[.$J$3]" office:value-type="percentage" office:value="0.914140696365859">
            <text:p>91.41%</text:p>
          </table:table-cell>
          <table:table-cell table:style-name="ce8" table:formula="of:=[.$AB139]-[.$AB138]" office:value-type="float" office:value="5718213">
            <text:p>5,718,213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 table:number-columns-repeated="20"/>
          <table:table-cell office:value-type="string">
            <text:p>Conservatory</text:p>
          </table:table-cell>
          <table:table-cell table:number-columns-repeated="2"/>
          <table:table-cell table:style-name="ce8" office:value-type="float" office:value="2643836591">
            <text:p>2,643,836,591</text:p>
          </table:table-cell>
          <table:table-cell table:style-name="ce11" table:formula="of:=[.AD140]-[.AD139]" office:value-type="percentage" office:value="0.0154257747677737">
            <text:p>1.54%</text:p>
          </table:table-cell>
          <table:table-cell table:style-name="ce11" table:formula="of:=([.AB140]-[.$I$3])/[.$J$3]" office:value-type="percentage" office:value="0.929566471133633">
            <text:p>92.96%</text:p>
          </table:table-cell>
          <table:table-cell table:style-name="ce8" table:formula="of:=[.$AB140]-[.$AB139]" office:value-type="float" office:value="3118378">
            <text:p>3,118,378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 table:number-columns-repeated="20"/>
          <table:table-cell office:value-type="string">
            <text:p>Conservatory</text:p>
          </table:table-cell>
          <table:table-cell office:value-type="string">
            <text:p>more rare, more magic</text:p>
          </table:table-cell>
          <table:table-cell/>
          <table:table-cell table:style-name="ce8" office:value-type="float" office:value="2646885700">
            <text:p>2,646,885,700</text:p>
          </table:table-cell>
          <table:table-cell table:style-name="ce11" table:formula="of:=[.AD141]-[.AD140]" office:value-type="percentage" office:value="0.0150831197104366">
            <text:p>1.51%</text:p>
          </table:table-cell>
          <table:table-cell table:style-name="ce11" table:formula="of:=([.AB141]-[.$I$3])/[.$J$3]" office:value-type="percentage" office:value="0.944649590844069">
            <text:p>94.46%</text:p>
          </table:table-cell>
          <table:table-cell table:style-name="ce8" table:formula="of:=[.$AB141]-[.$AB140]" office:value-type="float" office:value="3049109">
            <text:p>3,049,109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 table:number-columns-repeated="20"/>
          <table:table-cell office:value-type="string">
            <text:p>Palace</text:p>
          </table:table-cell>
          <table:table-cell table:number-columns-repeated="2"/>
          <table:table-cell table:style-name="ce8" office:value-type="float" office:value="2649847312">
            <text:p>2,649,847,312</text:p>
          </table:table-cell>
          <table:table-cell table:style-name="ce11" table:formula="of:=[.AD142]-[.AD141]" office:value-type="percentage" office:value="0.0146502956541946">
            <text:p>1.47%</text:p>
          </table:table-cell>
          <table:table-cell table:style-name="ce11" table:formula="of:=([.AB142]-[.$I$3])/[.$J$3]" office:value-type="percentage" office:value="0.959299886498264">
            <text:p>95.93%</text:p>
          </table:table-cell>
          <table:table-cell table:style-name="ce8" table:formula="of:=[.$AB142]-[.$AB141]" office:value-type="float" office:value="2961612">
            <text:p>2,961,612</text:p>
          </table:table-cell>
          <table:table-cell table:number-columns-repeated="5"/>
        </table:table-row>
        <table:table-row table:style-name="ro3">
          <table:table-cell table:number-columns-repeated="27"/>
          <table:table-cell table:style-name="ce8"/>
          <table:table-cell table:style-name="ce11" table:formula="of:=[.AD143]-[.AD142]" office:value-type="percentage" office:value="-0.959299886498264">
            <text:p>-95.93%</text:p>
          </table:table-cell>
          <table:table-cell/>
          <table:table-cell table:style-name="ce8" table:formula="of:=[.$AB143]-[.$AB142]" office:value-type="float" office:value="-2649847312">
            <text:p>-2,649,847,312</text:p>
          </table:table-cell>
          <table:table-cell table:number-columns-repeated="5"/>
        </table:table-row>
        <table:table-row table:style-name="ro3">
          <table:table-cell table:number-columns-repeated="27"/>
          <table:table-cell table:style-name="ce8"/>
          <table:table-cell table:number-columns-repeated="2"/>
          <table:table-cell table:style-name="ce8" table:formula="of:=[.$AB144]-[.$AB143]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number-columns-repeated="27"/>
          <table:table-cell table:style-name="ce8"/>
          <table:table-cell table:number-columns-repeated="2"/>
          <table:table-cell table:style-name="ce8" table:formula="of:=[.$AB145]-[.$AB144]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number-columns-repeated="27"/>
          <table:table-cell table:style-name="ce8"/>
          <table:table-cell table:number-columns-repeated="2"/>
          <table:table-cell table:style-name="ce8" table:formula="of:=[.$AB146]-[.$AB145]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number-columns-repeated="27"/>
          <table:table-cell table:style-name="ce8"/>
          <table:table-cell table:number-columns-repeated="2"/>
          <table:table-cell table:style-name="ce8" table:formula="of:=[.$AB147]-[.$AB146]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number-columns-repeated="27"/>
          <table:table-cell table:style-name="ce8"/>
          <table:table-cell table:number-columns-repeated="2"/>
          <table:table-cell table:style-name="ce8" table:formula="of:=[.$AB148]-[.$AB147]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number-columns-repeated="27"/>
          <table:table-cell table:style-name="ce8"/>
          <table:table-cell table:number-columns-repeated="2"/>
          <table:table-cell table:style-name="ce8" table:formula="of:=[.$AB149]-[.$AB148]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number-columns-repeated="27"/>
          <table:table-cell table:style-name="ce8"/>
          <table:table-cell table:number-columns-repeated="2"/>
          <table:table-cell table:style-name="ce8" table:formula="of:=[.$AB150]-[.$AB149]" office:value-type="float" office:value="0">
            <text:p>0</text:p>
          </table:table-cell>
          <table:table-cell table:number-columns-repeated="5"/>
        </table:table-row>
        <table:table-row table:style-name="ro3" table:number-rows-repeated="23">
          <table:table-cell table:number-columns-repeated="27"/>
          <table:table-cell table:style-name="ce8"/>
          <table:table-cell table:number-columns-repeated="8"/>
        </table:table-row>
        <table:table-row table:style-name="ro3" table:number-rows-repeated="831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06" table:end-x="0.422cm" table:end-y="0.351cm" draw:z-index="0" draw:name="http://hydra-media.cursecdn.com/pathofexile.gamepedia.com/thumb/2/21/Academy_Map.png/16px-Academy_Map.png?version=4bea4a3d4c93cad7720c63ba0d42466f" draw:style-name="gr1" draw:text-style-name="P1" svg:width="0.422cm" svg:height="0.425cm" svg:x="0cm" svg:y="0.378cm">
              <draw:image xlink:href="http://hydra-media.cursecdn.com/pathofexile.gamepedia.com/thumb/2/21/Academy_Map.png/16px-Academy_Map.png?version=4bea4a3d4c93cad7720c63ba0d42466f" xlink:type="simple" xlink:show="embed" xlink:actuate="onLoad">
                <text:p/>
              </draw:image>
            </draw:frame>
          </table:table-cell>
          <table:table-cell table:number-columns-repeated="28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17" table:end-x="0.422cm" table:end-y="0.16cm" draw:z-index="1" draw:name="http://hydra-media.cursecdn.com/pathofexile.gamepedia.com/thumb/0/03/Crematorium_Map.png/16px-Crematorium_Map.png?version=c44cb82ca0cea3e13b3d709d2335e077" draw:style-name="gr1" draw:text-style-name="P1" svg:width="0.422cm" svg:height="0.431cm" svg:x="0cm" svg:y="0.181cm">
              <draw:image xlink:href="http://hydra-media.cursecdn.com/pathofexile.gamepedia.com/thumb/0/03/Crematorium_Map.png/16px-Crematorium_Map.png?version=c44cb82ca0cea3e13b3d709d2335e077" xlink:type="simple" xlink:show="embed" xlink:actuate="onLoad">
                <text:p/>
              </draw:image>
            </draw:frame>
          </table:table-cell>
          <table:table-cell table:number-columns-repeated="28"/>
        </table:table-row>
        <table:table-row table:style-name="ro3" table:number-rows-repeated="9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27" table:end-x="0.422cm" table:end-y="0.398cm" draw:z-index="2" draw:name="http://hydra-media.cursecdn.com/pathofexile.gamepedia.com/thumb/9/9d/Precinct_Map.png/16px-Precinct_Map.png?version=342c5f18c3e648a9fcd1169eb23d2359" draw:style-name="gr1" draw:text-style-name="P1" svg:width="0.422cm" svg:height="0.408cm" svg:x="0cm" svg:y="0.441cm">
              <draw:image xlink:href="http://hydra-media.cursecdn.com/pathofexile.gamepedia.com/thumb/9/9d/Precinct_Map.png/16px-Precinct_Map.png?version=342c5f18c3e648a9fcd1169eb23d2359" xlink:type="simple" xlink:show="embed" xlink:actuate="onLoad">
                <text:p/>
              </draw:image>
            </draw:frame>
          </table:table-cell>
          <table:table-cell table:number-columns-repeated="28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38" table:end-x="0.422cm" table:end-y="0.219cm" draw:z-index="3" draw:name="http://hydra-media.cursecdn.com/pathofexile.gamepedia.com/thumb/0/03/Springs_Map.png/16px-Springs_Map.png?version=5454ec16dbd17b060491bded84028e21" draw:style-name="gr1" draw:text-style-name="P1" svg:width="0.422cm" svg:height="0.426cm" svg:x="0cm" svg:y="0.245cm">
              <draw:image xlink:href="http://hydra-media.cursecdn.com/pathofexile.gamepedia.com/thumb/0/03/Springs_Map.png/16px-Springs_Map.png?version=5454ec16dbd17b060491bded84028e21" xlink:type="simple" xlink:show="embed" xlink:actuate="onLoad">
                <text:p/>
              </draw:image>
            </draw:frame>
          </table:table-cell>
          <table:table-cell table:number-columns-repeated="28"/>
        </table:table-row>
        <table:table-row table:style-name="ro3" table:number-rows-repeated="9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48" table:end-x="0.422cm" table:end-y="0.07cm" draw:z-index="4" draw:name="http://hydra-media.cursecdn.com/pathofexile.gamepedia.com/thumb/a/a2/Arsenal_Map.png/16px-Arsenal_Map.png?version=75242a859eb6ca0a798766ffdf540b93" draw:style-name="gr1" draw:text-style-name="P1" svg:width="0.422cm" svg:height="0.412cm" svg:x="0cm" svg:y="0.109cm">
              <draw:image xlink:href="http://hydra-media.cursecdn.com/pathofexile.gamepedia.com/thumb/a/a2/Arsenal_Map.png/16px-Arsenal_Map.png?version=75242a859eb6ca0a798766ffdf540b93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048" table:end-x="0.422cm" table:end-y="0.07cm" draw:z-index="5" draw:name="http://hydra-media.cursecdn.com/pathofexile.gamepedia.com/0/04/No.png?version=21489388898bff9369097b40a9b73bdb" draw:style-name="gr1" draw:text-style-name="P1" svg:width="0.422cm" svg:height="0.412cm" svg:x="0cm" svg:y="0.109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8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57" table:end-x="0.422cm" table:end-y="0.395cm" draw:z-index="6" draw:name="http://hydra-media.cursecdn.com/pathofexile.gamepedia.com/thumb/4/4a/Overgrown_Ruin_Map.png/16px-Overgrown_Ruin_Map.png?version=6088a7fc6a1d1222962b1ccc8147cd62" draw:style-name="gr1" draw:text-style-name="P1" svg:width="0.422cm" svg:height="0.427cm" svg:x="0cm" svg:y="0.42cm">
              <draw:image xlink:href="http://hydra-media.cursecdn.com/pathofexile.gamepedia.com/thumb/4/4a/Overgrown_Ruin_Map.png/16px-Overgrown_Ruin_Map.png?version=6088a7fc6a1d1222962b1ccc8147cd62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057" table:end-x="0.422cm" table:end-y="0.395cm" draw:z-index="7" draw:name="http://hydra-media.cursecdn.com/pathofexile.gamepedia.com/0/04/No.png?version=21489388898bff9369097b40a9b73bdb" draw:style-name="gr1" draw:text-style-name="P1" svg:width="0.422cm" svg:height="0.427cm" svg:x="0cm" svg:y="0.42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68" table:end-x="0.422cm" table:end-y="0.205cm" draw:z-index="8" draw:name="http://hydra-media.cursecdn.com/pathofexile.gamepedia.com/thumb/4/44/Shipyard_Map.png/16px-Shipyard_Map.png?version=993c92b07bc27daa6c46792868545580" draw:style-name="gr1" draw:text-style-name="P1" svg:width="0.422cm" svg:height="0.432cm" svg:x="0cm" svg:y="0.225cm">
              <draw:image xlink:href="http://hydra-media.cursecdn.com/pathofexile.gamepedia.com/thumb/4/44/Shipyard_Map.png/16px-Shipyard_Map.png?version=993c92b07bc27daa6c46792868545580" xlink:type="simple" xlink:show="embed" xlink:actuate="onLoad">
                <text:p/>
              </draw:image>
            </draw:frame>
            <draw:frame table:end-cell-address="Sheet1.I1153" table:end-x="1.787cm" table:end-y="0.074cm" draw:z-index="9" draw:name="http://hydra-media.cursecdn.com/pathofexile.gamepedia.com/4/44/Shipyard_Map.png?version=4541387122c986a165c2881208a152b5" draw:style-name="gr1" draw:text-style-name="P1" svg:width="4.127cm" svg:height="38.689cm" svg:x="0.424cm" svg:y="0.225cm">
              <draw:image xlink:href="http://hydra-media.cursecdn.com/pathofexile.gamepedia.com/4/44/Shipyard_Map.png?version=4541387122c986a165c2881208a152b5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068" table:end-x="0.422cm" table:end-y="0.205cm" draw:z-index="10" draw:name="http://hydra-media.cursecdn.com/pathofexile.gamepedia.com/0/04/No.png?version=21489388898bff9369097b40a9b73bdb" draw:style-name="gr1" draw:text-style-name="P1" svg:width="0.422cm" svg:height="0.432cm" svg:x="0cm" svg:y="0.225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78" table:end-x="0.422cm" table:end-y="0.452cm" draw:z-index="11" draw:name="http://hydra-media.cursecdn.com/pathofexile.gamepedia.com/thumb/6/67/Village_Ruin_Map.png/16px-Village_Ruin_Map.png?version=184b93d2d12a461b35cf0cdec0dcf6bd" draw:style-name="gr1" draw:text-style-name="P1" svg:width="0.422cm" svg:height="0.42cm" svg:x="0cm" svg:y="0.032cm">
              <draw:image xlink:href="http://hydra-media.cursecdn.com/pathofexile.gamepedia.com/thumb/6/67/Village_Ruin_Map.png/16px-Village_Ruin_Map.png?version=184b93d2d12a461b35cf0cdec0dcf6bd" xlink:type="simple" xlink:show="embed" xlink:actuate="onLoad">
                <text:p/>
              </draw:image>
            </draw:frame>
            <draw:frame table:end-cell-address="Sheet1.I1162" table:end-x="1.787cm" table:end-y="0.393cm" draw:z-index="12" draw:name="http://hydra-media.cursecdn.com/pathofexile.gamepedia.com/6/67/Village_Ruin_Map.png?version=a31432fda5e234ef78fdfbf7e1ba8489" draw:style-name="gr1" draw:text-style-name="P1" svg:width="4.127cm" svg:height="38.298cm" svg:x="0.424cm" svg:y="0.032cm">
              <draw:image xlink:href="http://hydra-media.cursecdn.com/pathofexile.gamepedia.com/6/67/Village_Ruin_Map.png?version=a31432fda5e234ef78fdfbf7e1ba8489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078" table:end-x="0.422cm" table:end-y="0.452cm" draw:z-index="13" draw:name="http://hydra-media.cursecdn.com/pathofexile.gamepedia.com/0/04/No.png?version=21489388898bff9369097b40a9b73bdb" draw:style-name="gr1" draw:text-style-name="P1" svg:width="0.422cm" svg:height="0.42cm" svg:x="0cm" svg:y="0.032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9">
          <table:table-cell table:number-columns-repeated="36"/>
        </table:table-row>
        <table:table-row table:style-name="ro3">
          <table:table-cell table:number-columns-repeated="10"/>
          <table:table-cell>
            <draw:frame table:end-cell-address="Sheet1.K1089" table:end-x="0.422cm" table:end-y="0.263cm" draw:z-index="14" draw:name="http://hydra-media.cursecdn.com/pathofexile.gamepedia.com/0/04/No.png?version=21489388898bff9369097b40a9b73bdb" draw:style-name="gr1" draw:text-style-name="P1" svg:width="0.422cm" svg:height="0.425cm" svg:x="0cm" svg:y="0.29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91" table:end-x="0.422cm" table:end-y="0.183cm" draw:z-index="15" draw:name="http://hydra-media.cursecdn.com/pathofexile.gamepedia.com/thumb/b/be/Courtyard_Map.png/16px-Courtyard_Map.png?version=f9c2a4f3f3e4d162a60803811fcde215" draw:style-name="gr1" draw:text-style-name="P1" svg:width="0.422cm" svg:height="0.409cm" svg:x="0cm" svg:y="0.225cm">
              <draw:image xlink:href="http://hydra-media.cursecdn.com/pathofexile.gamepedia.com/thumb/b/be/Courtyard_Map.png/16px-Courtyard_Map.png?version=f9c2a4f3f3e4d162a60803811fcde215" xlink:type="simple" xlink:show="embed" xlink:actuate="onLoad">
                <text:p/>
              </draw:image>
            </draw:frame>
            <draw:frame table:end-cell-address="Sheet1.I1183" table:end-x="1.787cm" table:end-y="0.049cm" draw:z-index="16" draw:name="http://hydra-media.cursecdn.com/pathofexile.gamepedia.com/b/be/Courtyard_Map.png?version=9f8ea3db5d6a0b3dc6e613e7e9500887" draw:style-name="gr1" draw:text-style-name="P1" svg:width="4.127cm" svg:height="41.825cm" svg:x="0.424cm" svg:y="0.225cm">
              <draw:image xlink:href="http://hydra-media.cursecdn.com/pathofexile.gamepedia.com/b/be/Courtyard_Map.png?version=9f8ea3db5d6a0b3dc6e613e7e9500887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091" table:end-x="0.422cm" table:end-y="0.183cm" draw:z-index="17" draw:name="http://hydra-media.cursecdn.com/pathofexile.gamepedia.com/0/04/No.png?version=21489388898bff9369097b40a9b73bdb" draw:style-name="gr1" draw:text-style-name="P1" svg:width="0.422cm" svg:height="0.409cm" svg:x="0cm" svg:y="0.225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01" table:end-x="0.422cm" table:end-y="0.451cm" draw:z-index="18" draw:name="http://hydra-media.cursecdn.com/pathofexile.gamepedia.com/thumb/0/05/Excavation_Map.png/16px-Excavation_Map.png?version=d854c6b71041304025fef3b67e1ecbf6" draw:style-name="gr1" draw:text-style-name="P1" svg:width="0.422cm" svg:height="0.425cm" svg:x="0cm" svg:y="0.026cm">
              <draw:image xlink:href="http://hydra-media.cursecdn.com/pathofexile.gamepedia.com/thumb/0/05/Excavation_Map.png/16px-Excavation_Map.png?version=d854c6b71041304025fef3b67e1ecbf6" xlink:type="simple" xlink:show="embed" xlink:actuate="onLoad">
                <text:p/>
              </draw:image>
            </draw:frame>
            <draw:frame table:end-cell-address="Sheet1.I1193" table:end-x="1.787cm" table:end-y="0.315cm" draw:z-index="19" draw:name="http://hydra-media.cursecdn.com/pathofexile.gamepedia.com/0/05/Excavation_Map.png?version=523d5f4c86704b5e1d382e5615a8b870" draw:style-name="gr1" draw:text-style-name="P1" svg:width="4.127cm" svg:height="41.838cm" svg:x="0.424cm" svg:y="0.026cm">
              <draw:image xlink:href="http://hydra-media.cursecdn.com/pathofexile.gamepedia.com/0/05/Excavation_Map.png?version=523d5f4c86704b5e1d382e5615a8b870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01" table:end-x="0.422cm" table:end-y="0.451cm" draw:z-index="20" draw:name="http://hydra-media.cursecdn.com/pathofexile.gamepedia.com/0/04/No.png?version=21489388898bff9369097b40a9b73bdb" draw:style-name="gr1" draw:text-style-name="P1" svg:width="0.422cm" svg:height="0.425cm" svg:x="0cm" svg:y="0.026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9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12" table:end-x="0.422cm" table:end-y="0.252cm" draw:z-index="21" draw:name="http://hydra-media.cursecdn.com/pathofexile.gamepedia.com/thumb/e/e1/Wasteland_Map.png/16px-Wasteland_Map.png?version=98028b06221b2c1c9d4be26026e8fb71" draw:style-name="gr1" draw:text-style-name="P1" svg:width="0.422cm" svg:height="0.413cm" svg:x="0cm" svg:y="0.29cm">
              <draw:image xlink:href="http://hydra-media.cursecdn.com/pathofexile.gamepedia.com/thumb/e/e1/Wasteland_Map.png/16px-Wasteland_Map.png?version=98028b06221b2c1c9d4be26026e8fb71" xlink:type="simple" xlink:show="embed" xlink:actuate="onLoad">
                <text:p/>
              </draw:image>
            </draw:frame>
            <draw:frame table:end-cell-address="Sheet1.I1203" table:end-x="1.787cm" table:end-y="0.167cm" draw:z-index="22" draw:name="http://hydra-media.cursecdn.com/pathofexile.gamepedia.com/e/e1/Wasteland_Map.png?version=338f829b672347914a314c460171c93a" draw:style-name="gr1" draw:text-style-name="P1" svg:width="4.127cm" svg:height="41.426cm" svg:x="0.424cm" svg:y="0.29cm">
              <draw:image xlink:href="http://hydra-media.cursecdn.com/pathofexile.gamepedia.com/e/e1/Wasteland_Map.png?version=338f829b672347914a314c460171c93a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12" table:end-x="0.422cm" table:end-y="0.252cm" draw:z-index="23" draw:name="http://hydra-media.cursecdn.com/pathofexile.gamepedia.com/0/04/No.png?version=21489388898bff9369097b40a9b73bdb" draw:style-name="gr1" draw:text-style-name="P1" svg:width="0.422cm" svg:height="0.413cm" svg:x="0cm" svg:y="0.29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23" table:end-x="0.422cm" table:end-y="0.055cm" draw:z-index="24" draw:name="http://hydra-media.cursecdn.com/pathofexile.gamepedia.com/thumb/e/ed/Waterways_Map.png/16px-Waterways_Map.png?version=9ce156b6816e18048126543f4b0c033b" draw:style-name="gr1" draw:text-style-name="P1" svg:width="0.422cm" svg:height="0.411cm" svg:x="0cm" svg:y="0.095cm">
              <draw:image xlink:href="http://hydra-media.cursecdn.com/pathofexile.gamepedia.com/thumb/e/ed/Waterways_Map.png/16px-Waterways_Map.png?version=9ce156b6816e18048126543f4b0c033b" xlink:type="simple" xlink:show="embed" xlink:actuate="onLoad">
                <text:p/>
              </draw:image>
            </draw:frame>
            <draw:frame table:end-cell-address="Sheet1.I1204" table:end-x="1.787cm" table:end-y="0.173cm" draw:z-index="25" draw:name="http://hydra-media.cursecdn.com/pathofexile.gamepedia.com/e/ed/Waterways_Map.png?version=7760beb32f11200b415132254ce79543" draw:style-name="gr1" draw:text-style-name="P1" svg:width="4.127cm" svg:height="37.111cm" svg:x="0.424cm" svg:y="0.095cm">
              <draw:image xlink:href="http://hydra-media.cursecdn.com/pathofexile.gamepedia.com/e/ed/Waterways_Map.png?version=7760beb32f11200b415132254ce79543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23" table:end-x="0.422cm" table:end-y="0.055cm" draw:z-index="26" draw:name="http://hydra-media.cursecdn.com/pathofexile.gamepedia.com/0/04/No.png?version=21489388898bff9369097b40a9b73bdb" draw:style-name="gr1" draw:text-style-name="P1" svg:width="0.422cm" svg:height="0.411cm" svg:x="0cm" svg:y="0.095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9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33" table:end-x="0.422cm" table:end-y="0.323cm" draw:z-index="27" draw:name="http://hydra-media.cursecdn.com/pathofexile.gamepedia.com/thumb/7/70/Conservatory_Map.png/16px-Conservatory_Map.png?version=115ee6fc31096794410bfddffa4f598c" draw:style-name="gr1" draw:text-style-name="P1" svg:width="0.422cm" svg:height="0.427cm" svg:x="0cm" svg:y="0.348cm">
              <draw:image xlink:href="http://hydra-media.cursecdn.com/pathofexile.gamepedia.com/thumb/7/70/Conservatory_Map.png/16px-Conservatory_Map.png?version=115ee6fc31096794410bfddffa4f598c" xlink:type="simple" xlink:show="embed" xlink:actuate="onLoad">
                <text:p/>
              </draw:image>
            </draw:frame>
            <draw:frame table:end-cell-address="Sheet1.I1205" table:end-x="1.787cm" table:end-y="0.175cm" draw:z-index="28" draw:name="http://hydra-media.cursecdn.com/pathofexile.gamepedia.com/7/70/Conservatory_Map.png?version=0f3d783a44bc224a829b044d965ab1d5" draw:style-name="gr1" draw:text-style-name="P1" svg:width="4.127cm" svg:height="32.796cm" svg:x="0.424cm" svg:y="0.348cm">
              <draw:image xlink:href="http://hydra-media.cursecdn.com/pathofexile.gamepedia.com/7/70/Conservatory_Map.png?version=0f3d783a44bc224a829b044d965ab1d5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33" table:end-x="0.422cm" table:end-y="0.323cm" draw:z-index="29" draw:name="http://hydra-media.cursecdn.com/pathofexile.gamepedia.com/0/04/No.png?version=21489388898bff9369097b40a9b73bdb" draw:style-name="gr1" draw:text-style-name="P1" svg:width="0.422cm" svg:height="0.427cm" svg:x="0cm" svg:y="0.348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44" table:end-x="0.422cm" table:end-y="0.11cm" draw:z-index="30" draw:name="http://hydra-media.cursecdn.com/pathofexile.gamepedia.com/thumb/4/4b/Palace_Map.png/16px-Palace_Map.png?version=1011df088aa53deeeedcebea7dd84727" draw:style-name="gr1" draw:text-style-name="P1" svg:width="0.422cm" svg:height="0.41cm" svg:x="0cm" svg:y="0.151cm">
              <draw:image xlink:href="http://hydra-media.cursecdn.com/pathofexile.gamepedia.com/thumb/4/4b/Palace_Map.png/16px-Palace_Map.png?version=1011df088aa53deeeedcebea7dd84727" xlink:type="simple" xlink:show="embed" xlink:actuate="onLoad">
                <text:p/>
              </draw:image>
            </draw:frame>
            <draw:frame table:end-cell-address="Sheet1.I1206" table:end-x="1.787cm" table:end-y="0.163cm" draw:z-index="31" draw:name="http://hydra-media.cursecdn.com/pathofexile.gamepedia.com/4/4b/Palace_Map.png?version=d0d16df3e8578076ff47b3e19920b6c2" draw:style-name="gr1" draw:text-style-name="P1" svg:width="4.127cm" svg:height="28.464cm" svg:x="0.424cm" svg:y="0.151cm">
              <draw:image xlink:href="http://hydra-media.cursecdn.com/pathofexile.gamepedia.com/4/4b/Palace_Map.png?version=d0d16df3e8578076ff47b3e19920b6c2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44" table:end-x="0.422cm" table:end-y="0.11cm" draw:z-index="32" draw:name="http://hydra-media.cursecdn.com/pathofexile.gamepedia.com/0/04/No.png?version=21489388898bff9369097b40a9b73bdb" draw:style-name="gr1" draw:text-style-name="P1" svg:width="0.422cm" svg:height="0.41cm" svg:x="0cm" svg:y="0.151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9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53" table:end-x="0.422cm" table:end-y="0.434cm" draw:z-index="33" draw:name="http://hydra-media.cursecdn.com/pathofexile.gamepedia.com/thumb/c/c4/Shrine_Map.png/16px-Shrine_Map.png?version=3115080edb2e851c8e4f5b7a463cf925" draw:style-name="gr1" draw:text-style-name="P1" svg:width="0.422cm" svg:height="0.42cm" svg:x="0cm" svg:y="0.014cm">
              <draw:image xlink:href="http://hydra-media.cursecdn.com/pathofexile.gamepedia.com/thumb/c/c4/Shrine_Map.png/16px-Shrine_Map.png?version=3115080edb2e851c8e4f5b7a463cf925" xlink:type="simple" xlink:show="embed" xlink:actuate="onLoad">
                <text:p/>
              </draw:image>
            </draw:frame>
            <draw:frame table:end-cell-address="Sheet1.I1207" table:end-x="1.787cm" table:end-y="0.176cm" draw:z-index="34" draw:name="http://hydra-media.cursecdn.com/pathofexile.gamepedia.com/c/c4/Shrine_Map.png?version=5aeeac84e2e91de2784312c5de69e1c8" draw:style-name="gr1" draw:text-style-name="P1" svg:width="4.127cm" svg:height="24.55cm" svg:x="0.424cm" svg:y="0.014cm">
              <draw:image xlink:href="http://hydra-media.cursecdn.com/pathofexile.gamepedia.com/c/c4/Shrine_Map.png?version=5aeeac84e2e91de2784312c5de69e1c8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53" table:end-x="0.422cm" table:end-y="0.434cm" draw:z-index="35" draw:name="http://hydra-media.cursecdn.com/pathofexile.gamepedia.com/0/04/No.png?version=21489388898bff9369097b40a9b73bdb" draw:style-name="gr1" draw:text-style-name="P1" svg:width="0.422cm" svg:height="0.42cm" svg:x="0cm" svg:y="0.014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8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63" table:end-x="0.422cm" table:end-y="0.295cm" draw:z-index="36" draw:name="http://hydra-media.cursecdn.com/pathofexile.gamepedia.com/thumb/b/b8/Vaal_Temple_Map.png/16px-Vaal_Temple_Map.png?version=cb30a45498844734ea589d28a1b80a90" draw:style-name="gr1" draw:text-style-name="P1" svg:width="0.422cm" svg:height="0.412cm" svg:x="0cm" svg:y="0.334cm">
              <draw:image xlink:href="http://hydra-media.cursecdn.com/pathofexile.gamepedia.com/thumb/b/b8/Vaal_Temple_Map.png/16px-Vaal_Temple_Map.png?version=cb30a45498844734ea589d28a1b80a90" xlink:type="simple" xlink:show="embed" xlink:actuate="onLoad">
                <text:p/>
              </draw:image>
            </draw:frame>
            <draw:frame table:end-cell-address="Sheet1.I1208" table:end-x="1.787cm" table:end-y="0.16cm" draw:z-index="37" draw:name="http://hydra-media.cursecdn.com/pathofexile.gamepedia.com/b/b8/Vaal_Temple_Map.png?version=ace9c20195063cb8fba9752c1cb8c666" draw:style-name="gr1" draw:text-style-name="P1" svg:width="4.127cm" svg:height="20.6cm" svg:x="0.424cm" svg:y="0.334cm">
              <draw:image xlink:href="http://hydra-media.cursecdn.com/pathofexile.gamepedia.com/b/b8/Vaal_Temple_Map.png?version=ace9c20195063cb8fba9752c1cb8c666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63" table:end-x="0.422cm" table:end-y="0.295cm" draw:z-index="38" draw:name="http://hydra-media.cursecdn.com/pathofexile.gamepedia.com/0/04/No.png?version=21489388898bff9369097b40a9b73bdb" draw:style-name="gr1" draw:text-style-name="P1" svg:width="0.422cm" svg:height="0.412cm" svg:x="0cm" svg:y="0.334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74" table:end-x="0.422cm" table:end-y="0.098cm" draw:z-index="39" draw:name="http://hydra-media.cursecdn.com/pathofexile.gamepedia.com/thumb/6/6f/Abyss_Map.png/16px-Abyss_Map.png?version=0804a8b1f6d778b6bf98e734aef71183" draw:style-name="gr1" draw:text-style-name="P1" svg:width="0.422cm" svg:height="0.412cm" svg:x="0cm" svg:y="0.137cm">
              <draw:image xlink:href="http://hydra-media.cursecdn.com/pathofexile.gamepedia.com/thumb/6/6f/Abyss_Map.png/16px-Abyss_Map.png?version=0804a8b1f6d778b6bf98e734aef71183" xlink:type="simple" xlink:show="embed" xlink:actuate="onLoad">
                <text:p/>
              </draw:image>
            </draw:frame>
            <draw:frame table:end-cell-address="Sheet1.I1209" table:end-x="1.787cm" table:end-y="0.167cm" draw:z-index="40" draw:name="http://hydra-media.cursecdn.com/pathofexile.gamepedia.com/6/6f/Abyss_Map.png?version=d9ffcfe80f72bbeed9c61d08ab0fc968" draw:style-name="gr1" draw:text-style-name="P1" svg:width="4.127cm" svg:height="16.288cm" svg:x="0.424cm" svg:y="0.137cm">
              <draw:image xlink:href="http://hydra-media.cursecdn.com/pathofexile.gamepedia.com/6/6f/Abyss_Map.png?version=d9ffcfe80f72bbeed9c61d08ab0fc968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74" table:end-x="0.422cm" table:end-y="0.098cm" draw:z-index="41" draw:name="http://hydra-media.cursecdn.com/pathofexile.gamepedia.com/0/04/No.png?version=21489388898bff9369097b40a9b73bdb" draw:style-name="gr1" draw:text-style-name="P1" svg:width="0.422cm" svg:height="0.412cm" svg:x="0cm" svg:y="0.137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8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83" table:end-x="0.422cm" table:end-y="0.425cm" draw:z-index="42" draw:name="http://hydra-media.cursecdn.com/pathofexile.gamepedia.com/thumb/1/19/Colosseum_Map.png/16px-Colosseum_Map.png?version=1dc4fc5e4972c543422b6df8aa88af8f" draw:style-name="gr1" draw:text-style-name="P1" svg:width="0.422cm" svg:height="0.43cm" svg:x="0cm" svg:y="0.447cm">
              <draw:image xlink:href="http://hydra-media.cursecdn.com/pathofexile.gamepedia.com/thumb/1/19/Colosseum_Map.png/16px-Colosseum_Map.png?version=1dc4fc5e4972c543422b6df8aa88af8f" xlink:type="simple" xlink:show="embed" xlink:actuate="onLoad">
                <text:p/>
              </draw:image>
            </draw:frame>
            <draw:frame table:end-cell-address="Sheet1.I1210" table:end-x="1.787cm" table:end-y="0.184cm" draw:z-index="43" draw:name="http://hydra-media.cursecdn.com/pathofexile.gamepedia.com/1/19/Colosseum_Map.png?version=9525c679eb727d473797595a077da2b8" draw:style-name="gr1" draw:text-style-name="P1" svg:width="4.127cm" svg:height="12.383cm" svg:x="0.424cm" svg:y="0.447cm">
              <draw:image xlink:href="http://hydra-media.cursecdn.com/pathofexile.gamepedia.com/1/19/Colosseum_Map.png?version=9525c679eb727d473797595a077da2b8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83" table:end-x="0.422cm" table:end-y="0.425cm" draw:z-index="44" draw:name="http://hydra-media.cursecdn.com/pathofexile.gamepedia.com/0/04/No.png?version=21489388898bff9369097b40a9b73bdb" draw:style-name="gr1" draw:text-style-name="P1" svg:width="0.422cm" svg:height="0.43cm" svg:x="0cm" svg:y="0.447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94" table:end-x="0.422cm" table:end-y="0.233cm" draw:z-index="45" draw:name="http://hydra-media.cursecdn.com/pathofexile.gamepedia.com/thumb/2/2c/Core_Map.png/16px-Core_Map.png?version=e91f42576f1cd59160c1755c7097593b" draw:style-name="gr1" draw:text-style-name="P1" svg:width="0.422cm" svg:height="0.432cm" svg:x="0cm" svg:y="0.253cm">
              <draw:image xlink:href="http://hydra-media.cursecdn.com/pathofexile.gamepedia.com/thumb/2/2c/Core_Map.png/16px-Core_Map.png?version=e91f42576f1cd59160c1755c7097593b" xlink:type="simple" xlink:show="embed" xlink:actuate="onLoad">
                <text:p/>
              </draw:image>
            </draw:frame>
            <draw:frame table:end-cell-address="Sheet1.I1211" table:end-x="1.787cm" table:end-y="0.175cm" draw:z-index="46" draw:name="http://hydra-media.cursecdn.com/pathofexile.gamepedia.com/2/2c/Core_Map.png?version=7a562c51fbd1a7d726a4970dc858ee52" draw:style-name="gr1" draw:text-style-name="P1" svg:width="4.127cm" svg:height="8.051cm" svg:x="0.424cm" svg:y="0.253cm">
              <draw:image xlink:href="http://hydra-media.cursecdn.com/pathofexile.gamepedia.com/2/2c/Core_Map.png?version=7a562c51fbd1a7d726a4970dc858ee52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94" table:end-x="0.422cm" table:end-y="0.233cm" draw:z-index="47" draw:name="http://hydra-media.cursecdn.com/pathofexile.gamepedia.com/0/04/No.png?version=21489388898bff9369097b40a9b73bdb" draw:style-name="gr1" draw:text-style-name="P1" svg:width="0.422cm" svg:height="0.432cm" svg:x="0cm" svg:y="0.253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47382">
          <table:table-cell table:number-columns-repeated="36"/>
        </table:table-row>
        <table:table-row table:style-name="ro3">
          <table:table-cell table:number-columns-repeated="36"/>
        </table:table-row>
      </table:table>
      <table:table table:name="Shee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  <table:database-ranges>
        <table:database-range table:target-range-address="Sheet1.H18:Sheet1.I11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Z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NZ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9">29/09/2016</text:date>, <text:time>17:17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Koidan</meta:initial-creator>
    <meta:creation-date>2016-04-23T13:01:44.76</meta:creation-date>
    <dc:date>2016-09-29T17:17:43.17</dc:date>
    <dc:creator>Andrew Koidan</dc:creator>
    <meta:editing-duration>P10DT3M26S</meta:editing-duration>
    <meta:editing-cycles>456</meta:editing-cycles>
    <meta:generator>OpenOffice/4.1.2$Win32 OpenOffice.org_project/412m3$Build-9782</meta:generator>
    <meta:document-statistic meta:table-count="3" meta:cell-count="2497" meta:object-count="48"/>
  </office:meta>
</office:document-meta>
</file>